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5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stroke="none" draw:fill="none" fo:min-height="14.22cm"/>
    </style:style>
    <style:style style:name="pr1" style:family="presentation" style:parent-style-name="Default-title">
      <style:graphic-properties fo:min-height="5.6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cm"/>
    </style:style>
    <style:style style:name="pr5" style:family="presentation" style:parent-style-name="Default-title">
      <style:graphic-properties fo:min-height="2.172cm"/>
    </style:style>
    <style:style style:name="pr6" style:family="presentation" style:parent-style-name="Default-subtitle">
      <style:graphic-properties draw:fill-color="#ffffff" draw:textarea-vertical-align="top" fo:min-height="10.8cm"/>
    </style:style>
    <style:style style:name="pr7" style:family="presentation" style:parent-style-name="Default-title">
      <style:graphic-properties draw:textarea-vertical-align="top" draw:auto-grow-height="true" fo:min-height="14.372cm"/>
    </style:style>
    <style:style style:name="pr8" style:family="presentation" style:parent-style-name="Default-title">
      <style:graphic-properties draw:textarea-vertical-align="top" fo:min-height="14.654cm"/>
    </style:style>
    <style:style style:name="pr9" style:family="presentation" style:parent-style-name="Default-title">
      <style:graphic-properties draw:textarea-vertical-align="top" fo:min-height="14.6cm"/>
    </style:style>
    <style:style style:name="pr10" style:family="presentation" style:parent-style-name="Default-title">
      <style:graphic-properties draw:textarea-vertical-align="top" draw:auto-grow-height="true" fo:min-height="14.572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 style:list-style-name="L2">
      <style:graphic-properties draw:textarea-vertical-align="top" draw:auto-grow-height="true" fo:min-height="14.172cm"/>
    </style:style>
    <style:style style:name="pr13" style:family="presentation" style:parent-style-name="Default-title">
      <style:graphic-properties draw:textarea-vertical-align="top" fo:min-height="14.572cm"/>
    </style:style>
    <style:style style:name="pr14" style:family="presentation" style:parent-style-name="Default-title">
      <style:graphic-properties draw:textarea-vertical-align="top" fo:min-height="14.631cm"/>
    </style:style>
    <style:style style:name="pr15" style:family="presentation" style:parent-style-name="Default-title">
      <style:graphic-properties draw:textarea-vertical-align="top" draw:auto-grow-height="true" fo:min-height="14.772cm"/>
    </style:style>
    <style:style style:name="pr16" style:family="presentation" style:parent-style-name="Default-title">
      <style:graphic-properties draw:textarea-vertical-align="top" fo:min-height="15.348cm"/>
    </style:style>
    <style:style style:name="pr17" style:family="presentation" style:parent-style-name="Default-title">
      <style:graphic-properties draw:textarea-vertical-align="top" fo:min-height="14.374cm"/>
    </style:style>
    <style:style style:name="pr18" style:family="presentation" style:parent-style-name="Default-title">
      <style:graphic-properties fo:min-height="9.999cm"/>
    </style:style>
    <style:style style:name="pr19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1" fo:font-size="36pt" style:font-size-asian="36pt" style:font-size-complex="36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P13" style:family="paragraph">
      <loext:graphic-properties draw:fill="none"/>
    </style:style>
    <style:style style:name="P14" style:family="paragraph">
      <style:paragraph-properties fo:text-align="start"/>
      <style:text-properties fo:font-size="36pt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name="Liberation Serif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" style:family="text">
      <style:text-properties style:font-name="Liberation Serif1" fo:font-size="36pt" style:font-size-asian="36pt" style:font-size-complex="3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erif1"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language="en" fo:country="US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1" fo:font-size="28pt" style:font-size-asian="28pt" style:font-size-complex="28pt"/>
    </style:style>
    <style:style style:name="T14" style:family="text">
      <style:text-properties style:font-name="Liberation Serif1" fo:font-size="44pt" style:font-size-asian="44pt" style:font-size-complex="44pt"/>
    </style:style>
    <style:style style:name="T15" style:family="text">
      <style:text-properties style:font-name="Liberation Serif1" fo:font-size="8pt" style:font-size-asian="8pt" style:font-size-complex="8pt"/>
    </style:style>
    <style:style style:name="T16" style:family="text">
      <style:text-properties style:font-name="Liberation Serif1" fo:font-size="12pt" style:font-size-asian="12pt" style:font-size-complex="12pt"/>
    </style:style>
    <style:style style:name="T17" style:family="text">
      <style:text-properties style:font-name="Liberation Serif1" fo:font-size="22pt" style:font-size-asian="22pt" style:font-size-complex="22pt"/>
    </style:style>
    <style:style style:name="T18" style:family="text">
      <style:text-properties style:font-name="Liberation Serif1" fo:font-size="14pt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1" fo:font-size="20pt" style:font-size-asian="20pt" style:font-size-complex="20pt"/>
    </style:style>
    <style:style style:name="T22" style:family="text">
      <style:text-properties style:font-name="Liberation Serif1" fo:font-size="18pt" style:font-size-asian="18pt" style:font-size-complex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style:font-name="Liberation Serif1" fo:font-size="16pt" style:font-size-asian="16pt" style:font-size-complex="16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Serif1" fo:font-size="24pt" style:font-size-asian="24pt" style:font-size-complex="24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Liberation Serif1" fo:font-size="36pt"/>
    </style:style>
    <style:style style:name="T50" style:family="text">
      <style:text-properties fo:color="#cf3834" style:font-name="Liberation Serif1" fo:font-size="36pt"/>
    </style:style>
    <style:style style:name="T51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675cm" svg:x="1.8cm" svg:y="4.27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draw:transform="rotate (0.402472925509892) translate (1.892cm 12.011cm)" presentation:class="title" presentation:user-transformed="true">
          <draw:text-box>
            <text:p xml:id="id1" text:id="id1"><text:span text:style-name="T2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text-style-name="P3" draw:layer="layout" svg:width="25.199cm" svg:height="14cm" svg:x="1.4cm" svg:y="0.8cm" presentation:class="title" presentation:user-transformed="true">
          <draw:text-box>
            <text:p xml:id="id2" text:id="id2"><text:span text:style-name="T2">APPROXIMATION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2.172cm" svg:x="1.4cm" svg:y="0.628cm" presentation:class="title" presentation:user-transformed="true">
          <draw:text-box>
            <text:p xml:id="id3" text:id="id3"><text:span text:style-name="T3">Formula</text:span></text:p>
          </draw:text-box>
        </draw:frame>
        <draw:frame presentation:style-name="pr6" draw:text-style-name="P7" draw:layer="layout" svg:width="25.199cm" svg:height="10.8cm" svg:x="1.4cm" svg:y="4cm" presentation:class="subtitle" presentation:user-transformed="true">
          <draw:text-box>
            <text:p text:style-name="P6"><text:span text:style-name="T4">If <text:s text:c="10"/>is differentiable function of <text:s text:c="5"/>then</text:span></text:p>
            <text:p text:style-name="P6"><text:span text:style-name="T4"/></text:p>
            <text:p text:style-name="P6"><text:span text:style-name="T4">approximate value of the function at <text:s text:c="19"/></text:span></text:p>
            <text:p text:style-name="P6"><text:span text:style-name="T4"/></text:p>
            <text:p text:style-name="P6"><text:span text:style-name="T4">is given by </text:span></text:p>
            <text:p text:style-name="P6"><text:span text:style-name="T4"/></text:p>
            <text:p text:style-name="P6"><text:span text:style-name="T4"><text:tab/></text:span><text:span text:style-name="T4"><text:tab/></text:span><text:span text:style-name="T4"><text:tab/></text:span></text:p>
          </draw:text-box>
        </draw:frame>
        <draw:g>
          <svg:title>TexMaths</svg:title>
          <svg:desc>36§display§f(x)§svg§600§FALSE§</svg:desc>
          <draw:polygon draw:style-name="gr2" draw:text-style-name="P8" draw:layer="layout" svg:width="2.211cm" svg:height="1.139cm" svg:x="2.787cm" svg:y="4.213cm" svg:viewBox="0 0 2212 1140" draw:points="1106,1140 0,1140 0,0 2212,0 2212,1140">
            <text:p/>
          </draw:polygon>
          <draw:path draw:style-name="gr3" draw:text-style-name="P9" draw:layer="layout" svg:width="0.633cm" svg:height="1.154cm" svg:x="2.79cm" svg:y="4.208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3-49-43-32 0-69 28-69 74 0 58 55 90 109 90 70 0 119-75 142-124 43-81 72-233 72-242z">
            <text:p/>
          </draw:path>
          <draw:path draw:style-name="gr3" draw:text-style-name="P9" draw:layer="layout" svg:width="0.296cm" svg:height="1.266cm" svg:x="3.605cm" svg:y="4.15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9" draw:layer="layout" svg:width="0.633cm" svg:height="0.575cm" svg:x="4.008cm" svg:y="4.539cm" svg:viewBox="0 0 634 576" svg:d="M389 179c6-35 34-150 124-150 8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1 138-130 167-170 167-49 0-69-40-69-83 0-29 8-55 23-113z">
            <text:p/>
          </draw:path>
          <draw:path draw:style-name="gr3" draw:text-style-name="P9" draw:layer="layout" svg:width="0.296cm" svg:height="1.266cm" svg:x="4.765cm" svg:y="4.15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36§display§x§svg§600§FALSE§</svg:desc>
          <draw:polygon draw:style-name="gr2" draw:text-style-name="P8" draw:layer="layout" svg:width="0.541cm" svg:height="0.448cm" svg:x="20.314cm" svg:y="4.614cm" svg:viewBox="0 0 542 449" draw:points="271,449 0,449 0,0 542,0 542,449">
            <text:p/>
          </draw:polygon>
          <draw:path draw:style-name="gr3" draw:text-style-name="P9" draw:layer="layout" svg:width="0.633cm" svg:height="0.575cm" svg:x="20.288cm" svg:y="4.551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>
          <svg:title>TexMaths</svg:title>
          <svg:desc>36§display§x = a + h§svg§600§FALSE§</svg:desc>
          <draw:polygon draw:style-name="gr2" draw:text-style-name="P8" draw:layer="layout" svg:width="5.191cm" svg:height="0.856cm" svg:x="20.715cm" svg:y="7.114cm" svg:viewBox="0 0 5192 857" draw:points="2594,857 0,857 0,0 5192,0 5192,857">
            <text:p/>
          </draw:polygon>
          <draw:path draw:style-name="gr3" draw:text-style-name="P9" draw:layer="layout" svg:width="0.632cm" svg:height="0.574cm" svg:x="20.689cm" svg:y="7.37cm" svg:viewBox="0 0 633 575" svg:d="M389 178c5-34 34-149 124-149 8 0 37 0 63 14-35 9-61 40-61 69 0 20 15 46 49 46 29 0 69-23 69-75 0-66-74-83-118-83-74 0-118 66-135 98-32-87-98-98-135-98-133 0-205 164-205 195 0 12 12 12 15 12 11 0 14 0 17-12 43-135 127-166 170-166 23 0 69 11 69 83 0 40-23 127-69 302-20 80-66 132-121 132-9 0-37 0-63-14 31-9 60-35 60-69 0-35-29-46-49-46-37 0-69 34-69 75 0 57 63 83 118 83 86 0 133-89 135-98 15 49 61 98 136 98 132 0 204-164 204-196 0-11-11-11-14-11-12 0-15 3-17 11-41 138-130 167-170 167-49 0-69-40-69-83 0-29 8-55 23-112z">
            <text:p/>
          </draw:path>
          <draw:path draw:style-name="gr3" draw:text-style-name="P9" draw:layer="layout" svg:width="0.843cm" svg:height="0.298cm" svg:x="21.798cm" svg:y="7.465cm" svg:viewBox="0 0 844 299" svg:d="M801 52c20 0 43 0 43-26s-23-26-41-26h-760c-20 0-43 0-43 26s23 26 43 26zM803 299c18 0 41 0 41-26s-23-26-43-26h-758c-20 0-43 0-43 26s23 26 43 26z">
            <text:p/>
          </draw:path>
          <draw:path draw:style-name="gr3" draw:text-style-name="P9" draw:layer="layout" svg:width="0.581cm" svg:height="0.574cm" svg:x="23.111cm" svg:y="7.37cm" svg:viewBox="0 0 582 575" svg:d="M423 80c-23-46-60-80-118-80-147 0-305 187-305 371 0 121 69 204 170 204 26 0 89-6 164-95 12 52 55 95 115 95 46 0 75-29 95-69 20-46 38-124 38-127 0-11-12-11-15-11-11 0-14 3-17 23-23 80-46 155-98 155-34 0-37-31-37-57 0-29 3-38 17-95 14-52 14-66 26-112l46-179c9-37 9-37 9-43 0-23-15-34-35-34-32 0-52 29-55 54zM340 411c-6 23-6 23-26 46-55 69-107 89-141 89-64 0-84-69-84-118 0-63 41-221 72-279 38-74 95-120 147-120 84 0 101 103 101 112 0 6-3 14-6 20z">
            <text:p/>
          </draw:path>
          <draw:path draw:style-name="gr3" draw:text-style-name="P9" draw:layer="layout" svg:width="0.843cm" svg:height="0.844cm" svg:x="24.081cm" svg:y="7.192cm" svg:viewBox="0 0 844 845" svg:d="M449 448h354c18 0 41 0 41-25 0-26-23-26-41-26h-354v-354c0-20 0-43-26-43s-26 23-26 43v354h-354c-20 0-43 0-43 26 0 25 23 25 43 25h354v354c0 17 0 43 26 43s26-26 26-43z">
            <text:p/>
          </draw:path>
          <draw:path draw:style-name="gr3" draw:text-style-name="P9" draw:layer="layout" svg:width="0.624cm" svg:height="0.893cm" svg:x="25.345cm" svg:y="7.051cm" svg:viewBox="0 0 625 894" svg:d="M294 14c0-3 0-14-15-14-28 0-124 11-155 11-12 3-26 3-26 26 0 18 11 18 32 18 60 0 63 8 63 20l-3 26-184 730c-6 17-6 20-6 26 0 31 26 37 37 37 21 0 41-17 47-34l25-95 26-115c9-29 18-55 23-84 3-8 12-51 15-57 3-12 43-84 86-118 26-20 66-43 121-43s69 43 69 89c0 66-49 204-80 282-9 28-15 46-15 72 0 57 43 103 104 103 118 0 167-187 167-195 0-15-12-15-17-15-12 0-12 6-18 23-20 69-60 158-129 158-23 0-32-11-32-43 0-31 12-60 23-89 20-55 78-204 78-279 0-80-52-135-147-135-81 0-141 40-187 98z">
            <text:p/>
          </draw:path>
        </draw:g>
        <draw:g>
          <svg:title>TexMaths</svg:title>
          <svg:desc>36§display§f(a + h)  \doteqdot   f(a) + h f'(a)§svg§600§FALSE§</svg:desc>
          <draw:polygon draw:style-name="gr2" draw:text-style-name="P8" draw:layer="layout" svg:width="13.566cm" svg:height="1.208cm" svg:x="6.388cm" svg:y="12.215cm" svg:viewBox="0 0 13567 1209" draw:points="6785,1209 0,1209 0,0 13567,0 13567,1209">
            <text:p/>
          </draw:polygon>
          <draw:path draw:style-name="gr3" draw:text-style-name="P9" draw:layer="layout" svg:width="0.633cm" svg:height="1.154cm" svg:x="6.391cm" svg:y="12.279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4-49-44-32 0-69 29-69 75 0 58 55 90 109 90 70 0 119-75 142-124 43-81 72-233 72-242z">
            <text:p/>
          </draw:path>
          <draw:path draw:style-name="gr3" draw:text-style-name="P9" draw:layer="layout" svg:width="0.296cm" svg:height="1.266cm" svg:x="7.206cm" svg:y="12.221cm" svg:viewBox="0 0 297 1267" svg:d="M297 1255c0-3 0-5-23-28-159-159-199-398-199-594 0-218 49-440 204-598 18-15 18-18 18-23 0-9-6-12-15-12-11 0-126 86-201 248-67 138-81 279-81 385 0 101 14 254 84 398 77 155 187 236 198 236 9 0 15-3 15-12z">
            <text:p/>
          </draw:path>
          <draw:path draw:style-name="gr3" draw:text-style-name="P9" draw:layer="layout" svg:width="0.581cm" svg:height="0.575cm" svg:x="7.623cm" svg:y="12.61cm" svg:viewBox="0 0 582 576" svg:d="M423 81c-23-46-60-81-118-81-147 0-305 187-305 371 0 121 69 205 170 205 26 0 89-6 164-95 12 52 55 95 115 95 46 0 75-29 95-69 20-46 38-124 38-127 0-11-12-11-15-11-14 0-14 2-17 23-23 80-46 155-98 155-34 0-37-32-37-58 0-28 3-37 17-95 14-51 14-66 26-112l46-178c9-38 9-38 9-44 0-23-15-34-35-34-32 0-52 29-55 55zM340 412c-6 23-6 23-26 46-55 69-107 89-141 89-64 0-84-69-84-118 0-63 41-222 72-279 38-75 95-121 147-121 84 0 101 103 101 112 0 6-3 14-6 20z">
            <text:p/>
          </draw:path>
          <draw:path draw:style-name="gr3" draw:text-style-name="P9" draw:layer="layout" svg:width="0.843cm" svg:height="0.846cm" svg:x="8.594cm" svg:y="12.431cm" svg:viewBox="0 0 844 847" svg:d="M449 449h354c18 0 41 0 41-26s-23-26-41-26h-354v-354c0-20 0-43-26-43s-26 23-26 43v354h-354c-20 0-43 0-43 26s23 26 43 26h354v354c0 18 0 44 26 44s26-26 26-44z">
            <text:p/>
          </draw:path>
          <draw:path draw:style-name="gr3" draw:text-style-name="P9" draw:layer="layout" svg:width="0.624cm" svg:height="0.894cm" svg:x="9.858cm" svg:y="12.29cm" svg:viewBox="0 0 625 895" svg:d="M294 14c0-2 0-14-15-14-28 0-123 12-155 12-12 2-26 2-26 25 0 18 11 18 32 18 60 0 63 8 63 20l-3 26-184 731c-6 17-6 20-6 26 0 32 26 37 37 37 21 0 41-17 47-34l25-95 26-115c9-29 18-55 23-84 3-8 12-52 15-57 3-12 43-84 86-118 26-21 66-44 121-44s69 44 69 90c0 66-49 204-80 282-9 29-15 46-15 72 0 57 43 103 104 103 118 0 167-187 167-195 0-15-12-15-17-15-12 0-12 6-18 23-20 69-60 159-129 159-23 0-32-12-32-44 0-31 12-60 23-89 20-54 78-204 78-279 0-81-52-135-147-135-81 0-141 40-187 98z">
            <text:p/>
          </draw:path>
          <draw:path draw:style-name="gr3" draw:text-style-name="P9" draw:layer="layout" svg:width="0.296cm" svg:height="1.266cm" svg:x="10.59cm" svg:y="12.221cm" svg:viewBox="0 0 297 1267" svg:d="M297 633c0-97-15-250-84-394-78-156-187-239-201-239-6 0-12 6-12 12 0 5 0 8 23 31 127 124 199 326 199 590 0 216-46 441-205 599-17 18-17 20-17 23 0 9 6 12 12 12 14 0 129-86 204-248 66-138 81-279 81-386z">
            <text:p/>
          </draw:path>
          <draw:path draw:style-name="gr3" draw:text-style-name="P9" draw:layer="layout" svg:width="0.843cm" svg:height="0.877cm" svg:x="11.43cm" svg:y="12.414cm" svg:viewBox="0 0 844 878" svg:d="M492 69c0-43-37-69-69-69-37 0-69 29-69 69 0 46 35 69 66 69 38 0 72-26 72-69zM492 809c0-46-37-69-69-69-37 0-69 26-69 69 0 40 32 69 69 69 32 0 69-26 69-69zM46 536c-23 0-46 0-46 25 0 26 23 26 43 26h758c20 0 43 0 43-26 0-25-23-25-46-25zM43 291c-20 0-43 0-43 26s23 26 46 26h752c23 0 46 0 46-26s-23-26-43-26z">
            <text:p/>
          </draw:path>
          <draw:path draw:style-name="gr3" draw:text-style-name="P9" draw:layer="layout" svg:width="0.633cm" svg:height="1.154cm" svg:x="12.761cm" svg:y="12.279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4-49-44-32 0-69 29-69 75 0 58 55 90 109 90 70 0 119-75 142-124 43-81 72-233 72-242z">
            <text:p/>
          </draw:path>
          <draw:path draw:style-name="gr3" draw:text-style-name="P9" draw:layer="layout" svg:width="0.296cm" svg:height="1.266cm" svg:x="13.576cm" svg:y="12.221cm" svg:viewBox="0 0 297 1267" svg:d="M297 1255c0-3 0-5-23-28-159-159-199-398-199-594 0-218 49-440 204-598 18-15 18-18 18-23 0-9-6-12-15-12-11 0-126 86-201 248-67 138-81 279-81 385 0 101 14 254 84 398 77 155 187 236 198 236 9 0 15-3 15-12z">
            <text:p/>
          </draw:path>
          <draw:path draw:style-name="gr3" draw:text-style-name="P9" draw:layer="layout" svg:width="0.581cm" svg:height="0.575cm" svg:x="13.993cm" svg:y="12.61cm" svg:viewBox="0 0 582 576" svg:d="M423 81c-23-46-60-81-118-81-147 0-305 187-305 371 0 121 69 205 170 205 26 0 89-6 164-95 12 52 55 95 115 95 46 0 75-29 95-69 20-46 38-124 38-127 0-11-12-11-15-11-11 0-14 2-17 23-23 80-46 155-98 155-34 0-37-32-37-58 0-28 3-37 17-95 14-51 14-66 26-112l46-178c9-38 9-38 9-44 0-23-15-34-35-34-32 0-52 29-55 55zM340 412c-6 23-6 23-23 46-58 69-110 89-144 89-64 0-84-69-84-118 0-63 41-222 72-279 38-75 95-121 147-121 84 0 101 103 101 112 0 6-3 14-6 20z">
            <text:p/>
          </draw:path>
          <draw:path draw:style-name="gr3" draw:text-style-name="P9" draw:layer="layout" svg:width="0.296cm" svg:height="1.266cm" svg:x="14.685cm" svg:y="12.221cm" svg:viewBox="0 0 297 1267" svg:d="M297 633c0-97-15-250-84-394-78-156-187-239-201-239-6 0-12 6-12 12 0 5 0 8 23 31 127 124 199 326 199 590 0 216-46 441-205 599-17 18-17 20-17 23 0 9 6 12 12 12 14 0 129-86 204-248 66-138 81-279 81-386z">
            <text:p/>
          </draw:path>
          <draw:path draw:style-name="gr3" draw:text-style-name="P9" draw:layer="layout" svg:width="0.843cm" svg:height="0.846cm" svg:x="15.456cm" svg:y="12.431cm" svg:viewBox="0 0 844 847" svg:d="M449 449h354c18 0 41 0 41-26s-23-26-41-26h-354v-354c0-20 0-43-26-43s-26 23-26 43v354h-354c-20 0-43 0-43 26s23 26 43 26h354v354c0 18 0 44 26 44s26-26 26-44z">
            <text:p/>
          </draw:path>
          <draw:path draw:style-name="gr3" draw:text-style-name="P9" draw:layer="layout" svg:width="0.624cm" svg:height="0.894cm" svg:x="16.721cm" svg:y="12.29cm" svg:viewBox="0 0 625 895" svg:d="M294 14c0-2 0-14-15-14-28 0-123 12-155 12-12 2-26 2-26 25 0 18 11 18 32 18 60 0 63 8 63 20l-3 26-184 731c-6 17-6 20-6 26 0 32 26 37 37 37 21 0 41-17 47-34l25-95 26-115c9-29 18-55 23-84 3-8 12-52 15-57 3-12 43-84 86-118 26-21 66-44 121-44s69 44 69 90c0 66-49 204-80 282-9 29-15 46-15 72 0 57 43 103 104 103 118 0 167-187 167-195 0-15-12-15-17-15-12 0-12 6-18 23-20 69-60 159-129 159-23 0-32-12-32-44 0-31 12-60 23-89 20-54 78-204 78-279 0-81-52-135-147-135-81 0-141 40-187 98z">
            <text:p/>
          </draw:path>
          <draw:path draw:style-name="gr3" draw:text-style-name="P9" draw:layer="layout" svg:width="0.633cm" svg:height="1.154cm" svg:x="17.446cm" svg:y="12.279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2 239-3 0-35 0-61-23 61-3 72-49 72-69 0-29-23-44-49-44-32 0-69 29-69 75 0 58 55 90 107 90 72 0 121-75 144-124 40-81 72-233 72-242z">
            <text:p/>
          </draw:path>
          <draw:path draw:style-name="gr3" draw:text-style-name="P9" draw:layer="layout" svg:width="0.224cm" svg:height="0.46cm" svg:x="18.178cm" svg:y="12.152cm" svg:viewBox="0 0 225 461" svg:d="M216 78c9-15 9-23 9-29 0-29-26-49-52-49-35 0-46 29-49 43l-118 386c-3 0-6 12-6 12 0 11 29 20 35 20 5 0 8 0 14-15z">
            <text:p/>
          </draw:path>
          <draw:path draw:style-name="gr3" draw:text-style-name="P9" draw:layer="layout" svg:width="0.296cm" svg:height="1.266cm" svg:x="18.616cm" svg:y="12.221cm" svg:viewBox="0 0 297 1267" svg:d="M297 1255c0-3 0-5-23-28-159-159-199-398-199-594 0-218 49-440 204-598 18-15 18-18 18-23 0-9-6-12-15-12-11 0-126 86-201 248-67 138-81 279-81 385 0 101 14 254 84 398 77 155 187 236 198 236 9 0 15-3 15-12z">
            <text:p/>
          </draw:path>
          <draw:path draw:style-name="gr3" draw:text-style-name="P9" draw:layer="layout" svg:width="0.581cm" svg:height="0.575cm" svg:x="19.033cm" svg:y="12.61cm" svg:viewBox="0 0 582 576" svg:d="M423 81c-23-46-60-81-118-81-147 0-305 187-305 371 0 121 69 205 170 205 26 0 89-6 164-95 12 52 55 95 115 95 46 0 75-29 95-69 20-46 38-124 38-127 0-11-12-11-15-11-11 0-14 2-17 23-23 80-46 155-98 155-34 0-37-32-37-58 0-28 3-37 17-95 14-51 14-66 26-112l46-178c9-38 9-38 9-44 0-23-15-34-35-34-32 0-52 29-55 55zM340 412c-6 23-6 23-23 46-58 69-110 89-144 89-64 0-84-69-84-118 0-63 43-222 72-279 38-75 95-121 147-121 84 0 101 103 101 112 0 6-3 14-6 20z">
            <text:p/>
          </draw:path>
          <draw:path draw:style-name="gr3" draw:text-style-name="P9" draw:layer="layout" svg:width="0.296cm" svg:height="1.266cm" svg:x="19.721cm" svg:y="12.221cm" svg:viewBox="0 0 297 1267" svg:d="M297 633c0-97-15-250-84-394-78-156-187-239-201-239-6 0-12 6-12 12 0 5 0 8 23 31 127 124 199 326 199 590 0 216-46 441-205 599-17 18-17 20-17 23 0 9 6 12 12 12 14 0 129-86 204-248 66-138 81-279 81-38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3T19">
        <office:forms form:automatic-focus="false" form:apply-design-mode="false"/>
        <draw:frame presentation:style-name="pr7" draw:text-style-name="P10" draw:layer="layout" svg:width="26.2cm" svg:height="14.372cm" svg:x="0.7cm" svg:y="0.628cm" presentation:class="title" presentation:user-transformed="true">
          <draw:text-box>
            <text:p xml:id="id4" text:id="id4" text:style-name="P6"><text:span text:style-name="T5"><text:s text:c="5"/></text:span><text:span text:style-name="T5"><text:line-break/></text:span><text:span text:style-name="T6"><text:tab/></text:span><text:span text:style-name="T6">(1) <text:s/></text:span><text:span text:style-name="T7">Find the approximate value of</text:span><text:span text:style-name="T8"> <text:s/></text:span><text:span text:style-name="T9"><text:s text:c="10"/>.</text:span><text:span text:style-name="T9"><text:line-break/></text:span><text:span text:style-name="T9"> <text:s text:c="13"/></text:span><text:span text:style-name="T9"><text:tab/></text:span><text:span text:style-name="T9"><text:tab/></text:span><text:span text:style-name="T9"><text:line-break/></text:span><text:span text:style-name="T10"><text:tab/>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<text:line-break/></text:span><text:span text:style-name="T14"><text:tab/></text:span><text:span text:style-name="T14"><text:tab/></text:span><text:span text:style-name="T14"><text:tab/></text:span><text:span text:style-name="T6"><text:line-break/></text:span><text:span text:style-name="T6"><text:tab/></text:span><text:span text:style-name="T6"><text:tab/></text:span><text:span text:style-name="T6"><text:tab/></text:span><text:span text:style-name="T6"> <text:s text:c="9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4"> <text:s text:c="14"/></text:span><text:span text:style-name="T4"><text:tab/></text:span><text:span text:style-name="T4"><text:tab/></text:span><text:span text:style-name="T4"><text:tab/></text:span><text:span text:style-name="T6"><text:line-break/></text:span><text:span text:style-name="T6"> 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line-break/></text:span><text:span text:style-name="T15"> <text:s text:c="21"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3"/></text:span><text:span text:style-name="T6"><text:line-break/></text:span><text:span text:style-name="T16"> <text:s text:c="14"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</draw:text-box>
        </draw:frame>
        <draw:g xml:id="id5" draw:id="id5">
          <svg:title>TexMaths</svg:title>
          <svg:desc>28§display§\sqrt{ 64.1 }§svg§600§FALSE§</svg:desc>
          <draw:polygon draw:style-name="gr2" draw:text-style-name="P8" draw:layer="layout" svg:width="2.473cm" svg:height="0.886cm" svg:x="18.165cm" svg:y="1.556cm" svg:viewBox="0 0 2474 887" draw:points="1237,887 0,887 0,0 2474,0 2474,887">
            <text:p/>
          </draw:polygon>
          <draw:path draw:style-name="gr3" draw:text-style-name="P9" draw:layer="layout" svg:width="0.77cm" svg:height="0.985cm" svg:x="18.187cm" svg:y="1.507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9" draw:layer="layout" svg:width="1.751cm" svg:height="0.042cm" svg:x="18.936cm" svg:y="1.507cm" svg:viewBox="0 0 1752 43" draw:points="876,43 0,43 0,0 1752,0 1752,43">
            <text:p/>
          </draw:polygon>
          <draw:path draw:style-name="gr3" draw:text-style-name="P9" draw:layer="layout" svg:width="0.409cm" svg:height="0.678cm" svg:x="18.978cm" svg:y="1.754cm" svg:viewBox="0 0 410 679" svg:d="M90 334v-25c0-248 123-284 172-284 25 0 65 6 88 40-16 0-54 0-54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9" draw:layer="layout" svg:width="0.438cm" svg:height="0.667cm" svg:x="19.456cm" svg:y="1.742cm" svg:viewBox="0 0 439 668" svg:d="M262 506v86c0 35 0 47-74 47h-20v29c40-2 92-2 132-2 43 0 94 0 135 2v-29h-20c-74 0-77-12-77-47v-86h101v-31h-101v-450c0-18 0-25-15-25-9 0-12 0-18 11l-305 464v31zM269 475h-242l242-367z">
            <text:p/>
          </draw:path>
          <draw:path draw:style-name="gr3" draw:text-style-name="P9" draw:layer="layout" svg:width="0.107cm" svg:height="0.107cm" svg:x="20.005cm" svg:y="2.305cm" svg:viewBox="0 0 108 108" svg:d="M108 54c0-29-25-54-54-54s-54 25-54 54 25 54 54 54 54-25 54-54z">
            <text:p/>
          </draw:path>
          <draw:path draw:style-name="gr3" draw:text-style-name="P9" draw:layer="layout" svg:width="0.326cm" svg:height="0.658cm" svg:x="20.282cm" svg:y="1.754cm" svg:viewBox="0 0 327 659" svg:d="M204 25c0-23 0-25-23-25-62 63-150 63-181 63v31c20 0 78 0 130-27v513c0 36-2 47-92 47h-31v32c33-5 121-5 159-5 40 0 125 0 161 5v-32h-31c-90 0-92-11-92-47z">
            <text:p/>
          </draw:path>
        </draw:g>
        <draw:g xml:id="id6" draw:id="id6">
          <svg:title>TexMaths</svg:title>
          <svg:desc>28§display§f(x) = \sqrt{ x }§svg§600§FALSE§</svg:desc>
          <draw:polygon draw:style-name="gr2" draw:text-style-name="P8" draw:layer="layout" svg:width="4.514cm" svg:height="0.944cm" svg:x="9.065cm" svg:y="4.157cm" svg:viewBox="0 0 4515 945" draw:points="2258,945 0,945 0,0 4515,0 4515,945">
            <text:p/>
          </draw:polygon>
          <draw:path draw:style-name="gr3" draw:text-style-name="P9" draw:layer="layout" svg:width="0.492cm" svg:height="0.897cm" svg:x="9.067cm" svg:y="4.211cm" svg:viewBox="0 0 493 898" svg:d="M311 300h86c18 0 29 0 29-18 0-11-11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9" draw:layer="layout" svg:width="0.23cm" svg:height="0.985cm" svg:x="9.701cm" svg:y="4.16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0.015cm" svg:y="4.46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9" draw:layer="layout" svg:width="0.23cm" svg:height="0.985cm" svg:x="10.604cm" svg:y="4.166cm" svg:viewBox="0 0 231 986" svg:d="M231 493c0-76-11-195-65-307-61-121-146-186-157-186-5 0-9 4-9 9 0 4 0 7 18 25 99 96 155 253 155 459 0 168-36 343-160 466-13 13-13 16-13 18 0 7 4 9 9 9 11 0 101-67 159-193 52-107 63-217 63-300z">
            <text:p/>
          </draw:path>
          <draw:path draw:style-name="gr3" draw:text-style-name="P9" draw:layer="layout" svg:width="0.655cm" svg:height="0.232cm" svg:x="11.261cm" svg:y="4.54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9" draw:layer="layout" svg:width="0.77cm" svg:height="0.985cm" svg:x="12.316cm" svg:y="4.108cm" svg:viewBox="0 0 771 986" svg:d="M311 883l-172-383c-7-16-14-16-16-16 0 0-6 0-15 7l-95 71c-13 9-13 14-13 16 0 4 2 11 9 11s25-13 34-22c6-5 22-16 31-23l195 426c7 16 13 16 22 16 14 0 16-5 25-18l448-928c7-15 7-18 7-20 0-11-9-20-20-20-9 0-16 4-23 20z">
            <text:p/>
          </draw:path>
          <draw:polygon draw:style-name="gr3" draw:text-style-name="P9" draw:layer="layout" svg:width="0.564cm" svg:height="0.042cm" svg:x="13.064cm" svg:y="4.108cm" svg:viewBox="0 0 565 43" draw:points="282,43 0,43 0,0 565,0 565,43">
            <text:p/>
          </draw:polygon>
          <draw:path draw:style-name="gr3" draw:text-style-name="P9" draw:layer="layout" svg:width="0.492cm" svg:height="0.447cm" svg:x="13.094cm" svg:y="4.469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4 107-101 130-132 130-38 0-54-32-54-65 0-23 7-43 18-88z">
            <text:p/>
          </draw:path>
        </draw:g>
        <draw:g xml:id="id8" draw:id="id8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7.624cm" svg:y="6.015cm" svg:viewBox="0 0 6163 607" draw:points="3083,607 0,607 0,0 6163,0 6163,607">
            <text:p/>
          </draw:polygon>
          <draw:path draw:style-name="gr3" draw:text-style-name="P9" draw:layer="layout" svg:width="0.662cm" svg:height="0.673cm" svg:x="7.608cm" svg:y="5.988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8.358cm" svg:y="6.0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8.625cm" svg:y="5.966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9.259cm" svg:y="6.555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9.803cm" svg:y="6.22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10.59cm" svg:y="6.555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1.136cm" svg:y="6.22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1.609cm" svg:y="6.555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2.149cm" svg:y="6.044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2.566cm" svg:y="6.555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3.112cm" svg:y="6.2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13.73cm" svg:y="6.555cm" svg:viewBox="0 0 108 108" svg:d="M108 54c0-29-25-54-54-54s-54 25-54 54 25 54 54 54 54-25 54-54z">
            <text:p/>
          </draw:path>
        </draw:g>
        <draw:g xml:id="id9" draw:id="id9">
          <svg:title>TexMaths</svg:title>
          <svg:desc>28§display§f'(x) =  \frac{ 1 }{ 2 \sqrt{ x } }§svg§600§FALSE§</svg:desc>
          <draw:polygon draw:style-name="gr2" draw:text-style-name="P8" draw:layer="layout" svg:width="5.399cm" svg:height="2.137cm" svg:x="8.766cm" svg:y="7.059cm" svg:viewBox="0 0 5400 2138" draw:points="2699,2138 0,2138 0,0 5400,0 5400,2138">
            <text:p/>
          </draw:polygon>
          <draw:path draw:style-name="gr3" draw:text-style-name="P9" draw:layer="layout" svg:width="0.492cm" svg:height="0.897cm" svg:x="8.768cm" svg:y="7.63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9.337cm" svg:y="7.538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9.678cm" svg:y="7.59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9" draw:layer="layout" svg:width="0.492cm" svg:height="0.447cm" svg:x="9.991cm" svg:y="7.89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9" draw:layer="layout" svg:width="0.23cm" svg:height="0.984cm" svg:x="10.582cm" svg:y="7.592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9" draw:layer="layout" svg:width="0.655cm" svg:height="0.232cm" svg:x="11.236cm" svg:y="7.9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3.118cm" svg:y="7.0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1.876cm" svg:height="0.042cm" svg:x="12.338cm" svg:y="8.065cm" svg:viewBox="0 0 1877 43" draw:points="938,43 0,43 0,0 1877,0 1877,43">
            <text:p/>
          </draw:polygon>
          <draw:path draw:style-name="gr3" draw:text-style-name="P9" draw:layer="layout" svg:width="0.393cm" svg:height="0.657cm" svg:x="12.387cm" svg:y="8.35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9" draw:layer="layout" svg:width="0.769cm" svg:height="0.984cm" svg:x="12.903cm" svg:y="8.262cm" svg:viewBox="0 0 770 985" svg:d="M311 882l-172-383c-7-15-14-15-16-15 0 0-7 0-15 6l-95 72c-13 9-13 13-13 16 0 4 2 11 9 11s25-14 34-22c6-5 22-16 31-23l195 426c6 15 13 15 22 15 14 0 16-4 25-18l448-927c6-15 6-18 6-20 0-11-9-20-20-20-9 0-15 4-22 20z">
            <text:p/>
          </draw:path>
          <draw:polygon draw:style-name="gr3" draw:text-style-name="P9" draw:layer="layout" svg:width="0.563cm" svg:height="0.042cm" svg:x="13.651cm" svg:y="8.262cm" svg:viewBox="0 0 564 43" draw:points="282,43 0,43 0,0 564,0 564,43">
            <text:p/>
          </draw:polygon>
          <draw:path draw:style-name="gr3" draw:text-style-name="P9" draw:layer="layout" svg:width="0.492cm" svg:height="0.447cm" svg:x="13.677cm" svg:y="8.5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</draw:g>
        <draw:g xml:id="id12" draw:id="id12">
          <svg:title>TexMaths</svg:title>
          <svg:desc>28§display§a = 64,\ \ h = 0.1§svg§600§FALSE§</svg:desc>
          <draw:polygon draw:style-name="gr2" draw:text-style-name="P8" draw:layer="layout" svg:width="6.868cm" svg:height="0.777cm" svg:x="9.828cm" svg:y="9.816cm" svg:viewBox="0 0 6869 778" draw:points="3436,778 0,778 0,0 6869,0 6869,778">
            <text:p/>
          </draw:polygon>
          <draw:path draw:style-name="gr3" draw:text-style-name="P9" draw:layer="layout" svg:width="0.451cm" svg:height="0.447cm" svg:x="9.819cm" svg:y="10.016cm" svg:viewBox="0 0 452 448" svg:d="M329 63c-18-36-47-63-92-63-114 0-237 146-237 289 0 94 54 159 132 159 20 0 70-4 128-74 9 41 42 74 89 74 36 0 59-22 74-54 16-35 29-96 29-98 0-9-9-9-11-9-11 0-11 2-13 18-18 63-36 121-76 121-27 0-30-25-30-45 0-22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10.627cm" svg:y="10.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651cm" svg:y="9.794cm" svg:viewBox="0 0 410 679" svg:d="M90 334v-25c0-248 123-284 172-284 25 0 65 6 87 40-15 0-53 0-53 43 0 31 22 47 44 47 16 0 45-9 45-47 0-61-42-108-125-108-126 0-260 128-260 345 0 265 114 334 206 334 110 0 204-92 204-222 0-125-88-222-197-222-67 0-103 52-123 99zM206 652c-63 0-92-60-96-74-18-47-18-125-18-143 0-76 31-177 121-177 15 0 60 0 92 62 17 36 17 88 17 135s0 96-17 132c-30 61-77 65-99 65z">
            <text:p/>
          </draw:path>
          <draw:path draw:style-name="gr3" draw:text-style-name="P9" draw:layer="layout" svg:width="0.438cm" svg:height="0.667cm" svg:x="12.13cm" svg:y="9.783cm" svg:viewBox="0 0 439 668" svg:d="M262 506v86c0 35 0 47-74 47h-20v29c40-2 92-2 132-2 43 0 94 0 134 2v-29h-20c-74 0-76-12-76-47v-86h101v-31h-101v-450c0-18 0-25-16-25-8 0-11 0-17 11l-305 464v31zM269 475h-242l242-367z">
            <text:p/>
          </draw:path>
          <draw:path draw:style-name="gr3" draw:text-style-name="P9" draw:layer="layout" svg:width="0.115cm" svg:height="0.295cm" svg:x="12.679cm" svg:y="10.34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13.743cm" svg:y="9.767cm" svg:viewBox="0 0 486 697" svg:d="M228 11c0-2 0-11-11-11-22 0-96 9-121 9-9 2-20 2-20 20 0 14 9 14 25 14 47 0 49 6 49 15l-2 20-144 570c-4 13-4 15-4 20 0 24 20 29 29 29 16 0 31-13 36-27l20-74 20-90c7-22 14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14.583cm" svg:y="10.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5.604cm" svg:y="9.794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9 18 117 115 9 56 9 130 9 192 0 74 0 142-12 204-13 94-69 126-114 126z">
            <text:p/>
          </draw:path>
          <draw:path draw:style-name="gr3" draw:text-style-name="P9" draw:layer="layout" svg:width="0.106cm" svg:height="0.107cm" svg:x="16.144cm" svg:y="10.345cm" svg:viewBox="0 0 107 108" svg:d="M107 54c0-29-24-54-53-54s-54 25-54 54 25 54 54 54 53-25 53-54z">
            <text:p/>
          </draw:path>
          <draw:path draw:style-name="gr3" draw:text-style-name="P9" draw:layer="layout" svg:width="0.326cm" svg:height="0.658cm" svg:x="16.419cm" svg:y="9.794cm" svg:viewBox="0 0 327 659" svg:d="M204 25c0-23 0-25-25-25-60 63-148 63-179 63v31c20 0 78 0 130-27v513c0 36-2 47-92 47h-31v32c33-5 121-5 159-5 40 0 125 0 161 5v-32h-31c-90 0-92-11-92-47z">
            <text:p/>
          </draw:path>
        </draw:g>
        <draw:g xml:id="id14" draw:id="id14">
          <svg:title>TexMaths</svg:title>
          <svg:desc>28§display§x = a = 64 \ \text {from (I)  we get,}§svg§600§FALSE§</svg:desc>
          <draw:polygon draw:style-name="gr2" draw:text-style-name="P8" draw:layer="layout" svg:width="11.658cm" svg:height="0.886cm" svg:x="9.739cm" svg:y="11.417cm" svg:viewBox="0 0 11659 887" draw:points="5828,887 0,887 0,0 11659,0 11659,887">
            <text:p/>
          </draw:polygon>
          <draw:path draw:style-name="gr3" draw:text-style-name="P9" draw:layer="layout" svg:width="0.492cm" svg:height="0.447cm" svg:x="9.719cm" svg:y="11.6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10.581cm" svg:y="11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51cm" svg:height="0.447cm" svg:x="11.603cm" svg:y="11.671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12.414cm" svg:y="11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3.437cm" svg:y="11.451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438cm" svg:height="0.667cm" svg:x="13.917cm" svg:y="11.4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319cm" svg:height="0.696cm" svg:x="14.741cm" svg:y="11.41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333cm" svg:height="0.436cm" svg:x="15.037cm" svg:y="11.67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5.422cm" svg:y="11.66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5.919cm" svg:y="11.67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7.133cm" svg:y="11.3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7.444cm" svg:y="11.43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9" draw:layer="layout" svg:width="0.23cm" svg:height="0.985cm" svg:x="17.83cm" svg:y="11.3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8.502cm" svg:y="11.682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9" draw:layer="layout" svg:width="0.382cm" svg:height="0.454cm" svg:x="19.194cm" svg:y="11.6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9.96cm" svg:y="11.65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20.453cm" svg:y="11.6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cm" svg:height="0.617cm" svg:x="20.881cm" svg:y="11.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115cm" svg:height="0.295cm" svg:x="21.329cm" svg:y="12.00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5" draw:id="id15">
          <svg:title>TexMaths</svg:title>
          <svg:desc>28§display§f(a) = f(64) = \sqrt{64} = 8§svg§600§FALSE§</svg:desc>
          <draw:polygon draw:style-name="gr2" draw:text-style-name="P8" draw:layer="layout" svg:width="10.304cm" svg:height="1.049cm" svg:x="7.419cm" svg:y="13.017cm" svg:viewBox="0 0 10305 1050" draw:points="5152,1050 0,1050 0,0 10305,0 10305,1050">
            <text:p/>
          </draw:polygon>
          <draw:path draw:style-name="gr3" draw:text-style-name="P9" draw:layer="layout" svg:width="0.492cm" svg:height="0.896cm" svg:x="7.421cm" svg:y="13.176cm" svg:viewBox="0 0 493 897" svg:d="M311 300h86c17 0 29 0 29-18 0-11-12-11-27-11h-83l20-114c5-20 18-90 25-101 9-20 27-34 47-34 4 0 29 0 47 18-43 3-52 38-52 52 0 24 18 36 36 36 25 0 54-23 54-61 0-45-45-67-85-67-34 0-97 18-126 116-6 21-9 29-33 155h-68c-20 0-29 0-29 18 0 11 7 11 27 11h65l-74 389c-18 96-36 186-85 186-4 0-29 0-49-18 47-2 56-38 56-54 0-22-18-33-38-33-25 0-54 22-54 58 0 45 43 69 85 69 54 0 92-58 110-96 33-63 56-181 56-188z">
            <text:p/>
          </draw:path>
          <draw:path draw:style-name="gr3" draw:text-style-name="P9" draw:layer="layout" svg:width="0.23cm" svg:height="0.984cm" svg:x="8.055cm" svg:y="13.131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9" draw:layer="layout" svg:width="0.452cm" svg:height="0.447cm" svg:x="8.38cm" svg:y="13.433cm" svg:viewBox="0 0 453 448" svg:d="M329 63c-18-36-47-63-92-63-114 0-237 145-237 289 0 94 54 159 132 159 20 0 70-5 128-74 9 40 42 74 89 74 36 0 59-23 74-54 16-36 30-96 30-99 0-9-9-9-12-9-11 0-11 3-13 18-18 63-36 121-76 121-27 0-29-24-29-45 0-22 2-29 13-73 11-41 11-52 20-88l36-138c7-30 7-30 7-34 0-18-11-27-27-27-25 0-40 23-43 43zM264 320c-4 18-4 18-20 36-42 54-83 69-110 69-49 0-65-54-65-92 0-49 32-172 56-217 30-58 74-94 115-94 65 0 78 81 78 88 0 4-2 11-4 15z">
            <text:p/>
          </draw:path>
          <draw:path draw:style-name="gr3" draw:text-style-name="P9" draw:layer="layout" svg:width="0.23cm" svg:height="0.984cm" svg:x="8.915cm" svg:y="13.131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9" draw:layer="layout" svg:width="0.655cm" svg:height="0.232cm" svg:x="9.572cm" svg:y="13.50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92cm" svg:height="0.896cm" svg:x="10.607cm" svg:y="13.176cm" svg:viewBox="0 0 493 897" svg:d="M311 300h86c17 0 29 0 29-18 0-11-12-11-27-11h-83l20-114c5-20 18-90 25-101 9-20 27-34 47-34 4 0 29 0 47 18-43 3-52 38-52 52 0 24 18 36 36 36 25 0 54-23 54-61 0-45-45-67-85-67-34 0-97 18-126 116-6 21-9 29-33 155h-68c-20 0-29 0-29 18 0 11 7 11 27 11h65l-74 389c-18 96-36 186-87 186-2 0-27 0-47-18 47-2 56-38 56-54 0-22-18-33-38-33-25 0-54 22-54 58 0 45 43 69 83 69 56 0 94-58 112-96 31-63 56-181 56-188z">
            <text:p/>
          </draw:path>
          <draw:path draw:style-name="gr3" draw:text-style-name="P9" draw:layer="layout" svg:width="0.23cm" svg:height="0.984cm" svg:x="11.241cm" svg:y="13.131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9" draw:layer="layout" svg:width="0.409cm" svg:height="0.677cm" svg:x="11.568cm" svg:y="13.214cm" svg:viewBox="0 0 410 678" svg:d="M90 333v-24c0-249 123-284 172-284 25 0 65 6 87 40-15 0-53 0-53 42 0 32 22 47 45 47 15 0 44-9 44-47 0-60-42-107-125-107-126 0-260 128-260 345 0 264 114 333 206 333 110 0 204-92 204-221 0-126-87-222-197-222-67 0-103 51-123 98zM206 651c-60 0-92-60-96-74-18-47-18-125-18-143 0-76 31-177 121-177 15 0 60 0 92 63 18 36 18 87 18 134s0 97-18 132c-29 61-74 65-99 65z">
            <text:p/>
          </draw:path>
          <draw:path draw:style-name="gr3" draw:text-style-name="P9" draw:layer="layout" svg:width="0.438cm" svg:height="0.666cm" svg:x="12.045cm" svg:y="13.203cm" svg:viewBox="0 0 439 667" svg:d="M262 506v85c0 36 0 47-74 47h-20v29c40-2 92-2 132-2 43 0 94 0 135 2v-29h-21c-73 0-76-11-76-47v-85h101v-32h-101v-449c0-18 0-25-15-25-9 0-12 0-18 11l-305 463v32zM269 474h-242l242-367z">
            <text:p/>
          </draw:path>
          <draw:path draw:style-name="gr3" draw:text-style-name="P9" draw:layer="layout" svg:width="0.23cm" svg:height="0.984cm" svg:x="12.567cm" svg:y="13.131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9" draw:layer="layout" svg:width="0.655cm" svg:height="0.232cm" svg:x="13.221cm" svg:y="13.50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77cm" svg:height="0.984cm" svg:x="14.276cm" svg:y="12.968cm" svg:viewBox="0 0 771 985" svg:d="M311 882l-172-383c-7-16-14-16-16-16 0 0-7 0-15 7l-95 72c-13 9-13 13-13 15 0 5 2 12 9 12s25-14 34-23c6-4 22-15 31-22l195 425c7 16 13 16 22 16 14 0 16-5 25-18l448-927c7-15 7-18 7-20 0-11-9-20-21-20-9 0-15 4-22 20z">
            <text:p/>
          </draw:path>
          <draw:polygon draw:style-name="gr3" draw:text-style-name="P9" draw:layer="layout" svg:width="0.985cm" svg:height="0.042cm" svg:x="15.024cm" svg:y="12.968cm" svg:viewBox="0 0 986 43" draw:points="493,43 0,43 0,0 986,0 986,43">
            <text:p/>
          </draw:polygon>
          <draw:path draw:style-name="gr3" draw:text-style-name="P9" draw:layer="layout" svg:width="0.409cm" svg:height="0.677cm" svg:x="15.067cm" svg:y="13.214cm" svg:viewBox="0 0 410 678" svg:d="M90 333v-24c0-249 123-284 172-284 25 0 65 6 87 40-15 0-53 0-53 42 0 32 22 47 45 47 15 0 44-9 44-47 0-60-42-107-125-107-126 0-260 128-260 345 0 264 114 333 206 333 110 0 204-92 204-221 0-126-87-222-197-222-67 0-103 51-123 98zM206 651c-60 0-92-60-96-74-18-47-18-125-18-143 0-76 31-177 121-177 15 0 60 0 92 63 18 36 18 87 18 134s0 97-18 132c-29 61-77 65-99 65z">
            <text:p/>
          </draw:path>
          <draw:path draw:style-name="gr3" draw:text-style-name="P9" draw:layer="layout" svg:width="0.438cm" svg:height="0.666cm" svg:x="15.544cm" svg:y="13.203cm" svg:viewBox="0 0 439 667" svg:d="M262 506v85c0 36 0 47-74 47h-20v29c40-2 92-2 132-2 43 0 94 0 135 2v-29h-21c-73 0-76-11-76-47v-85h101v-32h-101v-449c0-18 0-25-15-25-9 0-12 0-18 11l-305 463v32zM269 474h-242l242-367z">
            <text:p/>
          </draw:path>
          <draw:path draw:style-name="gr3" draw:text-style-name="P9" draw:layer="layout" svg:width="0.655cm" svg:height="0.232cm" svg:x="16.337cm" svg:y="13.50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09cm" svg:height="0.677cm" svg:x="17.363cm" svg:y="13.214cm" svg:viewBox="0 0 410 678" svg:d="M119 206c-45-29-50-63-50-81 0-58 65-100 135-100 74 0 137 51 137 123 0 56-39 103-99 136zM264 300c72-36 119-87 119-152 0-92-87-148-177-148-98 0-179 74-179 166 0 18 2 60 42 107 12 11 50 36 74 54-58 29-143 83-143 181 0 105 101 170 204 170 112 0 206-81 206-186 0-35-11-80-47-123-20-20-36-29-99-69zM166 342l121 76c27 18 74 47 74 108 0 74-74 125-155 125-85 0-157-60-157-143 0-58 32-121 117-166z">
            <text:p/>
          </draw:path>
        </draw:g>
        <draw:g xml:id="id11" draw:id="id11">
          <svg:title>TexMaths</svg:title>
          <svg:desc>28§display§\text {Let}§svg§600§FALSE§</svg:desc>
          <draw:polygon draw:style-name="gr2" draw:text-style-name="P8" draw:layer="layout" svg:width="1.282cm" svg:height="0.586cm" svg:x="7.537cm" svg:y="9.918cm" svg:viewBox="0 0 1283 587" draw:points="640,587 0,587 0,0 1283,0 1283,587">
            <text:p/>
          </draw:polygon>
          <draw:path draw:style-name="gr3" draw:text-style-name="P9" draw:layer="layout" svg:width="0.541cm" svg:height="0.674cm" svg:x="7.519cm" svg:y="9.869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8.13cm" svg:y="10.1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8.558cm" svg:y="9.936cm" svg:viewBox="0 0 311 619" svg:d="M152 213h141v-31h-141v-182h-24c0 81-32 186-128 191v22h85v271c0 124 92 135 128 135 69 0 98-70 98-135v-56h-27v56c0 72-29 110-65 110-67 0-67-90-67-108z">
            <text:p/>
          </draw:path>
        </draw:g>
        <draw:g xml:id="id13" draw:id="id13">
          <svg:title>TexMaths</svg:title>
          <svg:desc>28§display§\text {For}§svg§600§FALSE§</svg:desc>
          <draw:polygon draw:style-name="gr2" draw:text-style-name="P8" draw:layer="layout" svg:width="1.315cm" svg:height="0.581cm" svg:x="7.539cm" svg:y="11.42cm" svg:viewBox="0 0 1316 582" draw:points="657,582 0,582 0,0 1316,0 1316,582">
            <text:p/>
          </draw:polygon>
          <draw:path draw:style-name="gr3" draw:text-style-name="P9" draw:layer="layout" svg:width="0.568cm" svg:height="0.671cm" svg:x="7.521cm" svg:y="11.371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8.077cm" svg:y="11.59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8.57cm" svg:y="11.606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7" draw:id="id7">
          <svg:title>TexMaths</svg:title>
          <svg:desc>26§display§\text {.\ .\ .\ \ (I)}§svg§600§FALSE§</svg:desc>
          <draw:polygon draw:style-name="gr2" draw:text-style-name="P8" draw:layer="layout" svg:width="2.839cm" svg:height="0.822cm" svg:x="16.32cm" svg:y="4.416cm" svg:viewBox="0 0 2840 823" draw:points="1421,823 0,823 0,0 2840,0 2840,823">
            <text:p/>
          </draw:polygon>
          <draw:path draw:style-name="gr3" draw:text-style-name="P9" draw:layer="layout" svg:width="0.099cm" svg:height="0.099cm" svg:x="16.353cm" svg:y="4.959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16.911cm" svg:y="4.959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17.471cm" svg:y="4.959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18.345cm" svg:y="4.3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28cm" svg:height="0.625cm" svg:x="18.636cm" svg:y="4.4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18.992cm" svg:y="4.3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" draw:id="id10">
          <svg:title>TexMaths</svg:title>
          <svg:desc>26§display§\text {.\ .\ .\ \ (II)}§svg§600§FALSE§</svg:desc>
          <draw:polygon draw:style-name="gr2" draw:text-style-name="P8" draw:layer="layout" svg:width="3.193cm" svg:height="0.822cm" svg:x="16.32cm" svg:y="7.616cm" svg:viewBox="0 0 3194 823" draw:points="1597,823 0,823 0,0 3194,0 3194,823">
            <text:p/>
          </draw:polygon>
          <draw:path draw:style-name="gr3" draw:text-style-name="P9" draw:layer="layout" svg:width="0.099cm" svg:height="0.099cm" svg:x="16.353cm" svg:y="8.159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16.911cm" svg:y="8.159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17.47cm" svg:y="8.159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18.343cm" svg:y="7.57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28cm" svg:height="0.625cm" svg:x="18.635cm" svg:y="7.6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8.99cm" svg:y="7.63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9.346cm" svg:y="7.5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6" draw:id="id16">
          <svg:title>TexMaths</svg:title>
          <svg:desc>26§display§\text {.\ .\ .\ \ (II)}§svg§600§FALSE§</svg:desc>
          <draw:polygon draw:style-name="gr2" draw:text-style-name="P8" draw:layer="layout" svg:width="3.193cm" svg:height="0.822cm" svg:x="21.82cm" svg:y="13.217cm" svg:viewBox="0 0 3194 823" draw:points="1597,823 0,823 0,0 3194,0 3194,823">
            <text:p/>
          </draw:polygon>
          <draw:path draw:style-name="gr3" draw:text-style-name="P9" draw:layer="layout" svg:width="0.099cm" svg:height="0.099cm" svg:x="21.853cm" svg:y="13.76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22.411cm" svg:y="13.76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22.97cm" svg:y="13.76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23.843cm" svg:y="13.171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28cm" svg:height="0.625cm" svg:x="24.135cm" svg:y="13.231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24.49cm" svg:y="13.231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24.846cm" svg:y="13.17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3T19">
        <office:forms form:automatic-focus="false" form:apply-design-mode="false"/>
        <draw:frame presentation:style-name="pr8" draw:text-style-name="P6" draw:layer="layout" svg:width="26.4cm" svg:height="14.654cm" svg:x="0.8cm" svg:y="0.546cm" presentation:class="title" presentation:user-transformed="true">
          <draw:text-box>
            <text:p xml:id="id17" text:id="id17" text:style-name="P6"><text:span text:style-name="T5"><text:s text:c="5"/></text:span><text:span text:style-name="T5"><text:line-break/></text:span><text:span text:style-name="T13"><text:tab/></text:span><text:span text:style-name="T13"><text:tab/></text:span><text:span text:style-name="T13">For <text:s text:c="25"/>from (II) we get, <text:s/></text:span><text:span text:style-name="T13"><text:tab/></text:span><text:span text:style-name="T13"><text:line-break/></text:span><text:span text:style-name="T17"> <text:s text:c="11"/></text:span><text:span text:style-name="T4"><text:s text:c="4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line-break/></text:span><text:span text:style-name="T17"> <text:s text:c="16"/></text:span><text:span text:style-name="T17"><text:line-break/></text:span><text:span text:style-name="T18"> <text:s text:c="5"/></text:span><text:span text:style-name="T19"><text:s text:c="17"/></text:span><text:span text:style-name="T10"><text:line-break/></text:span><text:span text:style-name="T20"><text:tab/></text:span><text:span text:style-name="T20"> <text:s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4"><text:line-break/></text:span><text:span text:style-name="T22"> <text:s text:c="16"/></text:span><text:span text:style-name="T22"><text:line-break/></text:span><text:span text:style-name="T22"> <text:s text:c="116"/></text:span><text:span text:style-name="T22"><text:line-break/></text:span><text:span text:style-name="T4"> <text:s text:c="29"/></text:span></text:p>
          </draw:text-box>
        </draw:frame>
        <draw:g xml:id="id18" draw:id="id18">
          <svg:title>TexMaths</svg:title>
          <svg:desc>28§display§x = a = 64§svg§600§FALSE§</svg:desc>
          <draw:polygon draw:style-name="gr2" draw:text-style-name="P8" draw:layer="layout" svg:width="4.564cm" svg:height="0.59cm" svg:x="5.542cm" svg:y="1.319cm" svg:viewBox="0 0 4565 591" draw:points="2283,591 0,591 0,0 4565,0 4565,591">
            <text:p/>
          </draw:polygon>
          <draw:path draw:style-name="gr3" draw:text-style-name="P9" draw:layer="layout" svg:width="0.492cm" svg:height="0.446cm" svg:x="5.522cm" svg:y="1.5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8 0-54-31-54-65 0-22 7-42 18-87z">
            <text:p/>
          </draw:path>
          <draw:path draw:style-name="gr3" draw:text-style-name="P9" draw:layer="layout" svg:width="0.655cm" svg:height="0.232cm" svg:x="6.384cm" svg:y="1.574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6cm" svg:x="7.406cm" svg:y="1.5cm" svg:viewBox="0 0 452 447" svg:d="M329 63c-18-36-47-63-92-63-114 0-237 145-237 289 0 94 54 158 132 158 20 0 70-4 128-73 9 40 42 73 89 73 36 0 59-22 74-53 16-36 29-96 29-99 0-9-8-9-11-9-9 0-11 3-13 18-18 63-36 121-76 121-27 0-29-25-29-45 0-22 2-29 13-74 11-40 11-51 20-87l36-138c7-30 7-30 7-34 0-18-11-27-27-27-25 0-40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8.217cm" svg:y="1.574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09cm" svg:height="0.677cm" svg:x="9.241cm" svg:y="1.281cm" svg:viewBox="0 0 410 678" svg:d="M90 333v-24c0-249 123-284 172-284 25 0 65 6 87 40-15 0-53 0-53 42 0 32 22 47 44 47 16 0 45-9 45-47 0-60-42-107-125-107-126 0-260 128-260 345 0 263 114 333 206 333 110 0 204-92 204-222 0-125-87-221-197-221-67 0-103 51-123 98zM206 651c-63 0-92-60-96-74-18-47-18-125-18-143 0-76 31-177 121-177 15 0 60 0 92 63 18 36 18 87 18 134s0 96-18 132c-29 60-77 65-99 65z">
            <text:p/>
          </draw:path>
          <draw:path draw:style-name="gr3" draw:text-style-name="P9" draw:layer="layout" svg:width="0.438cm" svg:height="0.666cm" svg:x="9.72cm" svg:y="1.27cm" svg:viewBox="0 0 439 667" svg:d="M262 506v85c0 35 0 47-74 47h-20v29c40-3 92-3 132-3 43 0 94 0 135 3v-29h-21c-74 0-76-12-76-47v-85h101v-32h-101v-449c0-18 0-25-15-25-9 0-12 0-18 11l-305 463v32zM269 474h-242l242-367z">
            <text:p/>
          </draw:path>
        </draw:g>
        <draw:g xml:id="id19" draw:id="id19">
          <svg:title>TexMaths</svg:title>
          <svg:desc>28§display§f'(a) = f'(64) = \frac{ 1 }{ 2\sqrt{ 64 } } = \frac{1}{16} = 0.0625§svg§600§FALSE§</svg:desc>
          <draw:polygon draw:style-name="gr2" draw:text-style-name="P8" draw:layer="layout" svg:width="16.35cm" svg:height="2.137cm" svg:x="3cm" svg:y="2.449cm" svg:viewBox="0 0 16351 2138" draw:points="8176,2138 0,2138 0,0 16351,0 16351,2138">
            <text:p/>
          </draw:polygon>
          <draw:path draw:style-name="gr3" draw:text-style-name="P9" draw:layer="layout" svg:width="0.492cm" svg:height="0.897cm" svg:x="3.002cm" svg:y="3.027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3.571cm" svg:y="2.928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3.912cm" svg:y="2.98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2cm" svg:height="0.447cm" svg:x="4.237cm" svg:y="3.287cm" svg:viewBox="0 0 453 448" svg:d="M329 63c-18-36-47-63-92-63-114 0-237 146-237 289 0 94 54 159 132 159 20 0 70-5 128-74 9 40 42 74 89 74 36 0 59-23 74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23cm" svg:height="0.984cm" svg:x="4.774cm" svg:y="2.98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232cm" svg:x="5.428cm" svg:y="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6.465cm" svg:y="3.027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174cm" svg:height="0.357cm" svg:x="7.032cm" svg:y="2.928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23cm" svg:height="0.984cm" svg:x="7.373cm" svg:y="2.98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7.7cm" svg:y="3.065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9" draw:layer="layout" svg:width="0.438cm" svg:height="0.666cm" svg:x="8.179cm" svg:y="3.05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8.699cm" svg:y="2.98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232cm" svg:x="9.355cm" svg:y="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1.445cm" svg:y="2.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2.297cm" svg:height="0.042cm" svg:x="10.455cm" svg:y="3.455cm" svg:viewBox="0 0 2298 43" draw:points="1149,43 0,43 0,0 2298,0 2298,43">
            <text:p/>
          </draw:polygon>
          <draw:path draw:style-name="gr3" draw:text-style-name="P9" draw:layer="layout" svg:width="0.393cm" svg:height="0.657cm" svg:x="10.504cm" svg:y="3.84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77cm" svg:height="0.984cm" svg:x="11.02cm" svg:y="3.652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9" draw:layer="layout" svg:width="0.985cm" svg:height="0.042cm" svg:x="11.768cm" svg:y="3.652cm" svg:viewBox="0 0 986 43" draw:points="493,43 0,43 0,0 986,0 986,43">
            <text:p/>
          </draw:polygon>
          <draw:path draw:style-name="gr3" draw:text-style-name="P9" draw:layer="layout" svg:width="0.409cm" svg:height="0.677cm" svg:x="11.81cm" svg:y="3.849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9" draw:layer="layout" svg:width="0.438cm" svg:height="0.666cm" svg:x="12.288cm" svg:y="3.8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655cm" svg:height="0.232cm" svg:x="13.199cm" svg:y="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4.635cm" svg:y="2.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0.985cm" svg:height="0.042cm" svg:x="14.301cm" svg:y="3.455cm" svg:viewBox="0 0 986 43" draw:points="493,43 0,43 0,0 986,0 986,43">
            <text:p/>
          </draw:polygon>
          <draw:path draw:style-name="gr3" draw:text-style-name="P9" draw:layer="layout" svg:width="0.326cm" svg:height="0.657cm" svg:x="14.389cm" svg:y="3.74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409cm" svg:height="0.677cm" svg:x="14.835cm" svg:y="3.741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9" draw:layer="layout" svg:width="0.655cm" svg:height="0.232cm" svg:x="15.731cm" svg:y="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16.754cm" svg:y="3.065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7.292cm" svg:y="3.616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7.518cm" svg:y="3.065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09cm" svg:height="0.677cm" svg:x="18.013cm" svg:y="3.065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393cm" svg:height="0.657cm" svg:x="18.515cm" svg:y="3.0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393cm" svg:height="0.677cm" svg:x="19.006cm" svg:y="3.065cm" svg:viewBox="0 0 394 678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5 69 179 179 179 114 0 215-94 215-219z">
            <text:p/>
          </draw:path>
        </draw:g>
        <draw:g xml:id="id22" draw:id="id22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7.121cm" svg:y="5.519cm" svg:viewBox="0 0 10552 940" draw:points="5277,940 0,940 0,0 10552,0 10552,940">
            <text:p/>
          </draw:polygon>
          <draw:path draw:style-name="gr3" draw:text-style-name="P9" draw:layer="layout" svg:width="0.492cm" svg:height="0.897cm" svg:x="7.123cm" svg:y="5.569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7.757cm" svg:y="5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8.082cm" svg:y="5.826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8.837cm" svg:y="5.68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9.82cm" svg:y="5.57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10.389cm" svg:y="5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1.043cm" svg:y="5.674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2.078cm" svg:y="5.569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2.712cm" svg:y="5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3.036cm" svg:y="5.826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3.574cm" svg:y="5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4.174cm" svg:y="5.68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5.157cm" svg:y="5.57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5.722cm" svg:y="5.569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6.291cm" svg:y="5.47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6.631cm" svg:y="5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956cm" svg:y="5.826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7.491cm" svg:y="5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23" draw:id="id23">
          <svg:title>TexMaths</svg:title>
          <svg:desc>28§display§f(64 + 0.1)  \doteqdot f(64) +(0.1)f'(64)§svg§600§FALSE§</svg:desc>
          <draw:polygon draw:style-name="gr2" draw:text-style-name="P8" draw:layer="layout" svg:width="14.09cm" svg:height="0.939cm" svg:x="5.822cm" svg:y="7.422cm" svg:viewBox="0 0 14091 940" draw:points="7044,940 0,940 0,0 14091,0 14091,940">
            <text:p/>
          </draw:polygon>
          <draw:path draw:style-name="gr3" draw:text-style-name="P9" draw:layer="layout" svg:width="0.492cm" svg:height="0.897cm" svg:x="5.824cm" svg:y="7.472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458cm" svg:y="7.4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6.785cm" svg:y="7.51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30 60-77 65-99 65z">
            <text:p/>
          </draw:path>
          <draw:path draw:style-name="gr3" draw:text-style-name="P9" draw:layer="layout" svg:width="0.438cm" svg:height="0.666cm" svg:x="7.262cm" svg:y="7.49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655cm" svg:height="0.657cm" svg:x="8.001cm" svg:y="7.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16cm" svg:height="0.677cm" svg:x="8.969cm" svg:y="7.5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9.507cm" svg:y="8.06cm" svg:viewBox="0 0 108 107" svg:d="M108 54c0-29-25-54-54-54s-54 25-54 54 25 53 54 53 54-24 54-53z">
            <text:p/>
          </draw:path>
          <draw:path draw:style-name="gr3" draw:text-style-name="P9" draw:layer="layout" svg:width="0.326cm" svg:height="0.657cm" svg:x="9.782cm" svg:y="7.5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0.243cm" svg:y="7.4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897cm" svg:y="7.577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934cm" svg:y="7.472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12.566cm" svg:y="7.4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12.893cm" svg:y="7.51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30 60-74 65-99 65z">
            <text:p/>
          </draw:path>
          <draw:path draw:style-name="gr3" draw:text-style-name="P9" draw:layer="layout" svg:width="0.438cm" svg:height="0.666cm" svg:x="13.372cm" svg:y="7.49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13.892cm" svg:y="7.4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4.492cm" svg:y="7.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5.518cm" svg:y="7.4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16cm" svg:height="0.677cm" svg:x="15.843cm" svg:y="7.5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6.381cm" svg:y="8.06cm" svg:viewBox="0 0 108 107" svg:d="M108 54c0-29-25-54-54-54s-54 25-54 54 25 53 54 53 54-24 54-53z">
            <text:p/>
          </draw:path>
          <draw:path draw:style-name="gr3" draw:text-style-name="P9" draw:layer="layout" svg:width="0.326cm" svg:height="0.657cm" svg:x="16.656cm" svg:y="7.5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7.117cm" svg:y="7.4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7.496cm" svg:y="7.472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8.065cm" svg:y="7.373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8.405cm" svg:y="7.4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18.732cm" svg:y="7.51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30 60-74 65-99 65z">
            <text:p/>
          </draw:path>
          <draw:path draw:style-name="gr3" draw:text-style-name="P9" draw:layer="layout" svg:width="0.438cm" svg:height="0.666cm" svg:x="19.209cm" svg:y="7.49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19.731cm" svg:y="7.4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24" draw:id="id24">
          <svg:title>TexMaths</svg:title>
          <svg:desc>28§display§f(64 .1)  \doteqdot 8 +(0.1).(0.0625)§svg§600§FALSE§</svg:desc>
          <draw:polygon draw:style-name="gr2" draw:text-style-name="P8" draw:layer="layout" svg:width="11.71cm" svg:height="0.886cm" svg:x="7.422cm" svg:y="9.624cm" svg:viewBox="0 0 11711 887" draw:points="5855,887 0,887 0,0 11711,0 11711,887">
            <text:p/>
          </draw:polygon>
          <draw:path draw:style-name="gr3" draw:text-style-name="P9" draw:layer="layout" svg:width="0.492cm" svg:height="0.898cm" svg:x="7.424cm" svg:y="9.6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8.058cm" svg:y="9.5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8.385cm" svg:y="9.658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438cm" svg:height="0.667cm" svg:x="8.862cm" svg:y="9.64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107cm" svg:height="0.107cm" svg:x="9.411cm" svg:y="10.209cm" svg:viewBox="0 0 108 108" svg:d="M108 54c0-29-25-54-54-54s-54 25-54 54 25 54 54 54 54-25 54-54z">
            <text:p/>
          </draw:path>
          <draw:path draw:style-name="gr3" draw:text-style-name="P9" draw:layer="layout" svg:width="0.326cm" svg:height="0.658cm" svg:x="9.689cm" svg:y="9.65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10.148cm" svg:y="9.5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10.804cm" svg:y="9.727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828cm" svg:y="9.658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655cm" svg:height="0.658cm" svg:x="12.554cm" svg:y="9.73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23cm" svg:height="0.985cm" svg:x="13.58cm" svg:y="9.5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3.902cm" svg:y="9.65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4.442cm" svg:y="10.209cm" svg:viewBox="0 0 108 108" svg:d="M108 54c0-29-25-54-54-54s-54 25-54 54 25 54 54 54 54-25 54-54z">
            <text:p/>
          </draw:path>
          <draw:path draw:style-name="gr3" draw:text-style-name="P9" draw:layer="layout" svg:width="0.326cm" svg:height="0.658cm" svg:x="14.718cm" svg:y="9.65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15.179cm" svg:y="9.5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107cm" svg:height="0.107cm" svg:x="15.589cm" svg:y="10.209cm" svg:viewBox="0 0 108 108" svg:d="M108 54c0-29-25-54-54-54s-54 25-54 54 25 54 54 54 54-25 54-54z">
            <text:p/>
          </draw:path>
          <draw:path draw:style-name="gr3" draw:text-style-name="P9" draw:layer="layout" svg:width="0.23cm" svg:height="0.985cm" svg:x="15.876cm" svg:y="9.5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6.201cm" svg:y="9.65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6.738cm" svg:y="10.209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6.964cm" svg:y="9.65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09cm" svg:height="0.678cm" svg:x="17.459cm" svg:y="9.658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393cm" svg:height="0.658cm" svg:x="17.959cm" svg:y="9.65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393cm" svg:height="0.678cm" svg:x="18.452cm" svg:y="9.658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9" draw:layer="layout" svg:width="0.23cm" svg:height="0.985cm" svg:x="18.951cm" svg:y="9.5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6" draw:id="id26">
          <svg:title>TexMaths</svg:title>
          <svg:desc>28§display§\doteqdot 8 + 0.00625§svg§600§FALSE§</svg:desc>
          <draw:polygon draw:style-name="gr2" draw:text-style-name="P8" draw:layer="layout" svg:width="5.813cm" svg:height="0.653cm" svg:x="10.724cm" svg:y="11.625cm" svg:viewBox="0 0 5814 654" draw:points="2906,654 0,654 0,0 5814,0 5814,654">
            <text:p/>
          </draw:polygon>
          <draw:path draw:style-name="gr3" draw:text-style-name="P9" draw:layer="layout" svg:width="0.655cm" svg:height="0.683cm" svg:x="10.731cm" svg:y="11.645cm" svg:viewBox="0 0 656 684" svg:d="M383 54c0-34-29-54-54-54-29 0-53 22-53 54 0 36 26 54 51 54 29 0 56-21 56-54zM383 630c0-36-29-54-54-54-29 0-53 20-53 54 0 31 24 54 53 54 25 0 54-21 54-54zM36 417c-18 0-36 0-36 20s18 20 34 20h589c16 0 33 0 33-20s-17-20-35-20zM34 226c-16 0-34 0-34 21 0 20 18 20 36 20h585c18 0 35 0 35-20 0-21-17-21-33-21z">
            <text:p/>
          </draw:path>
          <draw:path draw:style-name="gr3" draw:text-style-name="P9" draw:layer="layout" svg:width="0.409cm" svg:height="0.678cm" svg:x="11.755cm" svg:y="11.576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655cm" svg:height="0.658cm" svg:x="12.48cm" svg:y="11.657cm" svg:viewBox="0 0 656 659" svg:d="M349 350h276c14 0 31 0 31-21 0-20-17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13.446cm" svg:y="11.576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3.986cm" svg:y="12.127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212cm" svg:y="11.576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14.705cm" svg:y="11.576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09cm" svg:height="0.678cm" svg:x="15.2cm" svg:y="11.576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2 18 36 18 88 18 135s0 96-18 132c-29 61-76 65-99 65z">
            <text:p/>
          </draw:path>
          <draw:path draw:style-name="gr3" draw:text-style-name="P9" draw:layer="layout" svg:width="0.393cm" svg:height="0.658cm" svg:x="15.7cm" svg:y="11.576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9" draw:layer="layout" svg:width="0.393cm" svg:height="0.678cm" svg:x="16.193cm" svg:y="11.576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g xml:id="id27" draw:id="id27">
          <svg:title>TexMaths</svg:title>
          <svg:desc>28§display§f(64.1) = \sqrt{64.1} \doteqdot 8.00625§svg§600§FALSE§</svg:desc>
          <draw:polygon draw:style-name="gr2" draw:text-style-name="P8" draw:layer="layout" svg:width="11.374cm" svg:height="1.049cm" svg:x="3.523cm" svg:y="13.225cm" svg:viewBox="0 0 11375 1050" draw:points="5687,1050 0,1050 0,0 11375,0 11375,1050">
            <text:p/>
          </draw:polygon>
          <draw:path draw:style-name="gr3" draw:text-style-name="P9" draw:layer="layout" svg:width="0.492cm" svg:height="0.896cm" svg:x="3.525cm" svg:y="13.384cm" svg:viewBox="0 0 493 897" svg:d="M311 300h85c18 0 30 0 30-18 0-11-12-11-27-11h-83l20-114c4-20 18-90 25-101 9-20 27-34 47-34 4 0 29 0 47 18-43 3-52 38-52 52 0 24 18 36 36 36 25 0 54-23 54-61 0-45-45-67-85-67-34 0-97 18-126 116-6 21-9 29-33 155h-68c-20 0-29 0-29 18 0 11 7 11 27 11h65l-74 389c-18 96-36 186-85 186-4 0-29 0-49-18 47-2 56-38 56-54 0-22-18-33-38-33-25 0-54 22-54 58 0 45 43 69 85 69 54 0 92-58 110-96 33-63 56-181 56-188z">
            <text:p/>
          </draw:path>
          <draw:path draw:style-name="gr3" draw:text-style-name="P9" draw:layer="layout" svg:width="0.23cm" svg:height="0.984cm" svg:x="4.159cm" svg:y="13.339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9" draw:layer="layout" svg:width="0.409cm" svg:height="0.677cm" svg:x="4.486cm" svg:y="13.422cm" svg:viewBox="0 0 410 678" svg:d="M90 333v-24c0-249 123-284 172-284 25 0 65 6 87 40-15 0-53 0-53 42 0 32 22 47 44 47 16 0 45-9 45-47 0-60-42-107-125-107-126 0-260 128-260 345 0 264 114 333 206 333 110 0 204-92 204-221 0-126-87-222-197-222-67 0-103 51-123 98zM206 651c-63 0-92-60-96-74-18-47-18-125-18-143 0-76 31-177 121-177 15 0 60 0 92 63 18 36 18 87 18 134s0 97-18 132c-29 61-77 65-99 65z">
            <text:p/>
          </draw:path>
          <draw:path draw:style-name="gr3" draw:text-style-name="P9" draw:layer="layout" svg:width="0.438cm" svg:height="0.666cm" svg:x="4.963cm" svg:y="13.411cm" svg:viewBox="0 0 439 667" svg:d="M262 506v85c0 36 0 47-74 47h-20v29c40-2 92-2 132-2 43 0 94 0 135 2v-29h-21c-74 0-76-11-76-47v-85h101v-32h-101v-449c0-18 0-25-15-25-9 0-12 0-18 11l-305 463v32zM269 474h-242l242-367z">
            <text:p/>
          </draw:path>
          <draw:path draw:style-name="gr3" draw:text-style-name="P9" draw:layer="layout" svg:width="0.107cm" svg:height="0.106cm" svg:x="5.512cm" svg:y="13.973cm" svg:viewBox="0 0 108 107" svg:d="M108 54c0-29-25-54-54-54s-54 25-54 54 25 53 54 53 54-24 54-53z">
            <text:p/>
          </draw:path>
          <draw:path draw:style-name="gr3" draw:text-style-name="P9" draw:layer="layout" svg:width="0.326cm" svg:height="0.657cm" svg:x="5.79cm" svg:y="13.422cm" svg:viewBox="0 0 327 658" svg:d="M204 25c0-23 0-25-23-25-62 63-150 63-181 63v31c20 0 78 0 130-27v513c0 35-2 47-92 47h-31v31c33-5 121-5 159-5 40 0 125 0 161 5v-31h-31c-90 0-92-12-92-47z">
            <text:p/>
          </draw:path>
          <draw:path draw:style-name="gr3" draw:text-style-name="P9" draw:layer="layout" svg:width="0.23cm" svg:height="0.984cm" svg:x="6.249cm" svg:y="13.339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9" draw:layer="layout" svg:width="0.655cm" svg:height="0.232cm" svg:x="6.905cm" svg:y="13.71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77cm" svg:height="0.984cm" svg:x="7.96cm" svg:y="13.176cm" svg:viewBox="0 0 771 985" svg:d="M311 882l-172-383c-7-16-14-16-16-16 0 0-7 0-15 7l-95 72c-13 9-13 13-13 15 0 5 2 12 9 12s25-14 34-23c6-4 22-15 31-22l195 425c7 16 13 16 22 16 14 0 16-5 25-18l448-927c7-15 7-18 7-20 0-11-9-20-21-20-9 0-15 4-22 20z">
            <text:p/>
          </draw:path>
          <draw:polygon draw:style-name="gr3" draw:text-style-name="P9" draw:layer="layout" svg:width="1.751cm" svg:height="0.042cm" svg:x="8.709cm" svg:y="13.176cm" svg:viewBox="0 0 1752 43" draw:points="876,43 0,43 0,0 1752,0 1752,43">
            <text:p/>
          </draw:polygon>
          <draw:path draw:style-name="gr3" draw:text-style-name="P9" draw:layer="layout" svg:width="0.409cm" svg:height="0.677cm" svg:x="8.749cm" svg:y="13.422cm" svg:viewBox="0 0 410 678" svg:d="M90 333v-24c0-249 123-284 172-284 25 0 65 6 87 40-15 0-53 0-53 42 0 32 22 47 44 47 16 0 45-9 45-47 0-60-42-107-125-107-126 0-260 128-260 345 0 264 114 333 206 333 110 0 204-92 204-221 0-126-87-222-197-222-67 0-103 51-123 98zM206 651c-63 0-92-60-96-74-18-47-18-125-18-143 0-76 31-177 121-177 15 0 60 0 92 63 18 36 18 87 18 134s0 97-18 132c-29 61-77 65-99 65z">
            <text:p/>
          </draw:path>
          <draw:path draw:style-name="gr3" draw:text-style-name="P9" draw:layer="layout" svg:width="0.438cm" svg:height="0.666cm" svg:x="9.228cm" svg:y="13.411cm" svg:viewBox="0 0 439 667" svg:d="M262 506v85c0 36 0 47-74 47h-20v29c40-2 92-2 132-2 43 0 94 0 135 2v-29h-21c-74 0-76-11-76-47v-85h101v-32h-101v-449c0-18 0-25-15-25-9 0-12 0-18 11l-305 463v32zM269 474h-242l242-367z">
            <text:p/>
          </draw:path>
          <draw:path draw:style-name="gr3" draw:text-style-name="P9" draw:layer="layout" svg:width="0.107cm" svg:height="0.106cm" svg:x="9.777cm" svg:y="13.973cm" svg:viewBox="0 0 108 107" svg:d="M108 54c0-29-25-54-54-54s-54 25-54 54 25 53 54 53 54-24 54-53z">
            <text:p/>
          </draw:path>
          <draw:path draw:style-name="gr3" draw:text-style-name="P9" draw:layer="layout" svg:width="0.326cm" svg:height="0.657cm" svg:x="10.053cm" svg:y="13.422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655cm" svg:height="0.682cm" svg:x="10.787cm" svg:y="13.492cm" svg:viewBox="0 0 656 683" svg:d="M383 54c0-34-29-54-54-54-29 0-53 22-53 54 0 36 26 53 51 53 29 0 56-20 56-53zM383 629c0-36-29-54-54-54-29 0-53 20-53 54 0 31 24 54 53 54 25 0 54-21 54-54zM36 416c-18 0-36 0-36 20 0 21 18 21 34 21h589c15 0 33 0 33-21 0-20-18-20-36-20zM34 226c-16 0-34 0-34 20s18 20 36 20h584c18 0 36 0 36-20s-18-20-33-20z">
            <text:p/>
          </draw:path>
          <draw:path draw:style-name="gr3" draw:text-style-name="P9" draw:layer="layout" svg:width="0.409cm" svg:height="0.677cm" svg:x="11.811cm" svg:y="13.422cm" svg:viewBox="0 0 410 678" svg:d="M119 206c-45-29-50-63-50-81 0-58 65-100 135-100 74 0 136 51 136 123 0 56-38 103-98 136zM264 300c72-36 119-87 119-152 0-92-87-148-177-148-98 0-179 74-179 166 0 18 2 60 42 107 12 11 50 36 74 54-58 29-143 83-143 181 0 105 101 170 204 170 112 0 206-81 206-186 0-35-11-80-47-123-20-20-36-29-99-69zM166 342l121 76c27 18 74 47 74 108 0 74-74 125-155 125-85 0-157-60-157-143 0-58 32-121 117-166z">
            <text:p/>
          </draw:path>
          <draw:path draw:style-name="gr3" draw:text-style-name="P9" draw:layer="layout" svg:width="0.107cm" svg:height="0.106cm" svg:x="12.346cm" svg:y="13.973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2.575cm" svg:y="13.422cm" svg:viewBox="0 0 417 678" svg:d="M417 342c0-80-5-158-41-232-44-94-125-110-168-110-58 0-132 25-172 116-32 70-36 146-36 226 0 74 4 162 45 238 42 78 114 98 163 98 54 0 128-20 173-114 31-67 36-146 36-222zM208 658c-38 0-98-25-114-121-11-58-11-150-11-208 0-63 0-128 7-181 20-117 94-126 118-126 32 0 99 18 117 115 9 55 9 129 9 192 0 74 0 141-11 204-14 94-70 125-115 125z">
            <text:p/>
          </draw:path>
          <draw:path draw:style-name="gr3" draw:text-style-name="P9" draw:layer="layout" svg:width="0.416cm" svg:height="0.677cm" svg:x="13.065cm" svg:y="13.422cm" svg:viewBox="0 0 417 678" svg:d="M417 342c0-80-5-158-41-232-44-94-125-110-168-110-58 0-132 25-172 116-32 70-36 146-36 226 0 74 4 162 45 238 42 78 114 98 163 98 54 0 128-20 173-114 31-67 36-146 36-222zM208 658c-38 0-98-25-116-121-9-58-9-150-9-208 0-63 0-128 7-181 20-117 94-126 118-126 32 0 97 18 117 115 9 55 9 129 9 192 0 74 0 141-11 204-14 94-70 125-115 125z">
            <text:p/>
          </draw:path>
          <draw:path draw:style-name="gr3" draw:text-style-name="P9" draw:layer="layout" svg:width="0.409cm" svg:height="0.677cm" svg:x="13.56cm" svg:y="13.422cm" svg:viewBox="0 0 410 678" svg:d="M90 333v-24c0-249 123-284 172-284 25 0 65 6 87 40-15 0-53 0-53 42 0 32 22 47 44 47 16 0 45-9 45-47 0-60-42-107-125-107-126 0-260 128-260 345 0 264 114 333 206 333 110 0 204-92 204-221 0-126-87-222-197-222-67 0-103 51-123 98zM206 651c-63 0-92-60-96-74-18-47-18-125-18-143 0-76 31-177 121-177 15 0 60 0 92 63 18 36 18 87 18 134s0 97-18 132c-29 61-77 65-99 65z">
            <text:p/>
          </draw:path>
          <draw:path draw:style-name="gr3" draw:text-style-name="P9" draw:layer="layout" svg:width="0.393cm" svg:height="0.657cm" svg:x="14.06cm" svg:y="13.422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9 9-73 9-94 9z">
            <text:p/>
          </draw:path>
          <draw:path draw:style-name="gr3" draw:text-style-name="P9" draw:layer="layout" svg:width="0.393cm" svg:height="0.677cm" svg:x="14.553cm" svg:y="13.422cm" svg:viewBox="0 0 394 678" svg:d="M394 459c0-117-80-217-188-217-47 0-90 15-125 51v-192c20 6 53 13 85 13 121 0 190-89 190-103 0-7-2-11-9-11-2 0-4 0-9 2-20 9-67 29-134 29-40 0-85-6-132-27-7-4-9-4-12-4-8 0-8 9-8 25v291c0 17 0 26 13 26 7 0 9-2 11-9 11-15 49-69 128-69 51 0 78 45 85 63 16 38 18 76 18 125 0 34 0 94-25 134-22 38-60 65-105 65-72 0-128-51-146-109 3 0 7 0 18 0 32 0 50-25 50-47 0-25-18-50-50-50-15 0-49 7-49 54 0 83 69 179 179 179 114 0 215-94 215-219z">
            <text:p/>
          </draw:path>
        </draw:g>
        <draw:g xml:id="id25" draw:id="id25">
          <svg:title>TexMaths</svg:title>
          <svg:desc>22§display§[  \text { from (III), (IV ) }  ]§svg§600§FALSE§</svg:desc>
          <draw:polygon draw:style-name="gr2" draw:text-style-name="P8" draw:layer="layout" svg:width="6.276cm" svg:height="0.696cm" svg:x="20.623cm" svg:y="9.817cm" svg:viewBox="0 0 6277 697" draw:points="3138,697 0,697 0,0 6277,0 6277,697">
            <text:p/>
          </draw:polygon>
          <draw:polygon draw:style-name="gr3" draw:text-style-name="P9" draw:layer="layout" svg:width="0.106cm" svg:height="0.773cm" svg:x="20.676cm" svg:y="9.778cm" svg:viewBox="0 0 107 774" draw:points="107,774 107,744 32,744 32,32 107,32 107,0 0,0 0,774">
            <text:p/>
          </draw:polygon>
          <draw:path draw:style-name="gr3" draw:text-style-name="P9" draw:layer="layout" svg:width="0.251cm" svg:height="0.546cm" svg:x="21.082cm" svg:y="9.813cm" svg:viewBox="0 0 252 547" svg:d="M111 213v-90c0-68 37-105 72-105 2 0 12 0 25 5-9 3-23 12-23 32 0 17 12 33 33 33 23 0 34-16 34-33 0-29-29-55-69-55-55 0-121 40-121 123v90h-62v23h62v251c0 35-9 35-62 35v25c32-2 67-3 90-3 31 0 67 0 98 3v-25h-16c-58 0-59-8-59-36v-250h89v-23z">
            <text:p/>
          </draw:path>
          <draw:path draw:style-name="gr3" draw:text-style-name="P9" draw:layer="layout" svg:width="0.261cm" svg:height="0.342cm" svg:x="21.315cm" svg:y="10.01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617cm" svg:y="10.01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22.008cm" svg:y="10.015cm" svg:viewBox="0 0 605 343" svg:d="M60 76v209c0 33-7 33-60 33v25c26 0 67-2 88-2 19 0 60 2 86 2v-25c-51 0-60 0-60-33v-144c0-81 55-123 104-123s58 42 58 86v181c0 33-9 33-61 33v25c28 0 67-2 88-2s61 2 88 2v-25c-53 0-62 0-62-33v-144c0-81 56-123 106-123 49 0 56 42 56 86v181c0 33-7 33-60 33v25c27 0 67-2 88-2 20 0 60 2 86 2v-25c-40 0-59 0-59-22v-148c0-67 0-92-25-120-11-12-37-28-81-28-65 0-100 46-113 76-10-67-68-76-104-76-56 0-93 33-114 81v-81l-109 9v24c55 0 60 6 60 43z">
            <text:p/>
          </draw:path>
          <draw:path draw:style-name="gr3" draw:text-style-name="P9" draw:layer="layout" svg:width="0.18cm" svg:height="0.773cm" svg:x="22.962cm" svg:y="9.7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3.206cm" svg:y="9.829cm" svg:viewBox="0 0 238 529" svg:d="M153 60c0-27 2-35 63-35h22v-25c-29 2-90 2-118 2-32 0-94 0-120-2v25h21c60 0 63 8 63 35v410c0 28-3 35-63 35h-21v24c26-1 88-1 118-1s91 0 120 1v-24h-22c-61 0-63-7-63-35z">
            <text:p/>
          </draw:path>
          <draw:path draw:style-name="gr3" draw:text-style-name="P9" draw:layer="layout" svg:width="0.237cm" svg:height="0.528cm" svg:x="23.507cm" svg:y="9.829cm" svg:viewBox="0 0 238 529" svg:d="M153 60c0-27 2-35 65-35h20v-25c-27 2-88 2-118 2-32 0-92 0-120-2v25h21c60 0 63 8 63 35v410c0 28-3 35-63 35h-21v24c28-1 88-1 118-1 32 0 93 0 120 1v-24h-20c-63 0-65-7-65-35z">
            <text:p/>
          </draw:path>
          <draw:path draw:style-name="gr3" draw:text-style-name="P9" draw:layer="layout" svg:width="0.237cm" svg:height="0.528cm" svg:x="23.808cm" svg:y="9.82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18cm" svg:height="0.773cm" svg:x="24.109cm" svg:y="9.7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24.433cm" svg:y="10.27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24.915cm" svg:y="9.7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5.162cm" svg:y="9.82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55cm" svg:height="0.546cm" svg:x="25.433cm" svg:y="9.829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9" draw:layer="layout" svg:width="0.18cm" svg:height="0.773cm" svg:x="26.3cm" svg:y="9.7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6.832cm" svg:y="9.778cm" svg:viewBox="0 0 107 774" draw:points="107,0 0,0 0,32 76,32 76,744 0,744 0,774 107,774">
            <text:p/>
          </draw:polygon>
        </draw:g>
        <draw:g xml:id="id20" draw:id="id20">
          <svg:title>TexMaths</svg:title>
          <svg:desc>22§display§.\ .\ .\  \  (IV ) §svg§600§FALSE§</svg:desc>
          <draw:polygon draw:style-name="gr2" draw:text-style-name="P8" draw:layer="layout" svg:width="3.146cm" svg:height="0.696cm" svg:x="22.223cm" svg:y="3.318cm" svg:viewBox="0 0 3147 697" draw:points="1574,697 0,697 0,0 3147,0 3147,697">
            <text:p/>
          </draw:polygon>
          <draw:path draw:style-name="gr3" draw:text-style-name="P9" draw:layer="layout" svg:width="0.083cm" svg:height="0.083cm" svg:x="22.251cm" svg:y="3.7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723cm" svg:y="3.7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196cm" svg:y="3.7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3.936cm" svg:y="3.2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4.187cm" svg:y="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4.605cm" svg:y="3.3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5.228cm" svg:y="3.2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1" draw:id="id21">
          <svg:title>TexMaths</svg:title>
          <svg:desc>28§display§\text {We have}§svg§600§FALSE§</svg:desc>
          <draw:polygon draw:style-name="gr2" draw:text-style-name="P8" draw:layer="layout" svg:width="3.508cm" svg:height="0.606cm" svg:x="2.954cm" svg:y="5.628cm" svg:viewBox="0 0 3509 607" draw:points="1756,607 0,607 0,0 3509,0 3509,607">
            <text:p/>
          </draw:polygon>
          <draw:path draw:style-name="gr3" draw:text-style-name="P9" draw:layer="layout" svg:width="0.975cm" svg:height="0.696cm" svg:x="2.923cm" svg:y="5.59cm" svg:viewBox="0 0 976 697" svg:d="M878 96c18-56 60-65 98-65v-31c-29 2-58 2-89 2-27 0-92-2-117-2v31c65 0 86 34 86 52 0 7-3 13-5 20l-148 455-157-484c-2-2-4-9-4-14 0-29 58-29 83-29v-31c-36 2-103 2-139 2-38 0-81-2-121-2v31c56 0 76 0 90 36l20 67-137 424-159-484c0-5-2-11-2-14 0-29 58-29 83-29v-31c-36 2-103 2-139 2-38 0-81-2-121-2v31c74 0 78 5 90 41l197 605c2 9 6 20 20 20 13 0 15-7 18-20l163-502 164 502c2 9 6 20 18 20 15 0 15-7 20-20z">
            <text:p/>
          </draw:path>
          <draw:path draw:style-name="gr3" draw:text-style-name="P9" draw:layer="layout" svg:width="0.382cm" svg:height="0.454cm" svg:x="3.861cm" svg:y="5.821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9" draw:layer="layout" svg:width="0.496cm" svg:height="0.685cm" svg:x="4.632cm" svg:y="5.579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9" draw:layer="layout" svg:width="0.445cm" svg:height="0.454cm" svg:x="5.187cm" svg:y="5.821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30-88zM280 206v99c0 94-69 127-114 127-50 0-90-35-90-85 0-53 43-136 204-141z">
            <text:p/>
          </draw:path>
          <draw:path draw:style-name="gr3" draw:text-style-name="P9" draw:layer="layout" svg:width="0.483cm" svg:height="0.436cm" svg:x="5.628cm" svg:y="5.839cm" svg:viewBox="0 0 484 437" svg:d="M392 96c9-22 27-65 92-65v-31c-23 2-52 2-74 2-25 0-70-2-88-2v31c39 0 50 23 50 43 0 9-2 11-7 22l-101 254-112-276c-4-14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6.13cm" svg:y="5.821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9">
        <office:forms form:automatic-focus="false" form:apply-design-mode="false"/>
        <draw:frame presentation:style-name="pr9" draw:text-style-name="P6" draw:layer="layout" svg:width="26.8cm" svg:height="14.6cm" svg:x="0.6cm" svg:y="0.6cm" presentation:class="title" presentation:user-transformed="true">
          <draw:text-box>
            <text:p xml:id="id28" text:id="id28" text:style-name="P6"><text:span text:style-name="T23"><text:s text:c="17"/></text:span><text:span text:style-name="T24"><text:line-break/></text:span><text:span text:style-name="T25"><text:tab/></text:span><text:span text:style-name="T10">(2)</text:span><text:span text:style-name="T25"> </text:span><text:span text:style-name="T12">Find the approximate value of <text:s/></text:span><text:span text:style-name="T10"><text:s text:c="10"/>.</text:span><text:span text:style-name="T10"><text:line-break/></text:span><text:span text:style-name="T9"> <text:s text:c="13"/></text:span><text:span text:style-name="T9"><text:tab/></text:span><text:span text:style-name="T9"><text:tab/></text:span><text:span text:style-name="T9"><text:line-break/></text:span><text:span text:style-name="T10"><text:tab/>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0"><text:line-break/></text:span><text:span text:style-name="T9"><text:tab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tab/></text:span><text:span text:style-name="T9"> <text:s text:c="9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6"><text:line-break/></text:span><text:span text:style-name="T19"> <text:s text:c="11"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/></text:span><text:span text:style-name="T27"><text:tab/></text:span><text:span text:style-name="T27"><text:tab/></text:span><text:span text:style-name="T27"><text:tab/></text:span><text:span text:style-name="T20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</draw:text-box>
        </draw:frame>
        <draw:g xml:id="id29" draw:id="id29">
          <svg:title>TexMaths</svg:title>
          <svg:desc>28§display§(3.98)^3§svg§600§FALSE§</svg:desc>
          <draw:polygon draw:style-name="gr2" draw:text-style-name="P8" draw:layer="layout" svg:width="2.772cm" svg:height="1.012cm" svg:x="15.465cm" svg:y="1.256cm" svg:viewBox="0 0 2773 1013" draw:points="1386,1013 0,1013 0,0 2773,0 2773,1013">
            <text:p/>
          </draw:polygon>
          <draw:path draw:style-name="gr3" draw:text-style-name="P9" draw:layer="layout" svg:width="0.23cm" svg:height="0.985cm" svg:x="15.512cm" svg:y="1.3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09cm" svg:height="0.678cm" svg:x="15.839cm" svg:y="1.416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107cm" svg:height="0.107cm" svg:x="16.374cm" svg:y="1.967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6.605cm" svg:y="1.416cm" svg:viewBox="0 0 410 679" svg:d="M323 343v31c0 234-103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17.098cm" svg:y="1.416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23cm" svg:height="0.985cm" svg:x="17.604cm" svg:y="1.3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17.967cm" svg:y="1.20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-1-22 2 0 0-7 0-7 9s7 9 18 9z">
            <text:p/>
          </draw:path>
        </draw:g>
        <draw:g xml:id="id30" draw:id="id30">
          <svg:title>TexMaths</svg:title>
          <svg:desc>28§display§f(x) =  x^3§svg§600§FALSE§</svg:desc>
          <draw:polygon draw:style-name="gr2" draw:text-style-name="P8" draw:layer="layout" svg:width="4.046cm" svg:height="1.012cm" svg:x="7.967cm" svg:y="3.756cm" svg:viewBox="0 0 4047 1013" draw:points="2022,1013 0,1013 0,0 4047,0 4047,1013">
            <text:p/>
          </draw:polygon>
          <draw:path draw:style-name="gr3" draw:text-style-name="P9" draw:layer="layout" svg:width="0.492cm" svg:height="0.898cm" svg:x="7.969cm" svg:y="3.877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8.603cm" svg:y="3.83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92cm" svg:height="0.447cm" svg:x="8.917cm" svg:y="4.13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9 0-54-31-54-65 0-22 7-43 18-87z">
            <text:p/>
          </draw:path>
          <draw:path draw:style-name="gr3" draw:text-style-name="P9" draw:layer="layout" svg:width="0.23cm" svg:height="0.985cm" svg:x="9.506cm" svg:y="3.83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10.162cm" svg:y="4.2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11.174cm" svg:y="4.13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9 0-54-31-54-65 0-22 7-43 18-87z">
            <text:p/>
          </draw:path>
          <draw:path draw:style-name="gr3" draw:text-style-name="P9" draw:layer="layout" svg:width="0.317cm" svg:height="0.472cm" svg:x="11.745cm" svg:y="3.707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9 61-29 81-23 27-41 29-77 32-18 0-18 0-22 2 0 0-7 0-7 9s7 9 18 9z">
            <text:p/>
          </draw:path>
        </draw:g>
        <draw:g xml:id="id32" draw:id="id32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6.224cm" svg:y="5.515cm" svg:viewBox="0 0 6163 607" draw:points="3083,607 0,607 0,0 6163,0 6163,607">
            <text:p/>
          </draw:polygon>
          <draw:path draw:style-name="gr3" draw:text-style-name="P9" draw:layer="layout" svg:width="0.662cm" svg:height="0.673cm" svg:x="6.208cm" svg:y="5.488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6.958cm" svg:y="5.5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7.225cm" svg:y="5.466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7.859cm" svg:y="6.055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8.403cm" svg:y="5.72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9.19cm" svg:y="6.055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9.736cm" svg:y="5.72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0.209cm" svg:y="6.055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0.749cm" svg:y="5.544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1.166cm" svg:y="6.055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1.712cm" svg:y="5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12.33cm" svg:y="6.055cm" svg:viewBox="0 0 108 108" svg:d="M108 54c0-29-25-54-54-54s-54 25-54 54 25 54 54 54 54-25 54-54z">
            <text:p/>
          </draw:path>
        </draw:g>
        <draw:g xml:id="id33" draw:id="id33">
          <svg:title>TexMaths</svg:title>
          <svg:desc>28§display§f'(x) =  3x^2§svg§600§FALSE§</svg:desc>
          <draw:polygon draw:style-name="gr2" draw:text-style-name="P8" draw:layer="layout" svg:width="4.808cm" svg:height="1.012cm" svg:x="7.068cm" svg:y="7.059cm" svg:viewBox="0 0 4809 1013" draw:points="2405,1013 0,1013 0,0 4809,0 4809,1013">
            <text:p/>
          </draw:polygon>
          <draw:path draw:style-name="gr3" draw:text-style-name="P9" draw:layer="layout" svg:width="0.492cm" svg:height="0.898cm" svg:x="7.07cm" svg:y="7.18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174cm" svg:height="0.358cm" svg:x="7.639cm" svg:y="7.082cm" svg:viewBox="0 0 175 359" svg:d="M168 61c7-12 7-18 7-23 0-22-20-38-41-38-26 0-35 22-38 34l-92 300c-2 0-4 9-4 9 0 9 22 16 27 16 4 0 7 0 11-11z">
            <text:p/>
          </draw:path>
          <draw:path draw:style-name="gr3" draw:text-style-name="P9" draw:layer="layout" svg:width="0.23cm" svg:height="0.985cm" svg:x="7.98cm" svg:y="7.13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92cm" svg:height="0.447cm" svg:x="8.293cm" svg:y="7.43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9" draw:layer="layout" svg:width="0.23cm" svg:height="0.985cm" svg:x="8.884cm" svg:y="7.13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9.538cm" svg:y="7.5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0.564cm" svg:y="7.21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92cm" svg:height="0.447cm" svg:x="11.044cm" svg:y="7.43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9" draw:layer="layout" svg:width="0.306cm" svg:height="0.459cm" svg:x="11.619cm" svg:y="7.0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 xml:id="id36" draw:id="id36">
          <svg:title>TexMaths</svg:title>
          <svg:desc>28§display§a = 4,\ \ h = - 0.02§svg§600§FALSE§</svg:desc>
          <draw:polygon draw:style-name="gr2" draw:text-style-name="P8" draw:layer="layout" svg:width="7.663cm" svg:height="0.777cm" svg:x="6.23cm" svg:y="9.016cm" svg:viewBox="0 0 7664 778" draw:points="3832,778 0,778 0,0 7664,0 7664,778">
            <text:p/>
          </draw:polygon>
          <draw:path draw:style-name="gr3" draw:text-style-name="P9" draw:layer="layout" svg:width="0.451cm" svg:height="0.447cm" svg:x="6.221cm" svg:y="9.216cm" svg:viewBox="0 0 452 448" svg:d="M329 63c-18-36-47-63-92-63-114 0-237 146-237 289 0 94 54 159 132 159 20 0 70-4 128-74 9 41 42 74 89 74 36 0 59-22 74-54 16-35 29-96 29-98 0-9-9-9-11-9-11 0-11 2-13 18-18 63-36 121-76 121-27 0-30-25-30-45 0-22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7.029cm" svg:y="9.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38cm" svg:height="0.667cm" svg:x="8.04cm" svg:y="8.983cm" svg:viewBox="0 0 439 668" svg:d="M262 506v86c0 35 0 47-74 47h-20v29c40-2 92-2 132-2 43 0 94 0 134 2v-29h-20c-74 0-76-12-76-47v-86h101v-31h-101v-450c0-18 0-25-16-25-8 0-11 0-17 11l-305 464v31zM269 475h-242l242-367z">
            <text:p/>
          </draw:path>
          <draw:path draw:style-name="gr3" draw:text-style-name="P9" draw:layer="layout" svg:width="0.115cm" svg:height="0.295cm" svg:x="8.588cm" svg:y="9.54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9.652cm" svg:y="8.967cm" svg:viewBox="0 0 486 697" svg:d="M228 11c0-2 0-11-11-11-24 0-96 9-121 9-9 2-20 2-20 20 0 14 9 14 25 14 47 0 49 6 49 15l-2 20-144 570c-4 13-4 15-4 20 0 24 20 29 29 29 16 0 31-13 36-27l20-74 20-90c7-22 11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10.494cm" svg:y="9.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1cm" svg:height="0.042cm" svg:x="11.558cm" svg:y="9.384cm" svg:viewBox="0 0 602 43" svg:d="M569 43c16 0 33 0 33-23 0-20-17-20-33-20h-535c-16 0-34 0-34 20 0 23 18 23 34 23z">
            <text:p/>
          </draw:path>
          <draw:path draw:style-name="gr3" draw:text-style-name="P9" draw:layer="layout" svg:width="0.416cm" svg:height="0.678cm" svg:x="12.281cm" svg:y="8.994cm" svg:viewBox="0 0 417 679" svg:d="M417 343c0-81-5-159-41-233-45-94-125-110-168-110-58 0-132 25-172 117-32 69-36 145-36 226 0 74 4 161 45 237 42 79 114 99 163 99 54 0 128-20 173-114 31-67 36-146 36-222zM208 659c-38 0-98-25-116-121-9-58-9-150-9-209 0-62 0-127 7-181 20-117 94-126 118-126 32 0 97 18 117 115 9 56 9 130 9 192 0 74 0 142-12 204-13 94-69 126-114 126z">
            <text:p/>
          </draw:path>
          <draw:path draw:style-name="gr3" draw:text-style-name="P9" draw:layer="layout" svg:width="0.106cm" svg:height="0.107cm" svg:x="12.819cm" svg:y="9.545cm" svg:viewBox="0 0 107 108" svg:d="M107 54c0-29-24-54-53-54s-54 25-54 54 25 54 54 54 53-25 53-54z">
            <text:p/>
          </draw:path>
          <draw:path draw:style-name="gr3" draw:text-style-name="P9" draw:layer="layout" svg:width="0.416cm" svg:height="0.678cm" svg:x="13.045cm" svg:y="8.994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9 18 117 115 9 56 9 130 9 192 0 74 0 142-12 204-13 94-69 126-114 126z">
            <text:p/>
          </draw:path>
          <draw:path draw:style-name="gr3" draw:text-style-name="P9" draw:layer="layout" svg:width="0.393cm" svg:height="0.658cm" svg:x="13.549cm" svg:y="8.99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</draw:g>
        <draw:g xml:id="id38" draw:id="id38">
          <svg:title>TexMaths</svg:title>
          <svg:desc>28§display§x = a = 4§svg§600§FALSE§</svg:desc>
          <draw:polygon draw:style-name="gr2" draw:text-style-name="P8" draw:layer="layout" svg:width="4.074cm" svg:height="0.579cm" svg:x="6.339cm" svg:y="10.517cm" svg:viewBox="0 0 4075 580" draw:points="2036,580 0,580 0,0 4075,0 4075,580">
            <text:p/>
          </draw:polygon>
          <draw:path draw:style-name="gr3" draw:text-style-name="P9" draw:layer="layout" svg:width="0.492cm" svg:height="0.447cm" svg:x="6.319cm" svg:y="10.69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9" draw:layer="layout" svg:width="0.655cm" svg:height="0.232cm" svg:x="7.181cm" svg:y="10.77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7cm" svg:x="8.203cm" svg:y="10.698cm" svg:viewBox="0 0 452 448" svg:d="M329 63c-18-36-47-63-92-63-114 0-237 145-237 289 0 94 54 159 132 159 20 0 70-5 128-74 9 40 42 74 89 74 36 0 59-23 74-54 16-36 29-96 29-99 0-9-8-9-11-9-9 0-11 3-13 18-18 63-36 121-76 121-27 0-29-24-29-45 0-22 2-29 13-73 11-41 11-52 20-88l36-138c7-30 7-30 7-34 0-18-11-27-27-27-25 0-40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9.014cm" svg:y="10.77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38cm" svg:height="0.666cm" svg:x="10.024cm" svg:y="10.468cm" svg:viewBox="0 0 439 667" svg:d="M262 506v85c0 36 0 47-74 47h-20v29c40-2 92-2 132-2 43 0 94 0 135 2v-29h-21c-74 0-76-11-76-47v-85h101v-32h-101v-449c0-18 0-25-15-25-9 0-12 0-18 11l-305 463v32zM269 474h-242l242-367z">
            <text:p/>
          </draw:path>
        </draw:g>
        <draw:g xml:id="id40" draw:id="id40">
          <svg:title>TexMaths</svg:title>
          <svg:desc>28§display§f(a) = f(4) = (4)^3 = 64§svg§600§FALSE§</svg:desc>
          <draw:polygon draw:style-name="gr2" draw:text-style-name="P8" draw:layer="layout" svg:width="10.212cm" svg:height="1.012cm" svg:x="4.721cm" svg:y="12.216cm" svg:viewBox="0 0 10213 1013" draw:points="5108,1013 0,1013 0,0 10213,0 10213,1013">
            <text:p/>
          </draw:polygon>
          <draw:path draw:style-name="gr3" draw:text-style-name="P9" draw:layer="layout" svg:width="0.492cm" svg:height="0.898cm" svg:x="4.723cm" svg:y="12.33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9" draw:layer="layout" svg:width="0.23cm" svg:height="0.985cm" svg:x="5.357cm" svg:y="12.2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52cm" svg:height="0.447cm" svg:x="5.682cm" svg:y="12.595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6.218cm" svg:y="12.293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3" draw:text-style-name="P9" draw:layer="layout" svg:width="0.655cm" svg:height="0.232cm" svg:x="6.874cm" svg:y="12.6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7.909cm" svg:y="12.33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9" draw:layer="layout" svg:width="0.23cm" svg:height="0.985cm" svg:x="8.543cm" svg:y="12.2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8.857cm" svg:y="12.364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9.376cm" svg:y="12.293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3" draw:text-style-name="P9" draw:layer="layout" svg:width="0.655cm" svg:height="0.232cm" svg:x="10.03cm" svg:y="12.6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11.113cm" svg:y="12.2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11.426cm" svg:y="12.364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11.946cm" svg:y="12.293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3" draw:text-style-name="P9" draw:layer="layout" svg:width="0.317cm" svg:height="0.472cm" svg:x="12.311cm" svg:y="12.16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9" draw:layer="layout" svg:width="0.655cm" svg:height="0.232cm" svg:x="13.044cm" svg:y="12.6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4.067cm" svg:y="12.376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4 65-99 65z">
            <text:p/>
          </draw:path>
          <draw:path draw:style-name="gr3" draw:text-style-name="P9" draw:layer="layout" svg:width="0.438cm" svg:height="0.667cm" svg:x="14.547cm" svg:y="12.364cm" svg:viewBox="0 0 439 668" svg:d="M262 507v85c0 36 0 47-74 47h-20v29c40-2 92-2 132-2 43 0 94 0 135 2v-29h-21c-73 0-76-11-76-47v-85h101v-32h-101v-450c0-18 0-25-15-25-9 0-12 0-18 11l-305 464v32zM269 475h-242l242-367z">
            <text:p/>
          </draw:path>
        </draw:g>
        <draw:g xml:id="id35" draw:id="id35">
          <svg:title>TexMaths</svg:title>
          <svg:desc>28§display§\text {Let}§svg§600§FALSE§</svg:desc>
          <draw:polygon draw:style-name="gr2" draw:text-style-name="P8" draw:layer="layout" svg:width="1.282cm" svg:height="0.586cm" svg:x="4.54cm" svg:y="9.017cm" svg:viewBox="0 0 1283 587" draw:points="640,587 0,587 0,0 1283,0 1283,587">
            <text:p/>
          </draw:polygon>
          <draw:path draw:style-name="gr3" draw:text-style-name="P9" draw:layer="layout" svg:width="0.541cm" svg:height="0.674cm" svg:x="4.522cm" svg:y="8.968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5.133cm" svg:y="9.199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5.561cm" svg:y="9.035cm" svg:viewBox="0 0 311 619" svg:d="M152 213h141v-31h-141v-182h-24c0 81-32 186-128 191v22h85v271c0 124 92 135 128 135 69 0 98-70 98-135v-56h-27v56c0 72-29 110-65 110-67 0-67-90-67-108z">
            <text:p/>
          </draw:path>
        </draw:g>
        <draw:g xml:id="id37" draw:id="id37">
          <svg:title>TexMaths</svg:title>
          <svg:desc>28§display§\text {For}§svg§600§FALSE§</svg:desc>
          <draw:polygon draw:style-name="gr2" draw:text-style-name="P8" draw:layer="layout" svg:width="1.315cm" svg:height="0.581cm" svg:x="4.542cm" svg:y="10.519cm" svg:viewBox="0 0 1316 582" draw:points="657,582 0,582 0,0 1316,0 1316,582">
            <text:p/>
          </draw:polygon>
          <draw:path draw:style-name="gr3" draw:text-style-name="P9" draw:layer="layout" svg:width="0.568cm" svg:height="0.671cm" svg:x="4.524cm" svg:y="10.47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5.08cm" svg:y="10.698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5.573cm" svg:y="10.705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39" draw:id="id39">
          <svg:title>TexMaths</svg:title>
          <svg:desc>28§display§\text {From (I) we get, }§svg§600§FALSE§</svg:desc>
          <draw:polygon draw:style-name="gr2" draw:text-style-name="P8" draw:layer="layout" svg:width="6.898cm" svg:height="0.886cm" svg:x="11.042cm" svg:y="10.42cm" svg:viewBox="0 0 6899 887" draw:points="3449,887 0,887 0,0 6899,0 6899,887">
            <text:p/>
          </draw:polygon>
          <draw:path draw:style-name="gr3" draw:text-style-name="P9" draw:layer="layout" svg:width="0.568cm" svg:height="0.671cm" svg:x="11.024cm" svg:y="10.44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1.579cm" svg:y="10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1.967cm" svg:y="10.6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2.462cm" svg:y="10.6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3.676cm" svg:y="10.3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3.99cm" svg:y="10.4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23cm" svg:height="0.985cm" svg:x="14.373cm" svg:y="10.3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5.045cm" svg:y="10.685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9" draw:layer="layout" svg:width="0.382cm" svg:height="0.454cm" svg:x="15.739cm" svg:y="10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6.503cm" svg:y="10.66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382cm" svg:height="0.454cm" svg:x="16.995cm" svg:y="10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7.423cm" svg:y="10.5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115cm" svg:height="0.295cm" svg:x="17.874cm" svg:y="11.00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31" draw:id="id31">
          <svg:title>TexMaths</svg:title>
          <svg:desc>22§display§.\ .\ .\  \  (I) §svg§600§FALSE§</svg:desc>
          <draw:polygon draw:style-name="gr2" draw:text-style-name="P8" draw:layer="layout" svg:width="2.523cm" svg:height="0.696cm" svg:x="19.024cm" svg:y="4.218cm" svg:viewBox="0 0 2524 697" draw:points="1262,697 0,697 0,0 2524,0 2524,697">
            <text:p/>
          </draw:polygon>
          <draw:path draw:style-name="gr3" draw:text-style-name="P9" draw:layer="layout" svg:width="0.083cm" svg:height="0.083cm" svg:x="19.052cm" svg:y="4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524cm" svg:y="4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997cm" svg:y="4.6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737cm" svg:y="4.1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988cm" svg:y="4.2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1.406cm" svg:y="4.1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4" draw:id="id34">
          <svg:title>TexMaths</svg:title>
          <svg:desc>22§display§.\ .\ .\  \  (II) §svg§600§FALSE§</svg:desc>
          <draw:polygon draw:style-name="gr2" draw:text-style-name="P8" draw:layer="layout" svg:width="2.923cm" svg:height="0.696cm" svg:x="19.026cm" svg:y="7.218cm" svg:viewBox="0 0 2924 697" draw:points="1462,697 0,697 0,0 2924,0 2924,697">
            <text:p/>
          </draw:polygon>
          <draw:path draw:style-name="gr3" draw:text-style-name="P9" draw:layer="layout" svg:width="0.083cm" svg:height="0.083cm" svg:x="19.054cm" svg:y="7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526cm" svg:y="7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999cm" svg:y="7.6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738cm" svg:y="7.1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20.99cm" svg:y="7.2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1.389cm" svg:y="7.2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21.808cm" svg:y="7.17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41" draw:id="id41">
          <svg:title>TexMaths</svg:title>
          <svg:desc>22§display§.\ .\ .\  \  (III) §svg§600§FALSE§</svg:desc>
          <draw:polygon draw:style-name="gr2" draw:text-style-name="P8" draw:layer="layout" svg:width="3.325cm" svg:height="0.696cm" svg:x="19.027cm" svg:y="12.518cm" svg:viewBox="0 0 3326 697" draw:points="1664,697 0,697 0,0 3326,0 3326,697">
            <text:p/>
          </draw:polygon>
          <draw:path draw:style-name="gr3" draw:text-style-name="P9" draw:layer="layout" svg:width="0.084cm" svg:height="0.083cm" svg:x="19.055cm" svg:y="12.9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527cm" svg:y="12.9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0.001cm" svg:y="12.977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0.74cm" svg:y="12.4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992cm" svg:y="12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391cm" svg:y="12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793cm" svg:y="12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2.212cm" svg:y="12.4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9">
        <office:forms form:automatic-focus="false" form:apply-design-mode="false"/>
        <draw:frame presentation:style-name="pr10" draw:text-style-name="P10" draw:layer="layout" svg:width="25.199cm" svg:height="14.572cm" svg:x="1.4cm" svg:y="0.628cm" presentation:class="title" presentation:user-transformed="true">
          <draw:text-box>
            <text:p xml:id="id42" text:id="id42" text:style-name="P6"><text:span text:style-name="T5"><text:s text:c="5"/></text:span><text:span text:style-name="T5"><text:line-break/></text:span><text:span text:style-name="T13"><text:tab/></text:span><text:span text:style-name="T13"><text:tab/></text:span><text:span text:style-name="T13">For <text:s text:c="19"/>from (II) we get, <text:s/></text:span><text:span text:style-name="T13"><text:tab/></text:span><text:span text:style-name="T13"><text:line-break/></text:span><text:span text:style-name="T17"> <text:s text:c="11"/></text:span><text:span text:style-name="T4"><text:s text:c="4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13"> <text:s text:c="16"/></text:span><text:span text:style-name="T17"><text:line-break/></text:span><text:span text:style-name="T13"> <text:s text:c="2"/></text:span><text:span text:style-name="T13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4"><text:line-break/></text:span><text:span text:style-name="T22"> <text:s text:c="16"/></text:span><text:span text:style-name="T22"><text:line-break/></text:span><text:span text:style-name="T22"> <text:s text:c="116"/></text:span><text:span text:style-name="T22"><text:line-break/></text:span><text:span text:style-name="T4"> <text:s text:c="29"/></text:span></text:p>
          </draw:text-box>
        </draw:frame>
        <draw:g>
          <svg:title>TexMaths</svg:title>
          <svg:desc>28§display§x = a = 4§svg§600§FALSE§</svg:desc>
          <draw:polygon draw:style-name="gr2" draw:text-style-name="P8" draw:layer="layout" svg:width="4.074cm" svg:height="0.579cm" svg:x="5.538cm" svg:y="1.417cm" svg:viewBox="0 0 4075 580" draw:points="2036,580 0,580 0,0 4075,0 4075,580">
            <text:p/>
          </draw:polygon>
          <draw:path draw:style-name="gr3" draw:text-style-name="P9" draw:layer="layout" svg:width="0.492cm" svg:height="0.447cm" svg:x="5.518cm" svg:y="1.59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9" draw:layer="layout" svg:width="0.655cm" svg:height="0.232cm" svg:x="6.38cm" svg:y="1.67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7cm" svg:x="7.402cm" svg:y="1.598cm" svg:viewBox="0 0 452 448" svg:d="M329 63c-18-36-47-63-92-63-114 0-237 145-237 289 0 94 54 159 132 159 20 0 70-5 128-74 9 40 42 74 89 74 36 0 59-23 74-54 16-36 29-96 29-99 0-9-8-9-11-9-9 0-11 3-13 18-18 63-36 121-76 121-27 0-29-24-29-45 0-22 2-29 13-73 11-41 11-52 20-88l36-138c7-30 7-30 7-34 0-18-11-27-27-27-25 0-40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8.213cm" svg:y="1.67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38cm" svg:height="0.666cm" svg:x="9.223cm" svg:y="1.368cm" svg:viewBox="0 0 439 667" svg:d="M262 506v85c0 36 0 47-74 47h-20v29c40-2 92-2 132-2 43 0 94 0 135 2v-29h-21c-74 0-76-11-76-47v-85h101v-32h-101v-449c0-18 0-25-15-25-9 0-12 0-18 11l-305 463v32zM269 474h-242l242-367z">
            <text:p/>
          </draw:path>
        </draw:g>
        <draw:g xml:id="id43" draw:id="id43">
          <svg:title>TexMaths</svg:title>
          <svg:desc>28§display§f'(a) = f'(4) = 3(4)^2 = 3 \times 16 =  48§svg§600§FALSE§</svg:desc>
          <draw:polygon draw:style-name="gr2" draw:text-style-name="P8" draw:layer="layout" svg:width="15.232cm" svg:height="1.012cm" svg:x="3.122cm" svg:y="2.917cm" svg:viewBox="0 0 15233 1013" draw:points="7615,1013 0,1013 0,0 15233,0 15233,1013">
            <text:p/>
          </draw:polygon>
          <draw:path draw:style-name="gr3" draw:text-style-name="P9" draw:layer="layout" svg:width="0.492cm" svg:height="0.898cm" svg:x="3.124cm" svg:y="3.038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174cm" svg:height="0.358cm" svg:x="3.693cm" svg:y="2.94cm" svg:viewBox="0 0 175 359" svg:d="M168 61c7-12 7-18 7-23 0-22-20-38-41-38-26 0-35 22-38 34l-92 300c-2 0-4 9-4 9 0 9 22 16 27 16 4 0 7 0 11-11z">
            <text:p/>
          </draw:path>
          <draw:path draw:style-name="gr3" draw:text-style-name="P9" draw:layer="layout" svg:width="0.23cm" svg:height="0.985cm" svg:x="4.034cm" svg:y="2.99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51cm" svg:height="0.447cm" svg:x="4.358cm" svg:y="3.296cm" svg:viewBox="0 0 452 448" svg:d="M329 63c-18-36-47-63-92-63-114 0-237 146-237 289 0 94 54 159 132 159 20 0 70-4 128-74 9 41 42 74 89 74 36 0 59-22 74-53 16-36 29-97 29-99 0-9-9-9-11-9-11 0-11 2-13 18-18 63-36 121-76 121-27 0-29-25-29-45 0-22 2-29 13-74 11-40 11-51 20-87l36-139c7-29 7-29 7-34 0-18-12-27-27-27-25 0-41 23-43 43zM264 321c-4 18-4 18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4.896cm" svg:y="2.99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5.55cm" svg:y="3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6.587cm" svg:y="3.038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1-63 56-182 56-189z">
            <text:p/>
          </draw:path>
          <draw:path draw:style-name="gr3" draw:text-style-name="P9" draw:layer="layout" svg:width="0.174cm" svg:height="0.358cm" svg:x="7.154cm" svg:y="2.94cm" svg:viewBox="0 0 175 359" svg:d="M168 61c7-12 7-18 7-23 0-22-18-38-41-38-26 0-35 22-38 34l-92 300c-2 0-4 9-4 9 0 9 22 16 27 16 4 0 7 0 11-11z">
            <text:p/>
          </draw:path>
          <draw:path draw:style-name="gr3" draw:text-style-name="P9" draw:layer="layout" svg:width="0.23cm" svg:height="0.985cm" svg:x="7.494cm" svg:y="2.99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38cm" svg:height="0.667cm" svg:x="7.808cm" svg:y="3.065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8.327cm" svg:y="2.99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8.983cm" svg:y="3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0.009cm" svg:y="3.077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23cm" svg:height="0.985cm" svg:x="10.556cm" svg:y="2.99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38cm" svg:height="0.667cm" svg:x="10.869cm" svg:y="3.065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11.389cm" svg:y="2.99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306cm" svg:height="0.459cm" svg:x="11.759cm" svg:y="2.86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232cm" svg:x="12.487cm" svg:y="3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3.51cm" svg:y="3.07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76cm" svg:height="0.477cm" svg:x="14.325cm" svg:y="3.249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  <draw:path draw:style-name="gr3" draw:text-style-name="P9" draw:layer="layout" svg:width="0.326cm" svg:height="0.658cm" svg:x="15.253cm" svg:y="3.07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409cm" svg:height="0.678cm" svg:x="15.698cm" svg:y="3.077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7 65-99 65z">
            <text:p/>
          </draw:path>
          <draw:path draw:style-name="gr3" draw:text-style-name="P9" draw:layer="layout" svg:width="0.655cm" svg:height="0.232cm" svg:x="16.478cm" svg:y="3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38cm" svg:height="0.667cm" svg:x="17.488cm" svg:y="3.065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409cm" svg:height="0.678cm" svg:x="17.994cm" svg:y="3.077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</draw:g>
        <draw:g xml:id="id46" draw:id="id46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7.118cm" svg:y="4.918cm" svg:viewBox="0 0 10552 940" draw:points="5277,940 0,940 0,0 10552,0 10552,940">
            <text:p/>
          </draw:polygon>
          <draw:path draw:style-name="gr3" draw:text-style-name="P9" draw:layer="layout" svg:width="0.492cm" svg:height="0.897cm" svg:x="7.12cm" svg:y="4.96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7.754cm" svg:y="4.9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8.079cm" svg:y="5.225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8.834cm" svg:y="5.0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9.817cm" svg:y="4.97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10.386cm" svg:y="4.92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1.04cm" svg:y="5.073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2.075cm" svg:y="4.96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2.709cm" svg:y="4.9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3.033cm" svg:y="5.225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3.571cm" svg:y="4.92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4.171cm" svg:y="5.0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5.154cm" svg:y="4.97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5.719cm" svg:y="4.96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6.288cm" svg:y="4.869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6.628cm" svg:y="4.9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953cm" svg:y="5.225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7.488cm" svg:y="4.92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47" draw:id="id47">
          <svg:title>TexMaths</svg:title>
          <svg:desc>28§display§f(\ 4 + (-0.02)\ )  \doteqdot f(4) +( - 0.02 )f'(4)§svg§600§FALSE§</svg:desc>
          <draw:polygon draw:style-name="gr2" draw:text-style-name="P8" draw:layer="layout" svg:width="16.551cm" svg:height="0.939cm" svg:x="3.622cm" svg:y="6.921cm" svg:viewBox="0 0 16552 940" draw:points="8275,940 0,940 0,0 16552,0 16552,940">
            <text:p/>
          </draw:polygon>
          <draw:path draw:style-name="gr3" draw:text-style-name="P9" draw:layer="layout" svg:width="0.492cm" svg:height="0.897cm" svg:x="3.624cm" svg:y="6.97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4.258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38cm" svg:height="0.666cm" svg:x="4.899cm" svg:y="6.9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655cm" svg:height="0.657cm" svg:x="5.638cm" svg:y="7.0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6.664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7.031cm" svg:y="7.398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7.753cm" svg:y="7.009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8.29cm" svg:y="7.559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8.519cm" svg:y="7.009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57cm" svg:x="9.021cm" svg:y="7.00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9.52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3cm" svg:height="0.984cm" svg:x="10.23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886cm" svg:y="7.076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921cm" svg:y="6.97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12.555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38cm" svg:height="0.666cm" svg:x="12.867cm" svg:y="6.9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13.389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989cm" svg:y="7.0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5.015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15.382cm" svg:y="7.398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16.104cm" svg:y="7.009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6.641cm" svg:y="7.559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6.87cm" svg:y="7.009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57cm" svg:x="17.371cm" svg:y="7.00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7.871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8.25cm" svg:y="6.971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8.818cm" svg:y="6.872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9.159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38cm" svg:height="0.666cm" svg:x="19.473cm" svg:y="6.9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19.992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48" draw:id="id48">
          <svg:title>TexMaths</svg:title>
          <svg:desc>28§display§f(3 .98)  \doteqdot 64 - 0.02 .(48)§svg§600§FALSE§</svg:desc>
          <draw:polygon draw:style-name="gr2" draw:text-style-name="P8" draw:layer="layout" svg:width="10.178cm" svg:height="0.886cm" svg:x="7.42cm" svg:y="9.123cm" svg:viewBox="0 0 10179 887" draw:points="5089,887 0,887 0,0 10179,0 10179,887">
            <text:p/>
          </draw:polygon>
          <draw:path draw:style-name="gr3" draw:text-style-name="P9" draw:layer="layout" svg:width="0.492cm" svg:height="0.898cm" svg:x="7.422cm" svg:y="9.11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8.056cm" svg:y="9.0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8.383cm" svg:y="9.15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107cm" svg:height="0.107cm" svg:x="8.919cm" svg:y="9.708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9.147cm" svg:y="9.157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64cm" svg:y="9.15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10.146cm" svg:y="9.0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10.802cm" svg:y="9.226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826cm" svg:y="9.157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9" draw:layer="layout" svg:width="0.438cm" svg:height="0.667cm" svg:x="12.306cm" svg:y="9.14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602cm" svg:height="0.042cm" svg:x="13.069cm" svg:y="9.547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4.01cm" svg:y="9.15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4.55cm" svg:y="9.708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776cm" svg:y="9.15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393cm" svg:height="0.658cm" svg:x="15.278cm" svg:y="9.1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15.807cm" svg:y="9.708cm" svg:viewBox="0 0 108 108" svg:d="M108 54c0-29-25-54-54-54s-54 25-54 54 25 54 54 54 54-25 54-54z">
            <text:p/>
          </draw:path>
          <draw:path draw:style-name="gr3" draw:text-style-name="P9" draw:layer="layout" svg:width="0.23cm" svg:height="0.985cm" svg:x="16.093cm" svg:y="9.0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38cm" svg:height="0.667cm" svg:x="16.405cm" svg:y="9.14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409cm" svg:height="0.678cm" svg:x="16.911cm" svg:y="9.15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17.417cm" svg:y="9.0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0" draw:id="id50">
          <svg:title>TexMaths</svg:title>
          <svg:desc>28§display§\doteqdot 64 - 0.96§svg§600§FALSE§</svg:desc>
          <draw:polygon draw:style-name="gr2" draw:text-style-name="P8" draw:layer="layout" svg:width="4.836cm" svg:height="0.662cm" svg:x="10.821cm" svg:y="11.123cm" svg:viewBox="0 0 4837 663" draw:points="2419,663 0,663 0,0 4837,0 4837,663">
            <text:p/>
          </draw:polygon>
          <draw:path draw:style-name="gr3" draw:text-style-name="P9" draw:layer="layout" svg:width="0.655cm" svg:height="0.682cm" svg:x="10.828cm" svg:y="11.155cm" svg:viewBox="0 0 656 683" svg:d="M383 54c0-34-29-54-54-54-29 0-53 22-53 54 0 36 26 54 51 54 29 0 56-21 56-54zM383 630c0-36-29-54-54-54-29 0-53 20-53 54 0 31 24 53 53 53 25 0 54-20 54-53zM36 417c-18 0-36 0-36 20s18 20 34 20h589c15 0 33 0 33-20s-18-20-35-20zM34 226c-16 0-34 0-34 20 0 21 18 21 36 21h585c17 0 35 0 35-21 0-20-18-20-33-20z">
            <text:p/>
          </draw:path>
          <draw:path draw:style-name="gr3" draw:text-style-name="P9" draw:layer="layout" svg:width="0.409cm" svg:height="0.678cm" svg:x="11.852cm" svg:y="11.085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3" draw:text-style-name="P9" draw:layer="layout" svg:width="0.438cm" svg:height="0.667cm" svg:x="12.331cm" svg:y="11.074cm" svg:viewBox="0 0 439 668" svg:d="M262 506v85c0 36 0 48-74 48h-20v29c40-3 92-3 132-3 43 0 94 0 135 3v-29h-21c-73 0-76-12-76-48v-85h101v-31h-101v-450c0-18 0-25-15-25-9 0-12 0-18 11l-305 464v31zM269 475h-242l242-367z">
            <text:p/>
          </draw:path>
          <draw:path draw:style-name="gr3" draw:text-style-name="P9" draw:layer="layout" svg:width="0.602cm" svg:height="0.042cm" svg:x="13.095cm" svg:y="11.475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4.036cm" svg:y="11.085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9" draw:layer="layout" svg:width="0.107cm" svg:height="0.107cm" svg:x="14.573cm" svg:y="11.636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4.804cm" svg:y="11.085cm" svg:viewBox="0 0 410 679" svg:d="M323 343v31c0 233-103 278-162 278-18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09cm" svg:height="0.678cm" svg:x="15.297cm" svg:y="11.085cm" svg:viewBox="0 0 410 679" svg:d="M90 334v-25c0-249 123-284 172-284 25 0 65 6 87 40-15 0-53 0-53 43 0 31 22 47 45 47 15 0 44-9 44-47 0-61-42-108-125-108-126 0-260 128-260 345 0 264 114 334 206 334 110 0 204-92 204-222 0-125-87-222-197-222-67 0-103 52-123 99zM206 652c-60 0-92-61-96-74-18-47-18-125-18-143 0-77 31-177 121-177 16 0 60 0 92 62 18 36 18 88 18 135s0 96-18 132c-29 60-76 65-99 65z">
            <text:p/>
          </draw:path>
        </draw:g>
        <draw:g xml:id="id51" draw:id="id51">
          <svg:title>TexMaths</svg:title>
          <svg:desc>28§display§f(3.98) = (3.98)^3 \doteqdot 63.04§svg§600§FALSE§</svg:desc>
          <draw:polygon draw:style-name="gr2" draw:text-style-name="P8" draw:layer="layout" svg:width="10.797cm" svg:height="1.012cm" svg:x="3.121cm" svg:y="12.723cm" svg:viewBox="0 0 10798 1013" draw:points="5400,1013 0,1013 0,0 10798,0 10798,1013">
            <text:p/>
          </draw:polygon>
          <draw:path draw:style-name="gr3" draw:text-style-name="P9" draw:layer="layout" svg:width="0.492cm" svg:height="0.898cm" svg:x="3.123cm" svg:y="12.844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3.757cm" svg:y="12.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09cm" svg:height="0.678cm" svg:x="4.084cm" svg:y="12.88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107cm" svg:height="0.107cm" svg:x="4.619cm" svg:y="13.434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4.848cm" svg:y="12.883cm" svg:viewBox="0 0 410 679" svg:d="M323 343v31c0 234-103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5.341cm" svg:y="12.883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23cm" svg:height="0.985cm" svg:x="5.847cm" svg:y="12.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6.503cm" svg:y="13.1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7.583cm" svg:y="12.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09cm" svg:height="0.678cm" svg:x="7.91cm" svg:y="12.88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107cm" svg:height="0.107cm" svg:x="8.445cm" svg:y="13.434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8.676cm" svg:y="12.883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9.169cm" svg:y="12.883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23cm" svg:height="0.985cm" svg:x="9.675cm" svg:y="12.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10.038cm" svg:y="12.67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9" draw:layer="layout" svg:width="0.655cm" svg:height="0.683cm" svg:x="10.77cm" svg:y="12.952cm" svg:viewBox="0 0 656 684" svg:d="M383 54c0-34-29-54-54-54-29 0-53 22-53 54 0 36 26 54 51 54 29 0 56-21 56-54zM383 630c0-36-29-54-54-54-29 0-53 20-53 54 0 31 24 54 53 54 25 0 54-20 54-54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796cm" svg:y="12.883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9" draw:layer="layout" svg:width="0.409cm" svg:height="0.678cm" svg:x="12.289cm" svg:y="12.88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107cm" svg:height="0.107cm" svg:x="12.824cm" svg:y="13.434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3.05cm" svg:y="12.88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438cm" svg:height="0.667cm" svg:x="13.532cm" svg:y="12.871cm" svg:viewBox="0 0 439 668" svg:d="M262 507v85c0 36 0 47-74 47h-20v29c40-2 92-2 132-2 43 0 94 0 135 2v-29h-21c-74 0-76-11-76-47v-85h101v-32h-101v-450c0-18 0-25-15-25-9 0-12 0-18 11l-305 464v32zM269 475h-242l242-367z">
            <text:p/>
          </draw:path>
        </draw:g>
        <draw:g xml:id="id49" draw:id="id49">
          <svg:title>TexMaths</svg:title>
          <svg:desc>24§display§[  \text { from (III), (IV ) }  ]§svg§600§FALSE§</svg:desc>
          <draw:polygon draw:style-name="gr2" draw:text-style-name="P8" draw:layer="layout" svg:width="6.847cm" svg:height="0.759cm" svg:x="20.122cm" svg:y="9.319cm" svg:viewBox="0 0 6848 760" draw:points="3423,760 0,760 0,0 6848,0 6848,760">
            <text:p/>
          </draw:polygon>
          <draw:polygon draw:style-name="gr3" draw:text-style-name="P9" draw:layer="layout" svg:width="0.116cm" svg:height="0.844cm" svg:x="20.18cm" svg:y="9.277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20.623cm" svg:y="9.31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876cm" svg:y="9.53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1.207cm" svg:y="9.53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1.633cm" svg:y="9.536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2.673cm" svg:y="9.277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9" draw:layer="layout" svg:width="0.258cm" svg:height="0.577cm" svg:x="22.94cm" svg:y="9.333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3.268cm" svg:y="9.333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3.597cm" svg:y="9.3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925cm" svg:y="9.27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099cm" svg:height="0.253cm" svg:x="24.278cm" svg:y="9.8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9" draw:layer="layout" svg:width="0.197cm" svg:height="0.844cm" svg:x="24.804cm" svg:y="9.277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9" draw:layer="layout" svg:width="0.258cm" svg:height="0.577cm" svg:x="25.073cm" svg:y="9.3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5.369cm" svg:y="9.333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6.315cm" svg:y="9.27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9" draw:layer="layout" svg:width="0.116cm" svg:height="0.844cm" svg:x="26.895cm" svg:y="9.277cm" svg:viewBox="0 0 117 845" draw:points="117,0 0,0 0,35 83,35 83,812 0,812 0,845 117,845">
            <text:p/>
          </draw:polygon>
        </draw:g>
        <draw:g xml:id="id44" draw:id="id44">
          <svg:title>TexMaths</svg:title>
          <svg:desc>22§display§.\ .\ .\  \  (IV ) §svg§600§FALSE§</svg:desc>
          <draw:polygon draw:style-name="gr2" draw:text-style-name="P8" draw:layer="layout" svg:width="3.146cm" svg:height="0.696cm" svg:x="22.223cm" svg:y="3.318cm" svg:viewBox="0 0 3147 697" draw:points="1574,697 0,697 0,0 3147,0 3147,697">
            <text:p/>
          </draw:polygon>
          <draw:path draw:style-name="gr3" draw:text-style-name="P9" draw:layer="layout" svg:width="0.083cm" svg:height="0.083cm" svg:x="22.251cm" svg:y="3.7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723cm" svg:y="3.7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196cm" svg:y="3.7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3.936cm" svg:y="3.2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4.187cm" svg:y="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4.605cm" svg:y="3.3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5.228cm" svg:y="3.2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45" draw:id="id45">
          <svg:title>TexMaths</svg:title>
          <svg:desc>28§display§\text {We have}§svg§600§FALSE§</svg:desc>
          <draw:polygon draw:style-name="gr2" draw:text-style-name="P8" draw:layer="layout" svg:width="3.508cm" svg:height="0.606cm" svg:x="2.954cm" svg:y="5.028cm" svg:viewBox="0 0 3509 607" draw:points="1756,607 0,607 0,0 3509,0 3509,607">
            <text:p/>
          </draw:polygon>
          <draw:path draw:style-name="gr3" draw:text-style-name="P9" draw:layer="layout" svg:width="0.975cm" svg:height="0.696cm" svg:x="2.923cm" svg:y="4.99cm" svg:viewBox="0 0 976 697" svg:d="M878 96c18-56 60-65 98-65v-31c-29 2-58 2-89 2-27 0-92-2-117-2v31c65 0 86 34 86 52 0 7-3 13-5 20l-148 455-157-484c-2-2-4-9-4-14 0-29 58-29 83-29v-31c-36 2-103 2-139 2-38 0-81-2-121-2v31c56 0 76 0 90 36l20 67-137 424-159-484c0-5-2-11-2-14 0-29 58-29 83-29v-31c-36 2-103 2-139 2-38 0-81-2-121-2v31c74 0 78 5 90 41l197 605c2 9 6 20 20 20 13 0 15-7 18-20l163-502 164 502c2 9 6 20 18 20 15 0 15-7 20-20z">
            <text:p/>
          </draw:path>
          <draw:path draw:style-name="gr3" draw:text-style-name="P9" draw:layer="layout" svg:width="0.382cm" svg:height="0.454cm" svg:x="3.861cm" svg:y="5.221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9" draw:layer="layout" svg:width="0.496cm" svg:height="0.685cm" svg:x="4.632cm" svg:y="4.979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9" draw:layer="layout" svg:width="0.445cm" svg:height="0.454cm" svg:x="5.187cm" svg:y="5.221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30-88zM280 206v99c0 94-69 127-114 127-50 0-90-35-90-85 0-53 43-136 204-141z">
            <text:p/>
          </draw:path>
          <draw:path draw:style-name="gr3" draw:text-style-name="P9" draw:layer="layout" svg:width="0.483cm" svg:height="0.436cm" svg:x="5.628cm" svg:y="5.239cm" svg:viewBox="0 0 484 437" svg:d="M392 96c9-22 27-65 92-65v-31c-23 2-52 2-74 2-25 0-70-2-88-2v31c39 0 50 23 50 43 0 9-2 11-7 22l-101 254-112-276c-4-14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6.13cm" svg:y="5.221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</draw:g>
        <draw:g xml:id="id52" draw:id="id52">
          <svg:title>TexMaths</svg:title>
          <svg:desc>28§display§\therefore§svg§600§FALSE§</svg:desc>
          <draw:polygon draw:style-name="gr2" draw:text-style-name="P8" draw:layer="layout" svg:width="0.528cm" svg:height="0.433cm" svg:x="1.895cm" svg:y="13.065cm" svg:viewBox="0 0 529 434" draw:points="265,434 0,434 0,0 529,0 529,434">
            <text:p/>
          </draw:polygon>
          <draw:path draw:style-name="gr3" draw:text-style-name="P9" draw:layer="layout" svg:width="0.598cm" svg:height="0.531cm" svg:x="1.875cm" svg:y="13.0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width*0.05;width" smil:keyTimes="0;1"/>
                  <anim:animate smil:dur="0.5s" smil:fill="hold" smil:targetElement="id42" anim:sub-item="text" smil:attributeName="height" smil:values="height;height" smil:keyTimes="0;1"/>
                  <anim:animate smil:dur="0.5s" smil:fill="hold" smil:targetElement="id42" anim:sub-item="text" smil:attributeName="x" smil:values="x-.2;x" smil:keyTimes="0;1"/>
                  <anim:animate smil:dur="0.5s" smil:fill="hold" smil:targetElement="id42" anim:sub-item="text" smil:attributeName="y" smil:values="y;y" smil:keyTimes="0;1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5" smil:attributeName="visibility" smil:to="visible"/>
                  <anim:animate smil:dur="0.25s" smil:fill="hold" smil:targetElement="id45" smil:attributeName="width" smil:values="width*0.05;width" smil:keyTimes="0;1"/>
                  <anim:animate smil:dur="0.25s" smil:fill="hold" smil:targetElement="id45" smil:attributeName="height" smil:values="height;height" smil:keyTimes="0;1"/>
                  <anim:animate smil:dur="0.25s" smil:fill="hold" smil:targetElement="id45" smil:attributeName="x" smil:values="x-.2;x" smil:keyTimes="0;1"/>
                  <anim:animate smil:dur="0.25s" smil:fill="hold" smil:targetElement="id45" smil:attributeName="y" smil:values="y;y" smil:keyTimes="0;1"/>
                  <anim:transitionFilter smil:dur="0.25s" smil:targetElement="id4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6.4cm" svg:height="14.372cm" svg:x="0.8cm" svg:y="0.628cm" presentation:class="title" presentation:user-transformed="true">
          <draw:text-box>
            <text:p xml:id="id53" text:id="id53" text:style-name="P6"><text:span text:style-name="T5"><text:s text:c="5"/></text:span><text:span text:style-name="T5"><text:line-break/></text:span><text:span text:style-name="T13"><text:tab/></text:span><text:span text:style-name="T13">(3) <text:s/></text:span><text:span text:style-name="T12">Find the approximate value of <text:s/></text:span><text:span text:style-name="T10"><text:s text:c="10"/></text:span><text:span text:style-name="T10"><text:line-break/></text:span><text:span text:style-name="T10"> <text:s text:c="10"/>given that <text:s text:c="3"/></text:span><text:span text:style-name="T10"><text:tab/></text:span><text:span text:style-name="T10"><text:tab/></text:span><text:span text:style-name="T10"><text:tab/></text:span><text:span text:style-name="T10"> <text:s/></text:span><text:span text:style-name="T10"><text:line-break/></text:span><text:span text:style-name="T27"> <text:s text:c="19"/></text:span><text:span text:style-name="T10"><text:line-break/></text:span><text:span text:style-name="T10"><text:tab/>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0"><text:line-break/>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7"><text:line-break/></text:span><text:span text:style-name="T28"> <text:s text:c="6"/></text:span><text:span text:style-name="T7"><text:line-break/></text:span><text:span text:style-name="T7"><text:tab/></text:span><text:span text:style-name="T7"><text:line-break/></text:span><text:span text:style-name="T29"><text:tab/></text:span><text:span text:style-name="T7"><text:line-break/></text:span><text:span text:style-name="T7"><text:tab/></text:span><text:span text:style-name="T7"><text:line-break/></text:span><text:span text:style-name="T7"><text:tab/></text:span><text:span text:style-name="T7"><text:line-break/></text:span><text:span text:style-name="T7"><text:tab/></text:span></text:p>
          </draw:text-box>
        </draw:frame>
        <draw:g xml:id="id54" draw:id="id54">
          <svg:title>TexMaths</svg:title>
          <svg:desc>28§display§\sin ( 30^\circ\  30' )§svg§600§FALSE§</svg:desc>
          <draw:polygon draw:style-name="gr2" draw:text-style-name="P8" draw:layer="layout" svg:width="4.802cm" svg:height="0.939cm" svg:x="16.083cm" svg:y="1.259cm" svg:viewBox="0 0 4803 940" draw:points="2401,940 0,940 0,0 4803,0 4803,940">
            <text:p/>
          </draw:polygon>
          <draw:path draw:style-name="gr3" draw:text-style-name="P9" draw:layer="layout" svg:width="0.324cm" svg:height="0.454cm" svg:x="16.065cm" svg:y="1.55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6.455cm" svg:y="1.34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16.726cm" svg:y="1.56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23cm" svg:height="0.984cm" svg:x="17.34cm" svg:y="1.2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17.667cm" svg:y="1.3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18.155cm" svg:y="1.34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18.661cm" svg:y="1.275cm" svg:viewBox="0 0 298 298" svg:d="M298 150c0-85-67-150-148-150-85 0-150 67-150 148 0 85 67 150 150 150s148-67 148-148zM150 264c-65 0-116-54-116-114 0-65 51-116 116-116s114 53 114 114c0 65-51 116-114 116z">
            <text:p/>
          </draw:path>
          <draw:path draw:style-name="gr3" draw:text-style-name="P9" draw:layer="layout" svg:width="0.409cm" svg:height="0.677cm" svg:x="19.429cm" svg:y="1.347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19.92cm" svg:y="1.34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74cm" svg:height="0.357cm" svg:x="20.406cm" svg:y="1.21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20.706cm" svg:y="1.26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55" draw:id="id55">
          <svg:title>TexMaths</svg:title>
          <svg:desc>28§display§1^\circ = 0.0175^c \ \text { and } \ \cos 30^\circ = 0.866§svg§600§FALSE§</svg:desc>
          <draw:polygon draw:style-name="gr2" draw:text-style-name="P8" draw:layer="layout" svg:width="14.786cm" svg:height="0.65cm" svg:x="7.765cm" svg:y="2.558cm" svg:viewBox="0 0 14787 651" draw:points="7392,651 0,651 0,0 14787,0 14787,651">
            <text:p/>
          </draw:polygon>
          <draw:path draw:style-name="gr3" draw:text-style-name="P9" draw:layer="layout" svg:width="0.326cm" svg:height="0.657cm" svg:x="7.803cm" svg:y="2.58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297cm" svg:height="0.297cm" svg:x="8.26cm" svg:y="2.509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655cm" svg:height="0.232cm" svg:x="8.988cm" svg:y="2.8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10.012cm" svg:y="2.581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0.549cm" svg:y="3.131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0.776cm" svg:y="2.581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326cm" svg:height="0.657cm" svg:x="11.318cm" svg:y="2.58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22cm" svg:height="0.689cm" svg:x="11.777cm" svg:y="2.569cm" svg:viewBox="0 0 423 690" svg:d="M417 67c6-13 6-16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2.263cm" svg:y="2.581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4-105 64-72 0-128-51-146-109 3 0 7 0 18 0 32 0 50-25 50-47 0-25-18-49-50-49-15 0-49 6-49 53 0 83 67 179 179 179 114 0 215-94 215-219z">
            <text:p/>
          </draw:path>
          <draw:path draw:style-name="gr3" draw:text-style-name="P9" draw:layer="layout" svg:width="0.299cm" svg:height="0.312cm" svg:x="12.749cm" svg:y="2.525cm" svg:viewBox="0 0 300 313" svg:d="M260 40c-25 5-34 23-34 38 0 21 14 27 27 27 16 0 38-11 38-45 0-47-54-60-89-60-106 0-202 96-202 193 0 58 43 120 128 120 118 0 172-69 172-78 0-4-7-13-11-13-5 0-7 2-11 9-54 62-137 62-148 62-49 0-72-33-72-76 0-20 9-96 45-143 27-36 63-54 99-54 9 0 42 0 58 20z">
            <text:p/>
          </draw:path>
          <draw:path draw:style-name="gr3" draw:text-style-name="P9" draw:layer="layout" svg:width="0.445cm" svg:height="0.453cm" svg:x="13.804cm" svg:y="2.796cm" svg:viewBox="0 0 446 454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5 159 105 65 0 110-40 128-87zM280 206v98c0 95-69 128-114 128-50 0-90-36-90-85 0-54 43-137 204-141z">
            <text:p/>
          </draw:path>
          <draw:path draw:style-name="gr3" draw:text-style-name="P9" draw:layer="layout" svg:width="0.496cm" svg:height="0.436cm" svg:x="14.286cm" svg:y="2.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87cm" svg:height="0.695cm" svg:x="14.835cm" svg:y="2.554cm" svg:viewBox="0 0 488 696" svg:d="M343 631v65l145-11v-31c-69 0-78-7-78-54v-600l-141 11v32c69 0 76 6 76 53v213c-29-34-72-60-125-60-117 0-220 96-220 223 0 126 96 224 211 224 62 0 107-33 132-65zM343 367v202c0 18 0 20-11 35-30 47-74 70-117 70-45 0-81-25-105-63-25-40-27-96-27-136 0-38 2-97 29-141 22-32 58-63 112-63 36 0 76 13 108 58 11 18 11 20 11 38z">
            <text:p/>
          </draw:path>
          <draw:path draw:style-name="gr3" draw:text-style-name="P9" draw:layer="layout" svg:width="0.375cm" svg:height="0.453cm" svg:x="16.201cm" svg:y="2.79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9" draw:layer="layout" svg:width="0.438cm" svg:height="0.453cm" svg:x="16.634cm" svg:y="2.796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24cm" svg:height="0.453cm" svg:x="17.131cm" svg:y="2.796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09cm" svg:height="0.677cm" svg:x="17.691cm" svg:y="2.581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9" draw:layer="layout" svg:width="0.416cm" svg:height="0.677cm" svg:x="18.182cm" svg:y="2.581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18.688cm" svg:y="2.509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655cm" svg:height="0.232cm" svg:x="19.416cm" svg:y="2.8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20.437cm" svg:y="2.581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20.975cm" svg:y="3.131cm" svg:viewBox="0 0 108 107" svg:d="M108 54c0-29-25-54-54-54s-54 25-54 54 25 53 54 53 54-24 54-53z">
            <text:p/>
          </draw:path>
          <draw:path draw:style-name="gr3" draw:text-style-name="P9" draw:layer="layout" svg:width="0.409cm" svg:height="0.677cm" svg:x="21.206cm" svg:y="2.581cm" svg:viewBox="0 0 410 678" svg:d="M119 206c-45-29-50-63-50-81 0-58 65-100 135-100 74 0 136 51 136 123 0 56-38 103-98 136zM264 300c72-36 119-87 119-152 0-92-87-148-177-148-98 0-179 74-179 166 0 18 2 60 42 107 12 11 50 36 74 54-58 29-143 83-143 181 0 105 101 170 204 170 112 0 206-80 206-185 0-36-11-81-47-124-20-20-36-29-99-69zM166 343l121 76c27 18 74 47 74 107 0 74-74 125-155 125-85 0-157-60-157-143 0-58 32-121 117-165z">
            <text:p/>
          </draw:path>
          <draw:path draw:style-name="gr3" draw:text-style-name="P9" draw:layer="layout" svg:width="0.409cm" svg:height="0.677cm" svg:x="21.698cm" svg:y="2.581cm" svg:viewBox="0 0 410 678" svg:d="M90 334v-25c0-249 123-284 172-284 25 0 65 6 87 40-15 0-53 0-53 42 0 32 22 47 44 47 16 0 45-8 45-47 0-60-42-107-125-107-126 0-260 128-260 345 0 264 114 333 206 333 110 0 204-91 204-221 0-126-87-222-197-222-67 0-103 52-123 99zM206 651c-63 0-92-60-96-73-18-47-18-126-18-144 0-76 31-177 121-177 15 0 60 0 92 63 18 36 18 87 18 134s0 97-18 133c-29 60-77 64-99 64z">
            <text:p/>
          </draw:path>
          <draw:path draw:style-name="gr3" draw:text-style-name="P9" draw:layer="layout" svg:width="0.409cm" svg:height="0.677cm" svg:x="22.189cm" svg:y="2.581cm" svg:viewBox="0 0 410 678" svg:d="M90 334v-25c0-249 123-284 172-284 25 0 65 6 87 40-15 0-53 0-53 42 0 32 22 47 44 47 16 0 45-8 45-47 0-60-42-107-125-107-126 0-260 128-260 345 0 264 114 333 206 333 110 0 204-91 204-221 0-126-87-222-197-222-67 0-103 52-123 99zM206 651c-63 0-92-60-96-73-18-47-18-126-18-144 0-76 31-177 121-177 15 0 60 0 92 63 18 36 18 87 18 134s0 97-18 133c-29 60-77 64-99 64z">
            <text:p/>
          </draw:path>
        </draw:g>
        <draw:g xml:id="id56" draw:id="id56">
          <svg:title>TexMaths</svg:title>
          <svg:desc>28§display§f(x) =  \sin x§svg§600§FALSE§</svg:desc>
          <draw:polygon draw:style-name="gr2" draw:text-style-name="P8" draw:layer="layout" svg:width="5.021cm" svg:height="0.886cm" svg:x="8.17cm" svg:y="4.057cm" svg:viewBox="0 0 5022 887" draw:points="2511,887 0,887 0,0 5022,0 5022,887">
            <text:p/>
          </draw:polygon>
          <draw:path draw:style-name="gr3" draw:text-style-name="P9" draw:layer="layout" svg:width="0.492cm" svg:height="0.898cm" svg:x="8.172cm" svg:y="4.053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8.806cm" svg:y="4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9.12cm" svg:y="4.3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9.709cm" svg:y="4.0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232cm" svg:x="10.365cm" svg:y="4.3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4cm" svg:height="0.454cm" svg:x="11.38cm" svg:y="4.3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212cm" svg:height="0.66cm" svg:x="11.769cm" svg:y="4.0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2.04cm" svg:y="4.31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9" draw:layer="layout" svg:width="0.492cm" svg:height="0.447cm" svg:x="12.748cm" svg:y="4.3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58" draw:id="id58">
          <svg:title>TexMaths</svg:title>
          <svg:desc>28§display§\text {Diff.}  \ w. \ r. \ t. \ x§svg§600§FALSE§</svg:desc>
          <draw:polygon draw:style-name="gr2" draw:text-style-name="P8" draw:layer="layout" svg:width="5.93cm" svg:height="0.606cm" svg:x="7.625cm" svg:y="5.515cm" svg:viewBox="0 0 5931 607" draw:points="2967,607 0,607 0,0 5931,0 5931,607">
            <text:p/>
          </draw:polygon>
          <draw:path draw:style-name="gr3" draw:text-style-name="P9" draw:layer="layout" svg:width="0.662cm" svg:height="0.673cm" svg:x="7.609cm" svg:y="5.488cm" svg:viewBox="0 0 663 674" svg:d="M0 0v31h25c76 0 76 12 76 45v522c0 36 0 45-76 45h-25v31h361c166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8.36cm" svg:y="5.5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8.626cm" svg:y="5.466cm" svg:viewBox="0 0 594 697" svg:d="M417 300h112v-29h-117v-114c0-90 50-135 92-135 5 0 18 0 34 7-11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9.26cm" svg:y="6.055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9.805cm" svg:y="5.726cm" svg:viewBox="0 0 654 448" svg:d="M428 101c4-20 13-58 13-63 0-18-13-27-26-27-14 0-32 7-39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9" draw:layer="layout" svg:width="0.107cm" svg:height="0.107cm" svg:x="10.591cm" svg:y="6.055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1.138cm" svg:y="5.726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9" draw:layer="layout" svg:width="0.107cm" svg:height="0.107cm" svg:x="11.611cm" svg:y="6.055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2.151cm" svg:y="5.544cm" svg:viewBox="0 0 305 630" svg:d="M181 224h95c18 0 29 0 29-20 0-11-11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2.567cm" svg:y="6.055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3.114cm" svg:y="5.72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 xml:id="id59" draw:id="id59">
          <svg:title>TexMaths</svg:title>
          <svg:desc>28§display§f'(x) =  \cos x§svg§600§FALSE§</svg:desc>
          <draw:polygon draw:style-name="gr2" draw:text-style-name="P8" draw:layer="layout" svg:width="5.407cm" svg:height="0.939cm" svg:x="7.871cm" svg:y="7.162cm" svg:viewBox="0 0 5408 940" draw:points="2704,940 0,940 0,0 5408,0 5408,940">
            <text:p/>
          </draw:polygon>
          <draw:path draw:style-name="gr3" draw:text-style-name="P9" draw:layer="layout" svg:width="0.492cm" svg:height="0.897cm" svg:x="7.873cm" svg:y="7.212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8.442cm" svg:y="7.113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8.783cm" svg:y="7.1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9.096cm" svg:y="7.46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9" draw:layer="layout" svg:width="0.23cm" svg:height="0.984cm" svg:x="9.688cm" svg:y="7.16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232cm" svg:x="10.342cm" svg:y="7.5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75cm" svg:height="0.454cm" svg:x="11.359cm" svg:y="7.46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9" draw:layer="layout" svg:width="0.438cm" svg:height="0.454cm" svg:x="11.791cm" svg:y="7.462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24cm" svg:height="0.454cm" svg:x="12.289cm" svg:y="7.46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92cm" svg:height="0.447cm" svg:x="12.835cm" svg:y="7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</draw:g>
        <draw:g xml:id="id62" draw:id="id62">
          <svg:title>TexMaths</svg:title>
          <svg:desc>28§display§30^\circ\  30' = 30^\circ\ + 30' = 30^\circ\ + \left( \frac{1}{2} \right)^\circ§svg§600§FALSE§</svg:desc>
          <draw:polygon draw:style-name="gr2" draw:text-style-name="P8" draw:layer="layout" svg:width="15.273cm" svg:height="2.339cm" svg:x="7.279cm" svg:y="8.662cm" svg:viewBox="0 0 15274 2340" draw:points="7636,2340 0,2340 0,0 15274,0 15274,2340">
            <text:p/>
          </draw:polygon>
          <draw:path draw:style-name="gr3" draw:text-style-name="P9" draw:layer="layout" svg:width="0.409cm" svg:height="0.678cm" svg:x="7.27cm" svg:y="9.46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7.761cm" svg:y="9.462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7 18 117 115 9 56 9 130 9 192 0 74 0 141-11 204-14 94-70 125-115 125z">
            <text:p/>
          </draw:path>
          <draw:path draw:style-name="gr3" draw:text-style-name="P9" draw:layer="layout" svg:width="0.297cm" svg:height="0.297cm" svg:x="8.267cm" svg:y="9.39cm" svg:viewBox="0 0 298 298" svg:d="M298 150c0-85-67-150-148-150-85 0-150 67-150 148 0 85 67 150 150 150s148-67 148-148zM150 264c-67 0-116-53-116-114 0-65 51-116 116-116s114 53 114 114c0 65-51 116-114 116z">
            <text:p/>
          </draw:path>
          <draw:path draw:style-name="gr3" draw:text-style-name="P9" draw:layer="layout" svg:width="0.409cm" svg:height="0.678cm" svg:x="9.035cm" svg:y="9.46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9.526cm" svg:y="9.462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7 18 117 115 9 56 9 130 9 192 0 74 0 141-11 204-14 94-70 125-115 125z">
            <text:p/>
          </draw:path>
          <draw:path draw:style-name="gr3" draw:text-style-name="P9" draw:layer="layout" svg:width="0.174cm" svg:height="0.357cm" svg:x="10.012cm" svg:y="9.325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655cm" svg:height="0.232cm" svg:x="10.583cm" svg:y="9.7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609cm" svg:y="9.462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12.097cm" svg:y="9.462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3" draw:text-style-name="P9" draw:layer="layout" svg:width="0.297cm" svg:height="0.297cm" svg:x="12.603cm" svg:y="9.39cm" svg:viewBox="0 0 298 298" svg:d="M298 150c0-85-67-150-148-150-85 0-150 67-150 148 0 85 67 150 150 150s148-67 148-148zM150 264c-65 0-116-53-116-114 0-65 51-116 116-116s114 53 114 114c0 65-51 116-114 116z">
            <text:p/>
          </draw:path>
          <draw:path draw:style-name="gr3" draw:text-style-name="P9" draw:layer="layout" svg:width="0.655cm" svg:height="0.657cm" svg:x="13.604cm" svg:y="9.5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09cm" svg:height="0.678cm" svg:x="14.574cm" svg:y="9.462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15.065cm" svg:y="9.462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9" draw:layer="layout" svg:width="0.174cm" svg:height="0.357cm" svg:x="15.551cm" svg:y="9.32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655cm" svg:height="0.232cm" svg:x="16.122cm" svg:y="9.7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7.148cm" svg:y="9.46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17.636cm" svg:y="9.462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9" draw:layer="layout" svg:width="0.297cm" svg:height="0.297cm" svg:x="18.143cm" svg:y="9.39cm" svg:viewBox="0 0 298 298" svg:d="M298 150c0-85-67-150-148-150-85 0-150 67-150 148 0 85 67 150 150 150s148-67 148-148zM150 264c-65 0-116-53-116-114 0-65 51-116 116-116s114 53 114 114c0 65-51 116-114 116z">
            <text:p/>
          </draw:path>
          <draw:path draw:style-name="gr3" draw:text-style-name="P9" draw:layer="layout" svg:width="0.655cm" svg:height="0.657cm" svg:x="19.144cm" svg:y="9.5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2.362cm" svg:x="20.277cm" svg:y="8.689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3" draw:text-style-name="P9" draw:layer="layout" svg:width="0.326cm" svg:height="0.657cm" svg:x="21.003cm" svg:y="8.79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0.494cm" svg:height="0.042cm" svg:x="20.916cm" svg:y="9.852cm" svg:viewBox="0 0 495 43" draw:points="246,43 0,43 0,0 495,0 495,43">
            <text:p/>
          </draw:polygon>
          <draw:path draw:style-name="gr3" draw:text-style-name="P9" draw:layer="layout" svg:width="0.393cm" svg:height="0.657cm" svg:x="20.965cm" svg:y="10.13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85cm" svg:height="2.362cm" svg:x="21.561cm" svg:y="8.689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3" draw:text-style-name="P9" draw:layer="layout" svg:width="0.297cm" svg:height="0.297cm" svg:x="22.302cm" svg:y="8.613cm" svg:viewBox="0 0 298 298" svg:d="M298 150c0-85-67-150-148-150-85 0-150 67-150 148 0 85 67 150 150 150s148-67 148-148zM150 264c-65 0-116-53-116-114 0-65 51-116 116-116s114 53 114 114c0 65-51 116-114 116z">
            <text:p/>
          </draw:path>
        </draw:g>
        <draw:g xml:id="id64" draw:id="id64">
          <svg:title>TexMaths</svg:title>
          <svg:desc>28§display§30^\circ\  30' = \frac{\pi}{6} + \frac{0.0175^c}{2} = \frac{\pi}{6} + 0.00875^c§svg§600§FALSE§</svg:desc>
          <draw:polygon draw:style-name="gr2" draw:text-style-name="P8" draw:layer="layout" svg:width="16.559cm" svg:height="1.93cm" svg:x="6.383cm" svg:y="11.866cm" svg:viewBox="0 0 16560 1931" draw:points="8279,1931 0,1931 0,0 16560,0 16560,1931">
            <text:p/>
          </draw:polygon>
          <draw:path draw:style-name="gr3" draw:text-style-name="P9" draw:layer="layout" svg:width="0.409cm" svg:height="0.678cm" svg:x="6.374cm" svg:y="12.49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9" draw:layer="layout" svg:width="0.416cm" svg:height="0.678cm" svg:x="6.865cm" svg:y="12.494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3" draw:text-style-name="P9" draw:layer="layout" svg:width="0.297cm" svg:height="0.297cm" svg:x="7.371cm" svg:y="12.422cm" svg:viewBox="0 0 298 298" svg:d="M298 150c0-85-67-150-148-150-85 0-150 67-150 148 0 85 67 150 150 150s148-67 148-148zM150 264c-67 0-116-53-116-114 0-65 51-116 116-116s114 53 114 114c0 65-51 116-114 116z">
            <text:p/>
          </draw:path>
          <draw:path draw:style-name="gr3" draw:text-style-name="P9" draw:layer="layout" svg:width="0.409cm" svg:height="0.678cm" svg:x="8.139cm" svg:y="12.49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9" draw:layer="layout" svg:width="0.416cm" svg:height="0.678cm" svg:x="8.63cm" svg:y="12.494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3" draw:text-style-name="P9" draw:layer="layout" svg:width="0.174cm" svg:height="0.357cm" svg:x="9.116cm" svg:y="12.357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655cm" svg:height="0.232cm" svg:x="9.687cm" svg:y="12.7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532cm" svg:height="0.436cm" svg:x="10.816cm" svg:y="12.059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10.789cm" svg:y="12.884cm" svg:viewBox="0 0 598 43" draw:points="300,43 0,43 0,0 598,0 598,43">
            <text:p/>
          </draw:polygon>
          <draw:path draw:style-name="gr3" draw:text-style-name="P9" draw:layer="layout" svg:width="0.409cm" svg:height="0.678cm" svg:x="10.883cm" svg:y="13.168cm" svg:viewBox="0 0 410 679" svg:d="M90 334v-25c0-249 123-284 172-284 25 0 65 6 87 40-15 0-53 0-53 43 0 31 22 47 44 47 16 0 45-9 45-47 0-61-42-108-125-108-126 0-260 128-260 345 0 264 114 334 206 334 110 0 204-92 204-222 0-125-87-222-197-222-67 0-103 52-123 99zM206 652c-63 0-92-60-96-74-18-47-18-125-18-143 0-77 31-177 121-177 15 0 60 0 92 62 18 36 18 88 18 135s0 96-18 132c-29 61-77 65-99 65z">
            <text:p/>
          </draw:path>
          <draw:path draw:style-name="gr3" draw:text-style-name="P9" draw:layer="layout" svg:width="0.655cm" svg:height="0.658cm" svg:x="11.777cm" svg:y="12.5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12.863cm" svg:y="11.82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  <draw:path draw:style-name="gr3" draw:text-style-name="P9" draw:layer="layout" svg:width="0.107cm" svg:height="0.107cm" svg:x="13.401cm" svg:y="12.377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3.627cm" svg:y="11.82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  <draw:path draw:style-name="gr3" draw:text-style-name="P9" draw:layer="layout" svg:width="0.326cm" svg:height="0.658cm" svg:x="14.169cm" svg:y="11.82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22cm" svg:height="0.689cm" svg:x="14.628cm" svg:y="11.817cm" svg:viewBox="0 0 423 690" svg:d="M414 67c9-13 9-15 9-36h-239c-121 0-124-13-126-31h-24l-34 204h25c2-16 11-79 24-90 7-6 85-6 97-6h206c-12 15-90 123-112 156-88 133-121 269-121 370 0 11 0 56 45 56 47 0 47-45 47-56v-49c0-54 2-110 11-162 2-22 15-107 60-170z">
            <text:p/>
          </draw:path>
          <draw:path draw:style-name="gr3" draw:text-style-name="P9" draw:layer="layout" svg:width="0.393cm" svg:height="0.678cm" svg:x="15.114cm" svg:y="11.826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4-18-49-50-49-15 0-49 7-49 54 0 83 69 179 179 179 114 0 215-94 215-220z">
            <text:p/>
          </draw:path>
          <draw:path draw:style-name="gr3" draw:text-style-name="P9" draw:layer="layout" svg:width="0.299cm" svg:height="0.313cm" svg:x="15.6cm" svg:y="11.821cm" svg:viewBox="0 0 300 314" svg:d="M260 40c-25 5-34 23-34 38 0 21 14 27 27 27 16 0 38-11 38-45 0-47-54-60-89-60-106 0-202 96-202 193 0 58 43 121 128 121 118 0 172-70 172-79 0-4-7-13-11-13-5 0-7 2-11 9-54 63-135 63-148 63-49 0-72-34-72-77 0-20 9-96 45-143 27-36 63-54 99-54 9 0 42 0 58 20z">
            <text:p/>
          </draw:path>
          <draw:polygon draw:style-name="gr3" draw:text-style-name="P9" draw:layer="layout" svg:width="3.135cm" svg:height="0.042cm" svg:x="12.823cm" svg:y="12.884cm" svg:viewBox="0 0 3136 43" draw:points="1568,43 0,43 0,0 3136,0 3136,43">
            <text:p/>
          </draw:polygon>
          <draw:path draw:style-name="gr3" draw:text-style-name="P9" draw:layer="layout" svg:width="0.393cm" svg:height="0.658cm" svg:x="14.194cm" svg:y="13.168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655cm" svg:height="0.232cm" svg:x="16.404cm" svg:y="12.7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532cm" svg:height="0.436cm" svg:x="17.533cm" svg:y="12.059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17.506cm" svg:y="12.884cm" svg:viewBox="0 0 598 43" draw:points="300,43 0,43 0,0 598,0 598,43">
            <text:p/>
          </draw:polygon>
          <draw:path draw:style-name="gr3" draw:text-style-name="P9" draw:layer="layout" svg:width="0.409cm" svg:height="0.678cm" svg:x="17.601cm" svg:y="13.168cm" svg:viewBox="0 0 410 679" svg:d="M90 334v-25c0-249 123-284 172-284 25 0 65 6 87 40-15 0-53 0-53 43 0 31 22 47 44 47 16 0 45-9 45-47 0-61-42-108-125-108-126 0-260 128-260 345 0 264 114 334 206 334 110 0 204-92 204-222 0-125-87-222-197-222-67 0-103 52-123 99zM206 652c-63 0-92-60-96-74-18-47-18-125-18-143 0-77 31-177 121-177 15 0 60 0 92 62 18 36 18 88 18 135s0 96-18 132c-29 61-77 65-99 65z">
            <text:p/>
          </draw:path>
          <draw:path draw:style-name="gr3" draw:text-style-name="P9" draw:layer="layout" svg:width="0.655cm" svg:height="0.658cm" svg:x="18.494cm" svg:y="12.5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19.462cm" svg:y="12.494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9.999cm" svg:y="13.045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20.228cm" svg:y="12.494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  <draw:path draw:style-name="gr3" draw:text-style-name="P9" draw:layer="layout" svg:width="0.416cm" svg:height="0.678cm" svg:x="20.718cm" svg:y="12.494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  <draw:path draw:style-name="gr3" draw:text-style-name="P9" draw:layer="layout" svg:width="0.409cm" svg:height="0.678cm" svg:x="21.213cm" svg:y="12.494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0-157-143 0-59 32-121 117-166z">
            <text:p/>
          </draw:path>
          <draw:path draw:style-name="gr3" draw:text-style-name="P9" draw:layer="layout" svg:width="0.422cm" svg:height="0.689cm" svg:x="21.72cm" svg:y="12.482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393cm" svg:height="0.678cm" svg:x="22.206cm" svg:y="12.494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4-18-49-50-49-15 0-49 7-49 54 0 83 69 179 179 179 114 0 215-94 215-220z">
            <text:p/>
          </draw:path>
          <draw:path draw:style-name="gr3" draw:text-style-name="P9" draw:layer="layout" svg:width="0.299cm" svg:height="0.313cm" svg:x="22.692cm" svg:y="12.438cm" svg:viewBox="0 0 300 314" svg:d="M260 40c-25 5-34 23-34 38 0 21 14 27 27 27 16 0 38-11 38-45 0-47-54-60-89-60-106 0-202 96-202 193 0 58 43 121 128 121 118 0 172-70 172-79 0-4-7-13-11-13-5 0-7 2-11 9-54 63-137 63-148 63-49 0-72-34-72-77 0-20 9-96 45-143 27-36 63-54 99-54 9 0 42 0 58 20z">
            <text:p/>
          </draw:path>
        </draw:g>
        <draw:g xml:id="id63" draw:id="id63">
          <svg:title>TexMaths</svg:title>
          <svg:desc>34§display§\therefore§svg§600§FALSE§</svg:desc>
          <draw:polygon draw:style-name="gr2" draw:text-style-name="P8" draw:layer="layout" svg:width="0.642cm" svg:height="0.526cm" svg:x="4.898cm" svg:y="12.576cm" svg:viewBox="0 0 643 527" draw:points="322,527 0,527 0,0 643,0 643,527">
            <text:p/>
          </draw:polygon>
          <draw:path draw:style-name="gr3" draw:text-style-name="P9" draw:layer="layout" svg:width="0.727cm" svg:height="0.645cm" svg:x="4.873cm" svg:y="12.516cm" svg:viewBox="0 0 728 646" svg:d="M428 62c0-32-30-62-63-62-35 0-65 30-65 62 0 36 30 66 65 66 33 0 63-28 63-66zM728 581c0-33-27-63-63-63-35 0-65 30-65 63 0 35 30 65 65 65 36 0 63-30 63-65zM128 581c0-33-30-63-65-63-33 0-63 30-63 63 0 35 30 65 63 65 35 0 65-30 65-65z">
            <text:p/>
          </draw:path>
        </draw:g>
        <draw:g xml:id="id57" draw:id="id57">
          <svg:title>TexMaths</svg:title>
          <svg:desc>22§display§.\ .\ .\  \  (I) §svg§600§FALSE§</svg:desc>
          <draw:polygon draw:style-name="gr2" draw:text-style-name="P8" draw:layer="layout" svg:width="2.523cm" svg:height="0.696cm" svg:x="19.025cm" svg:y="4.118cm" svg:viewBox="0 0 2524 697" draw:points="1262,697 0,697 0,0 2524,0 2524,697">
            <text:p/>
          </draw:polygon>
          <draw:path draw:style-name="gr3" draw:text-style-name="P9" draw:layer="layout" svg:width="0.083cm" svg:height="0.083cm" svg:x="19.053cm" svg:y="4.5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525cm" svg:y="4.5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998cm" svg:y="4.5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738cm" svg:y="4.0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989cm" svg:y="4.1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1.407cm" svg:y="4.0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60" draw:id="id60">
          <svg:title>TexMaths</svg:title>
          <svg:desc>22§display§.\ .\ .\  \  (II) §svg§600§FALSE§</svg:desc>
          <draw:polygon draw:style-name="gr2" draw:text-style-name="P8" draw:layer="layout" svg:width="2.923cm" svg:height="0.696cm" svg:x="18.827cm" svg:y="7.218cm" svg:viewBox="0 0 2924 697" draw:points="1462,697 0,697 0,0 2924,0 2924,697">
            <text:p/>
          </draw:polygon>
          <draw:path draw:style-name="gr3" draw:text-style-name="P9" draw:layer="layout" svg:width="0.083cm" svg:height="0.083cm" svg:x="18.855cm" svg:y="7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327cm" svg:y="7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8cm" svg:y="7.6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539cm" svg:y="7.1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20.791cm" svg:y="7.2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1.19cm" svg:y="7.2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21.609cm" svg:y="7.17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61" draw:id="id61">
          <svg:title>TexMaths</svg:title>
          <svg:desc>28§display§\text {Now}§svg§600§FALSE§</svg:desc>
          <draw:polygon draw:style-name="gr2" draw:text-style-name="P8" draw:layer="layout" svg:width="1.797cm" svg:height="0.586cm" svg:x="4.342cm" svg:y="9.417cm" svg:viewBox="0 0 1798 587" draw:points="898,587 0,587 0,0 1798,0 1798,587">
            <text:p/>
          </draw:polygon>
          <draw:path draw:style-name="gr3" draw:text-style-name="P9" draw:layer="layout" svg:width="0.673cm" svg:height="0.674cm" svg:x="4.324cm" svg:y="9.36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9" draw:layer="layout" svg:width="0.438cm" svg:height="0.454cm" svg:x="5.058cm" svg:y="9.59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9" draw:layer="layout" svg:width="0.675cm" svg:height="0.436cm" svg:x="5.513cm" svg:y="9.61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width*0.05;width" smil:keyTimes="0;1"/>
                  <anim:animate smil:dur="0.5s" smil:fill="hold" smil:targetElement="id53" anim:sub-item="text" smil:attributeName="height" smil:values="height;height" smil:keyTimes="0;1"/>
                  <anim:animate smil:dur="0.5s" smil:fill="hold" smil:targetElement="id53" anim:sub-item="text" smil:attributeName="x" smil:values="x-.2;x" smil:keyTimes="0;1"/>
                  <anim:animate smil:dur="0.5s" smil:fill="hold" smil:targetElement="id53" anim:sub-item="text" smil:attributeName="y" smil:values="y;y" smil:keyTimes="0;1"/>
                  <anim:transitionFilter smil:dur="0.5s" smil:targetElement="id5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width*0.05;width" smil:keyTimes="0;1"/>
                  <anim:animate smil:dur="0.5s" smil:fill="hold" smil:targetElement="id61" smil:attributeName="height" smil:values="height;height" smil:keyTimes="0;1"/>
                  <anim:animate smil:dur="0.5s" smil:fill="hold" smil:targetElement="id61" smil:attributeName="x" smil:values="x-.2;x" smil:keyTimes="0;1"/>
                  <anim:animate smil:dur="0.5s" smil:fill="hold" smil:targetElement="id61" smil:attributeName="y" smil:values="y;y" smil:keyTimes="0;1"/>
                  <anim:transitionFilter smil:dur="0.5s" smil:targetElement="id6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9">
        <office:forms form:automatic-focus="false" form:apply-design-mode="false"/>
        <draw:frame presentation:style-name="pr12" draw:text-style-name="P6" draw:layer="layout" svg:width="25.199cm" svg:height="14.172cm" svg:x="1.4cm" svg:y="0.628cm" presentation:class="title" presentation:user-transformed="true">
          <draw:text-box>
            <text:p text:style-name="P6"><text:span text:style-name="T30"><text:s text:c="7"/></text:span><text:span text:style-name="T31"><text:line-break/></text:span><text:span text:style-name="T31"> </text:span><text:span text:style-name="T9"><text:line-break/></text:span><text:span text:style-name="T32"> <text:s text:c="10"/></text:span><text:span text:style-name="T9"><text:line-break/></text:span><text:span text:style-name="T26"> <text:s text:c="2"/></text:span><text:span text:style-name="T9"><text:s text:c="23"/></text:span><text:span text:style-name="T9"><text:line-break/></text:span><text:span text:style-name="T9"><text:line-break/></text:span><text:span text:style-name="T9"> <text:s text:c="63"/></text:span><text:span text:style-name="T26"><text:s text:c="2"/></text:span><text:span text:style-name="T20"><text:line-break/></text:span><text:span text:style-name="T33"> <text:s text:c="9"/></text:span><text:span text:style-name="T20"><text:line-break/></text:span><text:span text:style-name="T26"> <text:s text:c="2"/></text:span><text:span text:style-name="T9"><text:line-break/>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/text:p>
          </draw:text-box>
        </draw:frame>
        <draw:g xml:id="id66" draw:id="id66">
          <svg:title>TexMaths</svg:title>
          <svg:desc>28§display§a = \frac{\pi}{6},  \ \ h = 0.00875§svg§600§FALSE§</svg:desc>
          <draw:polygon draw:style-name="gr2" draw:text-style-name="P8" draw:layer="layout" svg:width="8.716cm" svg:height="1.687cm" svg:x="4.131cm" svg:y="1.118cm" svg:viewBox="0 0 8717 1688" draw:points="4359,1688 0,1688 0,0 8717,0 8717,1688">
            <text:p/>
          </draw:polygon>
          <draw:path draw:style-name="gr3" draw:text-style-name="P9" draw:layer="layout" svg:width="0.452cm" svg:height="0.447cm" svg:x="4.122cm" svg:y="1.723cm" svg:viewBox="0 0 453 448" svg:d="M329 63c-18-36-47-63-92-63-114 0-237 145-237 289 0 94 54 159 132 159 20 0 70-5 128-74 9 40 42 74 89 74 36 0 59-23 74-54 16-36 30-96 30-99 0-9-9-9-12-9-11 0-11 3-13 18-18 63-36 121-76 121-27 0-29-24-29-45 0-22 2-29 13-73 11-41 11-52 20-88l36-138c7-30 7-30 7-34 0-18-11-27-27-27-25 0-40 23-43 43zM264 320c-4 18-4 18-20 36-42 54-83 69-110 69-49 0-65-53-65-92 0-49 32-172 56-217 30-58 74-94 115-94 65 0 78 81 78 88 0 4-2 11-4 15z">
            <text:p/>
          </draw:path>
          <draw:path draw:style-name="gr3" draw:text-style-name="P9" draw:layer="layout" svg:width="0.655cm" svg:height="0.232cm" svg:x="4.931cm" svg:y="1.79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532cm" svg:height="0.435cm" svg:x="6.06cm" svg:y="1.069cm" svg:viewBox="0 0 533 436" svg:d="M235 58h112c-33 146-42 188-42 255 0 14 0 41 9 74 9 45 20 49 35 49 21 0 41-17 41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9" draw:layer="layout" svg:width="0.597cm" svg:height="0.042cm" svg:x="6.033cm" svg:y="1.893cm" svg:viewBox="0 0 598 43" draw:points="300,43 0,43 0,0 598,0 598,43">
            <text:p/>
          </draw:polygon>
          <draw:path draw:style-name="gr3" draw:text-style-name="P9" draw:layer="layout" svg:width="0.409cm" svg:height="0.677cm" svg:x="6.125cm" svg:y="2.177cm" svg:viewBox="0 0 410 678" svg:d="M90 333v-24c0-249 123-284 172-284 25 0 65 6 87 40-15 0-53 0-53 42 0 32 22 47 45 47 15 0 44-9 44-47 0-60-42-107-125-107-126 0-260 128-260 345 0 264 114 333 206 333 110 0 204-92 204-221 0-126-87-222-197-222-67 0-103 51-123 98zM206 651c-63 0-92-60-96-74-18-47-18-125-18-143 0-76 31-177 121-177 16 0 60 0 92 63 18 36 18 87 18 134s0 97-18 132c-29 61-76 65-99 65z">
            <text:p/>
          </draw:path>
          <draw:path draw:style-name="gr3" draw:text-style-name="P9" draw:layer="layout" svg:width="0.115cm" svg:height="0.294cm" svg:x="6.83cm" svg:y="2.054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9" draw:layer="layout" svg:width="0.485cm" svg:height="0.695cm" svg:x="7.895cm" svg:y="1.476cm" svg:viewBox="0 0 486 696" svg:d="M229 11c0-2 0-11-12-11-22 0-96 9-121 9-9 2-20 2-20 20 0 14 9 14 25 14 47 0 49 6 49 15l-2 20-144 569c-4 13-4 15-4 20 0 25 20 29 29 29 16 0 31-13 36-27l20-74 20-89c7-23 11-43 18-65 2-7 9-40 11-45 3-9 34-65 68-92 20-15 51-33 94-33 42 0 53 33 53 69 0 52-38 159-62 220-7 22-11 35-11 55 0 45 33 81 80 81 92 0 130-145 130-152 0-11-9-11-13-11-9 0-9 4-14 18-15 53-47 123-101 123-17 0-24-9-24-34s9-47 18-69c15-43 60-159 60-217 0-63-40-106-114-106-63 0-110 32-146 77z">
            <text:p/>
          </draw:path>
          <draw:path draw:style-name="gr3" draw:text-style-name="P9" draw:layer="layout" svg:width="0.655cm" svg:height="0.232cm" svg:x="8.735cm" svg:y="1.79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9.758cm" svg:y="1.503cm" svg:viewBox="0 0 417 678" svg:d="M417 342c0-80-5-158-41-232-44-94-125-110-168-110-58 0-132 25-172 116-32 70-36 146-36 226 0 74 4 162 45 238 42 78 114 98 163 98 54 0 128-20 173-114 31-67 36-145 36-222zM208 658c-38 0-98-25-116-121-9-58-9-150-9-208 0-63 0-128 7-181 20-117 94-126 118-126 32 0 97 18 117 115 9 55 9 129 9 192 0 74 0 141-11 204-14 94-70 125-115 125z">
            <text:p/>
          </draw:path>
          <draw:path draw:style-name="gr3" draw:text-style-name="P9" draw:layer="layout" svg:width="0.107cm" svg:height="0.106cm" svg:x="10.296cm" svg:y="2.054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0.522cm" svg:y="1.503cm" svg:viewBox="0 0 417 678" svg:d="M417 342c0-80-5-158-41-232-44-94-125-110-168-110-58 0-132 25-172 116-32 70-36 146-36 226 0 74 4 162 45 238 42 78 114 98 163 98 54 0 128-20 173-114 31-67 36-145 36-222zM208 658c-38 0-98-25-116-121-9-58-9-150-9-208 0-63 0-128 7-181 20-117 94-126 118-126 32 0 97 18 117 115 9 55 9 129 9 192 0 74 0 141-11 204-14 94-70 125-115 125z">
            <text:p/>
          </draw:path>
          <draw:path draw:style-name="gr3" draw:text-style-name="P9" draw:layer="layout" svg:width="0.416cm" svg:height="0.677cm" svg:x="11.015cm" svg:y="1.503cm" svg:viewBox="0 0 417 678" svg:d="M417 342c0-80-5-158-41-232-44-94-125-110-168-110-58 0-132 25-172 116-32 70-36 146-36 226 0 74 4 162 45 238 42 78 114 98 163 98 54 0 128-20 173-114 31-67 36-145 36-222zM208 658c-38 0-98-25-116-121-9-58-9-150-9-208 0-63 0-128 7-181 20-117 94-126 118-126 32 0 97 18 117 115 9 55 9 129 9 192 0 74 0 141-11 204-14 94-70 125-115 125z">
            <text:p/>
          </draw:path>
          <draw:path draw:style-name="gr3" draw:text-style-name="P9" draw:layer="layout" svg:width="0.409cm" svg:height="0.677cm" svg:x="11.51cm" svg:y="1.503cm" svg:viewBox="0 0 410 678" svg:d="M119 206c-45-29-50-63-50-81 0-58 65-100 135-100 74 0 137 51 137 123 0 56-39 103-99 136zM264 300c72-36 119-87 119-152 0-92-87-148-177-148-98 0-179 74-179 166 0 18 2 60 42 107 12 11 50 36 74 54-58 29-143 83-143 181 0 105 101 170 204 170 112 0 206-80 206-186 0-35-11-80-47-123-20-20-36-29-99-69zM166 342l121 77c27 17 74 47 74 107 0 74-74 125-155 125-85 0-157-60-157-143 0-58 32-121 117-166z">
            <text:p/>
          </draw:path>
          <draw:path draw:style-name="gr3" draw:text-style-name="P9" draw:layer="layout" svg:width="0.422cm" svg:height="0.688cm" svg:x="12.017cm" svg:y="1.494cm" svg:viewBox="0 0 423 689" svg:d="M414 67c9-13 9-16 9-36h-239c-121 0-124-13-126-31h-24l-34 204h25c2-16 11-79 24-90 7-7 85-7 97-7h206c-11 16-90 124-112 157-88 132-121 269-121 369 0 12 0 56 45 56 47 0 47-44 47-56v-49c0-54 2-110 11-161 2-22 15-107 60-170z">
            <text:p/>
          </draw:path>
          <draw:path draw:style-name="gr3" draw:text-style-name="P9" draw:layer="layout" svg:width="0.393cm" svg:height="0.677cm" svg:x="12.503cm" svg:y="1.503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5 67 179 179 179 114 0 215-94 215-219z">
            <text:p/>
          </draw:path>
        </draw:g>
        <draw:g xml:id="id68" draw:id="id68">
          <svg:title>TexMaths</svg:title>
          <svg:desc>28§display§x = a = \frac{\pi}{6}§svg§600§FALSE§</svg:desc>
          <draw:polygon draw:style-name="gr2" draw:text-style-name="P8" draw:layer="layout" svg:width="4.326cm" svg:height="1.687cm" svg:x="4.84cm" svg:y="3.418cm" svg:viewBox="0 0 4327 1688" draw:points="2162,1688 0,1688 0,0 4327,0 4327,1688">
            <text:p/>
          </draw:polygon>
          <draw:path draw:style-name="gr3" draw:text-style-name="P9" draw:layer="layout" svg:width="0.492cm" svg:height="0.447cm" svg:x="4.82cm" svg:y="4.023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4 0 160-128 160-153 0-9-9-9-12-9-9 0-11 3-13 9-31 108-101 130-132 130-38 0-54-31-54-65 0-22 7-42 18-87z">
            <text:p/>
          </draw:path>
          <draw:path draw:style-name="gr3" draw:text-style-name="P9" draw:layer="layout" svg:width="0.655cm" svg:height="0.232cm" svg:x="5.683cm" svg:y="4.096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52cm" svg:height="0.447cm" svg:x="6.704cm" svg:y="4.023cm" svg:viewBox="0 0 453 448" svg:d="M329 63c-18-36-47-63-91-63-115 0-238 145-238 289 0 94 54 159 132 159 20 0 70-5 128-74 9 40 42 74 90 74 35 0 58-23 73-54 16-36 30-96 30-99 0-9-9-9-12-9-9 0-11 3-13 18-18 63-36 121-76 121-27 0-29-24-29-45 0-22 2-29 13-73 11-41 11-52 20-88l36-138c7-30 7-30 7-34 0-18-11-27-27-27-25 0-40 23-43 43zM264 320c-4 18-4 18-20 36-42 54-83 69-110 69-49 0-65-53-65-92 0-49 32-172 56-217 30-58 74-94 115-94 65 0 78 81 78 88 0 4-2 11-4 15z">
            <text:p/>
          </draw:path>
          <draw:path draw:style-name="gr3" draw:text-style-name="P9" draw:layer="layout" svg:width="0.655cm" svg:height="0.232cm" svg:x="7.515cm" svg:y="4.096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532cm" svg:height="0.435cm" svg:x="8.642cm" svg:y="3.369cm" svg:viewBox="0 0 533 436" svg:d="M235 58h112c-33 146-42 188-42 255 0 14 0 41 9 74 9 45 20 49 36 49 20 0 40-17 40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9" draw:layer="layout" svg:width="0.597cm" svg:height="0.042cm" svg:x="8.618cm" svg:y="4.193cm" svg:viewBox="0 0 598 43" draw:points="300,43 0,43 0,0 598,0 598,43">
            <text:p/>
          </draw:polygon>
          <draw:path draw:style-name="gr3" draw:text-style-name="P9" draw:layer="layout" svg:width="0.409cm" svg:height="0.677cm" svg:x="8.71cm" svg:y="4.477cm" svg:viewBox="0 0 410 678" svg:d="M90 333v-24c0-249 123-284 172-284 25 0 65 6 88 40-16 0-54 0-54 42 0 32 22 47 45 47 15 0 44-9 44-47 0-60-42-107-125-107-126 0-260 128-260 345 0 264 114 333 206 333 110 0 204-92 204-221 0-126-87-222-197-222-67 0-103 51-123 98zM206 651c-63 0-92-60-96-74-18-47-18-125-18-143 0-76 31-177 121-177 16 0 60 0 92 63 18 36 18 87 18 134s0 97-18 132c-29 61-76 65-99 65z">
            <text:p/>
          </draw:path>
        </draw:g>
        <draw:g xml:id="id70" draw:id="id70">
          <svg:title>TexMaths</svg:title>
          <svg:desc>28§display§f(a) = f \left( \frac{\pi}{6} \right) = \sin \left( \frac{\pi}{6} \right) = \frac{1}{2} = 0.5§svg§600§FALSE§</svg:desc>
          <draw:polygon draw:style-name="gr2" draw:text-style-name="P8" draw:layer="layout" svg:width="15.098cm" svg:height="1.922cm" svg:x="2.121cm" svg:y="5.82cm" svg:viewBox="0 0 15099 1923" draw:points="7550,1923 0,1923 0,0 15099,0 15099,1923">
            <text:p/>
          </draw:polygon>
          <draw:path draw:style-name="gr3" draw:text-style-name="P9" draw:layer="layout" svg:width="0.492cm" svg:height="0.898cm" svg:x="2.123cm" svg:y="6.399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3-54 58 0 45 43 70 85 70 54 0 92-58 110-96 33-63 56-182 56-189z">
            <text:p/>
          </draw:path>
          <draw:path draw:style-name="gr3" draw:text-style-name="P9" draw:layer="layout" svg:width="0.23cm" svg:height="0.985cm" svg:x="2.757cm" svg:y="6.354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9" draw:layer="layout" svg:width="0.451cm" svg:height="0.447cm" svg:x="3.082cm" svg:y="6.659cm" svg:viewBox="0 0 452 448" svg:d="M329 63c-18-36-47-63-92-63-114 0-237 146-237 289 0 94 54 159 132 159 20 0 70-4 128-74 9 41 42 74 89 74 36 0 59-22 74-53 16-36 29-97 29-99 0-9-9-9-11-9-11 0-11 2-13 18-18 63-36 121-76 121-27 0-29-25-29-45 0-22 2-29 13-74 11-40 11-51 20-87l36-139c7-29 7-29 7-34 0-18-12-27-27-27-25 0-41 23-43 43zM264 321c-4 17-4 17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3.617cm" svg:y="6.354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9" draw:layer="layout" svg:width="0.655cm" svg:height="0.232cm" svg:x="4.273cm" svg:y="6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308cm" svg:y="6.399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7 186-2 0-27 0-47-17 47-3 56-39 56-54 0-23-18-34-38-34-25 0-54 23-54 58 0 45 43 70 83 70 56 0 94-58 112-96 31-63 56-182 56-189z">
            <text:p/>
          </draw:path>
          <draw:path draw:style-name="gr3" draw:text-style-name="P9" draw:layer="layout" svg:width="0.375cm" svg:height="1.772cm" svg:x="6.186cm" svg:y="5.962cm" svg:viewBox="0 0 376 1773" svg:d="M331 1764c3 0 12 9 12 9h22c2 0 11 0 11-9 0-4-2-7-4-9-36-36-90-89-150-197-108-191-146-435-146-670 0-437 123-695 298-870 2-2 2-7 2-9 0-9-6-9-18-9-13 0-15 0-24 9-94 81-200 217-269 426-43 130-65 287-65 450 0 236 43 500 197 729 27 38 65 78 65 78 9 14 22 30 31 36z">
            <text:p/>
          </draw:path>
          <draw:path draw:style-name="gr3" draw:text-style-name="P9" draw:layer="layout" svg:width="0.532cm" svg:height="0.436cm" svg:x="6.742cm" svg:y="6.002cm" svg:viewBox="0 0 533 437" svg:d="M235 58h112c-33 146-42 189-42 256 0 13 0 40 9 74 9 45 20 49 35 49 21 0 41-18 41-38 0-4 0-7-7-20-29-72-29-137-29-164 0-54 9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olygon draw:style-name="gr3" draw:text-style-name="P9" draw:layer="layout" svg:width="0.597cm" svg:height="0.042cm" svg:x="6.715cm" svg:y="6.827cm" svg:viewBox="0 0 598 43" draw:points="300,43 0,43 0,0 598,0 598,43">
            <text:p/>
          </draw:polygon>
          <draw:path draw:style-name="gr3" draw:text-style-name="P9" draw:layer="layout" svg:width="0.409cm" svg:height="0.678cm" svg:x="6.807cm" svg:y="7.11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6-18 132c-30 61-74 65-99 65z">
            <text:p/>
          </draw:path>
          <draw:path draw:style-name="gr3" draw:text-style-name="P9" draw:layer="layout" svg:width="0.375cm" svg:height="1.772cm" svg:x="7.463cm" svg:y="5.962cm" svg:viewBox="0 0 376 1773" svg:d="M376 885c0-282-67-582-262-804-13-16-49-54-74-74-6-7-9-7-22-7-9 0-18 0-18 9 0 4 4 9 7 11 33 34 87 88 148 197 107 189 145 433 145 668 0 429-119 691-296 870-2 2-4 7-4 9 0 9 9 9 18 9 13 0 16 0 25-7 94-80 199-217 268-425 43-135 65-296 65-456z">
            <text:p/>
          </draw:path>
          <draw:path draw:style-name="gr3" draw:text-style-name="P9" draw:layer="layout" svg:width="0.655cm" svg:height="0.232cm" svg:x="8.345cm" svg:y="6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4cm" svg:height="0.454cm" svg:x="9.36cm" svg:y="6.652cm" svg:viewBox="0 0 325 455" svg:d="M172 251c23 5 103 20 103 92 0 49-33 90-111 90-83 0-119-56-137-142-2-11-5-15-14-15-13 0-13 6-13 24v130c0 18 0 25 11 25 5 0 7-2 25-20 2-2 2-5 20-23 43 41 87 43 108 43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212cm" svg:height="0.66cm" svg:x="9.75cm" svg:y="6.43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0.021cm" svg:y="6.659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9" draw:layer="layout" svg:width="0.375cm" svg:height="1.772cm" svg:x="10.877cm" svg:y="5.962cm" svg:viewBox="0 0 376 1773" svg:d="M331 1764c3 0 12 9 12 9h22c2 0 11 0 11-9 0-4-2-7-4-9-36-36-90-89-150-197-108-191-146-435-146-670 0-437 123-695 298-870 2-2 2-7 2-9 0-9-6-9-18-9-13 0-15 0-24 9-94 81-200 217-269 426-43 130-65 287-65 450 0 236 43 500 197 729 27 38 65 78 65 78 9 14 22 30 31 36z">
            <text:p/>
          </draw:path>
          <draw:path draw:style-name="gr3" draw:text-style-name="P9" draw:layer="layout" svg:width="0.532cm" svg:height="0.436cm" svg:x="11.432cm" svg:y="6.002cm" svg:viewBox="0 0 533 437" svg:d="M235 58h112c-33 146-42 189-42 256 0 13 0 40 9 74 9 45 20 49 35 49 21 0 41-18 41-38 0-4 0-7-7-20-29-72-29-137-29-164 0-54 9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olygon draw:style-name="gr3" draw:text-style-name="P9" draw:layer="layout" svg:width="0.597cm" svg:height="0.042cm" svg:x="11.405cm" svg:y="6.827cm" svg:viewBox="0 0 598 43" draw:points="300,43 0,43 0,0 598,0 598,43">
            <text:p/>
          </draw:polygon>
          <draw:path draw:style-name="gr3" draw:text-style-name="P9" draw:layer="layout" svg:width="0.409cm" svg:height="0.678cm" svg:x="11.499cm" svg:y="7.11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6-18 132c-30 61-74 65-99 65z">
            <text:p/>
          </draw:path>
          <draw:path draw:style-name="gr3" draw:text-style-name="P9" draw:layer="layout" svg:width="0.375cm" svg:height="1.772cm" svg:x="12.155cm" svg:y="5.962cm" svg:viewBox="0 0 376 1773" svg:d="M376 885c0-282-67-582-262-804-13-16-49-54-74-74-6-7-9-7-22-7-9 0-18 0-18 9 0 4 4 9 7 11 33 34 87 88 148 197 107 189 145 433 145 668 0 429-119 691-296 870-2 2-4 7-4 9 0 9 9 9 18 9 13 0 16 0 25-7 94-80 199-217 268-425 43-135 65-296 65-456z">
            <text:p/>
          </draw:path>
          <draw:path draw:style-name="gr3" draw:text-style-name="P9" draw:layer="layout" svg:width="0.655cm" svg:height="0.232cm" svg:x="13.036cm" svg:y="6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14.225cm" svg:y="5.77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9" draw:layer="layout" svg:width="0.494cm" svg:height="0.042cm" svg:x="14.138cm" svg:y="6.827cm" svg:viewBox="0 0 495 43" draw:points="246,43 0,43 0,0 495,0 495,43">
            <text:p/>
          </draw:polygon>
          <draw:path draw:style-name="gr3" draw:text-style-name="P9" draw:layer="layout" svg:width="0.393cm" svg:height="0.658cm" svg:x="14.187cm" svg:y="7.11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9" draw:layer="layout" svg:width="0.655cm" svg:height="0.232cm" svg:x="15.076cm" svg:y="6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6.1cm" svg:y="6.437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107cm" svg:height="0.107cm" svg:x="16.637cm" svg:y="6.988cm" svg:viewBox="0 0 108 108" svg:d="M108 54c0-29-25-54-54-54s-54 25-54 54 25 54 54 54 54-25 54-54z">
            <text:p/>
          </draw:path>
          <draw:path draw:style-name="gr3" draw:text-style-name="P9" draw:layer="layout" svg:width="0.393cm" svg:height="0.678cm" svg:x="16.875cm" svg:y="6.437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3 0 94-25 134-22 38-60 65-105 65-72 0-128-51-146-110 3 0 7 0 18 0 32 0 50-24 50-47 0-24-18-49-50-49-15 0-49 7-49 54 0 85 69 179 179 179 114 0 215-94 215-219z">
            <text:p/>
          </draw:path>
        </draw:g>
        <draw:g xml:id="id73" draw:id="id73">
          <svg:title>TexMaths</svg:title>
          <svg:desc>28§display§x = a = \frac{\pi}{6}§svg§600§FALSE§</svg:desc>
          <draw:polygon draw:style-name="gr2" draw:text-style-name="P8" draw:layer="layout" svg:width="4.326cm" svg:height="1.687cm" svg:x="4.742cm" svg:y="8.717cm" svg:viewBox="0 0 4327 1688" draw:points="2162,1688 0,1688 0,0 4327,0 4327,1688">
            <text:p/>
          </draw:polygon>
          <draw:path draw:style-name="gr3" draw:text-style-name="P9" draw:layer="layout" svg:width="0.492cm" svg:height="0.447cm" svg:x="4.722cm" svg:y="9.322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4 0 160-128 160-153 0-9-9-9-12-9-9 0-11 3-13 9-31 108-101 130-132 130-38 0-54-31-54-65 0-22 7-42 18-87z">
            <text:p/>
          </draw:path>
          <draw:path draw:style-name="gr3" draw:text-style-name="P9" draw:layer="layout" svg:width="0.655cm" svg:height="0.232cm" svg:x="5.585cm" svg:y="9.395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52cm" svg:height="0.447cm" svg:x="6.606cm" svg:y="9.322cm" svg:viewBox="0 0 453 448" svg:d="M329 63c-18-36-47-63-91-63-115 0-238 145-238 289 0 94 54 159 132 159 20 0 70-5 128-74 9 40 42 74 90 74 35 0 58-23 73-54 16-36 30-96 30-99 0-9-9-9-12-9-9 0-11 3-13 18-18 63-36 121-76 121-27 0-29-24-29-45 0-22 2-29 13-73 11-41 11-52 20-88l36-138c7-30 7-30 7-34 0-18-11-27-27-27-25 0-40 23-43 43zM264 320c-4 18-4 18-20 36-42 54-83 69-110 69-49 0-65-53-65-92 0-49 32-172 56-217 30-58 74-94 115-94 65 0 78 81 78 88 0 4-2 11-4 15z">
            <text:p/>
          </draw:path>
          <draw:path draw:style-name="gr3" draw:text-style-name="P9" draw:layer="layout" svg:width="0.655cm" svg:height="0.232cm" svg:x="7.417cm" svg:y="9.395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532cm" svg:height="0.435cm" svg:x="8.544cm" svg:y="8.668cm" svg:viewBox="0 0 533 436" svg:d="M235 58h112c-33 146-42 188-42 255 0 14 0 41 9 74 9 45 20 49 36 49 20 0 40-17 40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9" draw:layer="layout" svg:width="0.597cm" svg:height="0.042cm" svg:x="8.52cm" svg:y="9.492cm" svg:viewBox="0 0 598 43" draw:points="300,43 0,43 0,0 598,0 598,43">
            <text:p/>
          </draw:polygon>
          <draw:path draw:style-name="gr3" draw:text-style-name="P9" draw:layer="layout" svg:width="0.409cm" svg:height="0.677cm" svg:x="8.612cm" svg:y="9.776cm" svg:viewBox="0 0 410 678" svg:d="M90 333v-24c0-249 123-284 172-284 25 0 65 6 88 40-16 0-54 0-54 42 0 32 22 47 45 47 15 0 44-9 44-47 0-60-42-107-125-107-126 0-260 128-260 345 0 264 114 333 206 333 110 0 204-92 204-221 0-126-87-222-197-222-67 0-103 51-123 98zM206 651c-63 0-92-60-96-74-18-47-18-125-18-143 0-76 31-177 121-177 16 0 60 0 92 63 18 36 18 87 18 134s0 97-18 132c-29 61-76 65-99 65z">
            <text:p/>
          </draw:path>
        </draw:g>
        <draw:g xml:id="id75" draw:id="id75">
          <svg:title>TexMaths</svg:title>
          <svg:desc>28§display§f'(a) = f' \left( \frac{\pi}{6} \right) = \cos \left( \frac{\pi}{6} \right) = 0.866§svg§600§FALSE§</svg:desc>
          <draw:polygon draw:style-name="gr2" draw:text-style-name="P8" draw:layer="layout" svg:width="14.714cm" svg:height="1.731cm" svg:x="2.222cm" svg:y="11.521cm" svg:viewBox="0 0 14715 1732" draw:points="7356,1732 0,1732 0,0 14715,0 14715,1732">
            <text:p/>
          </draw:polygon>
          <draw:path draw:style-name="gr3" draw:text-style-name="P9" draw:layer="layout" svg:width="0.492cm" svg:height="0.898cm" svg:x="2.224cm" svg:y="11.91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9" draw:layer="layout" svg:width="0.174cm" svg:height="0.358cm" svg:x="2.793cm" svg:y="11.813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23cm" svg:height="0.985cm" svg:x="3.134cm" svg:y="11.8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51cm" svg:height="0.447cm" svg:x="3.459cm" svg:y="12.169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3.996cm" svg:y="11.8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232cm" svg:x="4.65cm" svg:y="12.2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687cm" svg:y="11.91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1-62 56-181 56-188z">
            <text:p/>
          </draw:path>
          <draw:path draw:style-name="gr3" draw:text-style-name="P9" draw:layer="layout" svg:width="0.174cm" svg:height="0.358cm" svg:x="6.254cm" svg:y="11.813cm" svg:viewBox="0 0 175 359" svg:d="M168 61c7-12 7-18 7-23 0-22-18-38-41-38-26 0-35 22-38 34l-92 300c-2 0-4 9-4 9 0 9 22 16 27 16 4 0 7 0 11-12z">
            <text:p/>
          </draw:path>
          <draw:path draw:style-name="gr3" draw:text-style-name="P9" draw:layer="layout" svg:width="0.375cm" svg:height="1.772cm" svg:x="6.839cm" svg:y="11.4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7.394cm" svg:y="11.51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7.367cm" svg:y="12.339cm" svg:viewBox="0 0 598 43" draw:points="300,43 0,43 0,0 598,0 598,43">
            <text:p/>
          </draw:polygon>
          <draw:path draw:style-name="gr3" draw:text-style-name="P9" draw:layer="layout" svg:width="0.409cm" svg:height="0.678cm" svg:x="7.462cm" svg:y="12.62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9" draw:layer="layout" svg:width="0.375cm" svg:height="1.772cm" svg:x="8.118cm" svg:y="11.4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9" draw:layer="layout" svg:width="0.655cm" svg:height="0.232cm" svg:x="8.998cm" svg:y="12.2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75cm" svg:height="0.454cm" svg:x="10.015cm" svg:y="12.16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38cm" svg:height="0.454cm" svg:x="10.448cm" svg:y="12.16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24cm" svg:height="0.454cm" svg:x="10.945cm" svg:y="12.162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75cm" svg:height="1.772cm" svg:x="11.641cm" svg:y="11.4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12.197cm" svg:y="11.515cm" svg:viewBox="0 0 533 437" svg:d="M235 58h112c-33 146-42 189-42 256 0 13 0 40 9 74 9 45 20 49 35 49 21 0 41-18 41-38 0-5 0-7-7-20-29-72-29-137-29-164 0-54 9-105 18-157h114c11 0 47 0 47-33 0-25-20-25-38-25h-331c-23 0-61 0-104 47-33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12.17cm" svg:y="12.339cm" svg:viewBox="0 0 598 43" draw:points="300,43 0,43 0,0 598,0 598,43">
            <text:p/>
          </draw:polygon>
          <draw:path draw:style-name="gr3" draw:text-style-name="P9" draw:layer="layout" svg:width="0.409cm" svg:height="0.678cm" svg:x="12.264cm" svg:y="12.62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9" draw:layer="layout" svg:width="0.375cm" svg:height="1.772cm" svg:x="12.921cm" svg:y="11.4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9" draw:layer="layout" svg:width="0.655cm" svg:height="0.232cm" svg:x="13.801cm" svg:y="12.2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4.822cm" svg:y="11.9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107cm" svg:height="0.107cm" svg:x="15.36cm" svg:y="12.501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5.591cm" svg:y="11.949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6.083cm" svg:y="11.94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9" draw:layer="layout" svg:width="0.409cm" svg:height="0.678cm" svg:x="16.574cm" svg:y="11.94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</draw:g>
        <draw:g xml:id="id69" draw:id="id69">
          <svg:title>TexMaths</svg:title>
          <svg:desc>28§display§\text {From (I) we get, }§svg§600§FALSE§</svg:desc>
          <draw:polygon draw:style-name="gr2" draw:text-style-name="P8" draw:layer="layout" svg:width="6.898cm" svg:height="0.886cm" svg:x="10.042cm" svg:y="3.72cm" svg:viewBox="0 0 6899 887" draw:points="3449,887 0,887 0,0 6899,0 6899,887">
            <text:p/>
          </draw:polygon>
          <draw:path draw:style-name="gr3" draw:text-style-name="P9" draw:layer="layout" svg:width="0.568cm" svg:height="0.671cm" svg:x="10.024cm" svg:y="3.74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0.579cm" svg:y="3.9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0.967cm" svg:y="3.9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1.462cm" svg:y="3.9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2.676cm" svg:y="3.6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2.99cm" svg:y="3.7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23cm" svg:height="0.985cm" svg:x="13.373cm" svg:y="3.6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4.045cm" svg:y="3.985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9" draw:layer="layout" svg:width="0.382cm" svg:height="0.454cm" svg:x="14.739cm" svg:y="3.9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5.503cm" svg:y="3.96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382cm" svg:height="0.454cm" svg:x="15.995cm" svg:y="3.9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6.423cm" svg:y="3.8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115cm" svg:height="0.295cm" svg:x="16.874cm" svg:y="4.30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74" draw:id="id74">
          <svg:title>TexMaths</svg:title>
          <svg:desc>28§display§\text {From (II) we get, }§svg§600§FALSE§</svg:desc>
          <draw:polygon draw:style-name="gr2" draw:text-style-name="P8" draw:layer="layout" svg:width="7.281cm" svg:height="0.886cm" svg:x="9.744cm" svg:y="9.02cm" svg:viewBox="0 0 7282 887" draw:points="3640,887 0,887 0,0 7282,0 7282,887">
            <text:p/>
          </draw:polygon>
          <draw:path draw:style-name="gr3" draw:text-style-name="P9" draw:layer="layout" svg:width="0.568cm" svg:height="0.671cm" svg:x="9.726cm" svg:y="9.04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0.282cm" svg:y="9.2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0.669cm" svg:y="9.2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1.164cm" svg:y="9.2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2.378cm" svg:y="8.9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2.692cm" svg:y="9.0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301cm" svg:height="0.674cm" svg:x="13.072cm" svg:y="9.036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9" draw:layer="layout" svg:width="0.23cm" svg:height="0.985cm" svg:x="13.458cm" svg:y="8.9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4.13cm" svg:y="9.285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9" draw:layer="layout" svg:width="0.382cm" svg:height="0.454cm" svg:x="14.822cm" svg:y="9.2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5.588cm" svg:y="9.26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16.081cm" svg:y="9.2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cm" svg:height="0.617cm" svg:x="16.509cm" svg:y="9.10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115cm" svg:height="0.295cm" svg:x="16.957cm" svg:y="9.60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76" draw:id="id76">
          <svg:title>TexMaths</svg:title>
          <svg:desc>22§display§.\ .\ .\  \  (IV) §svg§600§FALSE§</svg:desc>
          <draw:polygon draw:style-name="gr2" draw:text-style-name="P8" draw:layer="layout" svg:width="3.146cm" svg:height="0.696cm" svg:x="22.027cm" svg:y="12.118cm" svg:viewBox="0 0 3147 697" draw:points="1574,697 0,697 0,0 3147,0 3147,697">
            <text:p/>
          </draw:polygon>
          <draw:path draw:style-name="gr3" draw:text-style-name="P9" draw:layer="layout" svg:width="0.083cm" svg:height="0.083cm" svg:x="22.055cm" svg:y="12.5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527cm" svg:y="12.5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cm" svg:y="12.5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3.74cm" svg:y="12.0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3.991cm" svg:y="12.1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4.409cm" svg:y="12.1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5.032cm" svg:y="12.0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71" draw:id="id71">
          <svg:title>TexMaths</svg:title>
          <svg:desc>22§display§.\ .\ .\  \  (III) §svg§600§FALSE§</svg:desc>
          <draw:polygon draw:style-name="gr2" draw:text-style-name="P8" draw:layer="layout" svg:width="3.325cm" svg:height="0.696cm" svg:x="22.027cm" svg:y="6.718cm" svg:viewBox="0 0 3326 697" draw:points="1664,697 0,697 0,0 3326,0 3326,697">
            <text:p/>
          </draw:polygon>
          <draw:path draw:style-name="gr3" draw:text-style-name="P9" draw:layer="layout" svg:width="0.084cm" svg:height="0.083cm" svg:x="22.055cm" svg:y="7.1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2.527cm" svg:y="7.1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3.001cm" svg:y="7.177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3.74cm" svg:y="6.6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3.992cm" svg:y="6.7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4.391cm" svg:y="6.7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4.793cm" svg:y="6.7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5.212cm" svg:y="6.6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67" draw:id="id67">
          <svg:title>TexMaths</svg:title>
          <svg:desc>28§display§\text {For}§svg§600§FALSE§</svg:desc>
          <draw:polygon draw:style-name="gr2" draw:text-style-name="P8" draw:layer="layout" svg:width="1.315cm" svg:height="0.581cm" svg:x="2.443cm" svg:y="3.82cm" svg:viewBox="0 0 1316 582" draw:points="657,582 0,582 0,0 1316,0 1316,582">
            <text:p/>
          </draw:polygon>
          <draw:path draw:style-name="gr3" draw:text-style-name="P9" draw:layer="layout" svg:width="0.568cm" svg:height="0.671cm" svg:x="2.425cm" svg:y="3.771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981cm" svg:y="3.99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474cm" svg:y="4.006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65" draw:id="id65">
          <svg:title>TexMaths</svg:title>
          <svg:desc>28§display§\text {Let}§svg§600§FALSE§</svg:desc>
          <draw:polygon draw:style-name="gr2" draw:text-style-name="P8" draw:layer="layout" svg:width="1.282cm" svg:height="0.586cm" svg:x="2.241cm" svg:y="1.517cm" svg:viewBox="0 0 1283 587" draw:points="640,587 0,587 0,0 1283,0 1283,587">
            <text:p/>
          </draw:polygon>
          <draw:path draw:style-name="gr3" draw:text-style-name="P9" draw:layer="layout" svg:width="0.541cm" svg:height="0.674cm" svg:x="2.223cm" svg:y="1.468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2.834cm" svg:y="1.699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3.262cm" svg:y="1.535cm" svg:viewBox="0 0 311 619" svg:d="M152 213h141v-31h-141v-182h-24c0 81-32 186-128 191v22h85v271c0 124 92 135 128 135 69 0 98-70 98-135v-56h-27v56c0 72-29 110-65 110-67 0-67-90-67-108z">
            <text:p/>
          </draw:path>
        </draw:g>
        <draw:g xml:id="id72" draw:id="id72">
          <svg:title>TexMaths</svg:title>
          <svg:desc>28§display§\text {For}§svg§600§FALSE§</svg:desc>
          <draw:polygon draw:style-name="gr2" draw:text-style-name="P8" draw:layer="layout" svg:width="1.315cm" svg:height="0.581cm" svg:x="2.444cm" svg:y="9.121cm" svg:viewBox="0 0 1316 582" draw:points="657,582 0,582 0,0 1316,0 1316,582">
            <text:p/>
          </draw:polygon>
          <draw:path draw:style-name="gr3" draw:text-style-name="P9" draw:layer="layout" svg:width="0.568cm" svg:height="0.671cm" svg:x="2.426cm" svg:y="9.0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982cm" svg:y="9.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475cm" svg:y="9.3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width*0.05;width" smil:keyTimes="0;1"/>
                  <anim:animate smil:dur="0.5s" smil:fill="hold" smil:targetElement="id65" smil:attributeName="height" smil:values="height;height" smil:keyTimes="0;1"/>
                  <anim:animate smil:dur="0.5s" smil:fill="hold" smil:targetElement="id65" smil:attributeName="x" smil:values="x-.2;x" smil:keyTimes="0;1"/>
                  <anim:animate smil:dur="0.5s" smil:fill="hold" smil:targetElement="id65" smil:attributeName="y" smil:values="y;y" smil:keyTimes="0;1"/>
                  <anim:transitionFilter smil:dur="0.5s" smil:targetElement="id6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1+width/2;x" smil:keyTimes="0;1"/>
                  <anim:animate smil:dur="0.5s" smil:fill="hold" smil:targetElement="id6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1+width/2;x" smil:keyTimes="0;1"/>
                  <anim:animate smil:dur="0.5s" smil:fill="hold" smil:targetElement="id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9">
        <office:forms form:automatic-focus="false" form:apply-design-mode="false"/>
        <draw:frame presentation:style-name="pr13" draw:text-style-name="P11" draw:layer="layout" svg:width="26.4cm" svg:height="14.572cm" svg:x="0.8cm" svg:y="0.628cm" presentation:class="title" presentation:user-transformed="true">
          <draw:text-box>
            <text:p xml:id="id77" text:id="id77" text:style-name="P6"><text:span text:style-name="T34"><text:s text:c="5"/></text:span><text:span text:style-name="T34"><text:line-break/></text:span><text:span text:style-name="T13"><text:tab/></text:span><text:span text:style-name="T13"> <text:s text:c="2"/></text:span><text:span text:style-name="T13">We have</text:span></text:p>
          </draw:text-box>
        </draw:frame>
        <draw:g xml:id="id78" draw:id="id78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6.52cm" svg:y="1.42cm" svg:viewBox="0 0 10552 940" draw:points="5277,940 0,940 0,0 10552,0 10552,940">
            <text:p/>
          </draw:polygon>
          <draw:path draw:style-name="gr3" draw:text-style-name="P9" draw:layer="layout" svg:width="0.492cm" svg:height="0.897cm" svg:x="6.522cm" svg:y="1.4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7.156cm" svg:y="1.4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7.481cm" svg:y="1.72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8.236cm" svg:y="1.58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9.219cm" svg:y="1.478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9.788cm" svg:y="1.4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442cm" svg:y="1.575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477cm" svg:y="1.4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2.111cm" svg:y="1.4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2.435cm" svg:y="1.727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973cm" svg:y="1.4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573cm" svg:y="1.58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4.556cm" svg:y="1.478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5.121cm" svg:y="1.4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5.69cm" svg:y="1.371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6.03cm" svg:y="1.4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355cm" svg:y="1.727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89cm" svg:y="1.4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79" draw:id="id79">
          <svg:title>TexMaths</svg:title>
          <svg:desc>28§display§f\left( \frac{\pi}{6} + 0.00875 \right)  \doteqdot  f\left( \frac{\pi}{6} \right) + ( 0.00875 ).f' \left( \frac{\pi}{6} \right)§svg§600§FALSE§</svg:desc>
          <draw:polygon draw:style-name="gr2" draw:text-style-name="P8" draw:layer="layout" svg:width="19.488cm" svg:height="1.731cm" svg:x="2.919cm" svg:y="3.221cm" svg:viewBox="0 0 19489 1732" draw:points="9744,1732 0,1732 0,0 19489,0 19489,1732">
            <text:p/>
          </draw:polygon>
          <draw:path draw:style-name="gr3" draw:text-style-name="P9" draw:layer="layout" svg:width="0.492cm" svg:height="0.898cm" svg:x="2.921cm" svg:y="3.61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9" draw:layer="layout" svg:width="0.375cm" svg:height="1.772cm" svg:x="3.799cm" svg:y="3.1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4.355cm" svg:y="3.21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4.328cm" svg:y="4.039cm" svg:viewBox="0 0 598 43" draw:points="300,43 0,43 0,0 598,0 598,43">
            <text:p/>
          </draw:polygon>
          <draw:path draw:style-name="gr3" draw:text-style-name="P9" draw:layer="layout" svg:width="0.409cm" svg:height="0.678cm" svg:x="4.42cm" svg:y="4.324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655cm" svg:height="0.658cm" svg:x="5.316cm" svg:y="3.7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6.284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107cm" svg:height="0.107cm" svg:x="6.821cm" svg:y="4.201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7.047cm" svg:y="3.649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416cm" svg:height="0.678cm" svg:x="7.54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409cm" svg:height="0.678cm" svg:x="8.035cm" svg:y="3.649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22cm" svg:height="0.689cm" svg:x="8.542cm" svg:y="3.638cm" svg:viewBox="0 0 423 690" svg:d="M414 67c9-13 9-15 9-36h-239c-121 0-124-13-126-31h-24l-34 204h25c2-16 11-78 24-90 7-6 85-6 97-6h206c-12 15-90 123-112 156-88 133-121 269-121 370 0 11 0 56 45 56 47 0 47-45 47-56v-49c0-54 2-110 11-161 2-23 15-108 60-171z">
            <text:p/>
          </draw:path>
          <draw:path draw:style-name="gr3" draw:text-style-name="P9" draw:layer="layout" svg:width="0.393cm" svg:height="0.678cm" svg:x="9.028cm" svg:y="3.64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9" draw:layer="layout" svg:width="0.375cm" svg:height="1.772cm" svg:x="9.505cm" svg:y="3.1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9" draw:layer="layout" svg:width="0.655cm" svg:height="0.683cm" svg:x="10.387cm" svg:y="3.717cm" svg:viewBox="0 0 656 684" svg:d="M383 54c0-34-29-54-54-54-29 0-53 22-53 54 0 36 26 54 51 54 29 0 56-21 56-54zM383 630c0-36-29-54-54-54-29 0-53 20-53 54 0 31 24 54 53 54 25 0 54-21 54-54zM36 417c-18 0-36 0-36 20s18 20 34 20h589c15 0 33 0 33-20s-18-20-35-20zM34 226c-16 0-34 0-34 21 0 20 18 20 36 20h585c17 0 35 0 35-20 0-21-18-21-33-21z">
            <text:p/>
          </draw:path>
          <draw:path draw:style-name="gr3" draw:text-style-name="P9" draw:layer="layout" svg:width="0.492cm" svg:height="0.898cm" svg:x="11.422cm" svg:y="3.611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9" draw:layer="layout" svg:width="0.375cm" svg:height="1.772cm" svg:x="12.298cm" svg:y="3.1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12.854cm" svg:y="3.21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12.827cm" svg:y="4.039cm" svg:viewBox="0 0 598 43" draw:points="300,43 0,43 0,0 598,0 598,43">
            <text:p/>
          </draw:polygon>
          <draw:path draw:style-name="gr3" draw:text-style-name="P9" draw:layer="layout" svg:width="0.409cm" svg:height="0.678cm" svg:x="12.921cm" svg:y="4.32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9" draw:layer="layout" svg:width="0.375cm" svg:height="1.772cm" svg:x="13.577cm" svg:y="3.1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9" draw:layer="layout" svg:width="0.655cm" svg:height="0.658cm" svg:x="14.404cm" svg:y="3.7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23cm" svg:height="0.985cm" svg:x="15.43cm" svg:y="3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5.755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107cm" svg:height="0.107cm" svg:x="16.292cm" svg:y="4.201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6.519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  <draw:path draw:style-name="gr3" draw:text-style-name="P9" draw:layer="layout" svg:width="0.416cm" svg:height="0.678cm" svg:x="17.011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409cm" svg:height="0.678cm" svg:x="17.506cm" svg:y="3.649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22cm" svg:height="0.689cm" svg:x="18.013cm" svg:y="3.638cm" svg:viewBox="0 0 423 690" svg:d="M417 67c6-13 6-15 6-36h-239c-121 0-124-13-126-31h-24l-34 204h25c2-16 11-78 24-90 7-6 85-6 97-6h206c-12 15-90 123-112 156-88 133-121 269-121 370 0 11 0 56 45 56 47 0 47-45 47-56v-49c0-54 2-110 11-161 2-23 15-108 60-171z">
            <text:p/>
          </draw:path>
          <draw:path draw:style-name="gr3" draw:text-style-name="P9" draw:layer="layout" svg:width="0.393cm" svg:height="0.678cm" svg:x="18.499cm" svg:y="3.64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9" draw:layer="layout" svg:width="0.23cm" svg:height="0.985cm" svg:x="18.998cm" svg:y="3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107cm" svg:height="0.107cm" svg:x="19.408cm" svg:y="4.201cm" svg:viewBox="0 0 108 108" svg:d="M108 54c0-29-25-54-54-54s-54 25-54 54 25 54 54 54 54-25 54-54z">
            <text:p/>
          </draw:path>
          <draw:path draw:style-name="gr3" draw:text-style-name="P9" draw:layer="layout" svg:width="0.492cm" svg:height="0.898cm" svg:x="19.65cm" svg:y="3.61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1-62 56-181 56-188z">
            <text:p/>
          </draw:path>
          <draw:path draw:style-name="gr3" draw:text-style-name="P9" draw:layer="layout" svg:width="0.174cm" svg:height="0.358cm" svg:x="20.219cm" svg:y="3.513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375cm" svg:height="1.772cm" svg:x="20.802cm" svg:y="3.1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21.357cm" svg:y="3.21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21.33cm" svg:y="4.039cm" svg:viewBox="0 0 598 43" draw:points="300,43 0,43 0,0 598,0 598,43">
            <text:p/>
          </draw:polygon>
          <draw:path draw:style-name="gr3" draw:text-style-name="P9" draw:layer="layout" svg:width="0.409cm" svg:height="0.678cm" svg:x="21.424cm" svg:y="4.324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375cm" svg:height="1.772cm" svg:x="22.081cm" svg:y="3.1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</draw:g>
        <draw:g xml:id="id80" draw:id="id80">
          <svg:title>TexMaths</svg:title>
          <svg:desc>28§display§f( 30^\circ\  30' )  \doteqdot  0.5 + (0.0875).( 0.866 )§svg§600§FALSE§</svg:desc>
          <draw:polygon draw:style-name="gr2" draw:text-style-name="P8" draw:layer="layout" svg:width="14.734cm" svg:height="0.939cm" svg:x="5.618cm" svg:y="6.022cm" svg:viewBox="0 0 14735 940" draw:points="7367,940 0,940 0,0 14735,0 14735,940">
            <text:p/>
          </draw:polygon>
          <draw:path draw:style-name="gr3" draw:text-style-name="P9" draw:layer="layout" svg:width="0.492cm" svg:height="0.897cm" svg:x="5.62cm" svg:y="6.07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254cm" svg:y="6.0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6.581cm" svg:y="6.11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7.07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7.576cm" svg:y="6.038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409cm" svg:height="0.677cm" svg:x="8.344cm" svg:y="6.11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8.835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74cm" svg:height="0.357cm" svg:x="9.321cm" svg:y="5.973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9.621cm" svg:y="6.0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275cm" svg:y="6.177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16cm" svg:height="0.677cm" svg:x="11.296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1.836cm" svg:y="6.66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2.074cm" svg:y="6.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655cm" svg:height="0.657cm" svg:x="12.79cm" svg:y="6.1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3.816cm" svg:y="6.0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16cm" svg:height="0.677cm" svg:x="14.139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4.679cm" svg:y="6.66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4.905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409cm" svg:height="0.677cm" svg:x="15.4cm" svg:y="6.11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  <draw:path draw:style-name="gr3" draw:text-style-name="P9" draw:layer="layout" svg:width="0.422cm" svg:height="0.689cm" svg:x="15.906cm" svg:y="6.098cm" svg:viewBox="0 0 423 690" svg:d="M414 67c9-13 9-15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6.392cm" svg:y="6.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23cm" svg:height="0.984cm" svg:x="16.892cm" svg:y="6.0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107cm" svg:height="0.106cm" svg:x="17.302cm" svg:y="6.66cm" svg:viewBox="0 0 108 107" svg:d="M108 54c0-29-25-54-54-54s-54 25-54 54 25 53 54 53 54-24 54-53z">
            <text:p/>
          </draw:path>
          <draw:path draw:style-name="gr3" draw:text-style-name="P9" draw:layer="layout" svg:width="0.23cm" svg:height="0.984cm" svg:x="17.589cm" svg:y="6.0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16cm" svg:height="0.677cm" svg:x="17.913cm" svg:y="6.11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8.451cm" svg:y="6.66cm" svg:viewBox="0 0 108 107" svg:d="M108 54c0-29-25-54-54-54s-54 25-54 54 25 53 54 53 54-24 54-53z">
            <text:p/>
          </draw:path>
          <draw:path draw:style-name="gr3" draw:text-style-name="P9" draw:layer="layout" svg:width="0.409cm" svg:height="0.677cm" svg:x="18.682cm" svg:y="6.11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  <draw:path draw:style-name="gr3" draw:text-style-name="P9" draw:layer="layout" svg:width="0.409cm" svg:height="0.677cm" svg:x="19.172cm" svg:y="6.11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409cm" svg:height="0.677cm" svg:x="19.665cm" svg:y="6.11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23cm" svg:height="0.984cm" svg:x="20.171cm" svg:y="6.0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81" draw:id="id81">
          <svg:title>TexMaths</svg:title>
          <svg:desc>24§display§[  \text { from (III), (IV ) }  ]§svg§600§FALSE§</svg:desc>
          <draw:polygon draw:style-name="gr2" draw:text-style-name="P8" draw:layer="layout" svg:width="6.847cm" svg:height="0.76cm" svg:x="19.518cm" svg:y="7.615cm" svg:viewBox="0 0 6848 761" draw:points="3423,761 0,761 0,0 6848,0 6848,761">
            <text:p/>
          </draw:polygon>
          <draw:polygon draw:style-name="gr3" draw:text-style-name="P9" draw:layer="layout" svg:width="0.116cm" svg:height="0.844cm" svg:x="19.576cm" svg:y="7.573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20.019cm" svg:y="7.61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272cm" svg:y="7.8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0.603cm" svg:y="7.8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1.029cm" svg:y="7.832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2.069cm" svg:y="7.57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2.336cm" svg:y="7.629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2.664cm" svg:y="7.629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2.993cm" svg:y="7.62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321cm" svg:y="7.57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099cm" svg:height="0.253cm" svg:x="23.674cm" svg:y="8.116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9" draw:layer="layout" svg:width="0.197cm" svg:height="0.844cm" svg:x="24.2cm" svg:y="7.57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4.469cm" svg:y="7.62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4.765cm" svg:y="7.629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5.711cm" svg:y="7.57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6.291cm" svg:y="7.573cm" svg:viewBox="0 0 117 845" draw:points="117,0 0,0 0,35 83,35 83,812 0,812 0,845 117,845">
            <text:p/>
          </draw:polygon>
        </draw:g>
        <draw:g xml:id="id82" draw:id="id82">
          <svg:title>TexMaths</svg:title>
          <svg:desc>28§display§f( 30^\circ\  30' )  \doteqdot  0.5 + 0.075775 §svg§600§FALSE§</svg:desc>
          <draw:polygon draw:style-name="gr2" draw:text-style-name="P8" draw:layer="layout" svg:width="11.72cm" svg:height="0.939cm" svg:x="5.618cm" svg:y="9.023cm" svg:viewBox="0 0 11721 940" draw:points="5859,940 0,940 0,0 11721,0 11721,940">
            <text:p/>
          </draw:polygon>
          <draw:path draw:style-name="gr3" draw:text-style-name="P9" draw:layer="layout" svg:width="0.492cm" svg:height="0.897cm" svg:x="5.62cm" svg:y="9.07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254cm" svg:y="9.0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6.581cm" svg:y="9.111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7.069cm" svg:y="9.11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7.576cm" svg:y="9.039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409cm" svg:height="0.677cm" svg:x="8.344cm" svg:y="9.111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8.834cm" svg:y="9.11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74cm" svg:height="0.357cm" svg:x="9.32cm" svg:y="8.974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9.621cm" svg:y="9.0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275cm" svg:y="9.178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16cm" svg:height="0.677cm" svg:x="11.296cm" svg:y="9.11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1.836cm" svg:y="9.661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2.073cm" svg:y="9.1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655cm" svg:height="0.657cm" svg:x="12.79cm" svg:y="9.19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16cm" svg:height="0.677cm" svg:x="13.757cm" svg:y="9.111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4.295cm" svg:y="9.661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4.521cm" svg:y="9.111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22cm" svg:height="0.689cm" svg:x="15.03cm" svg:y="9.099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5.516cm" svg:y="9.1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422cm" svg:height="0.689cm" svg:x="16.015cm" svg:y="9.099cm" svg:viewBox="0 0 423 690" svg:d="M414 67c9-13 9-15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422cm" svg:height="0.689cm" svg:x="16.506cm" svg:y="9.099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6.992cm" svg:y="9.1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</draw:g>
        <draw:g xml:id="id83" draw:id="id83">
          <svg:title>TexMaths</svg:title>
          <svg:desc>28§display§f(30^\circ 30') = \sin (30^\circ 30') \doteqdot 0.575775§svg§600§FALSE§</svg:desc>
          <draw:polygon draw:style-name="gr2" draw:text-style-name="P8" draw:layer="layout" svg:width="14.915cm" svg:height="0.939cm" svg:x="5.42cm" svg:y="11.224cm" svg:viewBox="0 0 14916 940" draw:points="7457,940 0,940 0,0 14916,0 14916,940">
            <text:p/>
          </draw:polygon>
          <draw:path draw:style-name="gr3" draw:text-style-name="P9" draw:layer="layout" svg:width="0.492cm" svg:height="0.897cm" svg:x="5.422cm" svg:y="11.27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056cm" svg:y="11.22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6.383cm" svg:y="11.31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6.872cm" svg:y="11.31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7.378cm" svg:y="11.24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409cm" svg:height="0.677cm" svg:x="7.819cm" svg:y="11.31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8.307cm" svg:y="11.31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74cm" svg:height="0.357cm" svg:x="8.796cm" svg:y="11.17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9.094cm" svg:y="11.22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232cm" svg:x="9.75cm" svg:y="11.60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4cm" svg:height="0.454cm" svg:x="10.765cm" svg:y="11.5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1.152cm" svg:y="11.307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11.425cm" svg:y="11.531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23cm" svg:height="0.984cm" svg:x="12.039cm" svg:y="11.22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12.364cm" svg:y="11.31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12.854cm" svg:y="11.31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297cm" svg:height="0.297cm" svg:x="13.361cm" svg:y="11.24cm" svg:viewBox="0 0 298 298" svg:d="M298 150c0-85-67-150-148-150-85 0-150 67-150 148 0 85 67 150 150 150s148-67 148-148zM150 264c-65 0-116-54-116-114 0-65 51-116 116-116s114 53 114 114c0 65-51 116-114 116z">
            <text:p/>
          </draw:path>
          <draw:path draw:style-name="gr3" draw:text-style-name="P9" draw:layer="layout" svg:width="0.409cm" svg:height="0.677cm" svg:x="13.802cm" svg:y="11.312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14.29cm" svg:y="11.31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74cm" svg:height="0.357cm" svg:x="14.776cm" svg:y="11.175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23cm" svg:height="0.984cm" svg:x="15.077cm" svg:y="11.22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5.731cm" svg:y="11.379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16cm" svg:height="0.677cm" svg:x="16.754cm" svg:y="11.31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7.292cm" svg:y="11.862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7.529cm" svg:y="11.312cm" svg:viewBox="0 0 394 678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9" draw:layer="layout" svg:width="0.422cm" svg:height="0.689cm" svg:x="18.027cm" svg:y="11.3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8.513cm" svg:y="11.31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422cm" svg:height="0.689cm" svg:x="19.012cm" svg:y="11.3cm" svg:viewBox="0 0 423 690" svg:d="M414 67c9-13 9-15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422cm" svg:height="0.689cm" svg:x="19.503cm" svg:y="11.3cm" svg:viewBox="0 0 423 690" svg:d="M414 67c9-13 9-15 9-36h-239c-121 0-124-13-126-31h-24l-34 204h25c2-16 11-79 24-90 7-7 85-7 97-7h206c-12 16-90 124-112 157-88 132-121 269-121 370 0 11 0 56 45 56 47 0 47-45 47-56v-50c0-53 2-109 9-161 4-22 17-107 62-170z">
            <text:p/>
          </draw:path>
          <draw:path draw:style-name="gr3" draw:text-style-name="P9" draw:layer="layout" svg:width="0.393cm" svg:height="0.677cm" svg:x="19.989cm" svg:y="11.31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</draw:g>
        <draw:g xml:id="id84" draw:id="id84">
          <svg:title>TexMaths</svg:title>
          <svg:desc>28§display§\therefore§svg§600§FALSE§</svg:desc>
          <draw:polygon draw:style-name="gr2" draw:text-style-name="P8" draw:layer="layout" svg:width="0.528cm" svg:height="0.433cm" svg:x="3.896cm" svg:y="11.465cm" svg:viewBox="0 0 529 434" draw:points="265,434 0,434 0,0 529,0 529,434">
            <text:p/>
          </draw:polygon>
          <draw:path draw:style-name="gr3" draw:text-style-name="P9" draw:layer="layout" svg:width="0.598cm" svg:height="0.531cm" svg:x="3.876cm" svg:y="11.4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width" smil:values="width*0.05;width" smil:keyTimes="0;1"/>
                  <anim:animate smil:dur="0.5s" smil:fill="hold" smil:targetElement="id77" anim:sub-item="text" smil:attributeName="height" smil:values="height;height" smil:keyTimes="0;1"/>
                  <anim:animate smil:dur="0.5s" smil:fill="hold" smil:targetElement="id77" anim:sub-item="text" smil:attributeName="x" smil:values="x-.2;x" smil:keyTimes="0;1"/>
                  <anim:animate smil:dur="0.5s" smil:fill="hold" smil:targetElement="id77" anim:sub-item="text" smil:attributeName="y" smil:values="y;y" smil:keyTimes="0;1"/>
                  <anim:transitionFilter smil:dur="0.5s" smil:targetElement="id7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19">
        <office:forms form:automatic-focus="false" form:apply-design-mode="false"/>
        <draw:frame presentation:style-name="pr13" draw:text-style-name="P12" draw:layer="layout" svg:width="26.6cm" svg:height="14.572cm" svg:x="0.8cm" svg:y="0.628cm" presentation:class="title" presentation:user-transformed="true">
          <draw:text-box>
            <text:p text:style-name="P6"><text:span text:style-name="T35"><text:s text:c="7"/></text:span></text:p>
          </draw:text-box>
        </draw:frame>
        <draw:frame draw:style-name="gr4" draw:text-style-name="P13" draw:layer="layout" svg:width="26.6cm" svg:height="14.47cm" svg:x="0.8cm" svg:y="0.73cm">
          <draw:text-box>
            <text:p xml:id="id85" text:id="id85"><text:span text:style-name="T5"><text:s text:c="5"/></text:span><text:span text:style-name="T5"><text:line-break/></text:span><text:span text:style-name="T13"><text:tab/></text:span><text:span text:style-name="T13">(4) <text:s/></text:span><text:span text:style-name="T12">Find the approximate value of <text:s/></text:span><text:span text:style-name="T10"><text:s text:c="10"/></text:span><text:span text:style-name="T10"><text:line-break/></text:span><text:span text:style-name="T10"> <text:s text:c="10"/></text:span><text:span text:style-name="T10"><text:line-break/></text:span><text:span text:style-name="T10"><text:tab/>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0"><text:line-break/>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2"><text:line-break/></text:span><text:span text:style-name="T12"><text:line-break/></text:span><text:span text:style-name="T12"> <text:s text:c="9"/></text:span><text:span text:style-name="T12"><text:tab/></text:span></text:p>
            <text:p><text:span text:style-name="T12"><text:tab/></text:span><text:span text:style-name="T12"> </text:span><text:span text:style-name="T12"><text:tab/></text:span><text:span text:style-name="T12"> <text:s text:c="18"/></text:span><text:span text:style-name="T12"><text:line-break/></text:span><text:span text:style-name="T12"><text:tab/></text:span><text:span text:style-name="T12"><text:tab/></text:span><text:span text:style-name="T12"> <text:s text:c="10"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line-break/></text:span><text:span text:style-name="T12"><text:tab/></text:span></text:p>
            <text:p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draw:g xml:id="id86" draw:id="id86">
          <svg:title>TexMaths</svg:title>
          <svg:desc>28§display§\tan^{-1}(0.99)§svg§600§FALSE§</svg:desc>
          <draw:polygon draw:style-name="gr2" draw:text-style-name="P8" draw:layer="layout" svg:width="4.796cm" svg:height="1.012cm" svg:x="16.498cm" svg:y="1.457cm" svg:viewBox="0 0 4797 1013" draw:points="2399,1013 0,1013 0,0 4797,0 4797,1013">
            <text:p/>
          </draw:polygon>
          <draw:path draw:style-name="gr3" draw:text-style-name="P9" draw:layer="layout" svg:width="0.31cm" svg:height="0.618cm" svg:x="16.467cm" svg:y="1.666cm" svg:viewBox="0 0 311 619" svg:d="M152 213h141v-31h-141v-182h-24c0 81-32 186-128 191v22h85v271c0 124 92 135 128 135 69 0 98-70 98-135v-56h-27v56c0 72-29 110-65 110-67 0-67-90-67-107z">
            <text:p/>
          </draw:path>
          <draw:path draw:style-name="gr3" draw:text-style-name="P9" draw:layer="layout" svg:width="0.445cm" svg:height="0.454cm" svg:x="16.872cm" svg:y="1.832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9" draw:layer="layout" svg:width="0.496cm" svg:height="0.436cm" svg:x="17.356cm" svg:y="1.83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9" draw:layer="layout" svg:width="0.467cm" svg:height="0.035cm" svg:x="17.945cm" svg:y="1.677cm" svg:viewBox="0 0 468 36" svg:d="M441 36c9 0 27 0 27-18s-16-18-27-18h-414c-11 0-27 0-27 18s16 18 27 18z">
            <text:p/>
          </draw:path>
          <draw:path draw:style-name="gr3" draw:text-style-name="P9" draw:layer="layout" svg:width="0.252cm" svg:height="0.459cm" svg:x="18.561cm" svg:y="1.408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9" draw:layer="layout" svg:width="0.23cm" svg:height="0.985cm" svg:x="19.025cm" svg:y="1.53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16cm" svg:height="0.678cm" svg:x="19.347cm" svg:y="1.617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107cm" svg:height="0.107cm" svg:x="19.887cm" svg:y="2.168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20.115cm" svg:y="1.617cm" svg:viewBox="0 0 410 679" svg:d="M323 343v31c0 234-104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20.608cm" svg:y="1.617cm" svg:viewBox="0 0 410 679" svg:d="M323 343v31c0 234-104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23cm" svg:height="0.985cm" svg:x="21.114cm" svg:y="1.53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>
          <svg:title>TexMaths</svg:title>
          <svg:desc>28§display§f(x) = \tan^{-1} x§svg§600§FALSE§</svg:desc>
          <draw:polygon draw:style-name="gr2" draw:text-style-name="P8" draw:layer="layout" svg:width="6.292cm" svg:height="1.012cm" svg:x="8.565cm" svg:y="3.656cm" svg:viewBox="0 0 6293 1013" draw:points="3145,1013 0,1013 0,0 6293,0 6293,1013">
            <text:p/>
          </draw:polygon>
          <draw:path draw:style-name="gr3" draw:text-style-name="P9" draw:layer="layout" svg:width="0.492cm" svg:height="0.898cm" svg:x="8.567cm" svg:y="3.77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9" draw:layer="layout" svg:width="0.23cm" svg:height="0.985cm" svg:x="9.201cm" svg:y="3.7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92cm" svg:height="0.447cm" svg:x="9.515cm" svg:y="4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23cm" svg:height="0.985cm" svg:x="10.104cm" svg:y="3.7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10.76cm" svg:y="4.1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08cm" svg:height="0.618cm" svg:x="11.762cm" svg:y="3.865cm" svg:viewBox="0 0 309 619" svg:d="M152 213h141v-31h-141v-182h-24c0 81-32 186-128 191v22h85v271c0 124 92 135 128 135 69 0 96-70 96-135v-56h-24v56c0 72-30 110-65 110-68 0-68-90-68-107z">
            <text:p/>
          </draw:path>
          <draw:path draw:style-name="gr3" draw:text-style-name="P9" draw:layer="layout" svg:width="0.445cm" svg:height="0.454cm" svg:x="12.167cm" svg:y="4.031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9" draw:layer="layout" svg:width="0.496cm" svg:height="0.436cm" svg:x="12.649cm" svg:y="4.035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67cm" svg:height="0.035cm" svg:x="13.24cm" svg:y="3.876cm" svg:viewBox="0 0 468 36" svg:d="M441 36c9 0 27 0 27-18s-15-18-27-18h-414c-11 0-27 0-27 18s16 18 27 18z">
            <text:p/>
          </draw:path>
          <draw:path draw:style-name="gr3" draw:text-style-name="P9" draw:layer="layout" svg:width="0.252cm" svg:height="0.459cm" svg:x="13.856cm" svg:y="3.60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9" draw:layer="layout" svg:width="0.492cm" svg:height="0.447cm" svg:x="14.414cm" svg:y="4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</draw:g>
        <draw:g xml:id="id88" draw:id="id88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7.924cm" svg:y="5.514cm" svg:viewBox="0 0 6163 607" draw:points="3083,607 0,607 0,0 6163,0 6163,607">
            <text:p/>
          </draw:polygon>
          <draw:path draw:style-name="gr3" draw:text-style-name="P9" draw:layer="layout" svg:width="0.662cm" svg:height="0.673cm" svg:x="7.908cm" svg:y="5.4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8.658cm" svg:y="5.5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8.925cm" svg:y="5.4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9.559cm" svg:y="6.054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10.103cm" svg:y="5.7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10.89cm" svg:y="6.054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1.436cm" svg:y="5.7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1.909cm" svg:y="6.054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2.449cm" svg:y="5.5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2.866cm" svg:y="6.054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3.412cm" svg:y="5.7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14.03cm" svg:y="6.054cm" svg:viewBox="0 0 108 108" svg:d="M108 54c0-29-25-54-54-54s-54 25-54 54 25 54 54 54 54-25 54-54z">
            <text:p/>
          </draw:path>
        </draw:g>
        <draw:g xml:id="id89" draw:id="id89">
          <svg:title>TexMaths</svg:title>
          <svg:desc>28§display§f'(x) = \frac{1}{1 +x^2}§svg§600§FALSE§</svg:desc>
          <draw:polygon draw:style-name="gr2" draw:text-style-name="P8" draw:layer="layout" svg:width="6.225cm" svg:height="1.98cm" svg:x="7.068cm" svg:y="6.858cm" svg:viewBox="0 0 6226 1981" draw:points="3112,1981 0,1981 0,0 6226,0 6226,1981">
            <text:p/>
          </draw:polygon>
          <draw:path draw:style-name="gr3" draw:text-style-name="P9" draw:layer="layout" svg:width="0.492cm" svg:height="0.897cm" svg:x="7.07cm" svg:y="7.43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4-63 56-182 56-189z">
            <text:p/>
          </draw:path>
          <draw:path draw:style-name="gr3" draw:text-style-name="P9" draw:layer="layout" svg:width="0.174cm" svg:height="0.357cm" svg:x="7.639cm" svg:y="7.337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7.98cm" svg:y="7.39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9" draw:layer="layout" svg:width="0.492cm" svg:height="0.447cm" svg:x="8.293cm" svg:y="7.69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5 63-51 103-94 103-7 0-29 0-49-11 24-7 47-27 47-54 0-26-23-35-38-35-29 0-54 27-54 58 0 45 49 65 92 65 67 0 103-70 105-76 11 38 47 76 105 76 103 0 159-128 159-152 0-9-8-9-11-9-9 0-11 2-13 9-32 107-101 129-132 129-38 0-54-31-54-65 0-22 7-42 18-87z">
            <text:p/>
          </draw:path>
          <draw:path draw:style-name="gr3" draw:text-style-name="P9" draw:layer="layout" svg:width="0.23cm" svg:height="0.984cm" svg:x="8.885cm" svg:y="7.391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ath draw:style-name="gr3" draw:text-style-name="P9" draw:layer="layout" svg:width="0.655cm" svg:height="0.232cm" svg:x="9.539cm" svg:y="7.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1.833cm" svg:y="6.80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2.701cm" svg:height="0.042cm" svg:x="10.641cm" svg:y="7.864cm" svg:viewBox="0 0 2702 43" draw:points="1351,43 0,43 0,0 2702,0 2702,43">
            <text:p/>
          </draw:polygon>
          <draw:path draw:style-name="gr3" draw:text-style-name="P9" draw:layer="layout" svg:width="0.326cm" svg:height="0.657cm" svg:x="10.729cm" svg:y="8.1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655cm" svg:height="0.657cm" svg:x="11.407cm" svg:y="8.23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92cm" svg:height="0.447cm" svg:x="12.364cm" svg:y="8.37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5 63-51 103-94 103-7 0-29 0-49-11 24-7 47-27 47-54 0-26-23-35-38-35-29 0-54 27-54 58 0 45 49 65 92 65 67 0 101-70 105-76 11 38 47 76 105 76 103 0 159-128 159-152 0-9-8-9-11-9-9 0-11 2-13 9-34 107-101 129-132 129-38 0-54-31-54-65 0-22 7-42 18-87z">
            <text:p/>
          </draw:path>
          <draw:path draw:style-name="gr3" draw:text-style-name="P9" draw:layer="layout" svg:width="0.306cm" svg:height="0.458cm" svg:x="12.942cm" svg:y="8.06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</draw:g>
        <draw:g xml:id="id92" draw:id="id92">
          <svg:title>TexMaths</svg:title>
          <svg:desc>28§display§a = 1,  \ \ h =  - 0.01§svg§600§FALSE§</svg:desc>
          <draw:polygon draw:style-name="gr2" draw:text-style-name="P8" draw:layer="layout" svg:width="7.635cm" svg:height="0.777cm" svg:x="5.828cm" svg:y="9.917cm" svg:viewBox="0 0 7636 778" draw:points="3817,778 0,778 0,0 7636,0 7636,778">
            <text:p/>
          </draw:polygon>
          <draw:path draw:style-name="gr3" draw:text-style-name="P9" draw:layer="layout" svg:width="0.451cm" svg:height="0.447cm" svg:x="5.819cm" svg:y="10.117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0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6.628cm" svg:y="10.1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7.698cm" svg:y="9.895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15cm" svg:height="0.295cm" svg:x="8.187cm" svg:y="10.4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9.251cm" svg:y="9.868cm" svg:viewBox="0 0 486 697" svg:d="M228 11c0-2 0-11-11-11-24 0-96 9-121 9-9 2-20 2-20 20 0 14 9 14 25 14 47 0 49 6 49 15l-2 20-144 570c-4 13-4 15-4 20 0 24 20 29 29 29 16 0 31-13 36-27l20-74 20-90c7-22 11-42 18-65 2-6 9-40 11-44 3-9 34-65 68-92 20-16 51-34 94-34 42 0 53 34 53 70 0 51-38 159-62 219-7 23-11 36-11 56 0 45 33 81 80 81 92 0 130-146 130-152 0-12-9-12-13-12-9 0-9 5-14 18-16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10.093cm" svg:y="10.1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1.157cm" svg:y="10.285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1.88cm" svg:y="9.895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2.418cm" svg:y="10.446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2.644cm" svg:y="9.895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326cm" svg:height="0.658cm" svg:x="13.186cm" svg:y="9.895cm" svg:viewBox="0 0 327 659" svg:d="M204 25c0-23 0-25-25-25-60 63-148 63-179 63v31c20 0 78 0 130-27v513c0 36-2 47-92 47h-31v32c33-5 121-5 159-5 40 0 125 0 161 5v-32h-31c-90 0-92-11-92-47z">
            <text:p/>
          </draw:path>
        </draw:g>
        <draw:g xml:id="id94" draw:id="id94">
          <svg:title>TexMaths</svg:title>
          <svg:desc>28§display§x = a = 1§svg§600§FALSE§</svg:desc>
          <draw:polygon draw:style-name="gr2" draw:text-style-name="P8" draw:layer="layout" svg:width="4.024cm" svg:height="0.567cm" svg:x="4.44cm" svg:y="11.518cm" svg:viewBox="0 0 4025 568" draw:points="2012,568 0,568 0,0 4025,0 4025,568">
            <text:p/>
          </draw:polygon>
          <draw:path draw:style-name="gr3" draw:text-style-name="P9" draw:layer="layout" svg:width="0.492cm" svg:height="0.446cm" svg:x="4.42cm" svg:y="11.688cm" svg:viewBox="0 0 493 447" svg:d="M303 139c4-27 26-117 96-117 7 0 29 0 49 12-27 6-47 31-47 53 0 16 11 36 38 36 23 0 54-18 54-58 0-52-58-65-92-65-58 0-92 51-105 76-25-67-76-76-106-76-103 0-159 127-159 152 0 9 9 9 12 9 9 0 11 0 13-9 34-105 99-130 132-130 18 0 54 9 54 65 0 31-18 98-54 235-15 62-51 103-94 103-7 0-29 0-49-12 24-6 47-26 47-53s-23-36-38-36c-29 0-54 27-54 58 0 45 49 65 92 65 67 0 103-69 105-76 11 38 47 76 106 76 103 0 159-127 159-152 0-9-9-9-12-9-9 0-11 2-13 9-31 107-101 130-132 130-38 0-54-32-54-65 0-23 7-43 18-87z">
            <text:p/>
          </draw:path>
          <draw:path draw:style-name="gr3" draw:text-style-name="P9" draw:layer="layout" svg:width="0.656cm" svg:height="0.231cm" svg:x="5.283cm" svg:y="11.762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9" draw:layer="layout" svg:width="0.452cm" svg:height="0.446cm" svg:x="6.305cm" svg:y="11.688cm" svg:viewBox="0 0 453 447" svg:d="M329 63c-18-36-47-63-91-63-115 0-238 145-238 288 0 94 54 159 132 159 20 0 70-4 128-74 9 40 43 74 90 74 35 0 58-22 74-54 15-35 29-96 29-98 0-9-9-9-12-9-9 0-11 2-13 18-18 63-36 121-76 121-27 0-29-25-29-45 0-22 2-29 13-74 11-40 11-51 20-87l36-139c7-29 7-29 7-33 0-18-11-27-27-27-25 0-40 22-43 43zM264 320c-4 17-4 17-20 35-42 54-83 70-110 70-49 0-65-54-65-92 0-49 32-172 56-217 30-58 74-94 115-94 65 0 78 81 78 88 0 4-2 11-4 15z">
            <text:p/>
          </draw:path>
          <draw:path draw:style-name="gr3" draw:text-style-name="P9" draw:layer="layout" svg:width="0.656cm" svg:height="0.231cm" svg:x="7.116cm" svg:y="11.762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9" draw:layer="layout" svg:width="0.326cm" svg:height="0.656cm" svg:x="8.187cm" svg:y="11.469cm" svg:viewBox="0 0 327 657" svg:d="M204 25c0-23 0-25-25-25-60 63-148 63-179 63v31c20 0 78 0 130-27v512c0 36-2 47-92 47h-31v31c33-4 121-4 159-4 40 0 125 0 161 4v-31h-31c-90 0-92-11-92-47z">
            <text:p/>
          </draw:path>
        </draw:g>
        <draw:g xml:id="id96" draw:id="id96">
          <svg:title>TexMaths</svg:title>
          <svg:desc>28§display§f(a) = f ( 1 ) = \tan^{-1}(1) = \frac{\pi}{4}§svg§600§FALSE§</svg:desc>
          <draw:polygon draw:style-name="gr2" draw:text-style-name="P8" draw:layer="layout" svg:width="12.007cm" svg:height="1.667cm" svg:x="2.123cm" svg:y="12.819cm" svg:viewBox="0 0 12008 1668" draw:points="6003,1668 0,1668 0,0 12008,0 12008,1668">
            <text:p/>
          </draw:polygon>
          <draw:path draw:style-name="gr3" draw:text-style-name="P9" draw:layer="layout" svg:width="0.492cm" svg:height="0.897cm" svg:x="2.125cm" svg:y="13.16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89c-18 97-36 186-85 186-4 0-29 0-49-18 47-2 56-38 56-53 0-23-18-34-38-34-25 0-54 22-54 58 0 45 43 70 85 70 54 0 92-59 110-97 33-62 56-181 56-188z">
            <text:p/>
          </draw:path>
          <draw:path draw:style-name="gr3" draw:text-style-name="P9" draw:layer="layout" svg:width="0.23cm" svg:height="0.984cm" svg:x="2.759cm" svg:y="13.121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451cm" svg:height="0.447cm" svg:x="3.084cm" svg:y="13.424cm" svg:viewBox="0 0 452 448" svg:d="M329 63c-18-36-47-63-92-63-114 0-237 146-237 289 0 94 54 159 132 159 20 0 70-5 128-74 9 40 42 74 89 74 36 0 59-23 74-54 16-36 29-96 29-99 0-8-9-8-11-8-11 0-11 2-13 17-18 63-36 121-76 121-27 0-29-24-29-44 0-23 2-30 13-74 11-41 11-52 20-88l36-138c7-30 7-30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23cm" svg:height="0.984cm" svg:x="3.619cm" svg:y="13.121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655cm" svg:height="0.232cm" svg:x="4.275cm" svg:y="13.4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5.31cm" svg:y="13.16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89c-18 97-36 186-87 186-2 0-27 0-47-18 47-2 56-38 56-53 0-23-18-34-38-34-25 0-54 22-54 58 0 45 43 70 83 70 56 0 94-59 112-97 31-62 56-181 56-188z">
            <text:p/>
          </draw:path>
          <draw:path draw:style-name="gr3" draw:text-style-name="P9" draw:layer="layout" svg:width="0.23cm" svg:height="0.984cm" svg:x="5.944cm" svg:y="13.121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326cm" svg:height="0.657cm" svg:x="6.316cm" svg:y="13.20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6.777cm" svg:y="13.121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655cm" svg:height="0.232cm" svg:x="7.431cm" svg:y="13.4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1cm" svg:height="0.617cm" svg:x="8.435cm" svg:y="13.254cm" svg:viewBox="0 0 311 618" svg:d="M152 213h141v-32h-141v-181h-24c0 81-32 186-128 190v23h85v271c0 123 92 134 128 134 69 0 98-70 98-134v-56h-27v56c0 71-29 109-64 109-68 0-68-89-68-107z">
            <text:p/>
          </draw:path>
          <draw:path draw:style-name="gr3" draw:text-style-name="P9" draw:layer="layout" svg:width="0.445cm" svg:height="0.453cm" svg:x="8.84cm" svg:y="13.419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9" draw:layer="layout" svg:width="0.496cm" svg:height="0.436cm" svg:x="9.322cm" svg:y="13.42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9" draw:layer="layout" svg:width="0.467cm" svg:height="0.035cm" svg:x="9.911cm" svg:y="13.265cm" svg:viewBox="0 0 468 36" svg:d="M441 36c9 0 27 0 27-18s-16-18-27-18h-414c-11 0-27 0-27 18s16 18 27 18z">
            <text:p/>
          </draw:path>
          <draw:path draw:style-name="gr3" draw:text-style-name="P9" draw:layer="layout" svg:width="0.252cm" svg:height="0.458cm" svg:x="10.527cm" svg:y="12.996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23cm" svg:height="0.984cm" svg:x="10.99cm" svg:y="13.121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326cm" svg:height="0.657cm" svg:x="11.365cm" svg:y="13.20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1.824cm" svg:y="13.121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655cm" svg:height="0.232cm" svg:x="12.48cm" svg:y="13.4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532cm" svg:height="0.436cm" svg:x="13.609cm" svg:y="12.77cm" svg:viewBox="0 0 533 437" svg:d="M235 58h112c-33 146-42 188-42 255 0 14 0 41 9 74 9 45 20 50 35 50 21 0 41-18 41-39 0-4 0-6-7-20-29-71-29-136-29-163 0-54 7-105 18-157h114c11 0 47 0 47-33 0-25-20-25-38-25h-331c-23 0-61 0-104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9" draw:layer="layout" svg:width="0.597cm" svg:height="0.042cm" svg:x="13.582cm" svg:y="13.594cm" svg:viewBox="0 0 598 43" draw:points="300,43 0,43 0,0 598,0 598,43">
            <text:p/>
          </draw:polygon>
          <draw:path draw:style-name="gr3" draw:text-style-name="P9" draw:layer="layout" svg:width="0.438cm" svg:height="0.666cm" svg:x="13.66cm" svg:y="13.867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87" draw:id="id87">
          <svg:title>TexMaths</svg:title>
          <svg:desc>22§display§.\ .\ .\  \  (I) §svg§600§FALSE§</svg:desc>
          <draw:polygon draw:style-name="gr2" draw:text-style-name="P8" draw:layer="layout" svg:width="2.523cm" svg:height="0.696cm" svg:x="19.026cm" svg:y="4.018cm" svg:viewBox="0 0 2524 697" draw:points="1262,697 0,697 0,0 2524,0 2524,697">
            <text:p/>
          </draw:polygon>
          <draw:path draw:style-name="gr3" draw:text-style-name="P9" draw:layer="layout" svg:width="0.083cm" svg:height="0.083cm" svg:x="19.054cm" svg:y="4.4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526cm" svg:y="4.4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999cm" svg:y="4.4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739cm" svg:y="3.9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99cm" svg:y="4.0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1.408cm" svg:y="3.9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90" draw:id="id90">
          <svg:title>TexMaths</svg:title>
          <svg:desc>22§display§.\ .\ .\  \  (II) §svg§600§FALSE§</svg:desc>
          <draw:polygon draw:style-name="gr2" draw:text-style-name="P8" draw:layer="layout" svg:width="2.923cm" svg:height="0.696cm" svg:x="18.828cm" svg:y="7.718cm" svg:viewBox="0 0 2924 697" draw:points="1462,697 0,697 0,0 2924,0 2924,697">
            <text:p/>
          </draw:polygon>
          <draw:path draw:style-name="gr3" draw:text-style-name="P9" draw:layer="layout" svg:width="0.083cm" svg:height="0.083cm" svg:x="18.856cm" svg:y="8.1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328cm" svg:y="8.1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801cm" svg:y="8.1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54cm" svg:y="7.6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20.792cm" svg:y="7.7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1.191cm" svg:y="7.7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21.61cm" svg:y="7.67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93" draw:id="id93">
          <svg:title>TexMaths</svg:title>
          <svg:desc>28§display§\text {For}§svg§600§FALSE§</svg:desc>
          <draw:polygon draw:style-name="gr2" draw:text-style-name="P8" draw:layer="layout" svg:width="1.315cm" svg:height="0.581cm" svg:x="2.645cm" svg:y="11.522cm" svg:viewBox="0 0 1316 582" draw:points="657,582 0,582 0,0 1316,0 1316,582">
            <text:p/>
          </draw:polygon>
          <draw:path draw:style-name="gr3" draw:text-style-name="P9" draw:layer="layout" svg:width="0.568cm" svg:height="0.671cm" svg:x="2.627cm" svg:y="11.473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3.183cm" svg:y="11.70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676cm" svg:y="11.708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95" draw:id="id95">
          <svg:title>TexMaths</svg:title>
          <svg:desc>28§display§\text {From (I) we get, }§svg§600§FALSE§</svg:desc>
          <draw:polygon draw:style-name="gr2" draw:text-style-name="P8" draw:layer="layout" svg:width="6.898cm" svg:height="0.886cm" svg:x="9.042cm" svg:y="11.42cm" svg:viewBox="0 0 6899 887" draw:points="3449,887 0,887 0,0 6899,0 6899,887">
            <text:p/>
          </draw:polygon>
          <draw:path draw:style-name="gr3" draw:text-style-name="P9" draw:layer="layout" svg:width="0.568cm" svg:height="0.671cm" svg:x="9.024cm" svg:y="11.44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9.579cm" svg:y="11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9.967cm" svg:y="11.6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0.462cm" svg:y="11.6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1.676cm" svg:y="11.3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1.99cm" svg:y="11.4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23cm" svg:height="0.985cm" svg:x="12.373cm" svg:y="11.3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3.045cm" svg:y="11.685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9" draw:layer="layout" svg:width="0.382cm" svg:height="0.454cm" svg:x="13.739cm" svg:y="11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4.503cm" svg:y="11.66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382cm" svg:height="0.454cm" svg:x="14.995cm" svg:y="11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5.423cm" svg:y="11.5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115cm" svg:height="0.295cm" svg:x="15.874cm" svg:y="12.00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1" draw:id="id91">
          <svg:title>TexMaths</svg:title>
          <svg:desc>28§display§\text {Now}§svg§600§FALSE§</svg:desc>
          <draw:polygon draw:style-name="gr2" draw:text-style-name="P8" draw:layer="layout" svg:width="1.797cm" svg:height="0.586cm" svg:x="3.143cm" svg:y="10.017cm" svg:viewBox="0 0 1798 587" draw:points="898,587 0,587 0,0 1798,0 1798,587">
            <text:p/>
          </draw:polygon>
          <draw:path draw:style-name="gr3" draw:text-style-name="P9" draw:layer="layout" svg:width="0.673cm" svg:height="0.674cm" svg:x="3.125cm" svg:y="9.96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9" draw:layer="layout" svg:width="0.438cm" svg:height="0.454cm" svg:x="3.859cm" svg:y="10.19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9" draw:layer="layout" svg:width="0.675cm" svg:height="0.436cm" svg:x="4.314cm" svg:y="10.21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draw:g xml:id="id97" draw:id="id97">
          <svg:title>TexMaths</svg:title>
          <svg:desc>22§display§.\ .\ .\  \  (III) §svg§600§FALSE§</svg:desc>
          <draw:polygon draw:style-name="gr2" draw:text-style-name="P8" draw:layer="layout" svg:width="3.325cm" svg:height="0.696cm" svg:x="18.629cm" svg:y="13.318cm" svg:viewBox="0 0 3326 697" draw:points="1664,697 0,697 0,0 3326,0 3326,697">
            <text:p/>
          </draw:polygon>
          <draw:path draw:style-name="gr3" draw:text-style-name="P9" draw:layer="layout" svg:width="0.084cm" svg:height="0.083cm" svg:x="18.657cm" svg:y="13.7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129cm" svg:y="13.7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603cm" svg:y="13.777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0.342cm" svg:y="13.2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594cm" svg:y="1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0.993cm" svg:y="1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395cm" svg:y="1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1.814cm" svg:y="13.2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width" smil:values="width*0.05;width" smil:keyTimes="0;1"/>
                  <anim:animate smil:dur="0.5s" smil:fill="hold" smil:targetElement="id85" anim:sub-item="text" smil:attributeName="height" smil:values="height;height" smil:keyTimes="0;1"/>
                  <anim:animate smil:dur="0.5s" smil:fill="hold" smil:targetElement="id85" anim:sub-item="text" smil:attributeName="x" smil:values="x-.2;x" smil:keyTimes="0;1"/>
                  <anim:animate smil:dur="0.5s" smil:fill="hold" smil:targetElement="id85" anim:sub-item="text" smil:attributeName="y" smil:values="y;y" smil:keyTimes="0;1"/>
                  <anim:transitionFilter smil:dur="0.5s" smil:targetElement="id8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91" smil:attributeName="visibility" smil:to="visible"/>
                  <anim:animate smil:dur="0.25s" smil:fill="hold" smil:targetElement="id91" smil:attributeName="width" smil:values="width*0.05;width" smil:keyTimes="0;1"/>
                  <anim:animate smil:dur="0.25s" smil:fill="hold" smil:targetElement="id91" smil:attributeName="height" smil:values="height;height" smil:keyTimes="0;1"/>
                  <anim:animate smil:dur="0.25s" smil:fill="hold" smil:targetElement="id91" smil:attributeName="x" smil:values="x-.2;x" smil:keyTimes="0;1"/>
                  <anim:animate smil:dur="0.25s" smil:fill="hold" smil:targetElement="id91" smil:attributeName="y" smil:values="y;y" smil:keyTimes="0;1"/>
                  <anim:transitionFilter smil:dur="0.25s" smil:targetElement="id9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1+width/2;x" smil:keyTimes="0;1"/>
                  <anim:animate smil:dur="0.5s" smil:fill="hold" smil:targetElement="id9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6.6cm" svg:height="14.372cm" svg:x="0.8cm" svg:y="0.628cm" presentation:class="title" presentation:user-transformed="true">
          <draw:text-box>
            <text:p xml:id="id103" text:id="id103" text:style-name="P6"><text:span text:style-name="T36"><text:s/></text:span><text:span text:style-name="T34"><text:s text:c="3"/></text:span><text:span text:style-name="T35"><text:line-break/></text:span><text:span text:style-name="T35"> <text:s text:c="2"/></text:span><text:span text:style-name="T6"><text:line-break/></text:span><text:span text:style-name="T37"> <text:s text:c="13"/></text:span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line-break/></text:span><text:span text:style-name="T34"><text:tab/></text:span><text:span text:style-name="T35"><text:line-break/></text:span><text:span text:style-name="T6"><text:tab/></text:span><text:span text:style-name="T6">we have,</text:span><text:span text:style-name="T4"> <text:s/></text:span><text:span text:style-name="T4"><text:line-break/></text:span><text:span text:style-name="T35"><text:tab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 <text:s text:c="14"/></text:span></text:p>
          </draw:text-box>
        </draw:frame>
        <draw:g xml:id="id99" draw:id="id99">
          <svg:title>TexMaths</svg:title>
          <svg:desc>32§display§x = a = 1§svg§600§FALSE§</svg:desc>
          <draw:polygon draw:style-name="gr2" draw:text-style-name="P8" draw:layer="layout" svg:width="4.598cm" svg:height="0.648cm" svg:x="3.931cm" svg:y="1.52cm" svg:viewBox="0 0 4599 649" draw:points="2299,649 0,649 0,0 4599,0 4599,649">
            <text:p/>
          </draw:polygon>
          <draw:path draw:style-name="gr3" draw:text-style-name="P9" draw:layer="layout" svg:width="0.562cm" svg:height="0.51cm" svg:x="3.908cm" svg:y="1.715cm" svg:viewBox="0 0 563 511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8 54-31 54-61 0-31-26-41-44-41-33 0-61 30-61 66 0 51 56 74 105 74 77 0 118-79 120-87 13 44 54 87 121 87 117 0 181-145 181-173 0-11-10-11-12-11-11 0-13 3-16 11-36 122-115 148-151 148-43 0-61-36-61-74 0-26 7-49 20-100z">
            <text:p/>
          </draw:path>
          <draw:path draw:style-name="gr3" draw:text-style-name="P9" draw:layer="layout" svg:width="0.749cm" svg:height="0.265cm" svg:x="4.894cm" svg:y="1.7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9" draw:layer="layout" svg:width="0.516cm" svg:height="0.51cm" svg:x="6.061cm" svg:y="1.715cm" svg:viewBox="0 0 517 511" svg:d="M376 72c-20-41-53-72-105-72-130 0-271 166-271 330 0 107 61 181 151 181 23 0 79-5 146-84 10 46 49 84 102 84 41 0 67-25 85-61 18-41 33-110 33-112 0-11-10-11-13-11-10 0-12 3-15 21-20 71-41 138-87 138-31 0-33-28-33-51 0-26 2-34 15-85 13-46 13-58 23-99l41-159c8-33 8-33 8-38 0-21-13-31-31-31-28 0-46 26-49 49zM302 366c-5 20-5 20-23 41-49 61-95 79-125 79-57 0-75-62-75-105 0-56 36-197 64-248 34-67 85-107 131-107 74 0 90 92 90 99 0 5-3 13-6 18z">
            <text:p/>
          </draw:path>
          <draw:path draw:style-name="gr3" draw:text-style-name="P9" draw:layer="layout" svg:width="0.749cm" svg:height="0.265cm" svg:x="6.988cm" svg:y="1.7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9" draw:layer="layout" svg:width="0.373cm" svg:height="0.751cm" svg:x="8.212cm" svg:y="1.464cm" svg:viewBox="0 0 374 752" svg:d="M233 28c0-25 0-28-28-28-69 72-169 72-205 72v35c23 0 90 0 149-30v585c0 41-3 54-105 54h-36v36c38-5 138-5 181-5 47 0 144 0 185 5v-36h-36c-102 0-105-13-105-54z">
            <text:p/>
          </draw:path>
        </draw:g>
        <draw:g xml:id="id101" draw:id="id101">
          <svg:title>TexMaths</svg:title>
          <svg:desc>28§display§f'(a) = f'(1) = \frac{1}{1 + 1^2} = 0.5§svg§600§FALSE§</svg:desc>
          <draw:polygon draw:style-name="gr2" draw:text-style-name="P8" draw:layer="layout" svg:width="12.18cm" svg:height="1.98cm" svg:x="2.163cm" svg:y="2.91cm" svg:viewBox="0 0 12181 1981" draw:points="6090,1981 0,1981 0,0 12181,0 12181,1981">
            <text:p/>
          </draw:polygon>
          <draw:path draw:style-name="gr3" draw:text-style-name="P9" draw:layer="layout" svg:width="0.492cm" svg:height="0.897cm" svg:x="2.165cm" svg:y="3.48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3-63 56-182 56-189z">
            <text:p/>
          </draw:path>
          <draw:path draw:style-name="gr3" draw:text-style-name="P9" draw:layer="layout" svg:width="0.174cm" svg:height="0.357cm" svg:x="2.734cm" svg:y="3.389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3.075cm" svg:y="3.44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9" draw:layer="layout" svg:width="0.451cm" svg:height="0.447cm" svg:x="3.399cm" svg:y="3.748cm" svg:viewBox="0 0 452 448" svg:d="M329 63c-18-36-47-63-92-63-114 0-237 146-237 289 0 94 54 159 132 159 20 0 70-5 128-74 9 40 42 74 89 74 36 0 59-23 74-54 16-36 29-96 29-98 0-9-8-9-11-9-11 0-11 2-13 17-18 63-36 121-76 121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23cm" svg:height="0.984cm" svg:x="3.937cm" svg:y="3.44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9" draw:layer="layout" svg:width="0.655cm" svg:height="0.232cm" svg:x="4.591cm" svg:y="3.8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5.628cm" svg:y="3.48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1-63 56-182 56-189z">
            <text:p/>
          </draw:path>
          <draw:path draw:style-name="gr3" draw:text-style-name="P9" draw:layer="layout" svg:width="0.174cm" svg:height="0.357cm" svg:x="6.195cm" svg:y="3.389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23cm" svg:height="0.984cm" svg:x="6.535cm" svg:y="3.44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9" draw:layer="layout" svg:width="0.326cm" svg:height="0.657cm" svg:x="6.909cm" svg:y="3.526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7.369cm" svg:y="3.44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9" draw:layer="layout" svg:width="0.655cm" svg:height="0.232cm" svg:x="8.025cm" svg:y="3.8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0.283cm" svg:y="2.8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2.629cm" svg:height="0.042cm" svg:x="9.127cm" svg:y="3.916cm" svg:viewBox="0 0 2630 43" draw:points="1315,43 0,43 0,0 2630,0 2630,43">
            <text:p/>
          </draw:polygon>
          <draw:path draw:style-name="gr3" draw:text-style-name="P9" draw:layer="layout" svg:width="0.326cm" svg:height="0.657cm" svg:x="9.214cm" svg:y="4.2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655cm" svg:height="0.657cm" svg:x="9.893cm" svg:y="4.2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26cm" svg:height="0.657cm" svg:x="10.908cm" svg:y="4.2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306cm" svg:height="0.458cm" svg:x="11.356cm" svg:y="4.115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55cm" svg:height="0.232cm" svg:x="12.202cm" svg:y="3.8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13.224cm" svg:y="3.526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3.761cm" svg:y="4.077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3.999cm" svg:y="3.526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5 67 179 179 179 114 0 215-94 215-219z">
            <text:p/>
          </draw:path>
        </draw:g>
        <draw:g xml:id="id104" draw:id="id104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6.365cm" svg:y="5.913cm" svg:viewBox="0 0 10552 940" draw:points="5277,940 0,940 0,0 10552,0 10552,940">
            <text:p/>
          </draw:polygon>
          <draw:path draw:style-name="gr3" draw:text-style-name="P9" draw:layer="layout" svg:width="0.492cm" svg:height="0.897cm" svg:x="6.367cm" svg:y="5.96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7.001cm" svg:y="5.91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7.326cm" svg:y="6.22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8.081cm" svg:y="6.0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9.064cm" svg:y="5.971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9.633cm" svg:y="5.91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287cm" svg:y="6.068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322cm" svg:y="5.96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1.956cm" svg:y="5.91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2.28cm" svg:y="6.22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818cm" svg:y="5.91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418cm" svg:y="6.0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4.401cm" svg:y="5.971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4.966cm" svg:y="5.96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5.535cm" svg:y="5.864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875cm" svg:y="5.91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2cm" svg:y="6.22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735cm" svg:y="5.91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05" draw:id="id105">
          <svg:title>TexMaths</svg:title>
          <svg:desc>28§display§f(\ 1 + ( - 0.01)\ )  \doteqdot  f ( 1 ) +  ( - 0.01) f' ( 1 )§svg§600§FALSE§</svg:desc>
          <draw:polygon draw:style-name="gr2" draw:text-style-name="P8" draw:layer="layout" svg:width="16.551cm" svg:height="0.939cm" svg:x="2.965cm" svg:y="7.814cm" svg:viewBox="0 0 16552 940" draw:points="8275,940 0,940 0,0 16552,0 16552,940">
            <text:p/>
          </draw:polygon>
          <draw:path draw:style-name="gr3" draw:text-style-name="P9" draw:layer="layout" svg:width="0.492cm" svg:height="0.897cm" svg:x="2.967cm" svg:y="7.86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3.601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4.302cm" svg:y="7.9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655cm" svg:height="0.657cm" svg:x="4.981cm" svg:y="7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6.007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6.374cm" svg:y="8.291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7.096cm" svg:y="7.9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7.633cm" svg:y="8.452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7.862cm" svg:y="7.9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26cm" svg:height="0.657cm" svg:x="8.402cm" svg:y="7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8.863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3cm" svg:height="0.984cm" svg:x="9.573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229cm" svg:y="7.969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264cm" svg:y="7.86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11.898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2.27cm" svg:y="7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2.732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332cm" svg:y="7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4.358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14.725cm" svg:y="8.291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15.447cm" svg:y="7.90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5.984cm" svg:y="8.452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6.213cm" svg:y="7.9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26cm" svg:height="0.657cm" svg:x="16.752cm" svg:y="7.9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7.214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7.593cm" svg:y="7.864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8.161cm" svg:y="7.76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8.502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8.874cm" svg:y="7.9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9.335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06" draw:id="id106">
          <svg:title>TexMaths</svg:title>
          <svg:desc>28§display§f( 0.99 )  \doteqdot  \frac{\pi}{4} - (0.01).( 0.5 )§svg§600§FALSE§</svg:desc>
          <draw:polygon draw:style-name="gr2" draw:text-style-name="P8" draw:layer="layout" svg:width="11.066cm" svg:height="1.667cm" svg:x="6.863cm" svg:y="9.813cm" svg:viewBox="0 0 11067 1668" draw:points="5533,1668 0,1668 0,0 11067,0 11067,1668">
            <text:p/>
          </draw:polygon>
          <draw:path draw:style-name="gr3" draw:text-style-name="P9" draw:layer="layout" svg:width="0.492cm" svg:height="0.897cm" svg:x="6.865cm" svg:y="10.1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89c-18 97-36 186-85 186-4 0-29 0-49-18 47-2 56-38 56-53 0-23-18-34-38-34-25 0-54 22-54 58 0 45 43 70 85 70 54 0 92-59 110-97 34-62 56-181 56-188z">
            <text:p/>
          </draw:path>
          <draw:path draw:style-name="gr3" draw:text-style-name="P9" draw:layer="layout" svg:width="0.23cm" svg:height="0.984cm" svg:x="7.499cm" svg:y="10.1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416cm" svg:height="0.677cm" svg:x="7.822cm" svg:y="10.198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8.362cm" svg:y="10.749cm" svg:viewBox="0 0 108 107" svg:d="M108 54c0-29-25-54-54-54s-54 25-54 54 25 53 54 53 54-24 54-53z">
            <text:p/>
          </draw:path>
          <draw:path draw:style-name="gr3" draw:text-style-name="P9" draw:layer="layout" svg:width="0.409cm" svg:height="0.677cm" svg:x="8.59cm" svg:y="10.198cm" svg:viewBox="0 0 410 678" svg:d="M323 343v31c0 233-103 277-162 277-18 0-69-2-96-35 43 0 51-29 51-45 0-32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09cm" svg:height="0.677cm" svg:x="9.083cm" svg:y="10.198cm" svg:viewBox="0 0 410 678" svg:d="M323 343v31c0 233-103 277-162 277-15 0-69-2-96-35 43 0 51-29 51-45 0-32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23cm" svg:height="0.984cm" svg:x="9.589cm" svg:y="10.1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655cm" svg:height="0.682cm" svg:x="10.246cm" svg:y="10.268cm" svg:viewBox="0 0 656 683" svg:d="M383 54c0-34-29-54-54-54-29 0-53 22-53 54 0 36 26 53 51 53 29 0 56-20 56-53zM383 629c0-36-29-54-54-54-29 0-53 20-53 54 0 31 24 54 53 54 25 0 54-20 54-54zM36 416c-18 0-36 0-36 21 0 20 18 20 34 20h589c15 0 33 0 33-20 0-21-18-21-35-21zM34 226c-16 0-34 0-34 20s18 20 36 20h585c17 0 35 0 35-20s-18-20-33-20z">
            <text:p/>
          </draw:path>
          <draw:path draw:style-name="gr3" draw:text-style-name="P9" draw:layer="layout" svg:width="0.532cm" svg:height="0.436cm" svg:x="11.373cm" svg:y="9.764cm" svg:viewBox="0 0 533 437" svg:d="M235 58h112c-33 146-42 188-42 255 0 14 0 41 9 74 9 45 20 50 35 50 21 0 41-18 41-39 0-4 0-6-7-20-29-71-29-136-29-163 0-54 9-105 18-157h114c11 0 47 0 47-33 0-25-20-25-38-25h-331c-23 0-61 0-104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9" draw:layer="layout" svg:width="0.597cm" svg:height="0.042cm" svg:x="11.348cm" svg:y="10.588cm" svg:viewBox="0 0 598 43" draw:points="300,43 0,43 0,0 598,0 598,43">
            <text:p/>
          </draw:polygon>
          <draw:path draw:style-name="gr3" draw:text-style-name="P9" draw:layer="layout" svg:width="0.438cm" svg:height="0.666cm" svg:x="11.426cm" svg:y="10.861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9" draw:layer="layout" svg:width="0.602cm" svg:height="0.042cm" svg:x="12.363cm" svg:y="10.588cm" svg:viewBox="0 0 603 43" svg:d="M569 43c16 0 34 0 34-23 0-20-18-20-34-20h-535c-16 0-34 0-34 20 0 23 18 23 34 23z">
            <text:p/>
          </draw:path>
          <draw:path draw:style-name="gr3" draw:text-style-name="P9" draw:layer="layout" svg:width="0.23cm" svg:height="0.984cm" svg:x="13.362cm" svg:y="10.1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416cm" svg:height="0.677cm" svg:x="13.684cm" svg:y="10.198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4.224cm" svg:y="10.749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4.451cm" svg:y="10.198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326cm" svg:height="0.657cm" svg:x="14.993cm" svg:y="10.19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5.452cm" svg:y="10.1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107cm" svg:height="0.106cm" svg:x="15.864cm" svg:y="10.749cm" svg:viewBox="0 0 108 107" svg:d="M108 54c0-29-25-54-54-54s-54 25-54 54 25 53 54 53 54-24 54-53z">
            <text:p/>
          </draw:path>
          <draw:path draw:style-name="gr3" draw:text-style-name="P9" draw:layer="layout" svg:width="0.23cm" svg:height="0.984cm" svg:x="16.151cm" svg:y="10.1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416cm" svg:height="0.677cm" svg:x="16.474cm" svg:y="10.198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7.011cm" svg:y="10.749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7.251cm" svg:y="10.198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4-105 64-72 0-128-51-146-109 3 0 7 0 18 0 32 0 50-25 50-47 0-25-18-50-50-50-15 0-49 7-49 54 0 85 67 179 179 179 114 0 215-94 215-219z">
            <text:p/>
          </draw:path>
          <draw:path draw:style-name="gr3" draw:text-style-name="P9" draw:layer="layout" svg:width="0.23cm" svg:height="0.984cm" svg:x="17.748cm" svg:y="10.1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</draw:g>
        <draw:g xml:id="id108" draw:id="id108">
          <svg:title>TexMaths</svg:title>
          <svg:desc>28§display§\doteqdot  \frac{\pi}{4} - 0.005§svg§600§FALSE§</svg:desc>
          <draw:polygon draw:style-name="gr2" draw:text-style-name="P8" draw:layer="layout" svg:width="5.166cm" svg:height="1.667cm" svg:x="10.164cm" svg:y="12.713cm" svg:viewBox="0 0 5167 1668" draw:points="2584,1668 0,1668 0,0 5167,0 5167,1668">
            <text:p/>
          </draw:polygon>
          <draw:path draw:style-name="gr3" draw:text-style-name="P9" draw:layer="layout" svg:width="0.655cm" svg:height="0.682cm" svg:x="10.171cm" svg:y="13.168cm" svg:viewBox="0 0 656 683" svg:d="M383 54c0-34-29-54-54-54-29 0-54 22-54 54 0 36 27 53 52 53 29 0 56-20 56-53zM383 629c0-36-29-54-54-54-29 0-54 20-54 54 0 31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532cm" svg:height="0.436cm" svg:x="11.297cm" svg:y="12.664cm" svg:viewBox="0 0 533 437" svg:d="M235 58h112c-33 146-42 188-42 255 0 14 0 41 9 74 9 45 20 50 35 50 21 0 41-18 41-39 0-4 0-6-7-20-29-71-29-136-29-163 0-54 7-105 18-157h114c11 0 47 0 47-33 0-25-20-25-38-25h-332c-22 0-60 0-103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9" draw:layer="layout" svg:width="0.597cm" svg:height="0.042cm" svg:x="11.27cm" svg:y="13.488cm" svg:viewBox="0 0 598 43" draw:points="300,43 0,43 0,0 598,0 598,43">
            <text:p/>
          </draw:polygon>
          <draw:path draw:style-name="gr3" draw:text-style-name="P9" draw:layer="layout" svg:width="0.438cm" svg:height="0.666cm" svg:x="11.351cm" svg:y="13.761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ath draw:style-name="gr3" draw:text-style-name="P9" draw:layer="layout" svg:width="0.601cm" svg:height="0.042cm" svg:x="12.285cm" svg:y="13.488cm" svg:viewBox="0 0 602 43" svg:d="M569 43c16 0 33 0 33-23 0-20-17-20-33-20h-535c-16 0-34 0-34 20 0 23 18 23 34 23z">
            <text:p/>
          </draw:path>
          <draw:path draw:style-name="gr3" draw:text-style-name="P9" draw:layer="layout" svg:width="0.416cm" svg:height="0.677cm" svg:x="13.226cm" svg:y="13.098cm" svg:viewBox="0 0 417 678" svg:d="M417 343c0-81-5-159-41-233-45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3.765cm" svg:y="13.649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3.991cm" svg:y="13.098cm" svg:viewBox="0 0 417 678" svg:d="M417 343c0-81-5-159-41-233-45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14.484cm" svg:y="13.098cm" svg:viewBox="0 0 417 678" svg:d="M417 343c0-81-5-159-41-233-45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393cm" svg:height="0.677cm" svg:x="14.986cm" svg:y="13.098cm" svg:viewBox="0 0 394 678" svg:d="M394 459c0-116-80-217-188-217-47 0-90 15-125 51v-192c20 6 53 13 85 13 121 0 190-89 190-103 0-7-2-11-9-11-2 0-4 0-9 2-20 9-67 29-134 29-41 0-85-6-132-27-7-4-9-4-12-4-8 0-8 9-8 25v291c0 18 0 27 13 27 7 0 9-3 11-9 11-16 49-70 128-70 51 0 76 45 85 63 16 38 18 76 18 125 0 34 0 94-25 135-22 38-60 64-105 64-72 0-128-51-146-109 3 0 7 0 18 0 32 0 50-25 50-47 0-25-18-50-50-50-15 0-49 7-49 54 0 85 67 179 179 179 114 0 215-94 215-219z">
            <text:p/>
          </draw:path>
        </draw:g>
        <draw:g xml:id="id107" draw:id="id107">
          <svg:title>TexMaths</svg:title>
          <svg:desc>24§display§[  \text { from (III), (IV ) }  ]§svg§600§FALSE§</svg:desc>
          <draw:polygon draw:style-name="gr2" draw:text-style-name="P8" draw:layer="layout" svg:width="6.847cm" svg:height="0.76cm" svg:x="19.918cm" svg:y="10.316cm" svg:viewBox="0 0 6848 761" draw:points="3423,761 0,761 0,0 6848,0 6848,761">
            <text:p/>
          </draw:polygon>
          <draw:polygon draw:style-name="gr3" draw:text-style-name="P9" draw:layer="layout" svg:width="0.116cm" svg:height="0.844cm" svg:x="19.976cm" svg:y="10.274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20.419cm" svg:y="10.31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672cm" svg:y="10.53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1.003cm" svg:y="10.52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1.429cm" svg:y="10.533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2.469cm" svg:y="10.27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2.736cm" svg:y="10.33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3.064cm" svg:y="10.33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3.393cm" svg:y="10.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721cm" svg:y="10.27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099cm" svg:height="0.253cm" svg:x="24.074cm" svg:y="10.817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9" draw:layer="layout" svg:width="0.197cm" svg:height="0.844cm" svg:x="24.6cm" svg:y="10.27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4.869cm" svg:y="10.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5.165cm" svg:y="10.33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6.111cm" svg:y="10.27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6.691cm" svg:y="10.274cm" svg:viewBox="0 0 117 845" draw:points="117,0 0,0 0,35 83,35 83,812 0,812 0,845 117,845">
            <text:p/>
          </draw:polygon>
        </draw:g>
        <draw:g xml:id="id100" draw:id="id100">
          <svg:title>TexMaths</svg:title>
          <svg:desc>28§display§\text {From (II) we get, }§svg§600§FALSE§</svg:desc>
          <draw:polygon draw:style-name="gr2" draw:text-style-name="P8" draw:layer="layout" svg:width="7.281cm" svg:height="0.886cm" svg:x="9.145cm" svg:y="1.522cm" svg:viewBox="0 0 7282 887" draw:points="3640,887 0,887 0,0 7282,0 7282,887">
            <text:p/>
          </draw:polygon>
          <draw:path draw:style-name="gr3" draw:text-style-name="P9" draw:layer="layout" svg:width="0.568cm" svg:height="0.671cm" svg:x="9.127cm" svg:y="1.542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9.683cm" svg:y="1.7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0.07cm" svg:y="1.7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0.565cm" svg:y="1.77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1.779cm" svg:y="1.4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2.093cm" svg:y="1.53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301cm" svg:height="0.674cm" svg:x="12.473cm" svg:y="1.538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9" draw:layer="layout" svg:width="0.23cm" svg:height="0.985cm" svg:x="12.859cm" svg:y="1.4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3.531cm" svg:y="1.78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9" draw:layer="layout" svg:width="0.382cm" svg:height="0.454cm" svg:x="14.223cm" svg:y="1.7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4.989cm" svg:y="1.76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15.482cm" svg:y="1.7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cm" svg:height="0.617cm" svg:x="15.91cm" svg:y="1.60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115cm" svg:height="0.295cm" svg:x="16.358cm" svg:y="2.107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8" draw:id="id98">
          <svg:title>TexMaths</svg:title>
          <svg:desc>28§display§\text {For}§svg§600§FALSE§</svg:desc>
          <draw:polygon draw:style-name="gr2" draw:text-style-name="P8" draw:layer="layout" svg:width="1.315cm" svg:height="0.581cm" svg:x="2.045cm" svg:y="1.521cm" svg:viewBox="0 0 1316 582" draw:points="657,582 0,582 0,0 1316,0 1316,582">
            <text:p/>
          </draw:polygon>
          <draw:path draw:style-name="gr3" draw:text-style-name="P9" draw:layer="layout" svg:width="0.568cm" svg:height="0.671cm" svg:x="2.027cm" svg:y="1.4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583cm" svg:y="1.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076cm" svg:y="1.7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02" draw:id="id102">
          <svg:title>TexMaths</svg:title>
          <svg:desc>22§display§.\ .\ .\  \  (IV) §svg§600§FALSE§</svg:desc>
          <draw:polygon draw:style-name="gr2" draw:text-style-name="P8" draw:layer="layout" svg:width="3.146cm" svg:height="0.696cm" svg:x="18.027cm" svg:y="3.618cm" svg:viewBox="0 0 3147 697" draw:points="1574,697 0,697 0,0 3147,0 3147,697">
            <text:p/>
          </draw:polygon>
          <draw:path draw:style-name="gr3" draw:text-style-name="P9" draw:layer="layout" svg:width="0.083cm" svg:height="0.083cm" svg:x="18.055cm" svg:y="4.0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527cm" svg:y="4.0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cm" svg:y="4.0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74cm" svg:y="3.5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19.991cm" svg:y="3.6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0.409cm" svg:y="3.6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1.032cm" svg:y="3.5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1+width/2;x" smil:keyTimes="0;1"/>
                  <anim:animate smil:dur="0.5s" smil:fill="hold" smil:targetElement="id10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width" smil:values="width*0.05;width" smil:keyTimes="0;1"/>
                  <anim:animate smil:dur="0.5s" smil:fill="hold" smil:targetElement="id103" anim:sub-item="text" smil:attributeName="height" smil:values="height;height" smil:keyTimes="0;1"/>
                  <anim:animate smil:dur="0.5s" smil:fill="hold" smil:targetElement="id103" anim:sub-item="text" smil:attributeName="x" smil:values="x-.2;x" smil:keyTimes="0;1"/>
                  <anim:animate smil:dur="0.5s" smil:fill="hold" smil:targetElement="id103" anim:sub-item="text" smil:attributeName="y" smil:values="y;y" smil:keyTimes="0;1"/>
                  <anim:transitionFilter smil:dur="0.5s" smil:targetElement="id10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9">
        <office:forms form:automatic-focus="false" form:apply-design-mode="false"/>
        <draw:frame presentation:style-name="pr13" draw:text-style-name="P14" draw:layer="layout" svg:width="26.4cm" svg:height="14.572cm" svg:x="0.8cm" svg:y="0.628cm" presentation:class="title" presentation:user-transformed="true">
          <draw:text-box>
            <text:p xml:id="id112" text:id="id112" text:style-name="P6"><text:span text:style-name="T38"><text:s text:c="6"/></text:span><text:span text:style-name="T39"><text:line-break/></text:span><text:span text:style-name="T39"><text:tab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0"> <text:s text:c="4"/></text:span><text:span text:style-name="T30"><text:line-break/></text:span><text:span text:style-name="T10"><text:tab/></text:span><text:span text:style-name="T10">(5) <text:s/></text:span><text:span text:style-name="T12">Find the approximate value of <text:s/></text:span><text:span text:style-name="T10"><text:s text:c="10"/></text:span><text:span text:style-name="T10"><text:line-break/></text:span><text:span text:style-name="T19"> <text:s text:c="10"/></text:span><text:span text:style-name="T10"><text:line-break/></text:span><text:span text:style-name="T10"> <text:s text:c="11"/>given that</text:span><text:span text:style-name="T10"><text:line-break/></text:span><text:span text:style-name="T10"> <text:s text:c="12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line-break/></text:span><text:span text:style-name="T10"><text:tab/></text:span><text:span text:style-name="T10"> 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</draw:text-box>
        </draw:frame>
        <draw:g xml:id="id109" draw:id="id109">
          <svg:title>TexMaths</svg:title>
          <svg:desc>28§display§f(0.99) \doteqdot \frac{3.1416}{4} - 0.005 §svg§600§FALSE§</svg:desc>
          <draw:polygon draw:style-name="gr2" draw:text-style-name="P8" draw:layer="layout" svg:width="10.682cm" svg:height="1.91cm" svg:x="5.012cm" svg:y="1.516cm" svg:viewBox="0 0 10683 1911" draw:points="5340,1911 0,1911 0,0 10683,0 10683,1911">
            <text:p/>
          </draw:polygon>
          <draw:path draw:style-name="gr3" draw:text-style-name="P9" draw:layer="layout" svg:width="0.492cm" svg:height="0.898cm" svg:x="5.014cm" svg:y="2.10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5.648cm" svg:y="2.06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5.971cm" svg:y="2.14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6.511cm" svg:y="2.695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6.739cm" svg:y="2.144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7.232cm" svg:y="2.144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23cm" svg:height="0.985cm" svg:x="7.738cm" svg:y="2.06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8.394cm" svg:y="2.213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0 0 21 18 21 36 21h584c18 0 36 0 36-21 0-20-18-20-33-20z">
            <text:p/>
          </draw:path>
          <draw:path draw:style-name="gr3" draw:text-style-name="P9" draw:layer="layout" svg:width="0.409cm" svg:height="0.678cm" svg:x="9.537cm" svg:y="1.47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9" draw:layer="layout" svg:width="0.107cm" svg:height="0.107cm" svg:x="10.072cm" svg:y="2.029cm" svg:viewBox="0 0 108 108" svg:d="M108 54c0-29-25-54-54-54s-54 25-54 54 25 54 54 54 54-25 54-54z">
            <text:p/>
          </draw:path>
          <draw:path draw:style-name="gr3" draw:text-style-name="P9" draw:layer="layout" svg:width="0.326cm" svg:height="0.658cm" svg:x="10.348cm" svg:y="1.47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38cm" svg:height="0.667cm" svg:x="10.78cm" svg:y="1.46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326cm" svg:height="0.658cm" svg:x="11.333cm" svg:y="1.47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1.779cm" svg:y="1.478cm" svg:viewBox="0 0 410 679" svg:d="M90 334v-25c0-248 123-284 172-284 25 0 65 6 87 40-15 0-53 0-53 43 0 31 22 47 44 47 16 0 45-9 45-47 0-61-42-108-125-108-126 0-260 128-260 345 0 264 114 334 206 334 110 0 204-92 204-222 0-125-87-222-197-222-67 0-103 52-123 99zM206 652c-63 0-92-60-96-74-18-47-18-125-18-143 0-76 31-177 121-177 15 0 60 0 92 62 18 36 18 88 18 135s0 96-18 132c-29 61-77 65-99 65z">
            <text:p/>
          </draw:path>
          <draw:polygon draw:style-name="gr3" draw:text-style-name="P9" draw:layer="layout" svg:width="2.734cm" svg:height="0.042cm" svg:x="9.497cm" svg:y="2.534cm" svg:viewBox="0 0 2735 43" draw:points="1369,43 0,43 0,0 2735,0 2735,43">
            <text:p/>
          </draw:polygon>
          <draw:path draw:style-name="gr3" draw:text-style-name="P9" draw:layer="layout" svg:width="0.438cm" svg:height="0.667cm" svg:x="10.643cm" svg:y="2.809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602cm" svg:height="0.042cm" svg:x="12.648cm" svg:y="2.534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3.589cm" svg:y="2.14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4.127cm" svg:y="2.695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353cm" svg:y="2.14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14.846cm" svg:y="2.14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393cm" svg:height="0.678cm" svg:x="15.35cm" svg:y="2.14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5 67 179 179 179 114 0 215-94 215-220z">
            <text:p/>
          </draw:path>
        </draw:g>
        <draw:g xml:id="id110" draw:id="id110">
          <svg:title>TexMaths</svg:title>
          <svg:desc>28§display§\doteqdot 0.7854 - 0.005 = 0.7804§svg§600§FALSE§</svg:desc>
          <draw:polygon draw:style-name="gr2" draw:text-style-name="P8" draw:layer="layout" svg:width="11.136cm" svg:height="0.662cm" svg:x="8.384cm" svg:y="4.634cm" svg:viewBox="0 0 11137 663" draw:points="5568,663 0,663 0,0 11137,0 11137,663">
            <text:p/>
          </draw:polygon>
          <draw:path draw:style-name="gr3" draw:text-style-name="P9" draw:layer="layout" svg:width="0.655cm" svg:height="0.682cm" svg:x="8.391cm" svg:y="4.666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0 0 21 18 21 36 21h584c18 0 36 0 36-21 0-20-18-20-33-20z">
            <text:p/>
          </draw:path>
          <draw:path draw:style-name="gr3" draw:text-style-name="P9" draw:layer="layout" svg:width="0.416cm" svg:height="0.678cm" svg:x="9.412cm" svg:y="4.59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1-11 204-14 94-70 126-115 126z">
            <text:p/>
          </draw:path>
          <draw:path draw:style-name="gr3" draw:text-style-name="P9" draw:layer="layout" svg:width="0.107cm" svg:height="0.107cm" svg:x="9.95cm" svg:y="5.147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0.194cm" svg:y="4.585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409cm" svg:height="0.678cm" svg:x="10.673cm" svg:y="4.596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1-157-143 0-59 32-121 117-166z">
            <text:p/>
          </draw:path>
          <draw:path draw:style-name="gr3" draw:text-style-name="P9" draw:layer="layout" svg:width="0.393cm" svg:height="0.678cm" svg:x="11.173cm" svg:y="4.596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9" draw:layer="layout" svg:width="0.438cm" svg:height="0.667cm" svg:x="11.643cm" svg:y="4.585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9" draw:layer="layout" svg:width="0.602cm" svg:height="0.042cm" svg:x="12.407cm" svg:y="4.986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3.348cm" svg:y="4.59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" draw:text-style-name="P9" draw:layer="layout" svg:width="0.107cm" svg:height="0.107cm" svg:x="13.885cm" svg:y="5.147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114cm" svg:y="4.59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9" draw:layer="layout" svg:width="0.416cm" svg:height="0.678cm" svg:x="14.606cm" svg:y="4.59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" draw:text-style-name="P9" draw:layer="layout" svg:width="0.393cm" svg:height="0.678cm" svg:x="15.108cm" svg:y="4.596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9" draw:layer="layout" svg:width="0.655cm" svg:height="0.232cm" svg:x="15.879cm" svg:y="4.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6.902cm" svg:y="4.59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" draw:text-style-name="P9" draw:layer="layout" svg:width="0.107cm" svg:height="0.107cm" svg:x="17.44cm" svg:y="5.147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7.684cm" svg:y="4.585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409cm" svg:height="0.678cm" svg:x="18.161cm" svg:y="4.596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1-157-143 0-59 32-121 117-166z">
            <text:p/>
          </draw:path>
          <draw:path draw:style-name="gr3" draw:text-style-name="P9" draw:layer="layout" svg:width="0.416cm" svg:height="0.678cm" svg:x="18.652cm" svg:y="4.59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9" draw:layer="layout" svg:width="0.438cm" svg:height="0.667cm" svg:x="19.131cm" svg:y="4.585cm" svg:viewBox="0 0 439 668" svg:d="M262 506v85c0 36 0 48-74 48h-20v29c40-3 92-3 132-3 43 0 94 0 135 3v-29h-21c-74 0-76-12-76-48v-85h101v-31h-101v-450c0-18 0-25-15-25-9 0-12 0-18 11l-305 464v31zM269 475h-242l242-367z">
            <text:p/>
          </draw:path>
        </draw:g>
        <draw:g xml:id="id111" draw:id="id111">
          <svg:title>TexMaths</svg:title>
          <svg:desc>28§display§f( 0.99 ) = \tan^{-1}(0.99) \ \doteqdot \ 0.7804§svg§600§FALSE§</svg:desc>
          <draw:polygon draw:style-name="gr2" draw:text-style-name="P8" draw:layer="layout" svg:width="13.984cm" svg:height="1.012cm" svg:x="5.085cm" svg:y="6.636cm" svg:viewBox="0 0 13985 1013" draw:points="6993,1013 0,1013 0,0 13985,0 13985,1013">
            <text:p/>
          </draw:polygon>
          <draw:path draw:style-name="gr3" draw:text-style-name="P9" draw:layer="layout" svg:width="0.492cm" svg:height="0.898cm" svg:x="5.087cm" svg:y="6.7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5.721cm" svg:y="6.71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6.044cm" svg:y="6.79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107cm" svg:height="0.107cm" svg:x="6.584cm" svg:y="7.347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6.812cm" svg:y="6.796cm" svg:viewBox="0 0 410 679" svg:d="M323 343v31c0 234-103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7.305cm" svg:y="6.796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23cm" svg:height="0.985cm" svg:x="7.811cm" svg:y="6.71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8.467cm" svg:y="7.0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08cm" svg:height="0.618cm" svg:x="9.469cm" svg:y="6.84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9" draw:layer="layout" svg:width="0.445cm" svg:height="0.454cm" svg:x="9.874cm" svg:y="7.011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9" draw:layer="layout" svg:width="0.496cm" svg:height="0.436cm" svg:x="10.356cm" svg:y="7.01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67cm" svg:height="0.035cm" svg:x="10.947cm" svg:y="6.856cm" svg:viewBox="0 0 468 36" svg:d="M441 36c9 0 27 0 27-18s-16-18-27-18h-414c-11 0-27 0-27 18s16 18 27 18z">
            <text:p/>
          </draw:path>
          <draw:path draw:style-name="gr3" draw:text-style-name="P9" draw:layer="layout" svg:width="0.252cm" svg:height="0.459cm" svg:x="11.563cm" svg:y="6.58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9" draw:layer="layout" svg:width="0.23cm" svg:height="0.985cm" svg:x="12.027cm" svg:y="6.71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12.35cm" svg:y="6.79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107cm" svg:height="0.107cm" svg:x="12.887cm" svg:y="7.347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3.118cm" svg:y="6.796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13.611cm" svg:y="6.796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23cm" svg:height="0.985cm" svg:x="14.117cm" svg:y="6.71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683cm" svg:x="15.1cm" svg:y="6.865cm" svg:viewBox="0 0 656 684" svg:d="M383 54c0-34-29-54-54-54-29 0-53 22-53 54 0 36 26 54 51 54 29 0 56-21 56-54zM383 630c0-36-29-54-54-54-29 0-53 20-53 54 0 31 24 54 53 54 25 0 54-20 54-54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16cm" svg:height="0.678cm" svg:x="16.451cm" svg:y="6.79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107cm" svg:height="0.107cm" svg:x="16.989cm" svg:y="7.347cm" svg:viewBox="0 0 108 108" svg:d="M108 54c0-29-25-54-54-54s-54 25-54 54 25 54 54 54 54-25 54-54z">
            <text:p/>
          </draw:path>
          <draw:path draw:style-name="gr3" draw:text-style-name="P9" draw:layer="layout" svg:width="0.422cm" svg:height="0.69cm" svg:x="17.233cm" svg:y="6.787cm" svg:viewBox="0 0 423 691" svg:d="M417 67c6-13 6-15 6-36h-239c-121 0-124-13-126-31h-24l-34 204h25c2-16 11-78 24-90 7-6 85-6 97-6h206c-12 15-90 123-112 157-88 132-121 269-121 369 0 12 0 57 45 57 47 0 47-45 47-57v-49c0-54 2-110 11-161 2-23 15-108 60-171z">
            <text:p/>
          </draw:path>
          <draw:path draw:style-name="gr3" draw:text-style-name="P9" draw:layer="layout" svg:width="0.409cm" svg:height="0.678cm" svg:x="17.71cm" svg:y="6.796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416cm" svg:height="0.678cm" svg:x="18.201cm" svg:y="6.79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438cm" svg:height="0.667cm" svg:x="18.68cm" svg:y="6.784cm" svg:viewBox="0 0 439 668" svg:d="M264 507v85c0 36-2 47-76 47h-20v29c40-2 92-2 132-2 43 0 94 0 135 2v-29h-21c-74 0-76-11-76-47v-85h101v-32h-101v-450c0-18 0-25-15-25-9 0-12 0-18 11l-305 464v32zM269 475h-242l242-367z">
            <text:p/>
          </draw:path>
        </draw:g>
        <draw:g xml:id="id113" draw:id="id113">
          <svg:title>TexMaths</svg:title>
          <svg:desc>32§display§e^{1.005}§svg§600§FALSE§</svg:desc>
          <draw:polygon draw:style-name="gr2" draw:text-style-name="P8" draw:layer="layout" svg:width="2.421cm" svg:height="0.888cm" svg:x="16.316cm" svg:y="8.924cm" svg:viewBox="0 0 2422 889" draw:points="1211,889 0,889 0,0 2422,0 2422,889">
            <text:p/>
          </draw:polygon>
          <draw:path draw:style-name="gr3" draw:text-style-name="P9" draw:layer="layout" svg:width="0.434cm" svg:height="0.512cm" svg:x="16.311cm" svg:y="9.357cm" svg:viewBox="0 0 435 513" svg:d="M159 238c33 0 118-2 174-25 79-34 84-100 84-116 0-51-43-97-120-97-125 0-297 110-297 308 0 115 67 205 177 205 164 0 258-121 258-134 0-7-7-15-15-15-5 0-8 2-13 13-90 110-212 110-228 110-87 0-97-95-97-131 0-13 0-48 18-118zM108 213c43-172 158-187 189-187 54 0 82 33 82 71 0 116-179 116-225 116z">
            <text:p/>
          </draw:path>
          <draw:path draw:style-name="gr3" draw:text-style-name="P9" draw:layer="layout" svg:width="0.288cm" svg:height="0.524cm" svg:x="16.869cm" svg:y="8.868cm" svg:viewBox="0 0 289 525" svg:d="M179 23c0-23 0-23-23-23-51 49-123 51-156 51v28c18 0 72 0 115-23v405c0 26 0 36-79 36h-31v28c15 0 113-2 141-2 26 0 125 2 143 2v-28h-30c-80 0-80-10-80-36z">
            <text:p/>
          </draw:path>
          <draw:path draw:style-name="gr3" draw:text-style-name="P9" draw:layer="layout" svg:width="0.091cm" svg:height="0.091cm" svg:x="17.32cm" svg:y="9.301cm" svg:viewBox="0 0 92 92" svg:d="M92 46c0-28-23-46-46-46-26 0-46 23-46 46 0 28 23 46 46 46 26 0 46-20 46-46z">
            <text:p/>
          </draw:path>
          <draw:path draw:style-name="gr3" draw:text-style-name="P9" draw:layer="layout" svg:width="0.368cm" svg:height="0.54cm" svg:x="17.54cm" svg:y="8.868cm" svg:viewBox="0 0 369 541" svg:d="M369 274c0-87-11-151-49-205-23-38-72-69-136-69-184 0-184 215-184 274 0 57 0 267 184 267 185 0 185-210 185-267zM184 520c-36 0-84-23-100-87-12-46-12-113-12-169 0-59 0-118 12-161 16-65 67-80 100-80 44 0 85 26 98 72 12 41 15 100 15 169 0 56 0 115-13 167-15 71-69 89-100 89z">
            <text:p/>
          </draw:path>
          <draw:path draw:style-name="gr3" draw:text-style-name="P9" draw:layer="layout" svg:width="0.368cm" svg:height="0.54cm" svg:x="17.988cm" svg:y="8.868cm" svg:viewBox="0 0 369 541" svg:d="M369 274c0-87-11-151-49-205-23-38-72-69-136-69-184 0-184 215-184 274 0 57 0 267 184 267 185 0 185-210 185-267zM184 520c-36 0-84-23-100-87-12-46-12-113-12-169 0-59 0-118 12-161 16-65 67-80 100-80 44 0 85 26 98 72 12 41 15 100 15 169 0 56 0 115-13 167-15 71-69 89-100 89z">
            <text:p/>
          </draw:path>
          <draw:path draw:style-name="gr3" draw:text-style-name="P9" draw:layer="layout" svg:width="0.35cm" svg:height="0.54cm" svg:x="18.446cm" svg:y="8.868cm" svg:viewBox="0 0 351 541" svg:d="M74 85c39 10 64 10 77 10 102 0 166-72 166-85 0-7-7-10-10-10-2 0-2 0-7 3-18 7-59 23-118 23-23 0-64-3-118-21-8-5-8-5-10-5-10 0-10 8-10 21v233c0 15 0 23 12 23 8 0 8 0 18-10 34-44 82-49 110-49 46 0 69 36 72 43 15 26 18 57 18 103 0 23 0 69-23 105-21 28-54 46-92 46-51 0-105-28-126-79 31 2 46-18 46-39 0-33-28-41-41-41 0 0-38 0-38 44 0 72 64 141 161 141 100 0 190-75 190-175 0-89-69-171-167-171-36 0-76 7-110 38z">
            <text:p/>
          </draw:path>
        </draw:g>
        <draw:g xml:id="id114" draw:id="id114">
          <svg:title>TexMaths</svg:title>
          <svg:desc>28§display§e = 2.7183§svg§600§FALSE§</svg:desc>
          <draw:polygon draw:style-name="gr2" draw:text-style-name="P8" draw:layer="layout" svg:width="4.365cm" svg:height="0.59cm" svg:x="8.416cm" svg:y="10.92cm" svg:viewBox="0 0 4366 591" draw:points="2182,591 0,591 0,0 4366,0 4366,591">
            <text:p/>
          </draw:polygon>
          <draw:path draw:style-name="gr3" draw:text-style-name="P9" draw:layer="layout" svg:width="0.38cm" svg:height="0.446cm" svg:x="8.412cm" svg:y="11.101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2 29 72 63 0 101-157 101-198 101z">
            <text:p/>
          </draw:path>
          <draw:path draw:style-name="gr3" draw:text-style-name="P9" draw:layer="layout" svg:width="0.655cm" svg:height="0.232cm" svg:x="9.154cm" svg:y="11.175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393cm" svg:height="0.657cm" svg:x="10.186cm" svg:y="10.88cm" svg:viewBox="0 0 394 658" svg:d="M76 582l105-103c155-137 213-188 213-287 0-114-87-192-208-192-112 0-186 92-186 179 0 54 49 54 52 54 17 0 51-12 51-52 0-24-18-51-51-51-9 0-9 0-14 2 22-65 76-101 135-101 89 0 132 79 132 161 0 79-50 157-103 217l-191 211c-11 11-11 13-11 38h367l27-173h-24c-5 30-12 74-21 88-8 9-73 9-94 9z">
            <text:p/>
          </draw:path>
          <draw:path draw:style-name="gr3" draw:text-style-name="P9" draw:layer="layout" svg:width="0.107cm" svg:height="0.106cm" svg:x="10.715cm" svg:y="11.43cm" svg:viewBox="0 0 108 107" svg:d="M108 54c0-29-25-54-54-54s-54 25-54 54 25 53 54 53 54-24 54-53z">
            <text:p/>
          </draw:path>
          <draw:path draw:style-name="gr3" draw:text-style-name="P9" draw:layer="layout" svg:width="0.422cm" svg:height="0.688cm" svg:x="10.959cm" svg:y="10.871cm" svg:viewBox="0 0 423 689" svg:d="M417 67c6-13 6-16 6-36h-239c-121 0-124-13-126-31h-24l-34 204h25c2-16 11-79 24-90 7-7 85-7 97-7h206c-11 16-90 123-112 157-88 132-121 268-121 369 0 11 0 56 45 56 47 0 47-45 47-56v-49c0-54 2-110 11-161 2-23 15-108 60-170z">
            <text:p/>
          </draw:path>
          <draw:path draw:style-name="gr3" draw:text-style-name="P9" draw:layer="layout" svg:width="0.326cm" svg:height="0.657cm" svg:x="11.484cm" svg:y="10.88cm" svg:viewBox="0 0 327 658" svg:d="M204 25c0-23 0-25-23-25-62 63-150 63-181 63v31c20 0 78 0 130-27v512c0 36-2 47-92 47h-31v32c33-5 121-5 159-5 40 0 125 0 161 5v-32h-31c-90 0-92-11-92-47z">
            <text:p/>
          </draw:path>
          <draw:path draw:style-name="gr3" draw:text-style-name="P9" draw:layer="layout" svg:width="0.409cm" svg:height="0.677cm" svg:x="11.929cm" svg:y="10.88cm" svg:viewBox="0 0 410 678" svg:d="M119 206c-45-29-50-63-50-81 0-58 65-100 135-100 74 0 137 51 137 123 0 56-39 103-99 136zM264 300c72-36 119-87 119-152 0-92-87-148-177-148-98 0-179 74-179 166 0 17 2 60 42 107 12 11 50 36 74 54-58 29-143 82-143 181 0 105 101 170 204 170 112 0 206-81 206-186 0-36-11-80-47-123-20-20-36-29-99-69zM166 342l121 76c29 18 74 47 74 108 0 74-74 125-155 125-85 0-157-60-157-143 0-58 32-121 117-166z">
            <text:p/>
          </draw:path>
          <draw:path draw:style-name="gr3" draw:text-style-name="P9" draw:layer="layout" svg:width="0.409cm" svg:height="0.677cm" svg:x="12.42cm" svg:y="10.88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15" draw:id="id115">
          <svg:title>TexMaths</svg:title>
          <svg:desc>28§display§f(x) = e^x§svg§600§FALSE§</svg:desc>
          <draw:polygon draw:style-name="gr2" draw:text-style-name="P8" draw:layer="layout" svg:width="3.99cm" svg:height="0.886cm" svg:x="8.513cm" svg:y="13.02cm" svg:viewBox="0 0 3991 887" draw:points="1995,887 0,887 0,0 3991,0 3991,887">
            <text:p/>
          </draw:polygon>
          <draw:path draw:style-name="gr3" draw:text-style-name="P9" draw:layer="layout" svg:width="0.492cm" svg:height="0.898cm" svg:x="8.515cm" svg:y="13.016cm" svg:viewBox="0 0 493 899" svg:d="M311 300h85c18 0 29 0 29-18 0-11-11-11-26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9.149cm" svg:y="12.97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92cm" svg:height="0.447cm" svg:x="9.463cm" svg:y="13.27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9 0-54-32-54-65 0-23 7-43 18-88z">
            <text:p/>
          </draw:path>
          <draw:path draw:style-name="gr3" draw:text-style-name="P9" draw:layer="layout" svg:width="0.23cm" svg:height="0.985cm" svg:x="10.052cm" svg:y="12.97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9" draw:layer="layout" svg:width="0.655cm" svg:height="0.232cm" svg:x="10.708cm" svg:y="13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8cm" svg:height="0.447cm" svg:x="11.736cm" svg:y="13.2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3" draw:text-style-name="P9" draw:layer="layout" svg:width="0.371cm" svg:height="0.313cm" svg:x="12.181cm" svg:y="12.998cm" svg:viewBox="0 0 372 314" svg:d="M139 233c-7 22-29 61-65 61-2 0-22 0-38-9 29-9 31-34 31-38 0-16-11-27-27-27-20 0-40 18-40 42 0 36 38 52 72 52 33 0 60-20 78-50 18 36 56 50 83 50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</draw:g>
        <draw:g xml:id="id116" draw:id="id116">
          <svg:title>TexMaths</svg:title>
          <svg:desc>22§display§.\ .\ .\  \  (I) §svg§600§FALSE§</svg:desc>
          <draw:polygon draw:style-name="gr2" draw:text-style-name="P8" draw:layer="layout" svg:width="2.523cm" svg:height="0.696cm" svg:x="17.127cm" svg:y="13.218cm" svg:viewBox="0 0 2524 697" draw:points="1262,697 0,697 0,0 2524,0 2524,697">
            <text:p/>
          </draw:polygon>
          <draw:path draw:style-name="gr3" draw:text-style-name="P9" draw:layer="layout" svg:width="0.083cm" svg:height="0.083cm" svg:x="17.155cm" svg:y="13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627cm" svg:y="13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1cm" svg:y="13.6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8.84cm" svg:y="13.1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19.091cm" svg:y="13.2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19.509cm" svg:y="13.1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width" smil:values="width*0.05;width" smil:keyTimes="0;1"/>
                  <anim:animate smil:dur="0.5s" smil:fill="hold" smil:targetElement="id112" anim:sub-item="text" smil:attributeName="height" smil:values="height;height" smil:keyTimes="0;1"/>
                  <anim:animate smil:dur="0.5s" smil:fill="hold" smil:targetElement="id112" anim:sub-item="text" smil:attributeName="x" smil:values="x-.2;x" smil:keyTimes="0;1"/>
                  <anim:animate smil:dur="0.5s" smil:fill="hold" smil:targetElement="id112" anim:sub-item="text" smil:attributeName="y" smil:values="y;y" smil:keyTimes="0;1"/>
                  <anim:transitionFilter smil:dur="0.5s" smil:targetElement="id11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9">
        <office:forms form:automatic-focus="false" form:apply-design-mode="false"/>
        <draw:frame presentation:style-name="pr11" draw:text-style-name="P12" draw:layer="layout" svg:width="26.6cm" svg:height="14.372cm" svg:x="0.6cm" svg:y="0.628cm" presentation:class="title" presentation:user-transformed="true">
          <draw:text-box>
            <text:p text:style-name="P6"><text:span text:style-name="T35"><text:tab/></text:span><text:span text:style-name="T4"><text:line-break/></text:span><text:span text:style-name="T40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<text:tab/></text:span><text:span text:style-name="T4"><text:tab/></text:span><text:span text:style-name="T4"><text:line-break/></text:span><text:span text:style-name="T36"> <text:s text:c="8"/></text:span><text:span text:style-name="T4"><text:line-break/></text:span><text:span text:style-name="T4"><text:tab/></text:span><text:span text:style-name="T6"> <text:s/></text:span><text:span text:style-name="T6"><text:line-break/></text:span><text:span text:style-name="T6"> <text:s text:c="14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4"><text:s text:c="2"/></text:span><text:span text:style-name="T4"><text:line-break/></text:span><text:span text:style-name="T4"><text:line-break/></text:span><text:span text:style-name="T21"> <text:s text:c="6"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/text:p>
          </draw:text-box>
        </draw:frame>
        <draw:g xml:id="id117" draw:id="id117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2.247cm" svg:y="1.561cm" svg:viewBox="0 0 6163 607" draw:points="3083,607 0,607 0,0 6163,0 6163,607">
            <text:p/>
          </draw:polygon>
          <draw:path draw:style-name="gr3" draw:text-style-name="P9" draw:layer="layout" svg:width="0.662cm" svg:height="0.673cm" svg:x="2.231cm" svg:y="1.534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2.981cm" svg:y="1.54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3.248cm" svg:y="1.512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3.882cm" svg:y="2.101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4.426cm" svg:y="1.77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5.213cm" svg:y="2.101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5.759cm" svg:y="1.772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6.232cm" svg:y="2.101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6.772cm" svg:y="1.59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7.189cm" svg:y="2.101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7.735cm" svg:y="1.7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8.353cm" svg:y="2.101cm" svg:viewBox="0 0 108 108" svg:d="M108 54c0-29-25-54-54-54s-54 25-54 54 25 54 54 54 54-25 54-54z">
            <text:p/>
          </draw:path>
        </draw:g>
        <draw:g xml:id="id128" draw:id="id128">
          <svg:title>TexMaths</svg:title>
          <svg:desc>32§display§x = a = 1§svg§600§FALSE§</svg:desc>
          <draw:polygon draw:style-name="gr2" draw:text-style-name="P8" draw:layer="layout" svg:width="4.598cm" svg:height="0.648cm" svg:x="4.53cm" svg:y="10.42cm" svg:viewBox="0 0 4599 649" draw:points="2299,649 0,649 0,0 4599,0 4599,649">
            <text:p/>
          </draw:polygon>
          <draw:path draw:style-name="gr3" draw:text-style-name="P9" draw:layer="layout" svg:width="0.562cm" svg:height="0.51cm" svg:x="4.507cm" svg:y="10.615cm" svg:viewBox="0 0 563 511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8 54-31 54-61 0-31-26-41-44-41-33 0-61 30-61 66 0 51 56 74 105 74 77 0 118-79 120-87 13 44 54 87 121 87 117 0 181-145 181-173 0-11-10-11-12-11-11 0-13 3-16 11-36 122-115 148-151 148-43 0-61-36-61-74 0-26 7-49 20-100z">
            <text:p/>
          </draw:path>
          <draw:path draw:style-name="gr3" draw:text-style-name="P9" draw:layer="layout" svg:width="0.749cm" svg:height="0.265cm" svg:x="5.493cm" svg:y="10.6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9" draw:layer="layout" svg:width="0.516cm" svg:height="0.51cm" svg:x="6.66cm" svg:y="10.615cm" svg:viewBox="0 0 517 511" svg:d="M376 72c-20-41-53-72-105-72-130 0-271 166-271 330 0 107 61 181 151 181 23 0 79-5 146-84 10 46 49 84 102 84 41 0 67-25 85-61 18-41 33-110 33-112 0-11-10-11-13-11-10 0-12 3-15 21-20 71-41 138-87 138-31 0-33-28-33-51 0-26 2-34 15-85 13-46 13-58 23-99l41-159c8-33 8-33 8-38 0-21-13-31-31-31-28 0-46 26-49 49zM302 366c-5 20-5 20-23 41-49 61-95 79-125 79-57 0-75-62-75-105 0-56 36-197 64-248 34-67 85-107 131-107 74 0 90 92 90 99 0 5-3 13-6 18z">
            <text:p/>
          </draw:path>
          <draw:path draw:style-name="gr3" draw:text-style-name="P9" draw:layer="layout" svg:width="0.749cm" svg:height="0.265cm" svg:x="7.587cm" svg:y="10.6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9" draw:layer="layout" svg:width="0.373cm" svg:height="0.751cm" svg:x="8.811cm" svg:y="10.364cm" svg:viewBox="0 0 374 752" svg:d="M233 28c0-25 0-28-28-28-69 72-169 72-205 72v35c23 0 90 0 149-30v585c0 41-3 54-105 54h-36v36c38-5 138-5 181-5 47 0 144 0 185 5v-36h-36c-102 0-105-13-105-54z">
            <text:p/>
          </draw:path>
        </draw:g>
        <draw:g xml:id="id118" draw:id="id118">
          <svg:title>TexMaths</svg:title>
          <svg:desc>28§display§f'(x) = e^x§svg§600§FALSE§</svg:desc>
          <draw:polygon draw:style-name="gr2" draw:text-style-name="P8" draw:layer="layout" svg:width="4.268cm" svg:height="0.939cm" svg:x="2.134cm" svg:y="3.164cm" svg:viewBox="0 0 4269 940" draw:points="2133,940 0,940 0,0 4269,0 4269,940">
            <text:p/>
          </draw:polygon>
          <draw:path draw:style-name="gr3" draw:text-style-name="P9" draw:layer="layout" svg:width="0.492cm" svg:height="0.897cm" svg:x="2.136cm" svg:y="3.214cm" svg:viewBox="0 0 493 898" svg:d="M311 300h86c18 0 29 0 29-18 0-11-11-11-27-11h-83l20-114c5-20 18-90 25-101 9-20 27-34 47-34 4 0 29 0 47 18-43 3-52 38-52 52 0 24 18 36 36 36 25 0 54-23 54-61 0-45-45-67-85-67-34 0-97 18-126 116-6 21-9 30-33 155h-67c-21 0-30 0-30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9" draw:layer="layout" svg:width="0.174cm" svg:height="0.357cm" svg:x="2.705cm" svg:y="3.11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3.046cm" svg:y="3.16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3.36cm" svg:y="3.471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6 76 103 0 159-128 159-152 0-9-9-9-12-9-9 0-11 2-13 9-31 107-101 129-132 129-38 0-54-31-54-64 0-23 7-43 18-88z">
            <text:p/>
          </draw:path>
          <draw:path draw:style-name="gr3" draw:text-style-name="P9" draw:layer="layout" svg:width="0.23cm" svg:height="0.984cm" svg:x="3.951cm" svg:y="3.16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  <draw:path draw:style-name="gr3" draw:text-style-name="P9" draw:layer="layout" svg:width="0.656cm" svg:height="0.232cm" svg:x="4.606cm" svg:y="3.545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9" draw:layer="layout" svg:width="0.38cm" svg:height="0.447cm" svg:x="5.634cm" svg:y="3.471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30 72 63 0 101-157 101-198 101z">
            <text:p/>
          </draw:path>
          <draw:path draw:style-name="gr3" draw:text-style-name="P9" draw:layer="layout" svg:width="0.371cm" svg:height="0.312cm" svg:x="6.08cm" svg:y="3.196cm" svg:viewBox="0 0 372 313" svg:d="M139 233c-7 22-29 60-65 60-2 0-22 0-38-9 29-9 31-33 31-38 0-15-11-27-27-27-20 0-40 18-40 43 0 36 38 51 72 51 33 0 60-20 78-49 18 36 56 49 83 49 81 0 121-87 121-107 0-9-9-9-11-9-9 0-9 5-11 13-16 48-56 83-97 83-27 0-42-18-42-44 0-18 18-81 36-159 15-54 47-70 69-70 0 0 22 0 36 9-20 7-29 25-29 38 0 16 11 27 27 27 15 0 40-13 40-42 0-41-45-52-74-52-34 0-63 22-76 49-14-29-45-49-83-49-78 0-123 85-123 105 0 9 9 9 11 9 9 0 11-2 13-11 18-54 61-83 97-83 22 0 40 11 40 45 0 13-7 49-13 72z">
            <text:p/>
          </draw:path>
        </draw:g>
        <draw:g xml:id="id121" draw:id="id121">
          <svg:title>TexMaths</svg:title>
          <svg:desc>28§display§a = 1,  \ \ h =   0.005§svg§600§FALSE§</svg:desc>
          <draw:polygon draw:style-name="gr2" draw:text-style-name="P8" draw:layer="layout" svg:width="7.392cm" svg:height="0.777cm" svg:x="4.646cm" svg:y="5.265cm" svg:viewBox="0 0 7393 778" draw:points="3696,778 0,778 0,0 7393,0 7393,778">
            <text:p/>
          </draw:polygon>
          <draw:path draw:style-name="gr3" draw:text-style-name="P9" draw:layer="layout" svg:width="0.452cm" svg:height="0.447cm" svg:x="4.637cm" svg:y="5.465cm" svg:viewBox="0 0 453 448" svg:d="M329 63c-18-36-47-63-92-63-114 0-237 146-237 289 0 94 54 159 132 159 20 0 70-4 128-74 9 41 42 74 89 74 36 0 59-22 74-54 16-35 30-96 30-98 0-9-9-9-12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5.446cm" svg:y="5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6.517cm" svg:y="5.24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15cm" svg:height="0.295cm" svg:x="7.005cm" svg:y="5.79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8.069cm" svg:y="5.216cm" svg:viewBox="0 0 486 697" svg:d="M229 11c0-2 0-11-12-11-24 0-96 9-121 9-9 2-20 2-20 20 0 14 9 14 25 14 47 0 49 6 49 15l-2 20-144 570c-4 13-4 15-4 20 0 24 20 29 29 29 16 0 31-13 36-27l20-74 20-90c7-22 11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3" draw:text-style-name="P9" draw:layer="layout" svg:width="0.655cm" svg:height="0.232cm" svg:x="8.911cm" svg:y="5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9.933cm" svg:y="5.243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0.471cm" svg:y="5.794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0.699cm" svg:y="5.243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11.19cm" svg:y="5.243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393cm" svg:height="0.678cm" svg:x="11.694cm" svg:y="5.243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</draw:g>
        <draw:g xml:id="id123" draw:id="id123">
          <svg:title>TexMaths</svg:title>
          <svg:desc>28§display§x = a = 1§svg§600§FALSE§</svg:desc>
          <draw:polygon draw:style-name="gr2" draw:text-style-name="P8" draw:layer="layout" svg:width="4.024cm" svg:height="0.567cm" svg:x="4.456cm" svg:y="6.866cm" svg:viewBox="0 0 4025 568" draw:points="2012,568 0,568 0,0 4025,0 4025,568">
            <text:p/>
          </draw:polygon>
          <draw:path draw:style-name="gr3" draw:text-style-name="P9" draw:layer="layout" svg:width="0.492cm" svg:height="0.446cm" svg:x="4.436cm" svg:y="7.036cm" svg:viewBox="0 0 493 447" svg:d="M303 139c4-27 26-117 96-117 7 0 29 0 49 12-27 6-47 31-47 53 0 16 11 36 38 36 23 0 54-18 54-58 0-52-58-65-92-65-58 0-92 51-105 76-25-67-76-76-106-76-103 0-159 127-159 152 0 9 9 9 12 9 9 0 11 0 13-9 34-105 99-130 132-130 18 0 54 9 54 65 0 31-18 98-54 235-15 62-51 103-94 103-7 0-29 0-49-12 24-6 47-26 47-53s-23-36-38-36c-29 0-54 27-54 58 0 45 49 65 92 65 67 0 103-69 105-76 11 38 47 76 106 76 103 0 159-127 159-152 0-9-9-9-12-9-9 0-11 2-13 9-31 107-101 130-132 130-38 0-54-32-54-65 0-23 7-43 18-87z">
            <text:p/>
          </draw:path>
          <draw:path draw:style-name="gr3" draw:text-style-name="P9" draw:layer="layout" svg:width="0.656cm" svg:height="0.231cm" svg:x="5.299cm" svg:y="7.11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9" draw:layer="layout" svg:width="0.452cm" svg:height="0.446cm" svg:x="6.321cm" svg:y="7.036cm" svg:viewBox="0 0 453 447" svg:d="M329 63c-18-36-47-63-91-63-115 0-238 145-238 288 0 94 54 159 132 159 20 0 70-4 128-74 9 40 43 74 90 74 35 0 58-22 74-54 15-35 29-96 29-98 0-9-9-9-12-9-9 0-11 2-13 18-18 63-36 121-76 121-27 0-29-25-29-45 0-22 2-29 13-74 11-40 11-51 20-87l36-139c7-29 7-29 7-33 0-18-11-27-27-27-25 0-40 22-43 43zM264 320c-4 17-4 17-20 35-42 54-83 70-110 70-49 0-65-54-65-92 0-49 32-172 56-217 30-58 74-94 115-94 65 0 78 81 78 88 0 4-2 11-4 15z">
            <text:p/>
          </draw:path>
          <draw:path draw:style-name="gr3" draw:text-style-name="P9" draw:layer="layout" svg:width="0.656cm" svg:height="0.231cm" svg:x="7.132cm" svg:y="7.11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9" draw:layer="layout" svg:width="0.326cm" svg:height="0.656cm" svg:x="8.203cm" svg:y="6.817cm" svg:viewBox="0 0 327 657" svg:d="M204 25c0-23 0-25-25-25-60 63-148 63-179 63v31c20 0 78 0 130-27v512c0 36-2 47-92 47h-31v31c33-4 121-4 159-4 40 0 125 0 161 4v-31h-31c-90 0-92-11-92-47z">
            <text:p/>
          </draw:path>
        </draw:g>
        <draw:g xml:id="id125" draw:id="id125">
          <svg:title>TexMaths</svg:title>
          <svg:desc>28§display§f(a) = f \left( 1 ) = e^1 = 2.7183§svg§600§FALSE§</svg:desc>
          <draw:polygon draw:style-name="gr2" draw:text-style-name="P8" draw:layer="layout" svg:width="11.38cm" svg:height="1.11cm" svg:x="2.139cm" svg:y="8.368cm" svg:viewBox="0 0 11381 1111" draw:points="5691,1111 0,1111 0,0 11381,0 11381,1111">
            <text:p/>
          </draw:polygon>
          <draw:path draw:style-name="gr3" draw:text-style-name="P9" draw:layer="layout" svg:width="0.492cm" svg:height="0.898cm" svg:x="2.141cm" svg:y="8.489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2.775cm" svg:y="8.44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51cm" svg:height="0.447cm" svg:x="3.1cm" svg:y="8.747cm" svg:viewBox="0 0 452 448" svg:d="M329 63c-18-36-47-63-92-63-114 0-237 146-237 289 0 94 54 159 132 159 20 0 70-4 128-74 9 41 42 74 89 74 36 0 59-22 74-54 16-35 29-96 29-98 0-9-9-9-11-9-11 0-11 2-13 18-18 62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23cm" svg:height="0.985cm" svg:x="3.635cm" svg:y="8.4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9" draw:layer="layout" svg:width="0.655cm" svg:height="0.232cm" svg:x="4.292cm" svg:y="8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326cm" svg:y="8.489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9" draw:layer="layout" svg:width="0.259cm" svg:height="1.182cm" svg:x="6.175cm" svg:y="8.346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9" draw:layer="layout" svg:width="0.326cm" svg:height="0.658cm" svg:x="6.565cm" svg:y="8.5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7.026cm" svg:y="8.4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9" draw:layer="layout" svg:width="0.655cm" svg:height="0.232cm" svg:x="7.68cm" svg:y="8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8cm" svg:height="0.447cm" svg:x="8.711cm" svg:y="8.74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3" draw:text-style-name="P9" draw:layer="layout" svg:width="0.252cm" svg:height="0.458cm" svg:x="9.197cm" svg:y="8.31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9.893cm" svg:y="8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10.926cm" svg:y="8.52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11.452cm" svg:y="9.079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1.696cm" svg:y="8.518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326cm" svg:height="0.658cm" svg:x="12.221cm" svg:y="8.5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2.666cm" svg:y="8.52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3.159cm" svg:y="8.52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30" draw:id="id130">
          <svg:title>TexMaths</svg:title>
          <svg:desc>28§display§f'(a) = f' \left( 1 ) = e^1 = 2.7183§svg§600§FALSE§</svg:desc>
          <draw:polygon draw:style-name="gr2" draw:text-style-name="P8" draw:layer="layout" svg:width="11.933cm" svg:height="1.11cm" svg:x="2.141cm" svg:y="12.27cm" svg:viewBox="0 0 11934 1111" draw:points="5967,1111 0,1111 0,0 11934,0 11934,1111">
            <text:p/>
          </draw:polygon>
          <draw:path draw:style-name="gr3" draw:text-style-name="P9" draw:layer="layout" svg:width="0.492cm" svg:height="0.898cm" svg:x="2.143cm" svg:y="12.39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174cm" svg:height="0.358cm" svg:x="2.712cm" svg:y="12.293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23cm" svg:height="0.985cm" svg:x="3.053cm" svg:y="12.346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51cm" svg:height="0.447cm" svg:x="3.377cm" svg:y="12.649cm" svg:viewBox="0 0 452 448" svg:d="M329 63c-18-36-47-63-92-63-114 0-237 146-237 289 0 94 54 159 132 159 20 0 70-4 128-74 9 41 42 74 89 74 36 0 59-22 74-54 16-35 29-96 29-98 0-9-9-9-11-9-11 0-11 2-13 18-18 62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23cm" svg:height="0.985cm" svg:x="3.915cm" svg:y="12.34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9" draw:layer="layout" svg:width="0.655cm" svg:height="0.232cm" svg:x="4.569cm" svg:y="12.7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606cm" svg:y="12.39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9" draw:layer="layout" svg:width="0.174cm" svg:height="0.358cm" svg:x="6.173cm" svg:y="12.293cm" svg:viewBox="0 0 175 359" svg:d="M168 61c7-12 7-18 7-23 0-22-18-38-41-38-26 0-35 22-38 34l-92 300c-2 0-4 9-4 9 0 9 22 16 27 16 4 0 7 0 11-12z">
            <text:p/>
          </draw:path>
          <draw:path draw:style-name="gr3" draw:text-style-name="P9" draw:layer="layout" svg:width="0.259cm" svg:height="1.182cm" svg:x="6.73cm" svg:y="12.248cm" svg:viewBox="0 0 260 1183" svg:d="M260 1172c0-2-2-5-5-9-44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9" draw:layer="layout" svg:width="0.326cm" svg:height="0.658cm" svg:x="7.12cm" svg:y="12.42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7.579cm" svg:y="12.34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9" draw:layer="layout" svg:width="0.655cm" svg:height="0.232cm" svg:x="8.236cm" svg:y="12.7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8cm" svg:height="0.447cm" svg:x="9.264cm" svg:y="12.64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3" draw:text-style-name="P9" draw:layer="layout" svg:width="0.252cm" svg:height="0.458cm" svg:x="9.752cm" svg:y="12.2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10.446cm" svg:y="12.7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11.479cm" svg:y="12.4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12.008cm" svg:y="12.981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2.252cm" svg:y="12.42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326cm" svg:height="0.658cm" svg:x="12.776cm" svg:y="12.42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3.222cm" svg:y="12.429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3.712cm" svg:y="12.42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24" draw:id="id124">
          <svg:title>TexMaths</svg:title>
          <svg:desc>26§display§\text {From (I) we get, }§svg§600§FALSE§</svg:desc>
          <draw:polygon draw:style-name="gr2" draw:text-style-name="P8" draw:layer="layout" svg:width="6.406cm" svg:height="0.823cm" svg:x="9.043cm" svg:y="6.818cm" svg:viewBox="0 0 6407 824" draw:points="3203,824 0,824 0,0 6407,0 6407,824">
            <text:p/>
          </draw:polygon>
          <draw:path draw:style-name="gr3" draw:text-style-name="P9" draw:layer="layout" svg:width="0.527cm" svg:height="0.623cm" svg:x="9.026cm" svg:y="6.836cm" svg:viewBox="0 0 528 624" svg:d="M503 0h-503v29h23c71 0 71 11 71 42v480c0 33 0 44-71 44h-23v29c31-4 104-4 139-4 38 0 121 0 154 4v-29h-29c-87 0-87-13-87-44v-227h79c87 0 96 32 96 109h22v-244h-22c0 77-9 108-96 108h-79v-233c0-29 2-35 43-35h111c137 0 160 50 174 177h23z">
            <text:p/>
          </draw:path>
          <draw:path draw:style-name="gr3" draw:text-style-name="P9" draw:layer="layout" svg:width="0.309cm" svg:height="0.405cm" svg:x="9.542cm" svg:y="7.05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9.902cm" svg:y="7.04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5cm" svg:height="0.405cm" svg:x="10.361cm" svg:y="7.053cm" svg:viewBox="0 0 716 406" svg:d="M71 89v248c0 39-9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1.489cm" svg:y="6.77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78cm" svg:y="6.83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12.136cm" svg:y="6.77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2.76cm" svg:y="7.063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355cm" svg:height="0.421cm" svg:x="13.405cm" svg:y="7.04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4.114cm" svg:y="7.04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4.571cm" svg:y="7.04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4.969cm" svg:y="6.89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07cm" svg:height="0.274cm" svg:x="15.387cm" svg:y="7.361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129" draw:id="id129">
          <svg:title>TexMaths</svg:title>
          <svg:desc>26§display§\text {From (II) we get, }§svg§600§FALSE§</svg:desc>
          <draw:polygon draw:style-name="gr2" draw:text-style-name="P8" draw:layer="layout" svg:width="6.761cm" svg:height="0.823cm" svg:x="9.943cm" svg:y="10.418cm" svg:viewBox="0 0 6762 824" draw:points="3380,824 0,824 0,0 6762,0 6762,824">
            <text:p/>
          </draw:polygon>
          <draw:path draw:style-name="gr3" draw:text-style-name="P9" draw:layer="layout" svg:width="0.527cm" svg:height="0.623cm" svg:x="9.926cm" svg:y="10.436cm" svg:viewBox="0 0 528 624" svg:d="M503 0h-503v29h23c71 0 71 11 71 42v480c0 33 0 44-71 44h-23v29c31-4 104-4 139-4 38 0 121 0 154 4v-29h-29c-87 0-87-13-87-44v-227h79c87 0 95 32 95 109h23v-244h-23c0 77-8 108-95 108h-79v-233c0-29 2-35 43-35h111c137 0 160 50 174 177h23z">
            <text:p/>
          </draw:path>
          <draw:path draw:style-name="gr3" draw:text-style-name="P9" draw:layer="layout" svg:width="0.309cm" svg:height="0.405cm" svg:x="10.442cm" svg:y="10.65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10.802cm" svg:y="10.64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4cm" svg:height="0.405cm" svg:x="11.261cm" svg:y="10.653cm" svg:viewBox="0 0 715 406" svg:d="M71 89v248c0 39-9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2.389cm" svg:y="10.37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2.68cm" svg:y="10.43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3.033cm" svg:y="10.432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3.391cm" svg:y="10.37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4.015cm" svg:y="10.663cm" svg:viewBox="0 0 628 406" svg:d="M551 87c17-45 46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9" draw:layer="layout" svg:width="0.355cm" svg:height="0.421cm" svg:x="14.658cm" svg:y="10.64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5.369cm" svg:y="10.64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5.827cm" svg:y="10.64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16.224cm" svg:y="10.49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107cm" svg:height="0.274cm" svg:x="16.64cm" svg:y="10.961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131" draw:id="id131">
          <svg:title>TexMaths</svg:title>
          <svg:desc>22§display§.\ .\ .\  \  (IV) §svg§600§FALSE§</svg:desc>
          <draw:polygon draw:style-name="gr2" draw:text-style-name="P8" draw:layer="layout" svg:width="3.146cm" svg:height="0.696cm" svg:x="19.228cm" svg:y="12.518cm" svg:viewBox="0 0 3147 697" draw:points="1574,697 0,697 0,0 3147,0 3147,697">
            <text:p/>
          </draw:polygon>
          <draw:path draw:style-name="gr3" draw:text-style-name="P9" draw:layer="layout" svg:width="0.083cm" svg:height="0.083cm" svg:x="19.256cm" svg:y="12.9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728cm" svg:y="12.9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0.201cm" svg:y="12.9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941cm" svg:y="12.4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1.192cm" svg:y="12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1.61cm" svg:y="12.5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2.233cm" svg:y="12.4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26" draw:id="id126">
          <svg:title>TexMaths</svg:title>
          <svg:desc>22§display§.\ .\ .\  \  (III) §svg§600§FALSE§</svg:desc>
          <draw:polygon draw:style-name="gr2" draw:text-style-name="P8" draw:layer="layout" svg:width="3.325cm" svg:height="0.696cm" svg:x="18.928cm" svg:y="8.518cm" svg:viewBox="0 0 3326 697" draw:points="1664,697 0,697 0,0 3326,0 3326,697">
            <text:p/>
          </draw:polygon>
          <draw:path draw:style-name="gr3" draw:text-style-name="P9" draw:layer="layout" svg:width="0.084cm" svg:height="0.083cm" svg:x="18.956cm" svg:y="8.9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428cm" svg:y="8.9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902cm" svg:y="8.977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0.641cm" svg:y="8.4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893cm" svg:y="8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292cm" svg:y="8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694cm" svg:y="8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2.113cm" svg:y="8.4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22" draw:id="id122">
          <svg:title>TexMaths</svg:title>
          <svg:desc>28§display§\text {For}§svg§600§FALSE§</svg:desc>
          <draw:polygon draw:style-name="gr2" draw:text-style-name="P8" draw:layer="layout" svg:width="1.315cm" svg:height="0.581cm" svg:x="2.344cm" svg:y="6.92cm" svg:viewBox="0 0 1316 582" draw:points="657,582 0,582 0,0 1316,0 1316,582">
            <text:p/>
          </draw:polygon>
          <draw:path draw:style-name="gr3" draw:text-style-name="P9" draw:layer="layout" svg:width="0.568cm" svg:height="0.671cm" svg:x="2.326cm" svg:y="6.871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882cm" svg:y="7.09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375cm" svg:y="7.106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27" draw:id="id127">
          <svg:title>TexMaths</svg:title>
          <svg:desc>28§display§\text {For}§svg§600§FALSE§</svg:desc>
          <draw:polygon draw:style-name="gr2" draw:text-style-name="P8" draw:layer="layout" svg:width="1.315cm" svg:height="0.581cm" svg:x="2.345cm" svg:y="10.421cm" svg:viewBox="0 0 1316 582" draw:points="657,582 0,582 0,0 1316,0 1316,582">
            <text:p/>
          </draw:polygon>
          <draw:path draw:style-name="gr3" draw:text-style-name="P9" draw:layer="layout" svg:width="0.568cm" svg:height="0.671cm" svg:x="2.327cm" svg:y="10.3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883cm" svg:y="10.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376cm" svg:y="10.6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20" draw:id="id120">
          <svg:title>TexMaths</svg:title>
          <svg:desc>28§display§\text {Let}§svg§600§FALSE§</svg:desc>
          <draw:polygon draw:style-name="gr2" draw:text-style-name="P8" draw:layer="layout" svg:width="1.282cm" svg:height="0.586cm" svg:x="2.344cm" svg:y="5.32cm" svg:viewBox="0 0 1283 587" draw:points="640,587 0,587 0,0 1283,0 1283,587">
            <text:p/>
          </draw:polygon>
          <draw:path draw:style-name="gr3" draw:text-style-name="P9" draw:layer="layout" svg:width="0.541cm" svg:height="0.674cm" svg:x="2.326cm" svg:y="5.271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2.937cm" svg:y="5.502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3.365cm" svg:y="5.338cm" svg:viewBox="0 0 311 619" svg:d="M152 213h141v-31h-141v-182h-24c0 81-32 186-128 191v22h85v271c0 124 92 135 128 135 69 0 98-70 98-135v-56h-27v56c0 72-29 110-65 110-67 0-67-90-67-108z">
            <text:p/>
          </draw:path>
        </draw:g>
        <draw:g xml:id="id119" draw:id="id119">
          <svg:title>TexMaths</svg:title>
          <svg:desc>22§display§.\ .\ .\  \  (II) §svg§600§FALSE§</svg:desc>
          <draw:polygon draw:style-name="gr2" draw:text-style-name="P8" draw:layer="layout" svg:width="2.923cm" svg:height="0.696cm" svg:x="11.029cm" svg:y="3.219cm" svg:viewBox="0 0 2924 697" draw:points="1462,697 0,697 0,0 2924,0 2924,697">
            <text:p/>
          </draw:polygon>
          <draw:path draw:style-name="gr3" draw:text-style-name="P9" draw:layer="layout" svg:width="0.083cm" svg:height="0.083cm" svg:x="11.057cm" svg:y="3.67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529cm" svg:y="3.67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2.002cm" svg:y="3.678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741cm" svg:y="3.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12.993cm" svg:y="3.231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13.392cm" svg:y="3.231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13.811cm" svg:y="3.18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1+width/2;x" smil:keyTimes="0;1"/>
                  <anim:animate smil:dur="0.5s" smil:fill="hold" smil:targetElement="id1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1+width/2;x" smil:keyTimes="0;1"/>
                  <anim:animate smil:dur="0.5s" smil:fill="hold" smil:targetElement="id12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6.4cm" svg:height="14.372cm" svg:x="0.8cm" svg:y="0.628cm" presentation:class="title" presentation:user-transformed="true">
          <draw:text-box>
            <text:p xml:id="id132" text:id="id132" text:style-name="P6"><text:span text:style-name="T16"><text:s text:c="11"/></text:span><text:span text:style-name="T6"><text:line-break/></text:span><text:span text:style-name="T13"> <text:s text:c="2"/></text:span><text:span text:style-name="T12">We have, <text:s/></text:span><text:span text:style-name="T13"><text:line-break/></text:span><text:span text:style-name="T4"><text:line-break/></text:span><text:span text:style-name="T4"><text:line-break/></text:span><text:span text:style-name="T4"><text:line-break/></text:span><text:span text:style-name="T22"> <text:s text:c="8"/></text:span><text:span text:style-name="T4"><text:line-break/></text:span><text:span text:style-name="T4"><text:line-break/></text:span><text:span text:style-name="T9"><text:line-break/></text:span><text:span text:style-name="T4"> <text:s text:c="2"/></text:span></text:p>
          </draw:text-box>
        </draw:frame>
        <draw:g xml:id="id133" draw:id="id133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5.665cm" svg:y="1.314cm" svg:viewBox="0 0 10552 940" draw:points="5277,940 0,940 0,0 10552,0 10552,940">
            <text:p/>
          </draw:polygon>
          <draw:path draw:style-name="gr3" draw:text-style-name="P9" draw:layer="layout" svg:width="0.492cm" svg:height="0.897cm" svg:x="5.667cm" svg:y="1.36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301cm" svg:y="1.3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6.626cm" svg:y="1.62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7.381cm" svg:y="1.4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8.364cm" svg:y="1.37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8.933cm" svg:y="1.3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9.587cm" svg:y="1.469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0.622cm" svg:y="1.36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1.256cm" svg:y="1.3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1.58cm" svg:y="1.621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118cm" svg:y="1.3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2.718cm" svg:y="1.4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3.701cm" svg:y="1.37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4.266cm" svg:y="1.36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4.835cm" svg:y="1.26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175cm" svg:y="1.3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5.5cm" svg:y="1.621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035cm" svg:y="1.3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34" draw:id="id134">
          <svg:title>TexMaths</svg:title>
          <svg:desc>28§display§f(1 +  0.005)  \doteqdot  f ( 1 ) +  ( 0.005) f' ( 1 )§svg§600§FALSE§</svg:desc>
          <draw:polygon draw:style-name="gr2" draw:text-style-name="P8" draw:layer="layout" svg:width="14.583cm" svg:height="0.939cm" svg:x="2.265cm" svg:y="3.114cm" svg:viewBox="0 0 14584 940" draw:points="7292,940 0,940 0,0 14584,0 14584,940">
            <text:p/>
          </draw:polygon>
          <draw:path draw:style-name="gr3" draw:text-style-name="P9" draw:layer="layout" svg:width="0.492cm" svg:height="0.897cm" svg:x="2.267cm" svg:y="3.16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9" draw:layer="layout" svg:width="0.23cm" svg:height="0.984cm" svg:x="2.901cm" svg:y="3.1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3.273cm" svg:y="3.2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655cm" svg:height="0.657cm" svg:x="3.952cm" svg:y="3.2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16cm" svg:height="0.677cm" svg:x="4.92cm" svg:y="3.2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5.457cm" svg:y="3.752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5.686cm" svg:y="3.2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6.176cm" svg:y="3.20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393cm" svg:height="0.677cm" svg:x="6.68cm" svg:y="3.20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23cm" svg:height="0.984cm" svg:x="7.18cm" svg:y="3.1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7.834cm" svg:y="3.269cm" svg:viewBox="0 0 656 683" svg:d="M383 54c0-34-29-54-54-54-29 0-53 22-53 54 0 36 26 53 51 53 29 0 56-20 56-53zM383 629c0-36-29-54-54-54-29 0-53 21-53 54 0 32 24 54 53 54 25 0 54-20 54-54zM36 416c-18 0-36 0-36 21 0 20 18 20 34 20h589c15 0 33 0 33-20 0-21-18-21-35-21zM34 226c-16 0-34 0-34 20s18 20 36 20h585c17 0 35 0 35-20s-18-20-33-20z">
            <text:p/>
          </draw:path>
          <draw:path draw:style-name="gr3" draw:text-style-name="P9" draw:layer="layout" svg:width="0.492cm" svg:height="0.897cm" svg:x="8.869cm" svg:y="3.16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9.503cm" svg:y="3.1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9.875cm" svg:y="3.2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0.336cm" svg:y="3.1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0.937cm" svg:y="3.2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1.963cm" svg:y="3.1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16cm" svg:height="0.677cm" svg:x="12.288cm" svg:y="3.20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2.825cm" svg:y="3.752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3.052cm" svg:y="3.20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13.544cm" svg:y="3.2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77cm" svg:x="14.048cm" svg:y="3.202cm" svg:viewBox="0 0 394 678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9" draw:layer="layout" svg:width="0.23cm" svg:height="0.984cm" svg:x="14.546cm" svg:y="3.1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4.924cm" svg:y="3.16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174cm" svg:height="0.357cm" svg:x="15.493cm" svg:y="3.06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834cm" svg:y="3.1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6.208cm" svg:y="3.2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6.667cm" svg:y="3.1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35" draw:id="id135">
          <svg:title>TexMaths</svg:title>
          <svg:desc>28§display§f( 1.005 )  \doteqdot  2.7183 + (0.005).( 2.7183 )§svg§600§FALSE§</svg:desc>
          <draw:polygon draw:style-name="gr2" draw:text-style-name="P8" draw:layer="layout" svg:width="15.426cm" svg:height="0.886cm" svg:x="3.865cm" svg:y="5.113cm" svg:viewBox="0 0 15427 887" draw:points="7714,887 0,887 0,0 15427,0 15427,887">
            <text:p/>
          </draw:polygon>
          <draw:path draw:style-name="gr3" draw:text-style-name="P9" draw:layer="layout" svg:width="0.492cm" svg:height="0.898cm" svg:x="3.867cm" svg:y="5.10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4.501cm" svg:y="5.06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26cm" svg:height="0.658cm" svg:x="4.873cm" svg:y="5.147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07cm" svg:height="0.107cm" svg:x="5.364cm" svg:y="5.698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5.59cm" svg:y="5.14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6.083cm" svg:y="5.14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9" draw:layer="layout" svg:width="0.393cm" svg:height="0.678cm" svg:x="6.584cm" svg:y="5.147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9" draw:layer="layout" svg:width="0.23cm" svg:height="0.985cm" svg:x="7.084cm" svg:y="5.06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7.738cm" svg:y="5.216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393cm" svg:height="0.658cm" svg:x="8.771cm" svg:y="5.1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9.299cm" svg:y="5.698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9.543cm" svg:y="5.138cm" svg:viewBox="0 0 423 690" svg:d="M414 67c9-13 9-15 9-36h-239c-121 0-124-13-126-31h-24l-34 204h25c2-16 11-79 24-90 7-6 85-6 97-6h206c-12 15-90 123-112 156-88 133-121 269-121 370 0 11 0 56 45 56 47 0 47-45 47-56v-49c0-54 2-110 11-161 2-23 15-108 60-171z">
            <text:p/>
          </draw:path>
          <draw:path draw:style-name="gr3" draw:text-style-name="P9" draw:layer="layout" svg:width="0.326cm" svg:height="0.658cm" svg:x="10.067cm" svg:y="5.14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0.513cm" svg:y="5.14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1.006cm" svg:y="5.14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655cm" svg:height="0.658cm" svg:x="11.73cm" svg:y="5.22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23cm" svg:height="0.985cm" svg:x="12.755cm" svg:y="5.06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3.08cm" svg:y="5.14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3.618cm" svg:y="5.698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3.844cm" svg:y="5.14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416cm" svg:height="0.678cm" svg:x="14.337cm" svg:y="5.14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393cm" svg:height="0.678cm" svg:x="14.841cm" svg:y="5.147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9" draw:layer="layout" svg:width="0.23cm" svg:height="0.985cm" svg:x="15.338cm" svg:y="5.06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107cm" svg:height="0.107cm" svg:x="15.75cm" svg:y="5.698cm" svg:viewBox="0 0 108 108" svg:d="M108 54c0-29-25-54-54-54s-54 25-54 54 25 54 54 54 54-25 54-54z">
            <text:p/>
          </draw:path>
          <draw:path draw:style-name="gr3" draw:text-style-name="P9" draw:layer="layout" svg:width="0.23cm" svg:height="0.985cm" svg:x="16.037cm" svg:y="5.06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93cm" svg:height="0.658cm" svg:x="16.371cm" svg:y="5.1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16.899cm" svg:y="5.698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7.141cm" svg:y="5.138cm" svg:viewBox="0 0 423 690" svg:d="M414 67c9-13 9-15 9-36h-239c-121 0-124-13-126-31h-24l-34 204h25c2-16 11-79 24-90 7-6 85-6 97-6h206c-12 15-90 123-112 156-88 133-121 269-121 370 0 11 0 56 45 56 47 0 47-45 47-56v-49c0-54 2-110 9-161 4-23 17-108 62-171z">
            <text:p/>
          </draw:path>
          <draw:path draw:style-name="gr3" draw:text-style-name="P9" draw:layer="layout" svg:width="0.326cm" svg:height="0.658cm" svg:x="17.668cm" svg:y="5.14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8.113cm" svg:y="5.14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8.604cm" svg:y="5.14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23cm" svg:height="0.985cm" svg:x="19.11cm" svg:y="5.06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37" draw:id="id137">
          <svg:title>TexMaths</svg:title>
          <svg:desc>28§display§\doteqdot  2.7183 + 0.01359§svg§600§FALSE§</svg:desc>
          <draw:polygon draw:style-name="gr2" draw:text-style-name="P8" draw:layer="layout" svg:width="8.062cm" svg:height="0.662cm" svg:x="7.664cm" svg:y="7.614cm" svg:viewBox="0 0 8063 663" draw:points="4032,663 0,663 0,0 8063,0 8063,663">
            <text:p/>
          </draw:polygon>
          <draw:path draw:style-name="gr3" draw:text-style-name="P9" draw:layer="layout" svg:width="0.655cm" svg:height="0.683cm" svg:x="7.671cm" svg:y="7.643cm" svg:viewBox="0 0 656 684" svg:d="M383 54c0-34-29-54-54-54-29 0-53 22-53 54 0 36 26 54 51 54 29 0 56-21 56-54zM383 630c0-36-29-54-54-54-29 0-53 20-53 54 0 31 24 54 53 54 25 0 54-21 54-54zM36 417c-18 0-36 0-36 20s18 20 34 20h589c15 0 33 0 33-20s-18-20-35-20zM34 226c-16 0-34 0-34 21 0 20 18 20 36 20h585c17 0 35 0 35-20 0-21-18-21-33-21z">
            <text:p/>
          </draw:path>
          <draw:path draw:style-name="gr3" draw:text-style-name="P9" draw:layer="layout" svg:width="0.393cm" svg:height="0.658cm" svg:x="8.703cm" svg:y="7.574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9" draw:layer="layout" svg:width="0.107cm" svg:height="0.107cm" svg:x="9.23cm" svg:y="8.125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9.474cm" svg:y="7.565cm" svg:viewBox="0 0 423 690" svg:d="M414 67c9-13 9-15 9-36h-239c-121 0-124-13-126-31h-24l-34 204h25c2-16 11-78 24-90 7-6 85-6 97-6h206c-11 15-90 123-112 156-88 133-121 269-121 370 0 11 0 56 45 56 47 0 47-45 47-56v-49c0-54 2-110 9-161 4-23 17-108 62-171z">
            <text:p/>
          </draw:path>
          <draw:path draw:style-name="gr3" draw:text-style-name="P9" draw:layer="layout" svg:width="0.326cm" svg:height="0.658cm" svg:x="9.998cm" svg:y="7.574cm" svg:viewBox="0 0 327 659" svg:d="M204 25c0-23 0-25-25-25-60 63-148 63-179 63v31c20 0 78 0 130-27v513c0 36-2 48-92 48h-31v31c33-5 121-5 159-5 40 0 125 0 161 5v-31h-31c-90 0-92-12-92-48z">
            <text:p/>
          </draw:path>
          <draw:path draw:style-name="gr3" draw:text-style-name="P9" draw:layer="layout" svg:width="0.409cm" svg:height="0.678cm" svg:x="10.444cm" svg:y="7.574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0.937cm" svg:y="7.574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655cm" svg:height="0.658cm" svg:x="11.661cm" svg:y="7.65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12.628cm" svg:y="7.57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107cm" svg:height="0.107cm" svg:x="13.166cm" svg:y="8.125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3.395cm" svg:y="7.574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326cm" svg:height="0.658cm" svg:x="13.937cm" svg:y="7.574cm" svg:viewBox="0 0 327 659" svg:d="M204 25c0-23 0-25-25-25-60 63-148 63-179 63v31c20 0 78 0 130-27v513c0 36-2 48-92 48h-31v31c33-5 121-5 159-5 40 0 125 0 161 5v-31h-31c-90 0-92-12-92-48z">
            <text:p/>
          </draw:path>
          <draw:path draw:style-name="gr3" draw:text-style-name="P9" draw:layer="layout" svg:width="0.409cm" svg:height="0.678cm" svg:x="14.383cm" svg:y="7.57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393cm" svg:height="0.678cm" svg:x="14.882cm" svg:y="7.57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9" draw:layer="layout" svg:width="0.409cm" svg:height="0.678cm" svg:x="15.366cm" svg:y="7.574cm" svg:viewBox="0 0 410 679" svg:d="M323 343v31c0 233-103 278-162 278-18 0-69-2-96-36 43 0 51-29 51-44 0-32-24-48-47-48-15 0-44 9-44 50 0 65 53 105 136 105 128 0 249-134 249-345 0-267-114-334-202-334-53 0-103 18-145 63-41 45-63 85-63 159 0 123 87 220 197 220 61 0 101-41 126-99zM199 419c-15 0-62 0-91-60-18-39-18-88-18-135 0-54 0-101 20-137 27-49 65-62 98-62 47 0 79 33 97 78 11 31 15 94 15 139 0 83-33 177-121 177z">
            <text:p/>
          </draw:path>
        </draw:g>
        <draw:g xml:id="id138" draw:id="id138">
          <svg:title>TexMaths</svg:title>
          <svg:desc>28§display§\doteqdot 2.73189§svg§600§FALSE§</svg:desc>
          <draw:polygon draw:style-name="gr2" draw:text-style-name="P8" draw:layer="layout" svg:width="4.125cm" svg:height="0.662cm" svg:x="7.667cm" svg:y="9.816cm" svg:viewBox="0 0 4126 663" draw:points="2063,663 0,663 0,0 4126,0 4126,663">
            <text:p/>
          </draw:polygon>
          <draw:path draw:style-name="gr3" draw:text-style-name="P9" draw:layer="layout" svg:width="0.655cm" svg:height="0.683cm" svg:x="7.674cm" svg:y="9.845cm" svg:viewBox="0 0 656 684" svg:d="M383 54c0-34-29-54-54-54-29 0-54 22-54 54 0 36 27 54 52 54 29 0 56-21 56-54zM383 630c0-36-29-54-54-54-29 0-54 20-54 54 0 31 25 54 54 54 25 0 54-21 54-54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393cm" svg:height="0.658cm" svg:x="8.706cm" svg:y="9.77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9" draw:layer="layout" svg:width="0.107cm" svg:height="0.107cm" svg:x="9.233cm" svg:y="10.327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9.477cm" svg:y="9.767cm" svg:viewBox="0 0 423 690" svg:d="M414 67c9-13 9-15 9-36h-239c-121 0-124-13-126-31h-24l-34 204h25c2-16 11-78 24-90 7-6 85-6 97-6h206c-12 15-90 123-112 156-88 133-121 269-121 370 0 11 0 56 45 56 47 0 47-45 47-56v-49c0-54 2-110 9-161 4-23 17-108 62-171z">
            <text:p/>
          </draw:path>
          <draw:path draw:style-name="gr3" draw:text-style-name="P9" draw:layer="layout" svg:width="0.409cm" svg:height="0.678cm" svg:x="9.956cm" svg:y="9.776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326cm" svg:height="0.658cm" svg:x="10.494cm" svg:y="9.776cm" svg:viewBox="0 0 327 659" svg:d="M204 25c0-23 0-25-25-25-60 63-148 63-179 63v31c20 0 78 0 130-27v513c0 36-2 48-92 48h-31v31c33-5 121-5 159-5 40 0 125 0 161 5v-31h-31c-90 0-92-12-92-48z">
            <text:p/>
          </draw:path>
          <draw:path draw:style-name="gr3" draw:text-style-name="P9" draw:layer="layout" svg:width="0.409cm" svg:height="0.678cm" svg:x="10.939cm" svg:y="9.776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1.432cm" svg:y="9.776cm" svg:viewBox="0 0 410 679" svg:d="M323 343v31c0 233-103 278-162 278-18 0-69-2-96-36 43 0 51-29 51-44 0-32-24-48-47-48-15 0-44 9-44 50 0 65 53 105 136 105 128 0 249-134 249-345 0-267-112-334-202-334-53 0-103 18-145 63-41 45-63 85-63 159 0 123 87 220 197 220 61 0 101-41 126-99zM199 419c-15 0-62 0-91-60-18-39-18-88-18-135 0-54 0-101 20-137 27-49 65-62 98-62 47 0 79 33 97 78 11 31 15 94 15 139 0 83-33 177-121 177z">
            <text:p/>
          </draw:path>
        </draw:g>
        <draw:g xml:id="id139" draw:id="id139">
          <svg:title>TexMaths</svg:title>
          <svg:desc>28§display§f(1.005) = e^{1.005} \doteqdot 2.73189§svg§600§FALSE§</svg:desc>
          <draw:polygon draw:style-name="gr2" draw:text-style-name="P8" draw:layer="layout" svg:width="11.617cm" svg:height="1.012cm" svg:x="3.764cm" svg:y="11.815cm" svg:viewBox="0 0 11618 1013" draw:points="5809,1013 0,1013 0,0 11618,0 11618,1013">
            <text:p/>
          </draw:polygon>
          <draw:path draw:style-name="gr3" draw:text-style-name="P9" draw:layer="layout" svg:width="0.492cm" svg:height="0.898cm" svg:x="3.766cm" svg:y="11.93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9" draw:layer="layout" svg:width="0.23cm" svg:height="0.985cm" svg:x="4.4cm" svg:y="11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26cm" svg:height="0.658cm" svg:x="4.772cm" svg:y="11.975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9" draw:layer="layout" svg:width="0.107cm" svg:height="0.107cm" svg:x="5.263cm" svg:y="12.526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5.489cm" svg:y="11.9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416cm" svg:height="0.678cm" svg:x="5.982cm" svg:y="11.9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393cm" svg:height="0.678cm" svg:x="6.484cm" svg:y="11.975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9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23cm" svg:height="0.985cm" svg:x="6.983cm" svg:y="11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7.637cm" svg:y="12.2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8cm" svg:height="0.447cm" svg:x="8.668cm" svg:y="12.194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4 30 74 63 0 101-159 101-200 101z">
            <text:p/>
          </draw:path>
          <draw:path draw:style-name="gr3" draw:text-style-name="P9" draw:layer="layout" svg:width="0.252cm" svg:height="0.459cm" svg:x="9.156cm" svg:y="11.766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08cm" svg:height="0.08cm" svg:x="9.551cm" svg:y="12.145cm" svg:viewBox="0 0 81 81" svg:d="M81 40c0-24-21-40-41-40-22 0-40 20-40 40 0 25 22 41 40 41 23 0 41-18 41-41z">
            <text:p/>
          </draw:path>
          <draw:path draw:style-name="gr3" draw:text-style-name="P9" draw:layer="layout" svg:width="0.322cm" svg:height="0.472cm" svg:x="9.743cm" svg:y="11.766cm" svg:viewBox="0 0 323 473" svg:d="M323 240c0-76-9-132-43-179-20-34-63-61-119-61-161 0-161 188-161 240 0 49 0 233 161 233 162 0 162-184 162-233zM161 455c-31 0-74-20-87-76-11-40-11-99-11-148 0-52 0-103 11-141 13-56 58-70 87-70 38 0 74 23 85 63 12 36 12 87 12 148 0 49 0 101-7 146-16 62-63 78-90 78z">
            <text:p/>
          </draw:path>
          <draw:path draw:style-name="gr3" draw:text-style-name="P9" draw:layer="layout" svg:width="0.322cm" svg:height="0.472cm" svg:x="10.135cm" svg:y="11.766cm" svg:viewBox="0 0 323 473" svg:d="M323 240c0-76-9-132-43-179-20-34-63-61-119-61-161 0-161 188-161 240 0 49 0 233 161 233 162 0 162-184 162-233zM161 455c-31 0-74-20-87-76-11-40-11-99-11-148 0-52 0-103 11-141 13-56 58-70 87-70 38 0 74 23 85 63 12 36 14 87 14 148 0 49 0 101-9 146-16 62-63 78-90 78z">
            <text:p/>
          </draw:path>
          <draw:path draw:style-name="gr3" draw:text-style-name="P9" draw:layer="layout" svg:width="0.306cm" svg:height="0.472cm" svg:x="10.534cm" svg:y="11.766cm" svg:viewBox="0 0 307 473" svg:d="M65 74c34 9 56 9 67 9 90 0 146-63 146-74 0-7-7-9-9-9s-2 0-7 2c-16 7-51 20-103 20-20 0-56-2-103-18-7-4-7-4-9-4-9 0-9 7-9 18v204c0 13 0 20 11 20 7 0 7 0 16-9 29-38 72-42 96-42 41 0 61 31 63 38 13 22 16 49 16 89 0 21 0 61-20 92-18 25-48 41-81 41-45 0-92-25-110-70 27 2 40-16 40-33 0-30-24-36-33-36-2 0-36 0-36 38 0 63 56 123 141 123 88 0 166-65 166-152 0-79-61-151-146-151-31 0-67 7-96 34z">
            <text:p/>
          </draw:path>
          <draw:path draw:style-name="gr3" draw:text-style-name="P9" draw:layer="layout" svg:width="0.655cm" svg:height="0.683cm" svg:x="11.262cm" svg:y="12.044cm" svg:viewBox="0 0 656 684" svg:d="M383 54c0-34-29-54-54-54-29 0-53 22-53 54 0 36 26 54 51 54 29 0 56-21 56-54zM383 630c0-36-29-54-54-54-29 0-53 20-53 54 0 31 24 54 53 54 25 0 54-20 54-54zM36 417c-18 0-36 0-36 20s18 20 34 20h589c15 0 33 0 33-20s-18-20-35-20zM34 226c-16 0-34 0-34 21 0 20 18 20 36 20h585c17 0 35 0 35-20 0-21-18-21-33-21z">
            <text:p/>
          </draw:path>
          <draw:path draw:style-name="gr3" draw:text-style-name="P9" draw:layer="layout" svg:width="0.393cm" svg:height="0.658cm" svg:x="12.295cm" svg:y="11.9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107cm" svg:height="0.107cm" svg:x="12.821cm" svg:y="12.526cm" svg:viewBox="0 0 108 108" svg:d="M108 54c0-29-25-54-54-54s-54 25-54 54 25 54 54 54 54-25 54-54z">
            <text:p/>
          </draw:path>
          <draw:path draw:style-name="gr3" draw:text-style-name="P9" draw:layer="layout" svg:width="0.422cm" svg:height="0.69cm" svg:x="13.066cm" svg:y="11.966cm" svg:viewBox="0 0 423 691" svg:d="M417 67c6-13 6-15 6-36h-239c-121 0-124-13-126-31h-24l-34 204h25c2-16 11-78 24-90 7-6 85-6 97-6h206c-11 15-90 123-112 157-88 132-121 269-121 369 0 12 0 57 45 57 47 0 47-45 47-57v-49c0-54 2-110 11-161 2-23 15-108 60-171z">
            <text:p/>
          </draw:path>
          <draw:path draw:style-name="gr3" draw:text-style-name="P9" draw:layer="layout" svg:width="0.409cm" svg:height="0.678cm" svg:x="13.543cm" svg:y="11.97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326cm" svg:height="0.658cm" svg:x="14.083cm" svg:y="11.97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409cm" svg:height="0.678cm" svg:x="14.528cm" svg:y="11.975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409cm" svg:height="0.678cm" svg:x="15.019cm" svg:y="11.975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</draw:g>
        <draw:g xml:id="id136" draw:id="id136">
          <svg:title>TexMaths</svg:title>
          <svg:desc>22§display§[  \text { from (III), (IV ) }  ]§svg§600§FALSE§</svg:desc>
          <draw:polygon draw:style-name="gr2" draw:text-style-name="P8" draw:layer="layout" svg:width="6.276cm" svg:height="0.696cm" svg:x="20.118cm" svg:y="5.314cm" svg:viewBox="0 0 6277 697" draw:points="3138,697 0,697 0,0 6277,0 6277,697">
            <text:p/>
          </draw:polygon>
          <draw:polygon draw:style-name="gr3" draw:text-style-name="P9" draw:layer="layout" svg:width="0.106cm" svg:height="0.773cm" svg:x="20.171cm" svg:y="5.275cm" svg:viewBox="0 0 107 774" draw:points="107,774 107,744 32,744 32,32 107,32 107,0 0,0 0,774">
            <text:p/>
          </draw:polygon>
          <draw:path draw:style-name="gr3" draw:text-style-name="P9" draw:layer="layout" svg:width="0.251cm" svg:height="0.546cm" svg:x="20.577cm" svg:y="5.31cm" svg:viewBox="0 0 252 547" svg:d="M111 213v-90c0-68 37-105 72-105 2 0 12 0 25 5-9 3-23 12-23 32 0 17 12 33 33 33 23 0 34-16 34-33 0-29-29-55-69-55-55 0-121 40-121 123v90h-62v23h62v251c0 35-9 35-62 35v25c32-2 67-3 90-3 31 0 67 0 98 3v-25h-16c-58 0-59-8-59-36v-250h89v-23z">
            <text:p/>
          </draw:path>
          <draw:path draw:style-name="gr3" draw:text-style-name="P9" draw:layer="layout" svg:width="0.261cm" svg:height="0.342cm" svg:x="20.81cm" svg:y="5.51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112cm" svg:y="5.5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21.503cm" svg:y="5.512cm" svg:viewBox="0 0 605 343" svg:d="M60 76v209c0 33-7 33-60 33v25c26 0 67-2 88-2 19 0 60 2 86 2v-25c-51 0-60 0-60-33v-144c0-81 55-123 104-123s58 42 58 86v181c0 33-9 33-61 33v25c28 0 67-2 88-2s61 2 88 2v-25c-53 0-62 0-62-33v-144c0-81 56-123 106-123 49 0 56 42 56 86v181c0 33-7 33-60 33v25c27 0 67-2 88-2 20 0 60 2 86 2v-25c-40 0-59 0-59-22v-148c0-67 0-92-25-120-11-12-37-28-81-28-65 0-100 46-113 76-10-67-68-76-104-76-56 0-93 33-114 81v-81l-109 9v24c55 0 60 6 60 43z">
            <text:p/>
          </draw:path>
          <draw:path draw:style-name="gr3" draw:text-style-name="P9" draw:layer="layout" svg:width="0.18cm" svg:height="0.773cm" svg:x="22.457cm" svg:y="5.2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2.701cm" svg:y="5.326cm" svg:viewBox="0 0 238 529" svg:d="M153 60c0-27 2-35 63-35h22v-25c-29 2-90 2-118 2-32 0-94 0-120-2v25h21c60 0 63 8 63 35v410c0 28-3 35-63 35h-21v24c26-1 88-1 118-1s91 0 120 1v-24h-22c-61 0-63-7-63-35z">
            <text:p/>
          </draw:path>
          <draw:path draw:style-name="gr3" draw:text-style-name="P9" draw:layer="layout" svg:width="0.237cm" svg:height="0.528cm" svg:x="23.002cm" svg:y="5.326cm" svg:viewBox="0 0 238 529" svg:d="M153 60c0-27 2-35 65-35h20v-25c-27 2-88 2-118 2-32 0-92 0-120-2v25h21c60 0 63 8 63 35v410c0 28-3 35-63 35h-21v24c28-1 88-1 118-1 32 0 93 0 120 1v-24h-20c-63 0-65-7-65-35z">
            <text:p/>
          </draw:path>
          <draw:path draw:style-name="gr3" draw:text-style-name="P9" draw:layer="layout" svg:width="0.237cm" svg:height="0.528cm" svg:x="23.303cm" svg:y="5.326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18cm" svg:height="0.773cm" svg:x="23.604cm" svg:y="5.2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23.928cm" svg:y="5.7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24.41cm" svg:y="5.2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4.657cm" svg:y="5.326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55cm" svg:height="0.546cm" svg:x="24.928cm" svg:y="5.326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9" draw:layer="layout" svg:width="0.18cm" svg:height="0.773cm" svg:x="25.795cm" svg:y="5.2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6.327cm" svg:y="5.275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width" smil:values="width*0.05;width" smil:keyTimes="0;1"/>
                  <anim:animate smil:dur="0.5s" smil:fill="hold" smil:targetElement="id132" anim:sub-item="text" smil:attributeName="height" smil:values="height;height" smil:keyTimes="0;1"/>
                  <anim:animate smil:dur="0.5s" smil:fill="hold" smil:targetElement="id132" anim:sub-item="text" smil:attributeName="x" smil:values="x-.2;x" smil:keyTimes="0;1"/>
                  <anim:animate smil:dur="0.5s" smil:fill="hold" smil:targetElement="id132" anim:sub-item="text" smil:attributeName="y" smil:values="y;y" smil:keyTimes="0;1"/>
                  <anim:transitionFilter smil:dur="0.5s" smil:targetElement="id13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office:forms form:automatic-focus="false" form:apply-design-mode="false"/>
        <draw:frame presentation:style-name="pr14" draw:text-style-name="P6" draw:layer="layout" svg:width="26.2cm" svg:height="14.631cm" svg:x="0.8cm" svg:y="0.628cm" presentation:class="title" presentation:user-transformed="true">
          <draw:text-box>
            <text:p xml:id="id140" text:id="id140" text:style-name="P6"><text:span text:style-name="T19"><text:s text:c="5"/></text:span><text:span text:style-name="T19"><text:line-break/></text:span><text:span text:style-name="T10"><text:tab/></text:span><text:span text:style-name="T10">(6) <text:s/></text:span><text:span text:style-name="T12">Find the approximate value of</text:span><text:span text:style-name="T12"><text:line-break/></text:span><text:span text:style-name="T41"> <text:s text:c="15"/></text:span><text:span text:style-name="T27"><text:s text:c="5"/></text:span><text:span text:style-name="T27"><text:tab/></text:span><text:span text:style-name="T26"><text:line-break/></text:span><text:span text:style-name="T10"> <text:s text:c="10"/>given that <text:s/></text:span><text:span text:style-name="T10"><text:tab/></text:span><text:span text:style-name="T10"><text:line-break/></text:span><text:span text:style-name="T42"> <text:s text:c="16"/></text:span><text:span text:style-name="T26"><text:line-break/></text:span><text:span text:style-name="T10"><text:tab/></text:span><text:span text:style-name="T11">Solution :</text:span><text:span text:style-name="T12"> Let <text:s text:c="3"/></text:span><text:span text:style-name="T10"><text:line-break/></text:span><text:span text:style-name="T9"><text:line-break/></text:span><text:span text:style-name="T43"> </text:span><text:span text:style-name="T43"><text:tab/></text:span><text:span text:style-name="T43"><text:line-break/></text:span><text:span text:style-name="T43"> </text:span><text:span text:style-name="T43"><text:tab/></text:span><text:span text:style-name="T43"><text:line-break/></text:span><text:line-break/></text:p>
          </draw:text-box>
        </draw:frame>
        <draw:g xml:id="id147" draw:id="id147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3.124cm" svg:y="9.414cm" svg:viewBox="0 0 6163 607" draw:points="3083,607 0,607 0,0 6163,0 6163,607">
            <text:p/>
          </draw:polygon>
          <draw:path draw:style-name="gr3" draw:text-style-name="P9" draw:layer="layout" svg:width="0.662cm" svg:height="0.673cm" svg:x="3.108cm" svg:y="9.3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3.858cm" svg:y="9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4.125cm" svg:y="9.3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4.759cm" svg:y="9.954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5.303cm" svg:y="9.6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6.09cm" svg:y="9.954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6.636cm" svg:y="9.6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7.109cm" svg:y="9.954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7.649cm" svg:y="9.4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8.066cm" svg:y="9.954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8.612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9.23cm" svg:y="9.954cm" svg:viewBox="0 0 108 108" svg:d="M108 54c0-29-25-54-54-54s-54 25-54 54 25 54 54 54 54-25 54-54z">
            <text:p/>
          </draw:path>
        </draw:g>
        <draw:g xml:id="id141" draw:id="id141">
          <svg:title>TexMaths</svg:title>
          <svg:desc>28§display§\log_{10} (998)§svg§600§FALSE§</svg:desc>
          <draw:polygon draw:style-name="gr2" draw:text-style-name="P8" draw:layer="layout" svg:width="4.15cm" svg:height="0.894cm" svg:x="16.185cm" svg:y="1.357cm" svg:viewBox="0 0 4151 895" draw:points="2076,895 0,895 0,0 4151,0 4151,895">
            <text:p/>
          </draw:polygon>
          <draw:path draw:style-name="gr3" draw:text-style-name="P9" draw:layer="layout" svg:width="0.221cm" svg:height="0.684cm" svg:x="16.167cm" svg:y="1.364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6.436cm" svg:y="1.606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1cm" svg:height="0.65cm" svg:x="16.929cm" svg:y="1.599cm" svg:viewBox="0 0 452 651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17.482cm" svg:y="1.83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17.836cm" svg:y="1.83cm" svg:viewBox="0 0 323 472" svg:d="M323 240c0-77-9-133-43-180-20-33-63-60-119-60-161 0-161 188-161 240 0 49 0 232 161 232 162 0 162-183 162-232zM161 454c-31 0-74-20-87-76-11-40-11-98-11-147 0-52 0-103 11-141 13-56 58-70 87-70 38 0 74 23 85 63 12 36 14 87 14 148 0 49 0 100-11 145-14 63-61 78-88 78z">
            <text:p/>
          </draw:path>
          <draw:path draw:style-name="gr3" draw:text-style-name="P9" draw:layer="layout" svg:width="0.23cm" svg:height="0.984cm" svg:x="18.337cm" svg:y="1.308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3" draw:text-style-name="P9" draw:layer="layout" svg:width="0.409cm" svg:height="0.677cm" svg:x="18.665cm" svg:y="1.391cm" svg:viewBox="0 0 410 678" svg:d="M323 343v31c0 233-103 277-162 277-15 0-69-2-96-35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09cm" svg:height="0.677cm" svg:x="19.157cm" svg:y="1.391cm" svg:viewBox="0 0 410 678" svg:d="M323 343v31c0 233-103 277-162 277-18 0-69-2-96-35 43 0 51-29 51-45 0-31-24-47-47-47-15 0-44 9-44 49 0 65 53 105 136 105 128 0 249-134 249-344 0-267-114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09cm" svg:height="0.677cm" svg:x="19.648cm" svg:y="1.391cm" svg:viewBox="0 0 410 678" svg:d="M119 206c-45-29-50-63-50-81 0-58 65-100 135-100 74 0 136 51 136 123 0 56-38 103-98 136zM264 300c72-36 119-87 119-152 0-92-87-148-177-148-98 0-179 74-179 166 0 18 2 60 42 107 12 11 50 36 74 54-58 29-143 83-143 181 0 105 101 170 204 170 112 0 206-80 206-185 0-36-11-81-47-124-20-20-36-29-99-69zM166 343l121 76c27 18 74 47 74 107 0 74-74 125-155 125-85 0-157-60-157-143 0-58 32-121 117-165z">
            <text:p/>
          </draw:path>
          <draw:path draw:style-name="gr3" draw:text-style-name="P9" draw:layer="layout" svg:width="0.23cm" svg:height="0.984cm" svg:x="20.156cm" svg:y="1.308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 xml:id="id142" draw:id="id142">
          <svg:title>TexMaths</svg:title>
          <svg:desc>28§display§\log_{10}e = 0.4343§svg§600§FALSE§</svg:desc>
          <draw:polygon draw:style-name="gr2" draw:text-style-name="P8" draw:layer="layout" svg:width="6.634cm" svg:height="0.838cm" svg:x="7.884cm" svg:y="2.96cm" svg:viewBox="0 0 6635 839" draw:points="3318,839 0,839 0,0 6635,0 6635,839">
            <text:p/>
          </draw:polygon>
          <draw:path draw:style-name="gr3" draw:text-style-name="P9" draw:layer="layout" svg:width="0.221cm" svg:height="0.684cm" svg:x="7.866cm" svg:y="2.911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8.135cm" svg:y="3.15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1cm" svg:height="0.65cm" svg:x="8.628cm" svg:y="3.148cm" svg:viewBox="0 0 452 651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9.181cm" svg:y="3.377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9.535cm" svg:y="3.377cm" svg:viewBox="0 0 323 472" svg:d="M323 240c0-77-9-133-43-180-20-33-63-60-119-60-161 0-161 188-161 240 0 49 0 232 161 232 162 0 162-183 162-232zM161 454c-31 0-74-20-87-76-11-40-11-98-11-147 0-52 0-103 11-141 13-56 58-70 87-70 38 0 74 23 85 63 12 36 14 87 14 148 0 49 0 100-11 145-14 63-61 78-88 78z">
            <text:p/>
          </draw:path>
          <draw:path draw:style-name="gr3" draw:text-style-name="P9" draw:layer="layout" svg:width="0.38cm" svg:height="0.447cm" svg:x="10.149cm" svg:y="3.159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3" draw:text-style-name="P9" draw:layer="layout" svg:width="0.655cm" svg:height="0.232cm" svg:x="10.89cm" svg:y="3.2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11.912cm" svg:y="2.938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2.451cm" svg:y="3.489cm" svg:viewBox="0 0 108 107" svg:d="M108 54c0-29-25-54-54-54s-54 25-54 54 25 53 54 53 54-24 54-53z">
            <text:p/>
          </draw:path>
          <draw:path draw:style-name="gr3" draw:text-style-name="P9" draw:layer="layout" svg:width="0.438cm" svg:height="0.666cm" svg:x="12.666cm" svg:y="2.92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409cm" svg:height="0.677cm" svg:x="13.173cm" svg:y="2.938cm" svg:viewBox="0 0 410 678" svg:d="M246 309c81-25 137-94 137-172 0-81-87-137-181-137-101 0-175 58-175 134 0 32 22 52 49 52 32 0 52-23 52-52 0-49-47-49-61-49 29-47 94-60 130-60 40 0 96 22 96 109 0 14-2 70-29 114-29 48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9" draw:layer="layout" svg:width="0.438cm" svg:height="0.666cm" svg:x="13.652cm" svg:y="2.92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409cm" svg:height="0.677cm" svg:x="14.156cm" svg:y="2.938cm" svg:viewBox="0 0 410 678" svg:d="M246 309c81-25 137-94 137-172 0-81-85-137-181-137-101 0-175 58-175 134 0 32 22 52 49 52 32 0 52-23 52-52 0-49-47-49-61-49 29-47 94-60 130-60 40 0 96 22 96 109 0 14-2 70-29 114-29 48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</draw:g>
        <draw:g xml:id="id144" draw:id="id144">
          <svg:title>TexMaths</svg:title>
          <svg:desc>28§display§\frac{\log x}{ \log 10} =§svg§600§FALSE§</svg:desc>
          <draw:polygon draw:style-name="gr2" draw:text-style-name="P8" draw:layer="layout" svg:width="3.422cm" svg:height="2.129cm" svg:x="10.618cm" svg:y="6.362cm" svg:viewBox="0 0 3423 2130" draw:points="1712,2130 0,2130 0,0 3423,0 3423,2130">
            <text:p/>
          </draw:polygon>
          <draw:path draw:style-name="gr3" draw:text-style-name="P9" draw:layer="layout" svg:width="0.221cm" svg:height="0.685cm" svg:x="10.813cm" svg:y="6.313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38cm" svg:height="0.454cm" svg:x="11.08cm" svg:y="6.5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52cm" svg:height="0.651cm" svg:x="11.573cm" svg:y="6.55cm" svg:viewBox="0 0 453 652" svg:d="M193 278c-88 0-88-99-88-121 0-27 3-58 16-83 9-14 31-40 72-40 85 0 85 98 85 121 0 26 0 58-16 82-9 14-31 41-69 41zM76 316c0-5 0-27 18-47 38 29 79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9" draw:layer="layout" svg:width="0.492cm" svg:height="0.447cm" svg:x="12.245cm" svg:y="6.56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1 107-101 130-132 130-38 0-54-32-54-65 0-23 7-43 18-88z">
            <text:p/>
          </draw:path>
          <draw:polygon draw:style-name="gr3" draw:text-style-name="P9" draw:layer="layout" svg:width="2.421cm" svg:height="0.042cm" svg:x="10.569cm" svg:y="7.395cm" svg:viewBox="0 0 2422 43" draw:points="1212,43 0,43 0,0 2422,0 2422,43">
            <text:p/>
          </draw:polygon>
          <draw:path draw:style-name="gr3" draw:text-style-name="P9" draw:layer="layout" svg:width="0.221cm" svg:height="0.685cm" svg:x="10.6cm" svg:y="7.655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38cm" svg:height="0.454cm" svg:x="10.869cm" svg:y="7.89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52cm" svg:height="0.651cm" svg:x="11.362cm" svg:y="7.89cm" svg:viewBox="0 0 453 652" svg:d="M193 278c-88 0-88-99-88-121 0-27 3-58 16-83 9-14 31-40 72-40 85 0 85 98 85 121 0 26 0 58-16 82-9 14-31 41-69 41zM76 316c0-5 0-27 18-47 38 29 79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9" draw:layer="layout" svg:width="0.326cm" svg:height="0.658cm" svg:x="12.093cm" svg:y="7.68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416cm" svg:height="0.678cm" svg:x="12.534cm" svg:y="7.68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7 18 117 115 9 56 9 130 9 192 0 74 0 141-11 204-14 94-70 126-115 126z">
            <text:p/>
          </draw:path>
          <draw:path draw:style-name="gr3" draw:text-style-name="P9" draw:layer="layout" svg:width="0.655cm" svg:height="0.232cm" svg:x="13.435cm" svg:y="7.301cm" svg:viewBox="0 0 656 233" svg:d="M623 40c16 0 33 0 33-20s-17-20-31-20h-591c-16 0-34 0-34 20s18 20 34 20zM625 233c14 0 31 0 31-20s-17-20-33-20h-589c-16 0-34 0-34 20s18 20 34 20z">
            <text:p/>
          </draw:path>
        </draw:g>
        <draw:g xml:id="id143" draw:id="id143">
          <svg:title>TexMaths</svg:title>
          <svg:desc>28§display§f(x) = \log _{10}x =§svg§600§FALSE§</svg:desc>
          <draw:polygon draw:style-name="gr2" draw:text-style-name="P8" draw:layer="layout" svg:width="6.944cm" svg:height="0.894cm" svg:x="3.067cm" svg:y="6.958cm" svg:viewBox="0 0 6945 895" draw:points="3471,895 0,895 0,0 6945,0 6945,895">
            <text:p/>
          </draw:polygon>
          <draw:path draw:style-name="gr3" draw:text-style-name="P9" draw:layer="layout" svg:width="0.492cm" svg:height="0.897cm" svg:x="3.069cm" svg:y="6.95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5-85 185-4 0-29 0-49-18 47-2 56-38 56-53 0-23-18-34-38-34-25 0-54 23-54 58 0 45 43 70 85 70 54 0 92-58 110-97 33-62 56-181 56-188z">
            <text:p/>
          </draw:path>
          <draw:path draw:style-name="gr3" draw:text-style-name="P9" draw:layer="layout" svg:width="0.23cm" svg:height="0.984cm" svg:x="3.703cm" svg:y="6.909cm" svg:viewBox="0 0 231 985" svg:d="M231 976c0-2 0-4-18-22-123-123-155-309-155-461 0-171 38-343 159-466 14-11 14-14 14-18 0-7-5-9-12-9-8 0-98 67-156 193-52 107-63 217-63 300 0 78 11 197 65 308 60 121 146 184 154 184 7 0 12-2 12-9z">
            <text:p/>
          </draw:path>
          <draw:path draw:style-name="gr3" draw:text-style-name="P9" draw:layer="layout" svg:width="0.492cm" svg:height="0.447cm" svg:x="4.017cm" svg:y="7.211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9" draw:layer="layout" svg:width="0.23cm" svg:height="0.984cm" svg:x="4.606cm" svg:y="6.909cm" svg:viewBox="0 0 231 985" svg:d="M231 493c0-77-12-195-65-307-61-121-146-186-157-186-5 0-9 4-9 9 0 4 0 7 18 25 98 96 154 253 154 459 0 167-35 342-159 465-13 14-13 16-13 18 0 7 4 9 9 9 11 0 101-67 159-192 51-108 63-218 63-300z">
            <text:p/>
          </draw:path>
          <draw:path draw:style-name="gr3" draw:text-style-name="P9" draw:layer="layout" svg:width="0.655cm" svg:height="0.232cm" svg:x="5.262cm" svg:y="7.2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4cm" svg:x="6.276cm" svg:y="6.965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6.545cm" svg:y="7.207cm" svg:viewBox="0 0 439 454" svg:d="M439 231c0-126-101-231-220-231-123 0-219 107-219 231 0 127 103 223 219 223 119 0 220-98 220-223zM219 430c-42 0-85-23-112-67-24-43-24-103-24-139 0-38 0-92 22-137 27-44 74-65 114-65 43 0 86 21 110 63 27 43 27 101 27 139 0 36 0 89-22 132-20 45-65 74-115 74z">
            <text:p/>
          </draw:path>
          <draw:path draw:style-name="gr3" draw:text-style-name="P9" draw:layer="layout" svg:width="0.451cm" svg:height="0.65cm" svg:x="7.038cm" svg:y="7.2cm" svg:viewBox="0 0 452 651" svg:d="M193 278c-88 0-88-99-88-121 0-27 2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5 219 125 117 0 220-51 220-127 0-36-16-85-65-114-54-27-110-27-170-27-25 0-67 0-74 0-31-5-54-36-54-67zM219 627c-100 0-167-49-167-101 0-47 38-83 80-85h58c85 0 197 0 197 85 0 52-71 101-168 101z">
            <text:p/>
          </draw:path>
          <draw:path draw:style-name="gr3" draw:text-style-name="P9" draw:layer="layout" svg:width="0.252cm" svg:height="0.458cm" svg:x="7.591cm" svg:y="7.431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1cm" svg:height="0.471cm" svg:x="7.945cm" svg:y="7.431cm" svg:viewBox="0 0 322 472" svg:d="M322 240c0-77-8-133-42-180-20-33-63-60-119-60-161 0-161 188-161 240 0 49 0 232 161 232s161-183 161-232zM161 454c-31 0-74-20-87-76-11-40-11-98-11-147 0-52 0-103 11-141 13-56 58-70 87-70 38 0 74 23 85 63 12 36 12 87 12 148 0 49 0 100-9 145-14 63-61 78-88 78z">
            <text:p/>
          </draw:path>
          <draw:path draw:style-name="gr3" draw:text-style-name="P9" draw:layer="layout" svg:width="0.492cm" svg:height="0.447cm" svg:x="8.543cm" svg:y="7.211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9" draw:layer="layout" svg:width="0.655cm" svg:height="0.232cm" svg:x="9.405cm" svg:y="7.285cm" svg:viewBox="0 0 656 233" svg:d="M623 40c15 0 33 0 33-20s-18-20-31-20h-591c-16 0-34 0-34 20s18 20 34 20zM625 233c13 0 31 0 31-20s-18-20-33-20h-589c-16 0-34 0-34 20s18 20 34 20z">
            <text:p/>
          </draw:path>
        </draw:g>
        <draw:g xml:id="id146" draw:id="id146">
          <svg:title>TexMaths</svg:title>
          <svg:desc>24§display§.\ .\ . \ (I)§svg§600§FALSE§</svg:desc>
          <draw:polygon draw:style-name="gr2" draw:text-style-name="P8" draw:layer="layout" svg:width="2.472cm" svg:height="0.759cm" svg:x="23.119cm" svg:y="7.118cm" svg:viewBox="0 0 2473 760" draw:points="1236,760 0,760 0,0 2473,0 2473,760">
            <text:p/>
          </draw:polygon>
          <draw:path draw:style-name="gr3" draw:text-style-name="P9" draw:layer="layout" svg:width="0.091cm" svg:height="0.091cm" svg:x="23.15cm" svg:y="7.61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664cm" svg:y="7.61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4.181cm" svg:y="7.619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707cm" svg:y="7.07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77cm" svg:x="24.979cm" svg:y="7.132cm" svg:viewBox="0 0 392 578" svg:d="M288 65c8-30 10-38 77-38 21 0 27 0 27-17 0-10-8-10-12-10-25 0-88 2-113 2s-87-2-111-2c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5.436cm" svg:y="7.07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8" draw:id="id148">
          <svg:title>TexMaths</svg:title>
          <svg:desc>28§display§f'(x) = \frac{ \log_{10}e }{x} =§svg§600§FALSE§</svg:desc>
          <draw:polygon draw:style-name="gr2" draw:text-style-name="P8" draw:layer="layout" svg:width="7.353cm" svg:height="1.936cm" svg:x="3.008cm" svg:y="11.213cm" svg:viewBox="0 0 7354 1937" draw:points="3676,1937 0,1937 0,0 7354,0 7354,1937">
            <text:p/>
          </draw:polygon>
          <draw:path draw:style-name="gr3" draw:text-style-name="P9" draw:layer="layout" svg:width="0.492cm" svg:height="0.897cm" svg:x="3.01cm" svg:y="11.81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9" draw:layer="layout" svg:width="0.174cm" svg:height="0.357cm" svg:x="3.579cm" svg:y="11.722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5cm" svg:x="3.92cm" svg:y="11.77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9" draw:layer="layout" svg:width="0.492cm" svg:height="0.447cm" svg:x="4.233cm" svg:y="12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4.825cm" svg:y="11.77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9" draw:layer="layout" svg:width="0.655cm" svg:height="0.232cm" svg:x="5.479cm" svg:y="12.1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4cm" svg:x="6.612cm" svg:y="11.164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4cm" svg:x="6.881cm" svg:y="11.40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51cm" svg:height="0.651cm" svg:x="7.374cm" svg:y="11.4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7.927cm" svg:y="11.6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322cm" svg:height="0.472cm" svg:x="8.279cm" svg:y="11.63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3" draw:text-style-name="P9" draw:layer="layout" svg:width="0.38cm" svg:height="0.447cm" svg:x="8.895cm" svg:y="11.41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olygon draw:style-name="gr3" draw:text-style-name="P9" draw:layer="layout" svg:width="2.727cm" svg:height="0.042cm" svg:x="6.581cm" svg:y="12.246cm" svg:viewBox="0 0 2728 43" draw:points="1364,43 0,43 0,0 2728,0 2728,43">
            <text:p/>
          </draw:polygon>
          <draw:path draw:style-name="gr3" draw:text-style-name="P9" draw:layer="layout" svg:width="0.492cm" svg:height="0.447cm" svg:x="7.692cm" svg:y="12.7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655cm" svg:height="0.232cm" svg:x="9.755cm" svg:y="12.152cm" svg:viewBox="0 0 656 233" svg:d="M623 40c15 0 33 0 33-20s-18-20-31-20h-591c-16 0-34 0-34 20s18 20 34 20zM625 233c13 0 31 0 31-20s-18-20-33-20h-589c-16 0-34 0-34 20s18 20 34 20z">
            <text:p/>
          </draw:path>
        </draw:g>
        <draw:g xml:id="id150" draw:id="id150">
          <svg:title>TexMaths</svg:title>
          <svg:desc>24§display§.\ .\ . \ (II)§svg§600§FALSE§</svg:desc>
          <draw:polygon draw:style-name="gr2" draw:text-style-name="P8" draw:layer="layout" svg:width="2.907cm" svg:height="0.759cm" svg:x="17.42cm" svg:y="11.819cm" svg:viewBox="0 0 2908 760" draw:points="1455,760 0,760 0,0 2908,0 2908,760">
            <text:p/>
          </draw:polygon>
          <draw:path draw:style-name="gr3" draw:text-style-name="P9" draw:layer="layout" svg:width="0.091cm" svg:height="0.091cm" svg:x="17.451cm" svg:y="12.3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7.965cm" svg:y="12.3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8.481cm" svg:y="12.32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9.007cm" svg:y="11.777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9" draw:layer="layout" svg:width="0.391cm" svg:height="0.577cm" svg:x="19.28cm" svg:y="11.833cm" svg:viewBox="0 0 392 578" svg:d="M288 65c8-30 10-38 77-38 21 0 27 0 27-17 0-10-8-10-12-10-25 0-88 2-113 2s-87-2-112-2c-5 0-17 0-17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391cm" svg:height="0.577cm" svg:x="19.717cm" svg:y="11.833cm" svg:viewBox="0 0 392 578" svg:d="M288 65c8-30 10-38 77-38 21 0 27 0 27-17 0-10-8-10-12-10-25 0-88 2-111 2-27 0-89-2-114-2-5 0-17 0-17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0.174cm" svg:y="11.7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5" draw:id="id145">
          <svg:title>TexMaths</svg:title>
          <svg:desc>28§display§\log_{10}e.\log x§svg§600§FALSE§</svg:desc>
          <draw:polygon draw:style-name="gr2" draw:text-style-name="P8" draw:layer="layout" svg:width="5.022cm" svg:height="0.838cm" svg:x="14.588cm" svg:y="7.061cm" svg:viewBox="0 0 5023 839" draw:points="2511,839 0,839 0,0 5023,0 5023,839">
            <text:p/>
          </draw:polygon>
          <draw:path draw:style-name="gr3" draw:text-style-name="P9" draw:layer="layout" svg:width="0.221cm" svg:height="0.684cm" svg:x="14.57cm" svg:y="7.012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4.839cm" svg:y="7.25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2cm" svg:height="0.65cm" svg:x="15.332cm" svg:y="7.249cm" svg:viewBox="0 0 453 651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15.885cm" svg:y="7.478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16.239cm" svg:y="7.478cm" svg:viewBox="0 0 323 472" svg:d="M323 240c0-77-9-133-43-180-20-33-63-60-119-60-161 0-161 188-161 240 0 49 0 232 161 232 162 0 162-183 162-232zM161 454c-31 0-74-20-87-76-11-40-11-98-11-147 0-52 0-103 11-141 13-56 58-70 87-70 38 0 74 23 85 63 12 36 14 87 14 148 0 49 0 100-11 145-14 63-61 78-88 78z">
            <text:p/>
          </draw:path>
          <draw:path draw:style-name="gr3" draw:text-style-name="P9" draw:layer="layout" svg:width="0.38cm" svg:height="0.447cm" svg:x="16.853cm" svg:y="7.26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3" draw:text-style-name="P9" draw:layer="layout" svg:width="0.107cm" svg:height="0.106cm" svg:x="17.35cm" svg:y="7.59cm" svg:viewBox="0 0 108 107" svg:d="M108 54c0-29-25-54-54-54s-54 25-54 54 25 53 54 53 54-24 54-53z">
            <text:p/>
          </draw:path>
          <draw:path draw:style-name="gr3" draw:text-style-name="P9" draw:layer="layout" svg:width="0.221cm" svg:height="0.684cm" svg:x="17.736cm" svg:y="7.012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8.004cm" svg:y="7.25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2cm" svg:height="0.65cm" svg:x="18.497cm" svg:y="7.249cm" svg:viewBox="0 0 453 651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492cm" svg:height="0.447cm" svg:x="19.167cm" svg:y="7.26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0 0 157-128 157-152 0-9-9-9-12-9-9 0-11 2-13 9-32 107-101 129-132 129-38 0-54-31-54-65 0-22 7-42 18-87z">
            <text:p/>
          </draw:path>
        </draw:g>
        <draw:g xml:id="id149" draw:id="id149">
          <svg:title>TexMaths</svg:title>
          <svg:desc>28§display§\frac{ 0.4343 }{x}§svg§600§FALSE§</svg:desc>
          <draw:polygon draw:style-name="gr2" draw:text-style-name="P8" draw:layer="layout" svg:width="2.636cm" svg:height="1.922cm" svg:x="10.957cm" svg:y="11.213cm" svg:viewBox="0 0 2637 1923" draw:points="1320,1923 0,1923 0,0 2637,0 2637,1923">
            <text:p/>
          </draw:polygon>
          <draw:path draw:style-name="gr3" draw:text-style-name="P9" draw:layer="layout" svg:width="0.416cm" svg:height="0.678cm" svg:x="10.946cm" svg:y="11.1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107cm" svg:height="0.107cm" svg:x="11.484cm" svg:y="11.727cm" svg:viewBox="0 0 108 108" svg:d="M108 54c0-29-25-54-54-54s-54 25-54 54 25 54 54 54 54-25 54-54z">
            <text:p/>
          </draw:path>
          <draw:path draw:style-name="gr3" draw:text-style-name="P9" draw:layer="layout" svg:width="0.438cm" svg:height="0.667cm" svg:x="11.701cm" svg:y="11.164cm" svg:viewBox="0 0 439 668" svg:d="M262 507v85c0 36 0 47-74 47h-20v29c40-2 92-2 132-2 43 0 94 0 135 2v-29h-20c-74 0-77-11-77-47v-85h101v-32h-101v-450c0-18 0-25-15-25-9 0-12 0-18 11l-305 464v32zM269 475h-242l242-367z">
            <text:p/>
          </draw:path>
          <draw:path draw:style-name="gr3" draw:text-style-name="P9" draw:layer="layout" svg:width="0.409cm" svg:height="0.678cm" svg:x="12.208cm" svg:y="11.175cm" svg:viewBox="0 0 410 679" svg:d="M246 309c81-24 137-94 137-172 0-81-85-137-181-137-101 0-175 58-175 135 0 31 22 51 49 51 32 0 52-22 52-51 0-50-47-50-61-50 29-47 94-60 130-60 41 0 97 22 97 110 0 13-3 69-30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438cm" svg:height="0.667cm" svg:x="12.685cm" svg:y="11.164cm" svg:viewBox="0 0 439 668" svg:d="M262 507v85c0 36 0 47-74 47h-20v29c40-2 92-2 132-2 43 0 94 0 135 2v-29h-20c-74 0-77-11-77-47v-85h101v-32h-101v-450c0-18 0-25-15-25-9 0-12 0-18 11l-305 464v32zM269 475h-242l242-367z">
            <text:p/>
          </draw:path>
          <draw:path draw:style-name="gr3" draw:text-style-name="P9" draw:layer="layout" svg:width="0.409cm" svg:height="0.678cm" svg:x="13.191cm" svg:y="11.175cm" svg:viewBox="0 0 410 679" svg:d="M246 309c81-24 137-94 137-172 0-81-85-137-181-137-101 0-175 58-175 135 0 31 22 51 49 51 32 0 52-22 52-51 0-50-47-50-61-50 29-47 94-60 130-60 41 0 97 22 97 110 0 13-3 69-30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3" draw:text-style-name="P9" draw:layer="layout" svg:width="2.735cm" svg:height="0.042cm" svg:x="10.908cm" svg:y="12.231cm" svg:viewBox="0 0 2736 43" draw:points="1369,43 0,43 0,0 2736,0 2736,43">
            <text:p/>
          </draw:polygon>
          <draw:path draw:style-name="gr3" draw:text-style-name="P9" draw:layer="layout" svg:width="0.492cm" svg:height="0.447cm" svg:x="12.022cm" svg:y="12.738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6 76 103 0 159-127 159-152 0-9-9-9-12-9-9 0-11 2-13 9-31 108-101 130-132 130-38 0-54-31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width" smil:values="width*0.05;width" smil:keyTimes="0;1"/>
                  <anim:animate smil:dur="0.5s" smil:fill="hold" smil:targetElement="id140" anim:sub-item="text" smil:attributeName="height" smil:values="height;height" smil:keyTimes="0;1"/>
                  <anim:animate smil:dur="0.5s" smil:fill="hold" smil:targetElement="id140" anim:sub-item="text" smil:attributeName="x" smil:values="x-.2;x" smil:keyTimes="0;1"/>
                  <anim:animate smil:dur="0.5s" smil:fill="hold" smil:targetElement="id140" anim:sub-item="text" smil:attributeName="y" smil:values="y;y" smil:keyTimes="0;1"/>
                  <anim:transitionFilter smil:dur="0.5s" smil:targetElement="id14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6.4cm" svg:height="14.372cm" svg:x="0.8cm" svg:y="0.628cm" presentation:class="title" presentation:user-transformed="true">
          <draw:text-box>
            <text:p xml:id="id163" text:id="id163" text:style-name="P6"><text:span text:style-name="T19"><text:tab/></text:span><text:span text:style-name="T19"><text:line-break/></text:span><text:span text:style-name="T26"><text:tab/></text:span><text:span text:style-name="T26"> <text:s text:c="3"/>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/></text:span><text:span text:style-name="T26"><text:line-break/></text:span><text:span text:style-name="T9"> <text:s text:c="2"/></text:span><text:span text:style-name="T42"><text:s/></text:span><text:span text:style-name="T9"><text:line-break/></text:span><text:span text:style-name="T42"> <text:s text:c="5"/></text:span><text:span text:style-name="T9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</text:span><text:span text:style-name="T10"><text:line-break/></text:span><text:span text:style-name="T20"> <text:s text:c="5"/></text:span><text:span text:style-name="T9"><text:line-break/></text:span><text:span text:style-name="T9"><text:tab/></text:span><text:span text:style-name="T9"><text:line-break/></text:span><text:span text:style-name="T10"><text:tab/></text:span><text:span text:style-name="T9"><text:line-break/></text:span><text:span text:style-name="T10"><text:tab/></text:span><text:span text:style-name="T10">we have</text:span><text:span text:style-name="T10"><text:line-break/></text:span><text:span text:style-name="T9"><text:tab/></text:span><text:span text:style-name="T9"><text:line-break/></text:span><text:span text:style-name="T9"><text:tab/></text:span></text:p>
          </draw:text-box>
        </draw:frame>
        <draw:g xml:id="id152" draw:id="id152">
          <svg:title>TexMaths</svg:title>
          <svg:desc>28§display§a = 1000,  \ \ h = - 2§svg§600§FALSE§</svg:desc>
          <draw:polygon draw:style-name="gr2" draw:text-style-name="P8" draw:layer="layout" svg:width="7.884cm" svg:height="0.777cm" svg:x="4.301cm" svg:y="1.235cm" svg:viewBox="0 0 7885 778" draw:points="3942,778 0,778 0,0 7885,0 7885,778">
            <text:p/>
          </draw:polygon>
          <draw:path draw:style-name="gr3" draw:text-style-name="P9" draw:layer="layout" svg:width="0.451cm" svg:height="0.447cm" svg:x="4.292cm" svg:y="1.435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5.101cm" svg:y="1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6.171cm" svg:y="1.21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416cm" svg:height="0.678cm" svg:x="6.615cm" svg:y="1.213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7.106cm" svg:y="1.213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416cm" svg:height="0.678cm" svg:x="7.598cm" svg:y="1.213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115cm" svg:height="0.295cm" svg:x="8.136cm" svg:y="1.76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9.2cm" svg:y="1.186cm" svg:viewBox="0 0 486 697" svg:d="M228 11c0-2 0-11-11-11-24 0-96 9-121 9-9 2-20 2-20 20 0 14 9 14 25 14 47 0 49 6 49 15l-2 20-144 570c-4 13-4 15-4 20 0 24 20 29 29 29 16 0 31-13 36-27l20-74 20-90c7-22 11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10.042cm" svg:y="1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1.106cm" svg:y="1.603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1.839cm" svg:y="1.21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g xml:id="id154" draw:id="id154">
          <svg:title>TexMaths</svg:title>
          <svg:desc>28§display§x = a = 1000§svg§600§FALSE§</svg:desc>
          <draw:polygon draw:style-name="gr2" draw:text-style-name="P8" draw:layer="layout" svg:width="5.538cm" svg:height="0.579cm" svg:x="4.012cm" svg:y="2.836cm" svg:viewBox="0 0 5539 580" draw:points="2768,580 0,580 0,0 5539,0 5539,580">
            <text:p/>
          </draw:polygon>
          <draw:path draw:style-name="gr3" draw:text-style-name="P9" draw:layer="layout" svg:width="0.492cm" svg:height="0.447cm" svg:x="3.992cm" svg:y="3.00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9" draw:layer="layout" svg:width="0.655cm" svg:height="0.232cm" svg:x="4.854cm" svg:y="3.0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7cm" svg:x="5.876cm" svg:y="3.006cm" svg:viewBox="0 0 452 448" svg:d="M329 63c-18-36-47-63-92-63-114 0-237 145-237 289 0 94 54 159 132 159 20 0 70-5 128-74 9 40 42 74 89 74 36 0 59-23 74-54 16-36 29-96 29-99 0-9-9-9-11-9-9 0-11 3-13 18-18 63-36 121-76 121-27 0-29-24-29-45 0-22 2-29 13-73 11-41 11-52 20-88l36-138c7-30 7-30 7-34 0-18-12-27-27-27-25 0-41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6.686cm" svg:y="3.0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326cm" svg:height="0.657cm" svg:x="7.757cm" svg:y="2.787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416cm" svg:height="0.677cm" svg:x="8.2cm" svg:y="2.78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  <draw:path draw:style-name="gr3" draw:text-style-name="P9" draw:layer="layout" svg:width="0.416cm" svg:height="0.677cm" svg:x="8.691cm" svg:y="2.78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  <draw:path draw:style-name="gr3" draw:text-style-name="P9" draw:layer="layout" svg:width="0.416cm" svg:height="0.677cm" svg:x="9.183cm" svg:y="2.787cm" svg:viewBox="0 0 417 678" svg:d="M417 342c0-80-5-159-41-232-45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4-70 125-115 125z">
            <text:p/>
          </draw:path>
        </draw:g>
        <draw:g xml:id="id156" draw:id="id156">
          <svg:title>TexMaths</svg:title>
          <svg:desc>28§display§f(a) = f \left( 1000 ) = \log_{10}1000 = 3 \log _{10}10 = 3§svg§600§FALSE§</svg:desc>
          <draw:polygon draw:style-name="gr2" draw:text-style-name="P8" draw:layer="layout" svg:width="19.107cm" svg:height="0.894cm" svg:x="1.993cm" svg:y="4.336cm" svg:viewBox="0 0 19108 895" draw:points="9554,895 0,895 0,0 19108,0 19108,895">
            <text:p/>
          </draw:polygon>
          <draw:path draw:style-name="gr3" draw:text-style-name="P9" draw:layer="layout" svg:width="0.492cm" svg:height="0.897cm" svg:x="1.995cm" svg:y="4.33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8 47-2 56-38 56-53 0-23-18-34-38-34-25 0-54 23-54 58 0 45 43 70 85 70 54 0 92-58 110-97 33-62 56-181 56-188z">
            <text:p/>
          </draw:path>
          <draw:path draw:style-name="gr3" draw:text-style-name="P9" draw:layer="layout" svg:width="0.23cm" svg:height="0.984cm" svg:x="2.629cm" svg:y="4.287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3" draw:text-style-name="P9" draw:layer="layout" svg:width="0.451cm" svg:height="0.447cm" svg:x="2.954cm" svg:y="4.589cm" svg:viewBox="0 0 452 448" svg:d="M329 63c-18-36-47-63-92-63-114 0-237 146-237 289 0 94 54 159 132 159 20 0 70-5 128-74 9 40 42 74 89 74 36 0 59-23 74-54 16-36 29-96 29-98 0-9-8-9-11-9-11 0-11 2-13 17-18 63-36 121-76 121-27 0-29-24-29-44 0-23 2-30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23cm" svg:height="0.984cm" svg:x="3.489cm" svg:y="4.28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9" draw:layer="layout" svg:width="0.655cm" svg:height="0.232cm" svg:x="4.146cm" svg:y="4.6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5.181cm" svg:y="4.33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7 185-2 0-27 0-47-18 47-2 56-38 56-53 0-23-18-34-38-34-25 0-54 23-54 58 0 45 43 70 83 70 56 0 94-58 112-97 31-62 56-181 56-188z">
            <text:p/>
          </draw:path>
          <draw:path draw:style-name="gr3" draw:text-style-name="P9" draw:layer="layout" svg:width="0.23cm" svg:height="0.984cm" svg:x="5.978cm" svg:y="4.287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3" draw:text-style-name="P9" draw:layer="layout" svg:width="0.326cm" svg:height="0.657cm" svg:x="6.352cm" svg:y="4.3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6.794cm" svg:y="4.37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7.286cm" svg:y="4.3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7.779cm" svg:y="4.3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23cm" svg:height="0.984cm" svg:x="8.288cm" svg:y="4.28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9" draw:layer="layout" svg:width="0.655cm" svg:height="0.232cm" svg:x="8.944cm" svg:y="4.6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4cm" svg:x="9.959cm" svg:y="4.343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0.228cm" svg:y="4.585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1cm" svg:height="0.65cm" svg:x="10.72cm" svg:y="4.578cm" svg:viewBox="0 0 452 651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11.274cm" svg:y="4.809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11.625cm" svg:y="4.809cm" svg:viewBox="0 0 323 472" svg:d="M323 240c0-77-9-133-43-180-20-33-63-60-119-60-161 0-161 188-161 240 0 49 0 232 161 232 162 0 162-183 162-232zM161 454c-31 0-74-20-87-76-11-40-11-98-11-147 0-52 0-103 11-141 13-56 58-70 87-70 38 0 74 23 85 63 12 36 12 87 12 148 0 49 0 100-9 145-14 63-61 78-88 78z">
            <text:p/>
          </draw:path>
          <draw:path draw:style-name="gr3" draw:text-style-name="P9" draw:layer="layout" svg:width="0.326cm" svg:height="0.657cm" svg:x="12.284cm" svg:y="4.3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12.725cm" svg:y="4.3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13.218cm" svg:y="4.37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13.711cm" svg:y="4.37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655cm" svg:height="0.232cm" svg:x="14.493cm" svg:y="4.6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7cm" svg:x="15.519cm" svg:y="4.37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9" draw:layer="layout" svg:width="0.221cm" svg:height="0.684cm" svg:x="16.164cm" svg:y="4.343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6.433cm" svg:y="4.585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1cm" svg:height="0.65cm" svg:x="16.925cm" svg:y="4.578cm" svg:viewBox="0 0 452 651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17.479cm" svg:y="4.809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17.833cm" svg:y="4.809cm" svg:viewBox="0 0 323 472" svg:d="M323 240c0-77-9-133-43-180-20-33-63-60-119-60-161 0-161 188-161 240 0 49 0 232 161 232 162 0 162-183 162-232zM161 454c-31 0-74-20-87-76-11-40-11-98-11-147 0-52 0-103 11-141 13-56 58-70 87-70 38 0 74 23 85 63 12 36 12 87 12 148 0 49 0 100-9 145-14 63-61 78-88 78z">
            <text:p/>
          </draw:path>
          <draw:path draw:style-name="gr3" draw:text-style-name="P9" draw:layer="layout" svg:width="0.326cm" svg:height="0.657cm" svg:x="18.489cm" svg:y="4.3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18.933cm" svg:y="4.3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655cm" svg:height="0.232cm" svg:x="19.714cm" svg:y="4.6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7cm" svg:x="20.738cm" svg:y="4.37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3-112 163-42 0-116-17-152-76 36 7 65-15 65-53 0-36-25-56-54-56-25 0-56 15-56 58 0 89 92 154 199 154 121 0 211-89 211-190 0-81-63-157-164-179z">
            <text:p/>
          </draw:path>
        </draw:g>
        <draw:g xml:id="id159" draw:id="id159">
          <svg:title>TexMaths</svg:title>
          <svg:desc>28§display§x = a = 1000§svg§600§FALSE§</svg:desc>
          <draw:polygon draw:style-name="gr2" draw:text-style-name="P8" draw:layer="layout" svg:width="5.538cm" svg:height="0.579cm" svg:x="4.212cm" svg:y="6.036cm" svg:viewBox="0 0 5539 580" draw:points="2768,580 0,580 0,0 5539,0 5539,580">
            <text:p/>
          </draw:polygon>
          <draw:path draw:style-name="gr3" draw:text-style-name="P9" draw:layer="layout" svg:width="0.492cm" svg:height="0.447cm" svg:x="4.192cm" svg:y="6.20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9" draw:layer="layout" svg:width="0.655cm" svg:height="0.232cm" svg:x="5.054cm" svg:y="6.2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7cm" svg:x="6.076cm" svg:y="6.206cm" svg:viewBox="0 0 452 448" svg:d="M329 63c-18-36-47-63-92-63-114 0-237 145-237 289 0 94 54 159 132 159 20 0 70-5 128-74 9 40 42 74 89 74 36 0 59-23 74-54 16-36 29-96 29-99 0-9-9-9-11-9-9 0-11 3-13 18-18 63-36 121-76 121-27 0-29-24-29-45 0-22 2-29 13-73 11-41 11-52 20-88l36-138c7-30 7-30 7-34 0-18-12-27-27-27-25 0-41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6.886cm" svg:y="6.2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326cm" svg:height="0.657cm" svg:x="7.957cm" svg:y="5.987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416cm" svg:height="0.677cm" svg:x="8.4cm" svg:y="5.98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  <draw:path draw:style-name="gr3" draw:text-style-name="P9" draw:layer="layout" svg:width="0.416cm" svg:height="0.677cm" svg:x="8.891cm" svg:y="5.98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  <draw:path draw:style-name="gr3" draw:text-style-name="P9" draw:layer="layout" svg:width="0.416cm" svg:height="0.677cm" svg:x="9.383cm" svg:y="5.987cm" svg:viewBox="0 0 417 678" svg:d="M417 342c0-80-5-159-41-232-45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4-70 125-115 125z">
            <text:p/>
          </draw:path>
        </draw:g>
        <draw:g xml:id="id161" draw:id="id161">
          <svg:title>TexMaths</svg:title>
          <svg:desc>26§display§f'(a) = f' ( 1000 ) = \frac{0.4343}{1000} = 0.0004343§svg§600§FALSE§</svg:desc>
          <draw:polygon draw:style-name="gr2" draw:text-style-name="P8" draw:layer="layout" svg:width="15.527cm" svg:height="1.795cm" svg:x="1.996cm" svg:y="7.536cm" svg:viewBox="0 0 15528 1796" draw:points="7764,1796 0,1796 0,0 15528,0 15528,1796">
            <text:p/>
          </draw:polygon>
          <draw:path draw:style-name="gr3" draw:text-style-name="P9" draw:layer="layout" svg:width="0.457cm" svg:height="0.833cm" svg:x="1.998cm" svg:y="8.08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6 52-50 0-21-16-31-35-31-23 0-50 21-50 54 0 41 40 64 79 64 50 0 85-54 102-89 31-58 52-169 52-175z">
            <text:p/>
          </draw:path>
          <draw:path draw:style-name="gr3" draw:text-style-name="P9" draw:layer="layout" svg:width="0.161cm" svg:height="0.332cm" svg:x="2.526cm" svg:y="7.991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213cm" svg:height="0.914cm" svg:x="2.843cm" svg:y="8.04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19cm" svg:height="0.415cm" svg:x="3.144cm" svg:y="8.322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9" draw:layer="layout" svg:width="0.213cm" svg:height="0.914cm" svg:x="3.643cm" svg:y="8.041cm" svg:viewBox="0 0 214 915" svg:d="M214 458c0-71-10-181-60-285-56-113-135-173-146-173-4 0-8 4-8 8s0 7 17 23c91 90 143 235 143 427 0 156-33 318-148 432-12 13-12 15-12 17 0 6 4 8 8 8 11 0 94-62 148-178 48-100 58-202 58-279z">
            <text:p/>
          </draw:path>
          <draw:path draw:style-name="gr3" draw:text-style-name="P9" draw:layer="layout" svg:width="0.608cm" svg:height="0.215cm" svg:x="4.251cm" svg:y="8.3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57cm" svg:height="0.833cm" svg:x="5.214cm" svg:y="8.08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6 52-50 0-21-16-31-35-31-23 0-50 21-50 54 0 41 40 64 79 64 50 0 85-54 102-89 29-58 52-169 52-175z">
            <text:p/>
          </draw:path>
          <draw:path draw:style-name="gr3" draw:text-style-name="P9" draw:layer="layout" svg:width="0.161cm" svg:height="0.332cm" svg:x="5.74cm" svg:y="7.991cm" svg:viewBox="0 0 162 333" svg:d="M156 56c6-10 6-16 6-21 0-20-16-35-37-35-25 0-33 21-36 31l-85 279c-2 0-4 8-4 8 0 9 21 15 25 15s6 0 10-11z">
            <text:p/>
          </draw:path>
          <draw:path draw:style-name="gr3" draw:text-style-name="P9" draw:layer="layout" svg:width="0.213cm" svg:height="0.914cm" svg:x="6.056cm" svg:y="8.04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303cm" svg:height="0.611cm" svg:x="6.403cm" svg:y="8.118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386cm" svg:height="0.629cm" svg:x="6.815cm" svg:y="8.11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386cm" svg:height="0.629cm" svg:x="7.271cm" svg:y="8.11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  <draw:path draw:style-name="gr3" draw:text-style-name="P9" draw:layer="layout" svg:width="0.386cm" svg:height="0.629cm" svg:x="7.728cm" svg:y="8.11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213cm" svg:height="0.914cm" svg:x="8.2cm" svg:y="8.041cm" svg:viewBox="0 0 214 915" svg:d="M214 458c0-71-10-181-60-285-56-113-135-173-146-173-4 0-8 4-8 8s0 7 17 23c91 90 143 235 143 427 0 156-33 318-148 432-12 13-12 15-12 17 0 6 4 8 8 8 11 0 94-62 148-178 48-100 58-202 58-279z">
            <text:p/>
          </draw:path>
          <draw:path draw:style-name="gr3" draw:text-style-name="P9" draw:layer="layout" svg:width="0.608cm" svg:height="0.215cm" svg:x="8.81cm" svg:y="8.3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9.868cm" svg:y="7.5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1 189-12 88-64 117-106 117z">
            <text:p/>
          </draw:path>
          <draw:path draw:style-name="gr3" draw:text-style-name="P9" draw:layer="layout" svg:width="0.099cm" svg:height="0.099cm" svg:x="10.367cm" svg:y="8.012cm" svg:viewBox="0 0 100 100" svg:d="M100 50c0-27-23-50-50-50s-50 23-50 50 23 50 50 50 50-23 50-50z">
            <text:p/>
          </draw:path>
          <draw:path draw:style-name="gr3" draw:text-style-name="P9" draw:layer="layout" svg:width="0.407cm" svg:height="0.619cm" svg:x="10.569cm" svg:y="7.49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9" draw:layer="layout" svg:width="0.38cm" svg:height="0.629cm" svg:x="11.039cm" svg:y="7.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9" draw:layer="layout" svg:width="0.407cm" svg:height="0.619cm" svg:x="11.482cm" svg:y="7.49cm" svg:viewBox="0 0 408 620" svg:d="M243 470v79c0 34 0 44-68 44h-19v27c37-2 85-2 123-2 39 0 87 0 124 2v-27h-18c-69 0-71-10-71-44v-79h94v-29h-94v-418c0-17 0-23-14-23-9 0-11 0-17 10l-283 431v29zM250 441h-225l225-341z">
            <text:p/>
          </draw:path>
          <draw:path draw:style-name="gr3" draw:text-style-name="P9" draw:layer="layout" svg:width="0.38cm" svg:height="0.629cm" svg:x="11.952cm" svg:y="7.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olygon draw:style-name="gr3" draw:text-style-name="P9" draw:layer="layout" svg:width="2.539cm" svg:height="0.039cm" svg:x="9.833cm" svg:y="8.48cm" svg:viewBox="0 0 2540 40" draw:points="1271,40 0,40 0,0 2540,0 2540,40">
            <text:p/>
          </draw:polygon>
          <draw:path draw:style-name="gr3" draw:text-style-name="P9" draw:layer="layout" svg:width="0.303cm" svg:height="0.611cm" svg:x="10.27cm" svg:y="8.74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386cm" svg:height="0.629cm" svg:x="10.679cm" svg:y="8.745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386cm" svg:height="0.629cm" svg:x="11.137cm" svg:y="8.745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  <draw:path draw:style-name="gr3" draw:text-style-name="P9" draw:layer="layout" svg:width="0.386cm" svg:height="0.629cm" svg:x="11.595cm" svg:y="8.745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608cm" svg:height="0.215cm" svg:x="12.786cm" svg:y="8.3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13.735cm" svg:y="8.11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  <draw:path draw:style-name="gr3" draw:text-style-name="P9" draw:layer="layout" svg:width="0.099cm" svg:height="0.099cm" svg:x="14.234cm" svg:y="8.63cm" svg:viewBox="0 0 100 100" svg:d="M100 50c0-27-23-50-50-50s-50 23-50 50 23 50 50 50 50-23 50-50z">
            <text:p/>
          </draw:path>
          <draw:path draw:style-name="gr3" draw:text-style-name="P9" draw:layer="layout" svg:width="0.386cm" svg:height="0.629cm" svg:x="14.444cm" svg:y="8.11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0 16 109 106 8 52 8 121 8 179 0 69 0 131-10 189-13 88-65 117-107 117z">
            <text:p/>
          </draw:path>
          <draw:path draw:style-name="gr3" draw:text-style-name="P9" draw:layer="layout" svg:width="0.386cm" svg:height="0.629cm" svg:x="14.902cm" svg:y="8.11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  <draw:path draw:style-name="gr3" draw:text-style-name="P9" draw:layer="layout" svg:width="0.386cm" svg:height="0.629cm" svg:x="15.359cm" svg:y="8.11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407cm" svg:height="0.619cm" svg:x="15.806cm" svg:y="8.108cm" svg:viewBox="0 0 408 620" svg:d="M245 470v79c0 34-2 44-70 44h-19v27c37-2 85-2 123-2 39 0 87 0 124 2v-27h-18c-69 0-71-10-71-44v-79h94v-29h-94v-418c0-17 0-23-14-23-9 0-11 0-17 10l-283 431v29zM250 441h-225l225-341z">
            <text:p/>
          </draw:path>
          <draw:path draw:style-name="gr3" draw:text-style-name="P9" draw:layer="layout" svg:width="0.38cm" svg:height="0.629cm" svg:x="16.274cm" svg:y="8.1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9" draw:layer="layout" svg:width="0.407cm" svg:height="0.619cm" svg:x="16.719cm" svg:y="8.108cm" svg:viewBox="0 0 408 620" svg:d="M243 470v79c0 34 0 44-68 44h-19v27c37-2 85-2 123-2 39 0 87 0 124 2v-27h-18c-69 0-71-10-71-44v-79h94v-29h-94v-418c0-17 0-23-14-23-9 0-11 0-17 10l-283 431v29zM250 441h-225l225-341z">
            <text:p/>
          </draw:path>
          <draw:path draw:style-name="gr3" draw:text-style-name="P9" draw:layer="layout" svg:width="0.38cm" svg:height="0.629cm" svg:x="17.189cm" svg:y="8.1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</draw:g>
        <draw:g xml:id="id157" draw:id="id157">
          <svg:title>TexMaths</svg:title>
          <svg:desc>24§display§.\ .\ . \ (III)§svg§600§FALSE§</svg:desc>
          <draw:polygon draw:style-name="gr2" draw:text-style-name="P8" draw:layer="layout" svg:width="3.346cm" svg:height="0.759cm" svg:x="22.721cm" svg:y="4.319cm" svg:viewBox="0 0 3347 760" draw:points="1672,760 0,760 0,0 3347,0 3347,760">
            <text:p/>
          </draw:polygon>
          <draw:path draw:style-name="gr3" draw:text-style-name="P9" draw:layer="layout" svg:width="0.091cm" svg:height="0.091cm" svg:x="22.752cm" svg:y="4.8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266cm" svg:y="4.8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783cm" svg:y="4.82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309cm" svg:y="4.27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77cm" svg:x="24.582cm" svg:y="4.333cm" svg:viewBox="0 0 392 578" svg:d="M288 65c8-30 10-38 77-38 21 0 27 0 27-17 0-10-8-10-12-10-25 0-88 2-113 2s-87-2-111-2c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391cm" svg:height="0.577cm" svg:x="25.019cm" svg:y="4.333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391cm" svg:height="0.577cm" svg:x="25.455cm" svg:y="4.333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5.912cm" svg:y="4.2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2" draw:id="id162">
          <svg:title>TexMaths</svg:title>
          <svg:desc>24§display§.\ .\ . \ (IV)§svg§600§FALSE§</svg:desc>
          <draw:polygon draw:style-name="gr2" draw:text-style-name="P8" draw:layer="layout" svg:width="3.151cm" svg:height="0.76cm" svg:x="22.723cm" svg:y="8.22cm" svg:viewBox="0 0 3152 761" draw:points="1576,761 0,761 0,0 3152,0 3152,761">
            <text:p/>
          </draw:polygon>
          <draw:path draw:style-name="gr3" draw:text-style-name="P9" draw:layer="layout" svg:width="0.091cm" svg:height="0.091cm" svg:x="22.754cm" svg:y="8.721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268cm" svg:y="8.721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784cm" svg:y="8.721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31cm" svg:y="8.178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9" draw:layer="layout" svg:width="0.391cm" svg:height="0.577cm" svg:x="24.583cm" svg:y="8.234cm" svg:viewBox="0 0 392 578" svg:d="M288 65c8-30 10-38 77-38 21 0 27 0 27-17 0-10-8-10-12-10-25 0-88 2-113 2s-87-2-112-2c-5 0-17 0-17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602cm" svg:height="0.596cm" svg:x="25.038cm" svg:y="8.234cm" svg:viewBox="0 0 603 597" svg:d="M484 96c42-65 76-67 109-69 10-2 10-15 10-17 0-6-4-10-10-10-23 0-48 2-71 2-27 0-56-2-82-2-6 0-18 0-18 15 0 10 8 12 14 12 23 2 40 9 40 27 0 13-13 32-13 32l-260 413-57-447c0-16 19-25 57-25 12 0 22 0 22-17 0-8-6-10-12-10-34 0-71 2-106 2-15 0-30 0-46 0-15 0-30-2-46-2-5 0-15 0-15 15 0 12 8 12 21 12 48 0 48 8 50 29l67 522c4 15 6 19 17 19 14 0 18-4 24-15z">
            <text:p/>
          </draw:path>
          <draw:path draw:style-name="gr3" draw:text-style-name="P9" draw:layer="layout" svg:width="0.197cm" svg:height="0.844cm" svg:x="25.719cm" svg:y="8.17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4" draw:id="id164">
          <svg:title>TexMaths</svg:title>
          <svg:desc>28§display§f(a + h)  \doteqdot  f(a) + h f'(a)§svg§600§FALSE§</svg:desc>
          <draw:polygon draw:style-name="gr2" draw:text-style-name="P8" draw:layer="layout" svg:width="10.551cm" svg:height="0.939cm" svg:x="5.793cm" svg:y="10.337cm" svg:viewBox="0 0 10552 940" draw:points="5277,940 0,940 0,0 10552,0 10552,940">
            <text:p/>
          </draw:polygon>
          <draw:path draw:style-name="gr3" draw:text-style-name="P9" draw:layer="layout" svg:width="0.492cm" svg:height="0.897cm" svg:x="5.795cm" svg:y="10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429cm" svg:y="10.3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6.754cm" svg:y="10.64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7.509cm" svg:y="10.5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8.492cm" svg:y="10.395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9.061cm" svg:y="10.34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9.715cm" svg:y="10.492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0.75cm" svg:y="10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1.384cm" svg:y="10.3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1.708cm" svg:y="10.644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246cm" svg:y="10.34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2.846cm" svg:y="10.5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3.829cm" svg:y="10.395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4.394cm" svg:y="10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4.963cm" svg:y="10.288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303cm" svg:y="10.3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5.628cm" svg:y="10.644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163cm" svg:y="10.34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65" draw:id="id165">
          <svg:title>TexMaths</svg:title>
          <svg:desc>28§display§f(1000 + (-2))  \doteqdot  f ( 1000 ) +  ( -2 ) f' ( 1000 )§svg§600§FALSE§</svg:desc>
          <draw:polygon draw:style-name="gr2" draw:text-style-name="P8" draw:layer="layout" svg:width="17.808cm" svg:height="0.939cm" svg:x="1.997cm" svg:y="12.439cm" svg:viewBox="0 0 17809 940" draw:points="8904,940 0,940 0,0 17809,0 17809,940">
            <text:p/>
          </draw:polygon>
          <draw:path draw:style-name="gr3" draw:text-style-name="P9" draw:layer="layout" svg:width="0.492cm" svg:height="0.897cm" svg:x="1.999cm" svg:y="12.48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2.633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3.005cm" svg:y="12.52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3.449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3.941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4.432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655cm" svg:height="0.657cm" svg:x="5.16cm" svg:y="12.6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6.186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6.553cm" svg:y="12.916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7.286cm" svg:y="12.5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7.785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3cm" svg:height="0.984cm" svg:x="8.168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8.823cm" svg:y="12.594cm" svg:viewBox="0 0 656 683" svg:d="M383 54c0-34-29-54-54-54-29 0-53 22-53 54 0 36 26 53 51 53 29 0 56-20 56-53zM383 629c0-36-29-54-54-54-29 0-53 21-53 54 0 32 24 54 53 54 25 0 54-20 54-54zM36 416c-18 0-36 0-36 21 0 20 18 20 34 20h589c15 0 33 0 33-20 0-21-18-21-35-21zM34 226c-16 0-34 0-34 20s18 20 36 20h585c17 0 35 0 35-20s-18-20-33-20z">
            <text:p/>
          </draw:path>
          <draw:path draw:style-name="gr3" draw:text-style-name="P9" draw:layer="layout" svg:width="0.492cm" svg:height="0.897cm" svg:x="9.86cm" svg:y="12.48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0.491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0.866cm" svg:y="12.5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11.309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11.8cm" svg:y="12.52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12.292cm" svg:y="12.52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23cm" svg:height="0.984cm" svg:x="12.801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401cm" svg:y="12.6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4.43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14.795cm" svg:y="12.916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15.529cm" svg:y="12.5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6.027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6.405cm" svg:y="12.489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6.974cm" svg:y="12.39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7.315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7.689cm" svg:y="12.5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18.132cm" svg:y="12.52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18.623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19.116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23cm" svg:height="0.984cm" svg:x="19.624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55" draw:id="id155">
          <svg:title>TexMaths</svg:title>
          <svg:desc>28§display§\text {From (I) we get, }§svg§600§FALSE§</svg:desc>
          <draw:polygon draw:style-name="gr2" draw:text-style-name="P8" draw:layer="layout" svg:width="6.898cm" svg:height="0.886cm" svg:x="10.443cm" svg:y="2.721cm" svg:viewBox="0 0 6899 887" draw:points="3449,887 0,887 0,0 6899,0 6899,887">
            <text:p/>
          </draw:polygon>
          <draw:path draw:style-name="gr3" draw:text-style-name="P9" draw:layer="layout" svg:width="0.568cm" svg:height="0.671cm" svg:x="10.425cm" svg:y="2.741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0.98cm" svg:y="2.97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1.368cm" svg:y="2.9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1.863cm" svg:y="2.97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3.077cm" svg:y="2.6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3.391cm" svg:y="2.737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23cm" svg:height="0.985cm" svg:x="13.774cm" svg:y="2.67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4.446cm" svg:y="2.986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9" draw:layer="layout" svg:width="0.382cm" svg:height="0.454cm" svg:x="15.14cm" svg:y="2.9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5.904cm" svg:y="2.963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382cm" svg:height="0.454cm" svg:x="16.396cm" svg:y="2.9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6.824cm" svg:y="2.8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115cm" svg:height="0.295cm" svg:x="17.275cm" svg:y="3.306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53" draw:id="id153">
          <svg:title>TexMaths</svg:title>
          <svg:desc>28§display§\text {For}§svg§600§FALSE§</svg:desc>
          <draw:polygon draw:style-name="gr2" draw:text-style-name="P8" draw:layer="layout" svg:width="1.315cm" svg:height="0.581cm" svg:x="2.243cm" svg:y="2.821cm" svg:viewBox="0 0 1316 582" draw:points="657,582 0,582 0,0 1316,0 1316,582">
            <text:p/>
          </draw:polygon>
          <draw:path draw:style-name="gr3" draw:text-style-name="P9" draw:layer="layout" svg:width="0.568cm" svg:height="0.671cm" svg:x="2.225cm" svg:y="2.7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781cm" svg:y="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274cm" svg:y="3.0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51" draw:id="id151">
          <svg:title>TexMaths</svg:title>
          <svg:desc>28§display§\text {Let}§svg§600§FALSE§</svg:desc>
          <draw:polygon draw:style-name="gr2" draw:text-style-name="P8" draw:layer="layout" svg:width="1.282cm" svg:height="0.586cm" svg:x="2.241cm" svg:y="1.319cm" svg:viewBox="0 0 1283 587" draw:points="640,587 0,587 0,0 1283,0 1283,587">
            <text:p/>
          </draw:polygon>
          <draw:path draw:style-name="gr3" draw:text-style-name="P9" draw:layer="layout" svg:width="0.541cm" svg:height="0.674cm" svg:x="2.223cm" svg:y="1.27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2.834cm" svg:y="1.501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3.262cm" svg:y="1.337cm" svg:viewBox="0 0 311 619" svg:d="M152 213h141v-31h-141v-182h-24c0 81-32 186-128 191v22h85v271c0 124 92 135 128 135 69 0 98-70 98-135v-56h-27v56c0 72-29 110-65 110-67 0-67-90-67-108z">
            <text:p/>
          </draw:path>
        </draw:g>
        <draw:g xml:id="id158" draw:id="id158">
          <svg:title>TexMaths</svg:title>
          <svg:desc>28§display§\text {For}§svg§600§FALSE§</svg:desc>
          <draw:polygon draw:style-name="gr2" draw:text-style-name="P8" draw:layer="layout" svg:width="1.315cm" svg:height="0.581cm" svg:x="2.244cm" svg:y="6.022cm" svg:viewBox="0 0 1316 582" draw:points="657,582 0,582 0,0 1316,0 1316,582">
            <text:p/>
          </draw:polygon>
          <draw:path draw:style-name="gr3" draw:text-style-name="P9" draw:layer="layout" svg:width="0.568cm" svg:height="0.671cm" svg:x="2.226cm" svg:y="5.973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782cm" svg:y="6.20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275cm" svg:y="6.208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60" draw:id="id160">
          <svg:title>TexMaths</svg:title>
          <svg:desc>28§display§\text {From (II) we get, }§svg§600§FALSE§</svg:desc>
          <draw:polygon draw:style-name="gr2" draw:text-style-name="P8" draw:layer="layout" svg:width="7.281cm" svg:height="0.886cm" svg:x="10.445cm" svg:y="5.922cm" svg:viewBox="0 0 7282 887" draw:points="3640,887 0,887 0,0 7282,0 7282,887">
            <text:p/>
          </draw:polygon>
          <draw:path draw:style-name="gr3" draw:text-style-name="P9" draw:layer="layout" svg:width="0.568cm" svg:height="0.671cm" svg:x="10.427cm" svg:y="5.942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0.983cm" svg:y="6.1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1.37cm" svg:y="6.1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1.865cm" svg:y="6.17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3.079cm" svg:y="5.8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3.393cm" svg:y="5.93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301cm" svg:height="0.674cm" svg:x="13.773cm" svg:y="5.938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9" draw:layer="layout" svg:width="0.23cm" svg:height="0.985cm" svg:x="14.159cm" svg:y="5.8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4.831cm" svg:y="6.18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9" draw:layer="layout" svg:width="0.382cm" svg:height="0.454cm" svg:x="15.523cm" svg:y="6.1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6.289cm" svg:y="6.16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16.782cm" svg:y="6.1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cm" svg:height="0.617cm" svg:x="17.21cm" svg:y="6.00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115cm" svg:height="0.295cm" svg:x="17.658cm" svg:y="6.507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1+width/2;x" smil:keyTimes="0;1"/>
                  <anim:animate smil:dur="0.5s" smil:fill="hold" smil:targetElement="id1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1+width/2;x" smil:keyTimes="0;1"/>
                  <anim:animate smil:dur="0.5s" smil:fill="hold" smil:targetElement="id1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width" smil:values="width*0.05;width" smil:keyTimes="0;1"/>
                  <anim:animate smil:dur="0.5s" smil:fill="hold" smil:targetElement="id163" anim:sub-item="text" smil:attributeName="height" smil:values="height;height" smil:keyTimes="0;1"/>
                  <anim:animate smil:dur="0.5s" smil:fill="hold" smil:targetElement="id163" anim:sub-item="text" smil:attributeName="x" smil:values="x-.2;x" smil:keyTimes="0;1"/>
                  <anim:animate smil:dur="0.5s" smil:fill="hold" smil:targetElement="id163" anim:sub-item="text" smil:attributeName="y" smil:values="y;y" smil:keyTimes="0;1"/>
                  <anim:transitionFilter smil:dur="0.5s" smil:targetElement="id1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3T19">
        <office:forms form:automatic-focus="false" form:apply-design-mode="false"/>
        <draw:frame presentation:style-name="pr15" draw:text-style-name="P6" draw:layer="layout" svg:width="26.6cm" svg:height="14.772cm" svg:x="0.8cm" svg:y="0.628cm" presentation:class="title" presentation:user-transformed="true">
          <draw:text-box>
            <text:p xml:id="id170" text:id="id170" text:style-name="P6"><text:span text:style-name="T9">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<text:tab/></text:span><text:span text:style-name="T10">(7) <text:s/></text:span><text:span text:style-name="T12">Find the approximate value of</text:span><text:span text:style-name="T12"><text:line-break/></text:span><text:span text:style-name="T44"> <text:s text:c="8"/>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line-break/></text:span><text:span text:style-name="T45"> <text:s text:c="11"/></text:span><text:span text:style-name="T8"><text:line-break/></text:span><text:span text:style-name="T12"><text:tab/></text:span><text:span text:style-name="T11">Solution :</text:span><text:span text:style-name="T12"> Given that <text:s text:c="3"/></text:span><text:span text:style-name="T12"><text:line-break/></text:span><text:span text:style-name="T28"> <text:s text:c="15"/></text:span><text:span text:style-name="T7"><text:line-break/></text:span><text:span text:style-name="T7"/></text:p>
          </draw:text-box>
        </draw:frame>
        <draw:g xml:id="id166" draw:id="id166">
          <svg:title>TexMaths</svg:title>
          <svg:desc>28§display§f( 998 )  \doteqdot 3 - (2)(0.0004343) §svg§600§FALSE§</svg:desc>
          <draw:polygon draw:style-name="gr2" draw:text-style-name="P8" draw:layer="layout" svg:width="11.872cm" svg:height="0.886cm" svg:x="7.797cm" svg:y="1.438cm" svg:viewBox="0 0 11873 887" draw:points="5935,887 0,887 0,0 11873,0 11873,887">
            <text:p/>
          </draw:polygon>
          <draw:path draw:style-name="gr3" draw:text-style-name="P9" draw:layer="layout" svg:width="0.492cm" svg:height="0.898cm" svg:x="7.799cm" svg:y="1.43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8.433cm" svg:y="1.389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09cm" svg:height="0.678cm" svg:x="8.76cm" svg:y="1.472cm" svg:viewBox="0 0 410 679" svg:d="M323 343v31c0 233-104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251cm" svg:y="1.472cm" svg:viewBox="0 0 410 679" svg:d="M323 343v31c0 233-104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743cm" svg:y="1.47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10.249cm" svg:y="1.389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9" draw:layer="layout" svg:width="0.655cm" svg:height="0.682cm" svg:x="10.906cm" svg:y="1.541cm" svg:viewBox="0 0 656 683" svg:d="M383 54c0-34-29-54-54-54-29 0-54 22-54 54 0 36 27 54 52 54 29 0 56-21 56-54zM383 630c0-36-29-54-54-54-29 0-54 20-54 54 0 31 25 53 54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929cm" svg:y="1.47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601cm" svg:height="0.042cm" svg:x="12.682cm" svg:y="1.862cm" svg:viewBox="0 0 602 43" svg:d="M569 43c16 0 33 0 33-23 0-20-17-20-33-20h-535c-16 0-34 0-34 20 0 23 18 23 34 23z">
            <text:p/>
          </draw:path>
          <draw:path draw:style-name="gr3" draw:text-style-name="P9" draw:layer="layout" svg:width="0.23cm" svg:height="0.985cm" svg:x="13.681cm" svg:y="1.389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393cm" svg:height="0.658cm" svg:x="14.014cm" svg:y="1.47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9" draw:layer="layout" svg:width="0.23cm" svg:height="0.985cm" svg:x="14.514cm" svg:y="1.389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9" draw:layer="layout" svg:width="0.23cm" svg:height="0.985cm" svg:x="14.937cm" svg:y="1.389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16cm" svg:height="0.678cm" svg:x="15.262cm" svg:y="1.472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107cm" svg:height="0.107cm" svg:x="15.799cm" svg:y="2.023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6.026cm" svg:y="1.472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16.518cm" svg:y="1.472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416cm" svg:height="0.678cm" svg:x="17.011cm" svg:y="1.472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38cm" svg:height="0.667cm" svg:x="17.493cm" svg:y="1.461cm" svg:viewBox="0 0 439 668" svg:d="M264 506v86c0 35-2 47-76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409cm" svg:height="0.678cm" svg:x="17.997cm" svg:y="1.47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438cm" svg:height="0.667cm" svg:x="18.476cm" svg:y="1.461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409cm" svg:height="0.678cm" svg:x="18.982cm" svg:y="1.47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23cm" svg:height="0.985cm" svg:x="19.488cm" svg:y="1.389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168" draw:id="id168">
          <svg:title>TexMaths</svg:title>
          <svg:desc>28§display§\doteqdot  3 - 0.0008686§svg§600§FALSE§</svg:desc>
          <draw:polygon draw:style-name="gr2" draw:text-style-name="P8" draw:layer="layout" svg:width="6.804cm" svg:height="0.653cm" svg:x="10.999cm" svg:y="3.84cm" svg:viewBox="0 0 6805 654" draw:points="3402,654 0,654 0,0 6805,0 6805,654">
            <text:p/>
          </draw:polygon>
          <draw:path draw:style-name="gr3" draw:text-style-name="P9" draw:layer="layout" svg:width="0.655cm" svg:height="0.683cm" svg:x="11.006cm" svg:y="3.86cm" svg:viewBox="0 0 656 684" svg:d="M383 54c0-34-29-54-54-54-29 0-53 22-53 54 0 36 26 54 51 54 29 0 56-21 56-54zM383 630c0-36-29-54-54-54-29 0-53 20-53 54 0 31 24 54 53 54 25 0 54-21 54-54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2.029cm" svg:y="3.791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602cm" svg:height="0.042cm" svg:x="12.78cm" svg:y="4.181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3.721cm" svg:y="3.791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107cm" svg:height="0.107cm" svg:x="14.26cm" svg:y="4.342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487cm" svg:y="3.791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416cm" svg:height="0.678cm" svg:x="14.979cm" svg:y="3.791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416cm" svg:height="0.678cm" svg:x="15.47cm" svg:y="3.791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409cm" svg:height="0.678cm" svg:x="15.965cm" svg:y="3.791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9 18 74 47 74 108 0 74-74 125-155 125-85 0-157-60-157-143 0-59 32-121 117-166z">
            <text:p/>
          </draw:path>
          <draw:path draw:style-name="gr3" draw:text-style-name="P9" draw:layer="layout" svg:width="0.409cm" svg:height="0.678cm" svg:x="16.458cm" svg:y="3.791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409cm" svg:height="0.678cm" svg:x="16.951cm" svg:y="3.791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7.441cm" svg:y="3.791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</draw:g>
        <draw:g xml:id="id169" draw:id="id169">
          <svg:title>TexMaths</svg:title>
          <svg:desc>28§display§f( 998 ) = \log (998) \doteqdot 996.99§svg§600§FALSE§</svg:desc>
          <draw:polygon draw:style-name="gr2" draw:text-style-name="P8" draw:layer="layout" svg:width="11.559cm" svg:height="0.886cm" svg:x="2.999cm" svg:y="5.638cm" svg:viewBox="0 0 11560 887" draw:points="5781,887 0,887 0,0 11560,0 11560,887">
            <text:p/>
          </draw:polygon>
          <draw:path draw:style-name="gr3" draw:text-style-name="P9" draw:layer="layout" svg:width="0.492cm" svg:height="0.898cm" svg:x="3.001cm" svg:y="5.63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3.635cm" svg:y="5.5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3.962cm" svg:y="5.672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4.453cm" svg:y="5.672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4.945cm" svg:y="5.67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5.452cm" svg:y="5.5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232cm" svg:x="6.108cm" svg:y="5.9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5cm" svg:x="7.123cm" svg:y="5.645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438cm" svg:height="0.454cm" svg:x="7.391cm" svg:y="5.88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51cm" svg:height="0.651cm" svg:x="7.884cm" svg:y="5.88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5 0 197 0 197 86 0 51-71 100-167 100z">
            <text:p/>
          </draw:path>
          <draw:path draw:style-name="gr3" draw:text-style-name="P9" draw:layer="layout" svg:width="0.23cm" svg:height="0.985cm" svg:x="8.46cm" svg:y="5.5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8.787cm" svg:y="5.672cm" svg:viewBox="0 0 410 679" svg:d="M323 343v31c0 233-103 278-162 278-18 0-69-2-96-36 43 0 51-29 51-45 0-31-24-47-47-47-15 0-44 9-44 50 0 65 53 105 136 105 128 0 249-134 249-345 0-267-114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277cm" svg:y="5.672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77cm" svg:y="5.67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10.276cm" svg:y="5.5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10.932cm" svg:y="5.741cm" svg:viewBox="0 0 656 683" svg:d="M383 54c0-34-29-54-54-54-29 0-54 22-54 54 0 36 27 54 52 54 29 0 56-21 56-54zM383 630c0-36-29-54-54-54-29 0-54 20-54 54 0 31 25 53 54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956cm" svg:y="5.672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12.449cm" svg:y="5.672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12.942cm" svg:y="5.672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30 61-74 65-99 65z">
            <text:p/>
          </draw:path>
          <draw:path draw:style-name="gr3" draw:text-style-name="P9" draw:layer="layout" svg:width="0.107cm" svg:height="0.107cm" svg:x="13.477cm" svg:y="6.223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3.705cm" svg:y="5.672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14.198cm" svg:y="5.672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</draw:g>
        <draw:g xml:id="id167" draw:id="id167">
          <svg:title>TexMaths</svg:title>
          <svg:desc>24§display§[  \text { from (III), (IV ) }  ]§svg§600§FALSE§</svg:desc>
          <draw:polygon draw:style-name="gr2" draw:text-style-name="P8" draw:layer="layout" svg:width="6.847cm" svg:height="0.76cm" svg:x="19.318cm" svg:y="2.718cm" svg:viewBox="0 0 6848 761" draw:points="3423,761 0,761 0,0 6848,0 6848,761">
            <text:p/>
          </draw:polygon>
          <draw:polygon draw:style-name="gr3" draw:text-style-name="P9" draw:layer="layout" svg:width="0.116cm" svg:height="0.844cm" svg:x="19.376cm" svg:y="2.676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19.819cm" svg:y="2.714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072cm" svg:y="2.93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0.403cm" svg:y="2.93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0.829cm" svg:y="2.935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1.869cm" svg:y="2.67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2.136cm" svg:y="2.732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2.464cm" svg:y="2.732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2.793cm" svg:y="2.732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121cm" svg:y="2.67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099cm" svg:height="0.253cm" svg:x="23.474cm" svg:y="3.219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9" draw:layer="layout" svg:width="0.197cm" svg:height="0.844cm" svg:x="24cm" svg:y="2.67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4.269cm" svg:y="2.732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4.565cm" svg:y="2.732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5.511cm" svg:y="2.67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6.091cm" svg:y="2.676cm" svg:viewBox="0 0 117 845" draw:points="117,0 0,0 0,35 83,35 83,812 0,812 0,845 117,845">
            <text:p/>
          </draw:polygon>
        </draw:g>
        <draw:g xml:id="id171" draw:id="id171">
          <svg:title>TexMaths</svg:title>
          <svg:desc>28§display§f(x) = x^3 + 5x^2- 2x + 3 \ \text { at } \   x = 1.98§svg§600§FALSE§</svg:desc>
          <draw:polygon draw:style-name="gr2" draw:text-style-name="P8" draw:layer="layout" svg:width="16.554cm" svg:height="1.012cm" svg:x="4.2cm" svg:y="9.338cm" svg:viewBox="0 0 16555 1013" draw:points="8277,1013 0,1013 0,0 16555,0 16555,1013">
            <text:p/>
          </draw:polygon>
          <draw:path draw:style-name="gr3" draw:text-style-name="P9" draw:layer="layout" svg:width="0.492cm" svg:height="0.898cm" svg:x="4.202cm" svg:y="9.459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4.836cm" svg:y="9.41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92cm" svg:height="0.447cm" svg:x="5.15cm" svg:y="9.7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23cm" svg:height="0.985cm" svg:x="5.739cm" svg:y="9.41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6.395cm" svg:y="9.7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7.408cm" svg:y="9.7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9" draw:layer="layout" svg:width="0.317cm" svg:height="0.472cm" svg:x="7.979cm" svg:y="9.289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9" draw:layer="layout" svg:width="0.655cm" svg:height="0.658cm" svg:x="8.656cm" svg:y="9.57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93cm" svg:height="0.678cm" svg:x="9.635cm" svg:y="9.498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492cm" svg:height="0.447cm" svg:x="10.105cm" svg:y="9.7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9" draw:layer="layout" svg:width="0.306cm" svg:height="0.459cm" svg:x="10.683cm" svg:y="9.28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02cm" svg:height="0.042cm" svg:x="11.382cm" svg:y="9.888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2.334cm" svg:y="9.49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492cm" svg:height="0.447cm" svg:x="12.804cm" svg:y="9.71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9" draw:layer="layout" svg:width="0.655cm" svg:height="0.658cm" svg:x="13.613cm" svg:y="9.57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14.583cm" svg:y="9.498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45cm" svg:height="0.454cm" svg:x="15.732cm" svg:y="9.713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16.2cm" svg:y="9.547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9" draw:layer="layout" svg:width="0.492cm" svg:height="0.447cm" svg:x="17.249cm" svg:y="9.7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9" draw:layer="layout" svg:width="0.655cm" svg:height="0.232cm" svg:x="18.111cm" svg:y="9.7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19.182cm" svg:y="9.498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107cm" svg:height="0.107cm" svg:x="19.673cm" svg:y="10.049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9.901cm" svg:y="9.498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20.394cm" svg:y="9.498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0-47-123-20-20-36-29-99-70zM166 343l121 76c29 18 74 47 74 108 0 74-74 125-155 125-85 0-157-60-157-143 0-58 32-121 117-166z">
            <text:p/>
          </draw:path>
        </draw:g>
        <draw:g xml:id="id172" draw:id="id172">
          <svg:title>TexMaths</svg:title>
          <svg:desc>28§display§f(x) = x^3 + 5x^2- 2x + 3 §svg§600§FALSE§</svg:desc>
          <draw:polygon draw:style-name="gr2" draw:text-style-name="P8" draw:layer="layout" svg:width="10.741cm" svg:height="1.012cm" svg:x="11.202cm" svg:y="11.339cm" svg:viewBox="0 0 10742 1013" draw:points="5371,1013 0,1013 0,0 10742,0 10742,1013">
            <text:p/>
          </draw:polygon>
          <draw:path draw:style-name="gr3" draw:text-style-name="P9" draw:layer="layout" svg:width="0.492cm" svg:height="0.898cm" svg:x="11.204cm" svg:y="11.46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11.838cm" svg:y="11.41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92cm" svg:height="0.447cm" svg:x="12.152cm" svg:y="11.7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9" draw:layer="layout" svg:width="0.23cm" svg:height="0.985cm" svg:x="12.741cm" svg:y="11.41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13.397cm" svg:y="11.7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14.409cm" svg:y="11.7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9" draw:layer="layout" svg:width="0.317cm" svg:height="0.472cm" svg:x="14.98cm" svg:y="11.29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9" draw:layer="layout" svg:width="0.655cm" svg:height="0.658cm" svg:x="15.657cm" svg:y="11.57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93cm" svg:height="0.678cm" svg:x="16.636cm" svg:y="11.499cm" svg:viewBox="0 0 394 679" svg:d="M394 460c0-117-80-218-188-218-47 0-90 16-125 52v-193c20 7 53 13 85 13 121 0 190-89 190-103 0-7-2-11-9-11-2 0-4 0-9 2-20 9-67 29-134 29-41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492cm" svg:height="0.447cm" svg:x="17.106cm" svg:y="11.7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9" draw:layer="layout" svg:width="0.306cm" svg:height="0.459cm" svg:x="17.684cm" svg:y="11.2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01cm" svg:height="0.042cm" svg:x="18.383cm" svg:y="11.889cm" svg:viewBox="0 0 602 43" svg:d="M569 43c16 0 33 0 33-23 0-20-17-20-33-20h-535c-16 0-34 0-34 20 0 23 18 23 34 23z">
            <text:p/>
          </draw:path>
          <draw:path draw:style-name="gr3" draw:text-style-name="P9" draw:layer="layout" svg:width="0.393cm" svg:height="0.658cm" svg:x="19.334cm" svg:y="11.4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9" draw:layer="layout" svg:width="0.492cm" svg:height="0.447cm" svg:x="19.805cm" svg:y="11.71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9" draw:layer="layout" svg:width="0.655cm" svg:height="0.658cm" svg:x="20.613cm" svg:y="11.57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21.583cm" svg:y="11.499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174" draw:id="id174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6.523cm" svg:y="13.314cm" svg:viewBox="0 0 6163 607" draw:points="3083,607 0,607 0,0 6163,0 6163,607">
            <text:p/>
          </draw:polygon>
          <draw:path draw:style-name="gr3" draw:text-style-name="P9" draw:layer="layout" svg:width="0.662cm" svg:height="0.673cm" svg:x="6.507cm" svg:y="13.2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7.257cm" svg:y="13.3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7.524cm" svg:y="13.2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8.158cm" svg:y="13.854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8.702cm" svg:y="13.5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9.489cm" svg:y="13.854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0.035cm" svg:y="13.5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0.508cm" svg:y="13.854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1.048cm" svg:y="13.3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1.465cm" svg:y="13.854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2.011cm" svg:y="13.5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12.629cm" svg:y="13.854cm" svg:viewBox="0 0 108 108" svg:d="M108 54c0-29-25-54-54-54s-54 25-54 54 25 54 54 54 54-25 54-54z">
            <text:p/>
          </draw:path>
        </draw:g>
        <draw:g xml:id="id173" draw:id="id173">
          <svg:title>TexMaths</svg:title>
          <svg:desc>24§display§.\ .\ . \ (I)§svg§600§FALSE§</svg:desc>
          <draw:polygon draw:style-name="gr2" draw:text-style-name="P8" draw:layer="layout" svg:width="2.472cm" svg:height="0.759cm" svg:x="23.32cm" svg:y="11.619cm" svg:viewBox="0 0 2473 760" draw:points="1236,760 0,760 0,0 2473,0 2473,760">
            <text:p/>
          </draw:polygon>
          <draw:path draw:style-name="gr3" draw:text-style-name="P9" draw:layer="layout" svg:width="0.091cm" svg:height="0.091cm" svg:x="23.351cm" svg:y="12.1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865cm" svg:y="12.1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4.382cm" svg:y="12.12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908cm" svg:y="11.57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77cm" svg:x="25.18cm" svg:y="11.633cm" svg:viewBox="0 0 392 578" svg:d="M288 65c8-30 10-38 77-38 21 0 27 0 27-17 0-10-8-10-12-10-25 0-88 2-113 2s-87-2-111-2c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5.637cm" svg:y="11.5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anim:sub-item="text" smil:attributeName="visibility" smil:to="visible"/>
                  <anim:animate smil:dur="0.5s" smil:fill="hold" smil:targetElement="id170" anim:sub-item="text" smil:attributeName="width" smil:values="width*0.05;width" smil:keyTimes="0;1"/>
                  <anim:animate smil:dur="0.5s" smil:fill="hold" smil:targetElement="id170" anim:sub-item="text" smil:attributeName="height" smil:values="height;height" smil:keyTimes="0;1"/>
                  <anim:animate smil:dur="0.5s" smil:fill="hold" smil:targetElement="id170" anim:sub-item="text" smil:attributeName="x" smil:values="x-.2;x" smil:keyTimes="0;1"/>
                  <anim:animate smil:dur="0.5s" smil:fill="hold" smil:targetElement="id170" anim:sub-item="text" smil:attributeName="y" smil:values="y;y" smil:keyTimes="0;1"/>
                  <anim:transitionFilter smil:dur="0.5s" smil:targetElement="id17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3T19">
        <office:forms form:automatic-focus="false" form:apply-design-mode="false"/>
        <draw:frame presentation:style-name="pr16" draw:text-style-name="P6" draw:layer="layout" svg:width="26.4cm" svg:height="15.348cm" svg:x="1cm" svg:y="0.709cm" presentation:class="title" presentation:user-transformed="true">
          <draw:text-box>
            <text:p text:style-name="P6"><text:span text:style-name="T5"><text:s/></text:span><text:span text:style-name="T5"><text:tab/></text:span><text:span text:style-name="T5"><text:line-break/></text:span><text:span text:style-name="T5"> <text:s text:c="5"/></text:span><text:span text:style-name="T35"><text:s text:c="16"/></text:span><text:span text:style-name="T35"><text:line-break/></text:span><text:span text:style-name="T4"><text:tab/></text:span><text:span text:style-name="T35"> <text:s/></text:span><text:span text:style-name="T46"><text:s/></text:span><text:span text:style-name="T8"><text:line-break/></text:span><text:span text:style-name="T29"> <text:s text:c="5"/></text:span><text:span text:style-name="T8"><text:line-break/></text:span><text:span text:style-name="T8"><text:tab/></text:span><text:span text:style-name="T8"> <text:s text:c="20"/></text:span><text:span text:style-name="T8"><text:line-break/></text:span><text:span text:style-name="T45"> </text:span><text:span text:style-name="T46"><text:s text:c="4"/></text:span><text:span text:style-name="T47"><text:s/></text:span><text:span text:style-name="T47"><text:line-break/></text:span><text:span text:style-name="T8"> <text:s text:c="5"/></text:span><text:span text:style-name="T8"><text:line-break/></text:span><text:span text:style-name="T8"> <text:s text:c="24"/></text:span><text:span text:style-name="T8"><text:line-break/></text:span><text:span text:style-name="T46"><text:line-break/></text:span><text:span text:style-name="T48"> <text:s text:c="3"/></text:span><text:span text:style-name="T46"><text:line-break/></text:span><text:span text:style-name="T46"><text:line-break/></text:span><text:span text:style-name="T28"> <text:s text:c="3"/></text:span><text:span text:style-name="T46"><text:line-break/></text:span><text:span text:style-name="T46"> <text:s text:c="2"/></text:span></text:p>
          </draw:text-box>
        </draw:frame>
        <draw:g xml:id="id175" draw:id="id175">
          <svg:title>TexMaths</svg:title>
          <svg:desc>28§display§f'(x) = 3x^2 + 10x - 2§svg§600§FALSE§</svg:desc>
          <draw:polygon draw:style-name="gr2" draw:text-style-name="P8" draw:layer="layout" svg:width="9.296cm" svg:height="1.012cm" svg:x="3.869cm" svg:y="1.17cm" svg:viewBox="0 0 9297 1013" draw:points="4648,1013 0,1013 0,0 9297,0 9297,1013">
            <text:p/>
          </draw:polygon>
          <draw:path draw:style-name="gr3" draw:text-style-name="P9" draw:layer="layout" svg:width="0.492cm" svg:height="0.898cm" svg:x="3.871cm" svg:y="1.29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174cm" svg:height="0.358cm" svg:x="4.44cm" svg:y="1.193cm" svg:viewBox="0 0 175 359" svg:d="M168 61c7-12 7-18 7-23 0-22-20-38-41-38-26 0-35 22-38 34l-92 300c-2 0-4 9-4 9 0 9 22 16 27 16 4 0 7 0 11-11z">
            <text:p/>
          </draw:path>
          <draw:path draw:style-name="gr3" draw:text-style-name="P9" draw:layer="layout" svg:width="0.23cm" svg:height="0.985cm" svg:x="4.781cm" svg:y="1.24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92cm" svg:height="0.447cm" svg:x="5.094cm" svg:y="1.5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23cm" svg:height="0.985cm" svg:x="5.686cm" svg:y="1.24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6.34cm" svg:y="1.6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7.366cm" svg:y="1.3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92cm" svg:height="0.447cm" svg:x="7.845cm" svg:y="1.54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9" draw:layer="layout" svg:width="0.306cm" svg:height="0.459cm" svg:x="8.421cm" svg:y="1.1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658cm" svg:x="9.093cm" svg:y="1.4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26cm" svg:height="0.658cm" svg:x="10.11cm" svg:y="1.33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416cm" svg:height="0.678cm" svg:x="10.554cm" svg:y="1.3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492cm" svg:height="0.447cm" svg:x="11.035cm" svg:y="1.5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9" draw:layer="layout" svg:width="0.602cm" svg:height="0.042cm" svg:x="11.869cm" svg:y="1.72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2.821cm" svg:y="1.3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</draw:g>
        <draw:g xml:id="id176" draw:id="id176">
          <svg:title>TexMaths</svg:title>
          <svg:desc>22§display§.\ .\ . \ (II)§svg§600§FALSE§</svg:desc>
          <draw:polygon draw:style-name="gr2" draw:text-style-name="P8" draw:layer="layout" svg:width="2.665cm" svg:height="0.696cm" svg:x="17.12cm" svg:y="1.319cm" svg:viewBox="0 0 2666 697" draw:points="1334,697 0,697 0,0 2666,0 2666,697">
            <text:p/>
          </draw:polygon>
          <draw:path draw:style-name="gr3" draw:text-style-name="P9" draw:layer="layout" svg:width="0.083cm" svg:height="0.083cm" svg:x="17.148cm" svg:y="1.77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62cm" svg:y="1.77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093cm" svg:y="1.778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8.575cm" svg:y="1.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18.825cm" svg:y="1.331cm" svg:viewBox="0 0 359 529" svg:d="M264 60c7-28 9-35 70-35 20 0 25 0 25-16 0-9-7-9-11-9-23 0-81 2-103 2-23 0-80-2-102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19.226cm" svg:y="1.331cm" svg:viewBox="0 0 359 529" svg:d="M264 60c7-28 9-35 70-35 20 0 25 0 25-16 0-9-7-9-11-9-23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19.645cm" svg:y="1.28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178" draw:id="id178">
          <svg:title>TexMaths</svg:title>
          <svg:desc>28§display§a = 2,  \ \ h =  - 0.02§svg§600§FALSE§</svg:desc>
          <draw:polygon draw:style-name="gr2" draw:text-style-name="P8" draw:layer="layout" svg:width="7.663cm" svg:height="0.777cm" svg:x="4.28cm" svg:y="3.272cm" svg:viewBox="0 0 7664 778" draw:points="3832,778 0,778 0,0 7664,0 7664,778">
            <text:p/>
          </draw:polygon>
          <draw:path draw:style-name="gr3" draw:text-style-name="P9" draw:layer="layout" svg:width="0.451cm" svg:height="0.447cm" svg:x="4.271cm" svg:y="3.472cm" svg:viewBox="0 0 452 448" svg:d="M329 63c-18-36-47-63-92-63-114 0-237 146-237 289 0 94 54 159 132 159 20 0 70-4 128-74 9 41 42 74 89 74 36 0 59-22 74-54 16-35 29-96 29-98 0-9-9-9-11-9-11 0-11 2-13 18-18 63-36 121-76 121-27 0-30-25-30-45 0-22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5.079cm" svg:y="3.5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6.112cm" svg:y="3.2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9" draw:layer="layout" svg:width="0.115cm" svg:height="0.295cm" svg:x="6.638cm" svg:y="3.80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7.702cm" svg:y="3.223cm" svg:viewBox="0 0 486 697" svg:d="M228 11c0-2 0-11-11-11-24 0-96 9-121 9-9 2-20 2-20 20 0 14 9 14 25 14 47 0 49 6 49 15l-2 20-144 570c-4 13-4 15-4 20 0 24 20 29 29 29 16 0 31-13 36-27l20-74 20-90c7-22 11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8.544cm" svg:y="3.5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1cm" svg:height="0.042cm" svg:x="9.608cm" svg:y="3.64cm" svg:viewBox="0 0 602 43" svg:d="M569 43c16 0 33 0 33-23 0-20-17-20-33-20h-535c-16 0-34 0-34 20 0 23 18 23 34 23z">
            <text:p/>
          </draw:path>
          <draw:path draw:style-name="gr3" draw:text-style-name="P9" draw:layer="layout" svg:width="0.416cm" svg:height="0.678cm" svg:x="10.331cm" svg:y="3.25cm" svg:viewBox="0 0 417 679" svg:d="M417 343c0-81-5-159-41-233-45-94-125-110-168-110-58 0-132 25-172 117-32 69-36 145-36 226 0 74 4 161 45 237 42 79 114 99 163 99 54 0 128-20 173-114 31-67 36-146 36-222zM208 659c-38 0-98-25-116-121-9-58-9-150-9-209 0-62 0-127 7-181 20-117 94-126 118-126 32 0 97 18 117 115 9 56 9 130 9 192 0 74 0 142-12 204-13 94-69 126-114 126z">
            <text:p/>
          </draw:path>
          <draw:path draw:style-name="gr3" draw:text-style-name="P9" draw:layer="layout" svg:width="0.106cm" svg:height="0.107cm" svg:x="10.869cm" svg:y="3.801cm" svg:viewBox="0 0 107 108" svg:d="M107 54c0-29-24-54-53-54s-54 25-54 54 25 54 54 54 53-25 53-54z">
            <text:p/>
          </draw:path>
          <draw:path draw:style-name="gr3" draw:text-style-name="P9" draw:layer="layout" svg:width="0.416cm" svg:height="0.678cm" svg:x="11.095cm" svg:y="3.25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9 18 117 115 9 56 9 130 9 192 0 74 0 142-12 204-13 94-69 126-114 126z">
            <text:p/>
          </draw:path>
          <draw:path draw:style-name="gr3" draw:text-style-name="P9" draw:layer="layout" svg:width="0.393cm" svg:height="0.658cm" svg:x="11.599cm" svg:y="3.2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</draw:g>
        <draw:g xml:id="id180" draw:id="id180">
          <svg:title>TexMaths</svg:title>
          <svg:desc>28§display§x = a = 2§svg§600§FALSE§</svg:desc>
          <draw:polygon draw:style-name="gr2" draw:text-style-name="P8" draw:layer="layout" svg:width="4.052cm" svg:height="0.567cm" svg:x="4.592cm" svg:y="5.274cm" svg:viewBox="0 0 4053 568" draw:points="2025,568 0,568 0,0 4053,0 4053,568">
            <text:p/>
          </draw:polygon>
          <draw:path draw:style-name="gr3" draw:text-style-name="P9" draw:layer="layout" svg:width="0.492cm" svg:height="0.446cm" svg:x="4.572cm" svg:y="5.444cm" svg:viewBox="0 0 493 447" svg:d="M302 139c5-27 27-117 97-117 6 0 29 0 49 12-27 6-47 31-47 53 0 16 11 36 38 36 22 0 54-18 54-58 0-52-58-65-92-65-58 0-92 51-105 76-25-67-76-76-106-76-103 0-159 127-159 152 0 9 9 9 12 9 9 0 11 0 13-9 34-105 99-130 132-130 18 0 54 9 54 65 0 31-18 98-54 235-16 62-51 103-94 103-7 0-29 0-49-12 24-6 47-26 47-53s-23-36-38-36c-29 0-54 27-54 58 0 45 49 65 92 65 67 0 103-69 105-76 11 38 47 76 105 76 103 0 159-127 159-152 0-9-8-9-11-9-9 0-11 2-13 9-32 107-101 130-132 130-38 0-54-32-54-65 0-23 7-43 18-87z">
            <text:p/>
          </draw:path>
          <draw:path draw:style-name="gr3" draw:text-style-name="P9" draw:layer="layout" svg:width="0.655cm" svg:height="0.231cm" svg:x="5.434cm" svg:y="5.518cm" svg:viewBox="0 0 656 232" svg:d="M623 40c15 0 33 0 33-20s-18-20-31-20h-591c-16 0-34 0-34 20s18 20 34 20zM625 232c13 0 31 0 31-20s-18-20-33-20h-589c-16 0-34 0-34 20s18 20 34 20z">
            <text:p/>
          </draw:path>
          <draw:path draw:style-name="gr3" draw:text-style-name="P9" draw:layer="layout" svg:width="0.452cm" svg:height="0.446cm" svg:x="6.456cm" svg:y="5.444cm" svg:viewBox="0 0 453 447" svg:d="M329 63c-18-36-47-63-92-63-114 0-237 145-237 288 0 94 54 159 132 159 20 0 70-4 128-74 9 40 42 74 89 74 36 0 59-22 74-54 16-35 30-96 30-98 0-9-9-9-12-9-9 0-11 2-13 18-18 63-36 121-76 121-27 0-29-25-29-45 0-22 2-29 13-74 11-40 11-51 20-87l36-139c7-29 7-29 7-33 0-18-11-27-27-27-25 0-40 22-43 43zM264 320c-4 17-4 17-20 35-42 54-83 70-110 70-49 0-65-54-65-92 0-49 32-172 56-217 30-58 74-94 115-94 65 0 78 81 78 88 0 4-2 11-4 15z">
            <text:p/>
          </draw:path>
          <draw:path draw:style-name="gr3" draw:text-style-name="P9" draw:layer="layout" svg:width="0.655cm" svg:height="0.231cm" svg:x="7.267cm" svg:y="5.518cm" svg:viewBox="0 0 656 232" svg:d="M623 40c15 0 33 0 33-20s-18-20-31-20h-591c-16 0-34 0-34 20s18 20 34 20zM625 232c13 0 31 0 31-20s-18-20-33-20h-589c-16 0-34 0-34 20s18 20 34 20z">
            <text:p/>
          </draw:path>
          <draw:path draw:style-name="gr3" draw:text-style-name="P9" draw:layer="layout" svg:width="0.393cm" svg:height="0.656cm" svg:x="8.3cm" svg:y="5.225cm" svg:viewBox="0 0 394 657" svg:d="M76 581l105-103c155-136 213-187 213-286 0-114-87-192-208-192-112 0-186 92-186 179 0 53 49 53 52 53 17 0 51-11 51-51 0-25-18-51-51-51-9 0-9 0-14 2 22-65 76-101 134-101 90 0 133 79 133 161 0 78-50 157-103 217l-191 210c-11 11-11 13-11 38h367l27-172h-24c-5 29-12 74-21 87-8 9-73 9-94 9z">
            <text:p/>
          </draw:path>
        </draw:g>
        <draw:g xml:id="id182" draw:id="id182">
          <svg:title>TexMaths</svg:title>
          <svg:desc>28§display§f(a) = f ( 2 ) = (2)^3 + 5(2)^2 - 2(2) + 3 = 27§svg§600§FALSE§</svg:desc>
          <draw:polygon draw:style-name="gr2" draw:text-style-name="P8" draw:layer="layout" svg:width="18.268cm" svg:height="1.012cm" svg:x="2.275cm" svg:y="7.176cm" svg:viewBox="0 0 18269 1013" draw:points="9135,1013 0,1013 0,0 18269,0 18269,1013">
            <text:p/>
          </draw:polygon>
          <draw:path draw:style-name="gr3" draw:text-style-name="P9" draw:layer="layout" svg:width="0.492cm" svg:height="0.898cm" svg:x="2.277cm" svg:y="7.29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2.911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52cm" svg:height="0.447cm" svg:x="3.236cm" svg:y="7.555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3.771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4.428cm" svg:y="7.6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463cm" svg:y="7.29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9" draw:layer="layout" svg:width="0.23cm" svg:height="0.985cm" svg:x="6.097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6.431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6.93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7.584cm" svg:y="7.6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8.666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9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9" draw:layer="layout" svg:width="0.23cm" svg:height="0.985cm" svg:x="9.5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9.865cm" svg:y="7.12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9" draw:layer="layout" svg:width="0.655cm" svg:height="0.658cm" svg:x="10.541cm" svg:y="7.41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93cm" svg:height="0.678cm" svg:x="11.52cm" svg:y="7.336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23cm" svg:height="0.985cm" svg:x="12.06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12.394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12.893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06cm" svg:height="0.459cm" svg:x="13.263cm" svg:y="7.12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02cm" svg:height="0.042cm" svg:x="13.962cm" svg:y="7.726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4.914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15.454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15.788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16.287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658cm" svg:x="16.888cm" svg:y="7.41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17.858cm" svg:y="7.336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655cm" svg:height="0.232cm" svg:x="18.637cm" svg:y="7.6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19.67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422cm" svg:height="0.69cm" svg:x="20.17cm" svg:y="7.327cm" svg:viewBox="0 0 423 691" svg:d="M414 67c9-13 9-15 9-36h-239c-121 0-124-13-126-31h-24l-34 204h25c2-16 11-78 24-90 7-6 85-6 97-6h206c-11 15-90 123-112 157-88 132-121 269-121 369 0 12 0 57 45 57 47 0 47-45 47-57v-49c0-54 2-110 11-161 2-23 15-108 60-171z">
            <text:p/>
          </draw:path>
        </draw:g>
        <draw:g xml:id="id183" draw:id="id183">
          <svg:title>TexMaths</svg:title>
          <svg:desc>22§display§.\ .\ . \ (III)§svg§600§FALSE§</svg:desc>
          <draw:polygon draw:style-name="gr2" draw:text-style-name="P8" draw:layer="layout" svg:width="3.066cm" svg:height="0.696cm" svg:x="22.82cm" svg:y="7.52cm" svg:viewBox="0 0 3067 697" draw:points="1533,697 0,697 0,0 3067,0 3067,697">
            <text:p/>
          </draw:polygon>
          <draw:path draw:style-name="gr3" draw:text-style-name="P9" draw:layer="layout" svg:width="0.083cm" svg:height="0.083cm" svg:x="22.848cm" svg:y="7.979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32cm" svg:y="7.979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793cm" svg:y="7.97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4.275cm" svg:y="7.4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24.525cm" svg:y="7.532cm" svg:viewBox="0 0 359 529" svg:d="M264 60c7-28 9-35 70-35 20 0 25 0 25-16 0-9-7-9-11-9-22 0-81 2-103 2-23 0-80-2-102-2-6 0-16 0-16 16 0 9 7 9 21 9 33 0 54 0 54 14 0 3 0 5-1 12l-106 419c-7 28-9 35-70 35-18 0-25 0-25 16 0 8 9 8 12 8 21 0 80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4.926cm" svg:y="7.532cm" svg:viewBox="0 0 359 529" svg:d="M264 60c7-28 9-35 70-35 20 0 25 0 25-16 0-9-7-9-11-9-22 0-81 2-102 2-24 0-81-2-103-2-6 0-16 0-16 16 0 9 7 9 21 9 33 0 54 0 54 14 0 3 0 5-1 12l-106 419c-7 28-9 35-70 35-18 0-25 0-25 16 0 8 9 8 12 8 21 0 80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5.326cm" svg:y="7.532cm" svg:viewBox="0 0 359 529" svg:d="M264 60c7-28 9-35 70-35 20 0 25 0 25-16 0-9-7-9-11-9-22 0-81 2-102 2-24 0-81-2-103-2-6 0-16 0-16 16 0 9 7 9 21 9 33 0 54 0 54 14 0 3 0 5-1 12l-106 419c-7 28-9 35-70 35-18 0-25 0-25 16 0 8 9 8 12 8 21 0 80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25.745cm" svg:y="7.4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85" draw:id="id185">
          <svg:title>TexMaths</svg:title>
          <svg:desc>28§display§x = a = 2§svg§600§FALSE§</svg:desc>
          <draw:polygon draw:style-name="gr2" draw:text-style-name="P8" draw:layer="layout" svg:width="4.052cm" svg:height="0.567cm" svg:x="4.093cm" svg:y="9.475cm" svg:viewBox="0 0 4053 568" draw:points="2025,568 0,568 0,0 4053,0 4053,568">
            <text:p/>
          </draw:polygon>
          <draw:path draw:style-name="gr3" draw:text-style-name="P9" draw:layer="layout" svg:width="0.492cm" svg:height="0.446cm" svg:x="4.073cm" svg:y="9.645cm" svg:viewBox="0 0 493 447" svg:d="M302 139c5-27 27-117 97-117 6 0 29 0 49 12-27 6-47 31-47 53 0 16 11 36 38 36 22 0 54-18 54-58 0-52-58-65-92-65-58 0-92 51-105 76-25-67-76-76-106-76-103 0-159 127-159 152 0 9 9 9 12 9 9 0 11 0 13-9 34-105 99-130 132-130 18 0 54 9 54 65 0 31-18 98-54 235-16 62-51 103-94 103-7 0-29 0-49-12 24-6 47-26 47-53s-23-36-38-36c-29 0-54 27-54 58 0 45 49 65 92 65 67 0 103-69 105-76 11 38 47 76 105 76 103 0 159-127 159-152 0-9-8-9-11-9-9 0-11 2-13 9-32 107-101 130-132 130-38 0-54-32-54-65 0-23 7-43 18-87z">
            <text:p/>
          </draw:path>
          <draw:path draw:style-name="gr3" draw:text-style-name="P9" draw:layer="layout" svg:width="0.655cm" svg:height="0.231cm" svg:x="4.935cm" svg:y="9.719cm" svg:viewBox="0 0 656 232" svg:d="M623 40c15 0 33 0 33-20s-18-20-31-20h-591c-16 0-34 0-34 20s18 20 34 20zM625 232c13 0 31 0 31-20s-18-20-33-20h-589c-16 0-34 0-34 20s18 20 34 20z">
            <text:p/>
          </draw:path>
          <draw:path draw:style-name="gr3" draw:text-style-name="P9" draw:layer="layout" svg:width="0.452cm" svg:height="0.446cm" svg:x="5.957cm" svg:y="9.645cm" svg:viewBox="0 0 453 447" svg:d="M329 63c-18-36-47-63-92-63-114 0-237 145-237 288 0 94 54 159 132 159 20 0 70-4 128-74 9 40 42 74 89 74 36 0 59-22 74-54 16-35 30-96 30-98 0-9-9-9-12-9-9 0-11 2-13 18-18 63-36 121-76 121-27 0-29-25-29-45 0-22 2-29 13-74 11-40 11-51 20-87l36-139c7-29 7-29 7-33 0-18-11-27-27-27-25 0-40 22-43 43zM264 320c-4 17-4 17-20 35-42 54-83 70-110 70-49 0-65-54-65-92 0-49 32-172 56-217 30-58 74-94 115-94 65 0 78 81 78 88 0 4-2 11-4 15z">
            <text:p/>
          </draw:path>
          <draw:path draw:style-name="gr3" draw:text-style-name="P9" draw:layer="layout" svg:width="0.655cm" svg:height="0.231cm" svg:x="6.768cm" svg:y="9.719cm" svg:viewBox="0 0 656 232" svg:d="M623 40c15 0 33 0 33-20s-18-20-31-20h-591c-16 0-34 0-34 20s18 20 34 20zM625 232c13 0 31 0 31-20s-18-20-33-20h-589c-16 0-34 0-34 20s18 20 34 20z">
            <text:p/>
          </draw:path>
          <draw:path draw:style-name="gr3" draw:text-style-name="P9" draw:layer="layout" svg:width="0.393cm" svg:height="0.656cm" svg:x="7.801cm" svg:y="9.426cm" svg:viewBox="0 0 394 657" svg:d="M76 581l105-103c155-136 213-187 213-286 0-114-87-192-208-192-112 0-186 92-186 179 0 53 49 53 52 53 17 0 51-11 51-51 0-25-18-51-51-51-9 0-9 0-14 2 22-65 76-101 134-101 90 0 133 79 133 161 0 78-50 157-103 217l-191 210c-11 11-11 13-11 38h367l27-172h-24c-5 29-12 74-21 87-8 9-73 9-94 9z">
            <text:p/>
          </draw:path>
        </draw:g>
        <draw:g xml:id="id187" draw:id="id187">
          <svg:title>TexMaths</svg:title>
          <svg:desc>28§display§f'(a) = f'(2) = 3(2)^2 + 10(2) - 2 = 30§svg§600§FALSE§</svg:desc>
          <draw:polygon draw:style-name="gr2" draw:text-style-name="P8" draw:layer="layout" svg:width="16.386cm" svg:height="1.012cm" svg:x="2.475cm" svg:y="11.375cm" svg:viewBox="0 0 16387 1013" draw:points="8192,1013 0,1013 0,0 16387,0 16387,1013">
            <text:p/>
          </draw:polygon>
          <draw:path draw:style-name="gr3" draw:text-style-name="P9" draw:layer="layout" svg:width="0.492cm" svg:height="0.898cm" svg:x="2.477cm" svg:y="11.49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174cm" svg:height="0.358cm" svg:x="3.046cm" svg:y="11.398cm" svg:viewBox="0 0 175 359" svg:d="M168 61c7-12 7-18 7-23 0-22-20-38-41-38-26 0-35 22-38 34l-92 300c-2 0-4 9-4 9 0 9 22 16 27 16 4 0 7 0 11-11z">
            <text:p/>
          </draw:path>
          <draw:path draw:style-name="gr3" draw:text-style-name="P9" draw:layer="layout" svg:width="0.23cm" svg:height="0.985cm" svg:x="3.387cm" svg:y="11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52cm" svg:height="0.447cm" svg:x="3.712cm" svg:y="11.754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4.249cm" svg:y="11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4.903cm" svg:y="11.8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941cm" svg:y="11.49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1-63 56-182 56-189z">
            <text:p/>
          </draw:path>
          <draw:path draw:style-name="gr3" draw:text-style-name="P9" draw:layer="layout" svg:width="0.174cm" svg:height="0.358cm" svg:x="6.507cm" svg:y="11.398cm" svg:viewBox="0 0 175 359" svg:d="M168 61c7-12 7-18 7-23 0-22-18-38-41-38-26 0-35 22-38 34l-92 300c-2 0-4 9-4 9 0 9 22 16 27 16 4 0 7 0 11-11z">
            <text:p/>
          </draw:path>
          <draw:path draw:style-name="gr3" draw:text-style-name="P9" draw:layer="layout" svg:width="0.23cm" svg:height="0.985cm" svg:x="6.848cm" svg:y="11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7.184cm" svg:y="11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7.681cm" svg:y="11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8.337cm" svg:y="11.8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9.363cm" svg:y="11.535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23cm" svg:height="0.985cm" svg:x="9.91cm" svg:y="11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10.246cm" svg:y="11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10.743cm" svg:y="11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06cm" svg:height="0.459cm" svg:x="11.113cm" svg:y="11.3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658cm" svg:x="11.785cm" svg:y="11.61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26cm" svg:height="0.658cm" svg:x="12.802cm" svg:y="11.53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416cm" svg:height="0.678cm" svg:x="13.246cm" svg:y="11.53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23cm" svg:height="0.985cm" svg:x="13.797cm" svg:y="11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14.131cm" svg:y="11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9" draw:layer="layout" svg:width="0.23cm" svg:height="0.985cm" svg:x="14.63cm" svg:y="11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02cm" svg:height="0.042cm" svg:x="15.257cm" svg:y="11.925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6.209cm" svg:y="11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655cm" svg:height="0.232cm" svg:x="16.98cm" svg:y="11.8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8.006cm" svg:y="11.53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16cm" svg:height="0.678cm" svg:x="18.494cm" svg:y="11.53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188" draw:id="id188">
          <svg:title>TexMaths</svg:title>
          <svg:desc>24§display§.\ .\ . \ (IV)§svg§600§FALSE§</svg:desc>
          <draw:polygon draw:style-name="gr2" draw:text-style-name="P8" draw:layer="layout" svg:width="3.151cm" svg:height="0.76cm" svg:x="22.62cm" svg:y="11.525cm" svg:viewBox="0 0 3152 761" draw:points="1576,761 0,761 0,0 3152,0 3152,761">
            <text:p/>
          </draw:polygon>
          <draw:path draw:style-name="gr3" draw:text-style-name="P9" draw:layer="layout" svg:width="0.091cm" svg:height="0.091cm" svg:x="22.651cm" svg:y="12.026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165cm" svg:y="12.026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681cm" svg:y="12.026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207cm" svg:y="11.483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9" draw:layer="layout" svg:width="0.391cm" svg:height="0.577cm" svg:x="24.48cm" svg:y="11.539cm" svg:viewBox="0 0 392 578" svg:d="M288 65c8-30 10-38 77-38 21 0 27 0 27-17 0-10-8-10-12-10-25 0-88 2-113 2s-87-2-112-2c-5 0-17 0-17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602cm" svg:height="0.596cm" svg:x="24.935cm" svg:y="11.539cm" svg:viewBox="0 0 603 597" svg:d="M484 96c42-65 76-67 109-69 10-2 10-15 10-17 0-6-4-10-10-10-23 0-48 2-71 2-27 0-56-2-82-2-6 0-18 0-18 15 0 10 8 12 14 12 23 2 40 9 40 27 0 13-13 32-13 32l-260 413-57-447c0-16 19-25 57-25 12 0 22 0 22-17 0-8-6-10-12-10-34 0-71 2-106 2-15 0-30 0-46 0-15 0-30-2-46-2-5 0-15 0-15 15 0 12 8 12 21 12 48 0 48 8 50 29l67 522c4 15 6 19 17 19 14 0 18-4 24-15z">
            <text:p/>
          </draw:path>
          <draw:path draw:style-name="gr3" draw:text-style-name="P9" draw:layer="layout" svg:width="0.197cm" svg:height="0.844cm" svg:x="25.616cm" svg:y="11.48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1" draw:id="id181">
          <svg:title>TexMaths</svg:title>
          <svg:desc>26§display§\text {From (I) we get, }§svg§600§FALSE§</svg:desc>
          <draw:polygon draw:style-name="gr2" draw:text-style-name="P8" draw:layer="layout" svg:width="6.406cm" svg:height="0.822cm" svg:x="9.244cm" svg:y="5.319cm" svg:viewBox="0 0 6407 823" draw:points="3203,823 0,823 0,0 6407,0 6407,823">
            <text:p/>
          </draw:polygon>
          <draw:path draw:style-name="gr3" draw:text-style-name="P9" draw:layer="layout" svg:width="0.527cm" svg:height="0.623cm" svg:x="9.227cm" svg:y="5.337cm" svg:viewBox="0 0 528 624" svg:d="M503 0h-503v29h23c71 0 71 11 71 42v480c0 33 0 44-71 44h-23v29c31-4 104-4 139-4 38 0 121 0 154 4v-29h-29c-87 0-87-13-87-44v-227h79c87 0 96 32 96 109h22v-244h-22c0 77-9 108-96 108h-79v-233c0-29 2-35 43-35h111c137 0 160 50 174 177h23z">
            <text:p/>
          </draw:path>
          <draw:path draw:style-name="gr3" draw:text-style-name="P9" draw:layer="layout" svg:width="0.309cm" svg:height="0.405cm" svg:x="9.743cm" svg:y="5.55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10.103cm" svg:y="5.5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5cm" svg:height="0.405cm" svg:x="10.562cm" svg:y="5.554cm" svg:viewBox="0 0 716 406" svg:d="M71 89v248c0 39-9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1.69cm" svg:y="5.27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981cm" svg:y="5.33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12.337cm" svg:y="5.2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2.961cm" svg:y="5.564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355cm" svg:height="0.421cm" svg:x="13.606cm" svg:y="5.5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4.315cm" svg:y="5.543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4.772cm" svg:y="5.5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5.17cm" svg:y="5.39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07cm" svg:height="0.274cm" svg:x="15.588cm" svg:y="5.862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179" draw:id="id179">
          <svg:title>TexMaths</svg:title>
          <svg:desc>28§display§\text {For}§svg§600§FALSE§</svg:desc>
          <draw:polygon draw:style-name="gr2" draw:text-style-name="P8" draw:layer="layout" svg:width="1.315cm" svg:height="0.581cm" svg:x="2.345cm" svg:y="5.321cm" svg:viewBox="0 0 1316 582" draw:points="657,582 0,582 0,0 1316,0 1316,582">
            <text:p/>
          </draw:polygon>
          <draw:path draw:style-name="gr3" draw:text-style-name="P9" draw:layer="layout" svg:width="0.568cm" svg:height="0.671cm" svg:x="2.327cm" svg:y="5.2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883cm" svg:y="5.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376cm" svg:y="5.5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77" draw:id="id177">
          <svg:title>TexMaths</svg:title>
          <svg:desc>28§display§\text {Let}§svg§600§FALSE§</svg:desc>
          <draw:polygon draw:style-name="gr2" draw:text-style-name="P8" draw:layer="layout" svg:width="1.282cm" svg:height="0.586cm" svg:x="2.442cm" svg:y="3.318cm" svg:viewBox="0 0 1283 587" draw:points="640,587 0,587 0,0 1283,0 1283,587">
            <text:p/>
          </draw:polygon>
          <draw:path draw:style-name="gr3" draw:text-style-name="P9" draw:layer="layout" svg:width="0.541cm" svg:height="0.674cm" svg:x="2.424cm" svg:y="3.269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3.035cm" svg:y="3.5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3.463cm" svg:y="3.336cm" svg:viewBox="0 0 311 619" svg:d="M152 213h141v-31h-141v-182h-24c0 81-32 186-128 191v22h85v271c0 124 92 135 128 135 69 0 98-70 98-135v-56h-27v56c0 72-29 110-65 110-67 0-67-90-67-108z">
            <text:p/>
          </draw:path>
        </draw:g>
        <draw:g xml:id="id184" draw:id="id184">
          <svg:title>TexMaths</svg:title>
          <svg:desc>28§display§\text {For}§svg§600§FALSE§</svg:desc>
          <draw:polygon draw:style-name="gr2" draw:text-style-name="P8" draw:layer="layout" svg:width="1.315cm" svg:height="0.581cm" svg:x="2.246cm" svg:y="9.522cm" svg:viewBox="0 0 1316 582" draw:points="657,582 0,582 0,0 1316,0 1316,582">
            <text:p/>
          </draw:polygon>
          <draw:path draw:style-name="gr3" draw:text-style-name="P9" draw:layer="layout" svg:width="0.568cm" svg:height="0.671cm" svg:x="2.228cm" svg:y="9.473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784cm" svg:y="9.70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277cm" svg:y="9.708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86" draw:id="id186">
          <svg:title>TexMaths</svg:title>
          <svg:desc>26§display§\text {From (II) we get, }§svg§600§FALSE§</svg:desc>
          <draw:polygon draw:style-name="gr2" draw:text-style-name="P8" draw:layer="layout" svg:width="6.761cm" svg:height="0.823cm" svg:x="8.845cm" svg:y="9.422cm" svg:viewBox="0 0 6762 824" draw:points="3380,824 0,824 0,0 6762,0 6762,824">
            <text:p/>
          </draw:polygon>
          <draw:path draw:style-name="gr3" draw:text-style-name="P9" draw:layer="layout" svg:width="0.527cm" svg:height="0.623cm" svg:x="8.828cm" svg:y="9.44cm" svg:viewBox="0 0 528 624" svg:d="M503 0h-503v29h23c71 0 71 11 71 42v480c0 33 0 44-71 44h-23v29c31-4 104-4 139-4 38 0 121 0 154 4v-29h-29c-87 0-87-13-87-44v-227h79c87 0 95 32 95 109h23v-244h-23c0 77-8 108-95 108h-79v-233c0-29 2-35 43-35h111c137 0 160 50 174 177h23z">
            <text:p/>
          </draw:path>
          <draw:path draw:style-name="gr3" draw:text-style-name="P9" draw:layer="layout" svg:width="0.309cm" svg:height="0.405cm" svg:x="9.344cm" svg:y="9.657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9.704cm" svg:y="9.65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4cm" svg:height="0.405cm" svg:x="10.163cm" svg:y="9.657cm" svg:viewBox="0 0 715 406" svg:d="M71 89v248c0 39-9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1.291cm" svg:y="9.37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582cm" svg:y="9.436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1.935cm" svg:y="9.436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2.293cm" svg:y="9.37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2.917cm" svg:y="9.667cm" svg:viewBox="0 0 628 406" svg:d="M551 87c17-45 46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9" draw:layer="layout" svg:width="0.355cm" svg:height="0.421cm" svg:x="13.56cm" svg:y="9.65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4.271cm" svg:y="9.64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4.729cm" svg:y="9.65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15.126cm" svg:y="9.499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107cm" svg:height="0.274cm" svg:x="15.542cm" svg:y="9.965cm" svg:viewBox="0 0 108 275" svg:d="M108 96c0-59-21-96-58-96-33 0-50 25-50 48 0 25 17 50 50 50 14 0 25-6 35-13l2-2c0 0 2 0 2 13 0 60-27 116-68 160-4 4-6 6-6 8 0 8 4 11 10 11 10 0 83-73 83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1+width/2;x" smil:keyTimes="0;1"/>
                  <anim:animate smil:dur="0.5s" smil:fill="hold" smil:targetElement="id18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1+width/2;x" smil:keyTimes="0;1"/>
                  <anim:animate smil:dur="0.5s" smil:fill="hold" smil:targetElement="id18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19">
        <office:forms form:automatic-focus="false" form:apply-design-mode="false"/>
        <draw:frame presentation:style-name="pr17" draw:text-style-name="P11" draw:layer="layout" svg:width="26.6cm" svg:height="14.374cm" svg:x="0.6cm" svg:y="0.628cm" presentation:class="title" presentation:user-transformed="true">
          <draw:text-box>
            <text:p xml:id="id195" text:id="id195" text:style-name="P6"><text:span text:style-name="T36"><text:s text:c="7"/></text:span><text:span text:style-name="T36"><text:line-break/></text:span><text:span text:style-name="T6"><text:line-break/></text:span><text:span text:style-name="T6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 text:c="9"/></text:span><text:span text:style-name="T4"><text:tab/></text:span><text:span text:style-name="T4"><text:tab/></text:span><text:span text:style-name="T4"><text:tab/></text:span><text:span text:style-name="T4"> </text:span><text:span text:style-name="T4">#####</text:span><text:span text:style-name="T4"><text:tab/></text:span><text:span text:style-name="T4"><text:tab/></text:span><text:span text:style-name="T4">DONE</text:span><text:span text:style-name="T4"><text:tab/></text:span><text:span text:style-name="T4"><text:tab/></text:span><text:span text:style-name="T4">#####</text:span></text:p>
          </draw:text-box>
        </draw:frame>
        <draw:g xml:id="id189" draw:id="id189">
          <svg:title>TexMaths</svg:title>
          <svg:desc>28§display§f(a + h)  \doteqdot  f(a) + h f'(a)§svg§600§FALSE§</svg:desc>
          <draw:polygon draw:style-name="gr2" draw:text-style-name="P8" draw:layer="layout" svg:width="10.551cm" svg:height="0.939cm" svg:x="6.177cm" svg:y="1.478cm" svg:viewBox="0 0 10552 940" draw:points="5277,940 0,940 0,0 10552,0 10552,940">
            <text:p/>
          </draw:polygon>
          <draw:path draw:style-name="gr3" draw:text-style-name="P9" draw:layer="layout" svg:width="0.492cm" svg:height="0.897cm" svg:x="6.179cm" svg:y="1.52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813cm" svg:y="1.4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7.138cm" svg:y="1.785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7.893cm" svg:y="1.6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8.876cm" svg:y="1.53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9.445cm" svg:y="1.48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099cm" svg:y="1.633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134cm" svg:y="1.52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1.768cm" svg:y="1.4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2.092cm" svg:y="1.785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63cm" svg:y="1.48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23cm" svg:y="1.6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4.213cm" svg:y="1.53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4.778cm" svg:y="1.52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5.347cm" svg:y="1.429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687cm" svg:y="1.4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012cm" svg:y="1.785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547cm" svg:y="1.48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90" draw:id="id190">
          <svg:title>TexMaths</svg:title>
          <svg:desc>28§display§f(\ 2 + ( - 0.02)\ )  \doteqdot  f ( 2 ) +  (  - 0.02 ) f' ( 2 )§svg§600§FALSE§</svg:desc>
          <draw:polygon draw:style-name="gr2" draw:text-style-name="P8" draw:layer="layout" svg:width="16.551cm" svg:height="0.939cm" svg:x="2.779cm" svg:y="3.68cm" svg:viewBox="0 0 16552 940" draw:points="8275,940 0,940 0,0 16552,0 16552,940">
            <text:p/>
          </draw:polygon>
          <draw:path draw:style-name="gr3" draw:text-style-name="P9" draw:layer="layout" svg:width="0.492cm" svg:height="0.897cm" svg:x="2.781cm" svg:y="3.7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3.415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4.078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655cm" svg:height="0.657cm" svg:x="4.795cm" svg:y="3.84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5.821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6.188cm" svg:y="4.157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6.91cm" svg:y="3.7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7.447cm" svg:y="4.318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7.676cm" svg:y="3.7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57cm" svg:x="8.178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8.677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3cm" svg:height="0.984cm" svg:x="9.387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043cm" svg:y="3.835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078cm" svg:y="3.7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11.712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12.046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2.546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146cm" svg:y="3.84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4.172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14.539cm" svg:y="4.157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15.261cm" svg:y="3.768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5.798cm" svg:y="4.318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6.027cm" svg:y="3.7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57cm" svg:x="16.528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7.028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7.407cm" svg:y="3.73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7.975cm" svg:y="3.631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8.316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18.65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9.149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91" draw:id="id191">
          <svg:title>TexMaths</svg:title>
          <svg:desc>28§display§f( 1.98 )  \doteqdot  27 - (0.02).( 30 )§svg§600§FALSE§</svg:desc>
          <draw:polygon draw:style-name="gr2" draw:text-style-name="P8" draw:layer="layout" svg:width="10.943cm" svg:height="0.886cm" svg:x="6.581cm" svg:y="5.681cm" svg:viewBox="0 0 10944 887" draw:points="5472,887 0,887 0,0 10944,0 10944,887">
            <text:p/>
          </draw:polygon>
          <draw:path draw:style-name="gr3" draw:text-style-name="P9" draw:layer="layout" svg:width="0.492cm" svg:height="0.898cm" svg:x="6.583cm" svg:y="5.677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7.217cm" svg:y="5.6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26cm" svg:height="0.658cm" svg:x="7.589cm" svg:y="5.715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07cm" svg:height="0.107cm" svg:x="8.079cm" svg:y="6.266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8.308cm" svg:y="5.715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8.801cm" svg:y="5.715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9.307cm" svg:y="5.6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9.963cm" svg:y="5.784cm" svg:viewBox="0 0 656 683" svg:d="M383 54c0-34-29-54-54-54-29 0-54 22-54 54 0 36 27 54 52 54 29 0 56-21 56-54zM383 630c0-36-29-54-54-54-29 0-54 20-54 54 0 31 25 53 54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393cm" svg:height="0.658cm" svg:x="10.996cm" svg:y="5.71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9" draw:layer="layout" svg:width="0.422cm" svg:height="0.689cm" svg:x="11.493cm" svg:y="5.706cm" svg:viewBox="0 0 423 690" svg:d="M414 67c9-13 9-15 9-36h-239c-121 0-124-13-126-31h-24l-34 204h25c2-16 11-79 24-90 7-6 85-6 97-6h206c-12 15-90 123-112 156-88 133-121 269-121 370 0 11 0 56 45 56 47 0 47-45 47-56v-49c0-54 2-110 11-161 2-23 15-108 60-171z">
            <text:p/>
          </draw:path>
          <draw:path draw:style-name="gr3" draw:text-style-name="P9" draw:layer="layout" svg:width="0.602cm" svg:height="0.042cm" svg:x="12.23cm" svg:y="6.105cm" svg:viewBox="0 0 603 43" svg:d="M569 43c16 0 34 0 34-23 0-20-18-20-34-20h-535c-16 0-34 0-34 20 0 23 18 23 34 23z">
            <text:p/>
          </draw:path>
          <draw:path draw:style-name="gr3" draw:text-style-name="P9" draw:layer="layout" svg:width="0.23cm" svg:height="0.985cm" svg:x="13.231cm" svg:y="5.6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3.554cm" svg:y="5.715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4.091cm" svg:y="6.266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32cm" svg:y="5.715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393cm" svg:height="0.658cm" svg:x="14.821cm" svg:y="5.71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2 9-92 9z">
            <text:p/>
          </draw:path>
          <draw:path draw:style-name="gr3" draw:text-style-name="P9" draw:layer="layout" svg:width="0.23cm" svg:height="0.985cm" svg:x="15.321cm" svg:y="5.6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107cm" svg:height="0.107cm" svg:x="15.733cm" svg:y="6.266cm" svg:viewBox="0 0 108 108" svg:d="M108 54c0-29-25-54-54-54s-54 25-54 54 25 54 54 54 54-25 54-54z">
            <text:p/>
          </draw:path>
          <draw:path draw:style-name="gr3" draw:text-style-name="P9" draw:layer="layout" svg:width="0.23cm" svg:height="0.985cm" svg:x="16.017cm" svg:y="5.6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16.344cm" svg:y="5.715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416cm" svg:height="0.678cm" svg:x="16.835cm" svg:y="5.715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23cm" svg:height="0.985cm" svg:x="17.343cm" svg:y="5.6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93" draw:id="id193">
          <svg:title>TexMaths</svg:title>
          <svg:desc>28§display§\doteqdot  27 - 0.6§svg§600§FALSE§</svg:desc>
          <draw:polygon draw:style-name="gr2" draw:text-style-name="P8" draw:layer="layout" svg:width="4.343cm" svg:height="0.662cm" svg:x="9.983cm" svg:y="7.581cm" svg:viewBox="0 0 4344 663" draw:points="2173,663 0,663 0,0 4344,0 4344,663">
            <text:p/>
          </draw:polygon>
          <draw:path draw:style-name="gr3" draw:text-style-name="P9" draw:layer="layout" svg:width="0.655cm" svg:height="0.683cm" svg:x="9.99cm" svg:y="7.61cm" svg:viewBox="0 0 656 684" svg:d="M383 54c0-34-29-54-54-54-29 0-53 22-53 54 0 36 26 54 51 54 29 0 56-21 56-54zM383 630c0-36-29-54-54-54-29 0-53 20-53 54 0 31 24 54 53 54 25 0 54-21 54-54zM36 417c-18 0-36 0-36 20s18 20 34 20h589c15 0 33 0 33-20s-18-20-35-20zM34 226c-16 0-34 0-34 21 0 20 18 20 36 20h585c17 0 35 0 35-20 0-21-18-21-33-21z">
            <text:p/>
          </draw:path>
          <draw:path draw:style-name="gr3" draw:text-style-name="P9" draw:layer="layout" svg:width="0.393cm" svg:height="0.658cm" svg:x="11.022cm" svg:y="7.5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9" draw:layer="layout" svg:width="0.422cm" svg:height="0.689cm" svg:x="11.52cm" svg:y="7.532cm" svg:viewBox="0 0 423 690" svg:d="M414 67c9-13 9-15 9-36h-239c-121 0-124-13-126-31h-24l-34 204h25c2-16 11-78 24-90 7-6 85-6 97-6h206c-11 15-90 123-112 156-88 133-121 269-121 370 0 11 0 56 45 56 47 0 47-45 47-56v-49c0-54 2-110 9-161 4-23 17-108 62-171z">
            <text:p/>
          </draw:path>
          <draw:path draw:style-name="gr3" draw:text-style-name="P9" draw:layer="layout" svg:width="0.602cm" svg:height="0.042cm" svg:x="12.257cm" svg:y="7.931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3.198cm" svg:y="7.541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107cm" svg:height="0.107cm" svg:x="13.735cm" svg:y="8.092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3.966cm" svg:y="7.541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</draw:g>
        <draw:g xml:id="id192" draw:id="id192">
          <svg:title>TexMaths</svg:title>
          <svg:desc>24§display§[  \text { from (III), (IV ) }  ]§svg§600§FALSE§</svg:desc>
          <draw:polygon draw:style-name="gr2" draw:text-style-name="P8" draw:layer="layout" svg:width="6.847cm" svg:height="0.759cm" svg:x="19.62cm" svg:y="5.827cm" svg:viewBox="0 0 6848 760" draw:points="3423,760 0,760 0,0 6848,0 6848,760">
            <text:p/>
          </draw:polygon>
          <draw:polygon draw:style-name="gr3" draw:text-style-name="P9" draw:layer="layout" svg:width="0.116cm" svg:height="0.844cm" svg:x="19.678cm" svg:y="5.785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20.121cm" svg:y="5.82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374cm" svg:y="6.04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0.705cm" svg:y="6.0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1.131cm" svg:y="6.044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2.171cm" svg:y="5.78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2.438cm" svg:y="5.841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2.766cm" svg:y="5.841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3.095cm" svg:y="5.8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423cm" svg:y="5.78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099cm" svg:height="0.253cm" svg:x="23.776cm" svg:y="6.328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9" draw:layer="layout" svg:width="0.197cm" svg:height="0.844cm" svg:x="24.302cm" svg:y="5.78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4.571cm" svg:y="5.8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4.867cm" svg:y="5.841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5.813cm" svg:y="5.78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6.393cm" svg:y="5.785cm" svg:viewBox="0 0 117 845" draw:points="117,0 0,0 0,35 83,35 83,812 0,812 0,845 117,845">
            <text:p/>
          </draw:polygon>
        </draw:g>
        <draw:g xml:id="id194" draw:id="id194">
          <svg:title>TexMaths</svg:title>
          <svg:desc>28§display§f( 1.98 ) ) \doteqdot 26.4§svg§600§FALSE§</svg:desc>
          <draw:polygon draw:style-name="gr2" draw:text-style-name="P8" draw:layer="layout" svg:width="6.421cm" svg:height="0.886cm" svg:x="6.083cm" svg:y="9.381cm" svg:viewBox="0 0 6422 887" draw:points="3210,887 0,887 0,0 6422,0 6422,887">
            <text:p/>
          </draw:polygon>
          <draw:path draw:style-name="gr3" draw:text-style-name="P9" draw:layer="layout" svg:width="0.492cm" svg:height="0.898cm" svg:x="6.085cm" svg:y="9.377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6.719cm" svg:y="9.3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26cm" svg:height="0.658cm" svg:x="7.091cm" svg:y="9.415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07cm" svg:height="0.107cm" svg:x="7.581cm" svg:y="9.966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7.81cm" svg:y="9.415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8.303cm" svg:y="9.415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8.809cm" svg:y="9.3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3cm" svg:height="0.985cm" svg:x="9.192cm" svg:y="9.3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9.848cm" svg:y="9.484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393cm" svg:height="0.658cm" svg:x="10.881cm" svg:y="9.41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409cm" svg:height="0.678cm" svg:x="11.365cm" svg:y="9.415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9" draw:layer="layout" svg:width="0.107cm" svg:height="0.107cm" svg:x="11.9cm" svg:y="9.966cm" svg:viewBox="0 0 108 108" svg:d="M108 54c0-29-25-54-54-54s-54 25-54 54 25 54 54 54 54-25 54-54z">
            <text:p/>
          </draw:path>
          <draw:path draw:style-name="gr3" draw:text-style-name="P9" draw:layer="layout" svg:width="0.438cm" svg:height="0.667cm" svg:x="12.115cm" svg:y="9.404cm" svg:viewBox="0 0 439 668" svg:d="M262 506v86c0 35 0 47-74 47h-20v29c40-2 92-2 132-2 43 0 94 0 135 2v-29h-21c-74 0-76-12-76-47v-86h101v-31h-101v-450c0-18 0-25-15-25-9 0-12 0-18 11l-305 464v31zM269 475h-242l242-367z">
            <text:p/>
          </draw:path>
        </draw:g>
        <draw:g>
          <svg:title>TexMaths</svg:title>
          <svg:desc>28§display§\text {we have }§svg§600§FALSE§</svg:desc>
          <draw:polygon draw:style-name="gr2" draw:text-style-name="P8" draw:layer="layout" svg:width="3.261cm" svg:height="0.597cm" svg:x="2.409cm" svg:y="1.579cm" svg:viewBox="0 0 3262 598" draw:points="1632,598 0,598 0,0 3262,0 3262,598">
            <text:p/>
          </draw:polygon>
          <draw:path draw:style-name="gr3" draw:text-style-name="P9" draw:layer="layout" svg:width="0.675cm" svg:height="0.436cm" svg:x="2.378cm" svg:y="1.79cm" svg:viewBox="0 0 676 437" svg:d="M593 94c18-49 50-63 83-63v-31c-22 2-51 2-71 2-30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382cm" svg:height="0.454cm" svg:x="3.07cm" svg:y="1.772cm" svg:viewBox="0 0 383 455" svg:d="M83 195c7-148 89-173 123-173 101 0 112 133 112 173zM83 215h275c23 0 25 0 25-20 0-99-54-195-177-195-114 0-206 101-206 226 0 133 103 229 217 229 121 0 166-110 166-130 0-9-9-11-14-11-9 0-11 6-11 13-36 103-125 103-134 103-49 0-90-31-112-67-29-47-29-112-29-148z">
            <text:p/>
          </draw:path>
          <draw:path draw:style-name="gr3" draw:text-style-name="P9" draw:layer="layout" svg:width="0.496cm" svg:height="0.685cm" svg:x="3.84cm" svg:y="1.53cm" svg:viewBox="0 0 497 686" svg:d="M76 610c0 44-9 44-76 44v32c34-2 85-2 112-2 25 0 76 0 110 2v-32c-65 0-76 0-76-44v-182c0-103 69-157 132-157 62 0 74 54 74 110v229c0 44-12 44-77 44v32c34-2 85-2 112-2 25 0 76 0 110 2v-32c-51 0-76 0-76-29v-188c0-85 0-117-31-152-14-16-47-36-103-36-85 0-128 60-144 96v-345l-143 11v32c69 0 76 6 76 53z">
            <text:p/>
          </draw:path>
          <draw:path draw:style-name="gr3" draw:text-style-name="P9" draw:layer="layout" svg:width="0.445cm" svg:height="0.454cm" svg:x="4.395cm" svg:y="1.772cm" svg:viewBox="0 0 446 455" svg:d="M287 368c4 40 31 80 78 80 20 0 81-13 81-94v-54h-25v54c0 58-25 65-36 65-31 0-36-45-36-49v-200c0-40 0-78-36-116-38-38-87-54-136-54-81 0-148 47-148 112 0 29 20 47 45 47 27 0 45-20 45-47 0-11-5-45-50-45 27-33 74-45 108-45 47 0 103 39 103 126v38c-49 2-119 4-181 34-74 33-99 85-99 130 0 80 96 105 159 105 65 0 110-40 128-87zM280 206v99c0 94-70 128-114 128-50 0-90-36-90-86 0-53 43-136 204-141z">
            <text:p/>
          </draw:path>
          <draw:path draw:style-name="gr3" draw:text-style-name="P9" draw:layer="layout" svg:width="0.483cm" svg:height="0.436cm" svg:x="4.839cm" svg:y="1.79cm" svg:viewBox="0 0 484 437" svg:d="M392 96c9-22 27-65 92-65v-31c-23 2-52 2-74 2-25 0-70-2-88-2v31c38 0 50 23 50 43 0 9-3 11-7 22l-101 254-112-276c-4-13-4-16-4-18 0-25 38-25 56-25v-31c-29 0-85 2-108 2-27 0-67 0-96-2v31c63 0 67 5 78 36l144 352c6 14 6 18 20 18 13 0 18-9 20-18z">
            <text:p/>
          </draw:path>
          <draw:path draw:style-name="gr3" draw:text-style-name="P9" draw:layer="layout" svg:width="0.382cm" svg:height="0.454cm" svg:x="5.338cm" svg:y="1.772cm" svg:viewBox="0 0 383 455" svg:d="M83 195c7-148 89-173 123-173 101 0 112 133 112 173zM83 215h275c23 0 25 0 25-20 0-99-54-195-177-195-114 0-206 101-206 226 0 133 103 229 217 229 121 0 166-110 166-130 0-9-9-11-14-11-9 0-11 6-11 13-36 103-125 103-134 103-49 0-90-31-112-67-29-47-29-112-29-14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5" anim:sub-item="text" smil:attributeName="visibility" smil:to="visible"/>
                  <anim:animate smil:dur="0.5s" smil:fill="hold" smil:targetElement="id195" anim:sub-item="text" smil:attributeName="width" smil:values="width*0.05;width" smil:keyTimes="0;1"/>
                  <anim:animate smil:dur="0.5s" smil:fill="hold" smil:targetElement="id195" anim:sub-item="text" smil:attributeName="height" smil:values="height;height" smil:keyTimes="0;1"/>
                  <anim:animate smil:dur="0.5s" smil:fill="hold" smil:targetElement="id195" anim:sub-item="text" smil:attributeName="x" smil:values="x-.2;x" smil:keyTimes="0;1"/>
                  <anim:animate smil:dur="0.5s" smil:fill="hold" smil:targetElement="id195" anim:sub-item="text" smil:attributeName="y" smil:values="y;y" smil:keyTimes="0;1"/>
                  <anim:transitionFilter smil:dur="0.5s" smil:targetElement="id1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3T19">
        <office:forms form:automatic-focus="false" form:apply-design-mode="false"/>
        <draw:frame presentation:style-name="pr3" draw:text-style-name="P3" draw:layer="layout" svg:width="25.199cm" svg:height="2.629cm" draw:transform="rotate (0.430049127691403) translate (1.999cm 11.536cm)" presentation:class="title" presentation:user-transformed="true">
          <draw:text-box>
            <text:p xml:id="id196" text:id="id196"><text:span text:style-name="T2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96" anim:sub-item="text" smil:attributeName="visibility" smil:to="visible"/>
                  <anim:transitionFilter smil:dur="2s" smil:targetElement="id196" anim:sub-item="text" smil:type="fade" smil:subtype="crossfade"/>
                  <anim:animate smil:dur="2s" smil:fill="hold" smil:targetElement="id196" anim:sub-item="text" smil:attributeName="rotate" smil:values="720;0" smil:keyTimes="0;1"/>
                  <anim:animate smil:dur="2s" smil:fill="hold" smil:targetElement="id196" anim:sub-item="text" smil:attributeName="height" smil:values="0;height" smil:keyTimes="0;1"/>
                  <anim:animate smil:dur="2s" smil:fill="hold" smil:targetElement="id19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3T19">
        <office:forms form:automatic-focus="false" form:apply-design-mode="false"/>
        <draw:frame presentation:style-name="pr18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197" text:id="id197"><text:span text:style-name="T49">This is a presentation in</text:span><text:span text:style-name="T49"><text:line-break/></text:span><text:span text:style-name="T50">LI</text:span><text:span text:style-name="T50"><text:tab/></text:span><text:span text:style-name="T50">BRE OFFICE – IMPRESS</text:span><text:span text:style-name="T49"><text:line-break/></text:span><text:span text:style-name="T49">By</text:span><text:span text:style-name="T49"><text:line-break/></text:span><text:span text:style-name="T51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97" anim:sub-item="text" smil:attributeName="visibility" smil:to="visible"/>
                  <anim:transitionFilter smil:dur="0.8s" smil:decelerate="1" smil:targetElement="id197" anim:sub-item="text" smil:type="fade" smil:subtype="crossfade"/>
                  <anim:animate smil:dur="0.8s" smil:fill="hold" smil:decelerate="1" smil:targetElement="id197" anim:sub-item="text" smil:attributeName="rotate" smil:values="-90;0" smil:keyTimes="0;1"/>
                  <anim:animate smil:dur="0.8s" smil:fill="hold" smil:decelerate="1" smil:targetElement="id197" anim:sub-item="text" smil:attributeName="x" smil:values="x+0.4;x-0.05" smil:keyTimes="0;1"/>
                  <anim:animate smil:dur="0.8s" smil:fill="hold" smil:decelerate="1" smil:targetElement="id197" anim:sub-item="text" smil:attributeName="y" smil:values="y-0.4;y+0.1" smil:keyTimes="0;1"/>
                  <anim:animate smil:begin="0.8s" smil:dur="0.2s" smil:fill="hold" smil:accelerate="1" smil:targetElement="id197" anim:sub-item="text" smil:attributeName="x" smil:values="x-0.05;x" smil:keyTimes="0;1"/>
                  <anim:animate smil:begin="0.8s" smil:dur="0.2s" smil:fill="hold" smil:accelerate="1" smil:targetElement="id197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1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_20_5" draw:display-name="Gradient 5" draw:style="linear" draw:start-color="#eeeeee" draw:end-color="#b2b2b2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4:43.136467062</dc:date>
    <meta:editing-duration>P1DT2H52M18S</meta:editing-duration>
    <meta:editing-cycles>483</meta:editing-cycles>
    <meta:generator>LibreOffice/6.0.7.3$Linux_X86_64 LibreOffice_project/00m0$Build-3</meta:generator>
    <meta:document-statistic meta:object-count="2811"/>
  </office:meta>
</office:document-meta>
</file>